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17in"/>
    </style:style>
    <style:style style:name="co2" style:family="table-column">
      <style:table-column-properties fo:break-before="auto" style:column-width="0.0819in"/>
    </style:style>
    <style:style style:name="co3" style:family="table-column">
      <style:table-column-properties fo:break-before="auto" style:column-width="0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10" table:default-cell-style-name="Default"/>
        <table:table-column table:style-name="co2" table:number-columns-repeated="74" table:default-cell-style-name="Default"/>
        <table:table-column table:style-name="co3" table:default-cell-style-name="ce2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task_use_aug_n_ve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T(entropy,2,0.01,0.4)train_accuracy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macro_sensitivit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5)train_accuracy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macro_sensitivit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4)train_accuracy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macro_sensitivit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5)train_accuracy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macro_sensitivit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0.7,50,half,all)train_accuracy</text:p>
          </table:table-cell>
          <table:table-cell office:value-type="string" calcext:value-type="string">
            <text:p>RF(0.7,50,half,all)K</text:p>
          </table:table-cell>
          <table:table-cell office:value-type="string" calcext:value-type="string">
            <text:p>RF(0.7,50,half,all)accuracy</text:p>
          </table:table-cell>
          <table:table-cell office:value-type="string" calcext:value-type="string">
            <text:p>RF(0.7,50,half,all)macro_sensitivity</text:p>
          </table:table-cell>
          <table:table-cell office:value-type="string" calcext:value-type="string">
            <text:p>RF(0.7,50,half,all)safe_macro_sensitivity</text:p>
          </table:table-cell>
          <table:table-cell office:value-type="string" calcext:value-type="string">
            <text:p>RF(0.7,50,half,all)safe_macro_specificity</text:p>
          </table:table-cell>
          <table:table-cell office:value-type="string" calcext:value-type="string">
            <text:p>RF(0.7,50,half,all)safe_macro_PPV</text:p>
          </table:table-cell>
          <table:table-cell office:value-type="string" calcext:value-type="string">
            <text:p>RF(0.7,50,half,all)safe_macro_NPV</text:p>
          </table:table-cell>
          <table:table-cell office:value-type="string" calcext:value-type="string">
            <text:p>RF(0.7,50,half,all)safe_macro_F1</text:p>
          </table:table-cell>
          <table:table-cell office:value-type="string" calcext:value-type="string">
            <text:p>RF(0.7,50,half,all)oob_error</text:p>
          </table:table-cell>
          <table:table-cell office:value-type="string" calcext:value-type="string">
            <text:p>RF(0.7,50,half,all)n_nodes</text:p>
          </table:table-cell>
          <table:table-cell office:value-type="string" calcext:value-type="string">
            <text:p>RF(0.7,50,half,all)σ² train_accuracy</text:p>
          </table:table-cell>
          <table:table-cell office:value-type="string" calcext:value-type="string">
            <text:p>RF(0.7,50,half,all)σ² K</text:p>
          </table:table-cell>
          <table:table-cell office:value-type="string" calcext:value-type="string">
            <text:p>RF(0.7,50,half,all)σ² accuracy</text:p>
          </table:table-cell>
          <table:table-cell office:value-type="string" calcext:value-type="string">
            <text:p>RF(0.7,50,half,all)σ² macro_sensitivity</text:p>
          </table:table-cell>
          <table:table-cell office:value-type="string" calcext:value-type="string">
            <text:p>RF(0.7,50,half,all)σ² safe_macro_sensitivity</text:p>
          </table:table-cell>
          <table:table-cell office:value-type="string" calcext:value-type="string">
            <text:p>RF(0.7,50,half,all)σ² safe_macro_specificity</text:p>
          </table:table-cell>
          <table:table-cell office:value-type="string" calcext:value-type="string">
            <text:p>RF(0.7,50,half,all)σ² safe_macro_PPV</text:p>
          </table:table-cell>
          <table:table-cell office:value-type="string" calcext:value-type="string">
            <text:p>RF(0.7,50,half,all)σ² safe_macro_NPV</text:p>
          </table:table-cell>
          <table:table-cell office:value-type="string" calcext:value-type="string">
            <text:p>RF(0.7,50,half,all)σ² safe_macro_F1</text:p>
          </table:table-cell>
          <table:table-cell office:value-type="string" calcext:value-type="string">
            <text:p>RF(0.7,50,half,all)σ² oob_error</text:p>
          </table:table-cell>
          <table:table-cell office:value-type="string" calcext:value-type="string">
            <text:p>RF(0.7,50,half,all)σ² n_nodes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RF(0.7,50,half,all)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69" calcext:value-type="float">
            <text:p>94.69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9.09" calcext:value-type="float">
            <text:p>59.09</text:p>
          </table:table-cell>
          <table:table-cell office:value-type="float" office:value="61.29" calcext:value-type="float">
            <text:p>61.29</text:p>
          </table:table-cell>
          <table:table-cell office:value-type="float" office:value="35" calcext:value-type="float">
            <text:p>35</text:p>
          </table:table-cell>
          <table:table-cell office:value-type="float" office:value="43.021" calcext:value-type="float">
            <text:p>43.021</text:p>
          </table:table-cell>
          <table:table-cell office:value-type="string" calcext:value-type="string">
            <text:p>d9d7c390b7062851e6ce0aed0120d4e361966a6eb14e2a8fd396d9a82a885ba1</text:p>
          </table:table-cell>
          <table:table-cell office:value-type="float" office:value="92.04" calcext:value-type="float">
            <text:p>92.04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27" calcext:value-type="float">
            <text:p>27</text:p>
          </table:table-cell>
          <table:table-cell office:value-type="float" office:value="16.844" calcext:value-type="float">
            <text:p>16.844</text:p>
          </table:table-cell>
          <table:table-cell office:value-type="string" calcext:value-type="string">
            <text:p>56a2af510f76749f58754b4b6498acf7149936b77393817793eb6ee07f7d28f7</text:p>
          </table:table-cell>
          <table:table-cell office:value-type="float" office:value="89.82" calcext:value-type="float">
            <text:p>89.8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23" calcext:value-type="float">
            <text:p>23</text:p>
          </table:table-cell>
          <table:table-cell office:value-type="float" office:value="16.733" calcext:value-type="float">
            <text:p>16.733</text:p>
          </table:table-cell>
          <table:table-cell office:value-type="string" calcext:value-type="string">
            <text:p>365187c41f019ff4c2c6915e66affb25c46d079eb952e5deeed86e3b32714f13</text:p>
          </table:table-cell>
          <table:table-cell office:value-type="float" office:value="94.25" calcext:value-type="float">
            <text:p>94.2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31" calcext:value-type="float">
            <text:p>31</text:p>
          </table:table-cell>
          <table:table-cell office:value-type="float" office:value="16.982" calcext:value-type="float">
            <text:p>16.982</text:p>
          </table:table-cell>
          <table:table-cell office:value-type="string" calcext:value-type="string">
            <text:p>4d38657594f95a92db15de161eec3992bd6d02e57adc980ca5ff1b6ead1be38b</text:p>
          </table:table-cell>
          <table:table-cell office:value-type="float" office:value="92.04" calcext:value-type="float">
            <text:p>92.04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27" calcext:value-type="float">
            <text:p>27</text:p>
          </table:table-cell>
          <table:table-cell office:value-type="float" office:value="16.703" calcext:value-type="float">
            <text:p>16.703</text:p>
          </table:table-cell>
          <table:table-cell office:value-type="string" calcext:value-type="string">
            <text:p>56a2af510f76749f58754b4b6498acf7149936b77393817793eb6ee07f7d28f7</text:p>
          </table:table-cell>
          <table:table-cell office:value-type="float" office:value="89.82" calcext:value-type="float">
            <text:p>89.8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23" calcext:value-type="float">
            <text:p>23</text:p>
          </table:table-cell>
          <table:table-cell office:value-type="float" office:value="16.668" calcext:value-type="float">
            <text:p>16.668</text:p>
          </table:table-cell>
          <table:table-cell office:value-type="string" calcext:value-type="string">
            <text:p>365187c41f019ff4c2c6915e66affb25c46d079eb952e5deeed86e3b32714f13</text:p>
          </table:table-cell>
          <table:table-cell office:value-type="float" office:value="99.56" calcext:value-type="float">
            <text:p>99.56</text:p>
          </table:table-cell>
          <table:table-cell office:value-type="float" office:value="56.43" calcext:value-type="float">
            <text:p>56.43</text:p>
          </table:table-cell>
          <table:table-cell table:number-columns-repeated="2" office:value-type="float" office:value="78.21" calcext:value-type="float">
            <text:p>78.21</text:p>
          </table:table-cell>
          <table:table-cell office:value-type="float" office:value="80.71" calcext:value-type="float">
            <text:p>80.71</text:p>
          </table:table-cell>
          <table:table-cell office:value-type="float" office:value="75.71" calcext:value-type="float">
            <text:p>75.71</text:p>
          </table:table-cell>
          <table:table-cell office:value-type="float" office:value="76.99" calcext:value-type="float">
            <text:p>76.99</text:p>
          </table:table-cell>
          <table:table-cell office:value-type="float" office:value="79.7" calcext:value-type="float">
            <text:p>79.7</text:p>
          </table:table-cell>
          <table:table-cell office:value-type="float" office:value="78.77" calcext:value-type="float">
            <text:p>78.77</text:p>
          </table:table-cell>
          <table:table-cell office:value-type="float" office:value="33.48" calcext:value-type="float">
            <text:p>33.48</text:p>
          </table:table-cell>
          <table:table-cell office:value-type="float" office:value="156440" calcext:value-type="float">
            <text:p>15644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24280" calcext:value-type="float">
            <text:p>24280</text:p>
          </table:table-cell>
          <table:table-cell office:value-type="float" office:value="419.834" calcext:value-type="float">
            <text:p>419.834</text:p>
          </table:table-cell>
          <table:table-cell office:value-type="string" calcext:value-type="string">
            <text:p>("ff82ac09f29a845078963125df4893f48d8a73473413a8ab5e3b44a14e298580", "2527854cf997f5f757fabdf4b1e0c82762b80dd51e66b9160c0d14daf855faf7", "86b37de615485f64fb16544d758cf7621a6aaefb31a13e3e5bd5a71733150651", "c979df667b81e8023f77450c928e7d6982a980804e96e82e386edd00e8f5e2dc", "076168784845f3bf7bfdbc720e301591a7dd0efac5623ebf763a1c3c71b09da3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23" calcext:value-type="float">
            <text:p>98.23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85" calcext:value-type="float">
            <text:p>53.85</text:p>
          </table:table-cell>
          <table:table-cell office:value-type="float" office:value="55.17" calcext:value-type="float">
            <text:p>55.17</text:p>
          </table:table-cell>
          <table:table-cell office:value-type="float" office:value="43" calcext:value-type="float">
            <text:p>43</text:p>
          </table:table-cell>
          <table:table-cell office:value-type="float" office:value="24.135" calcext:value-type="float">
            <text:p>24.135</text:p>
          </table:table-cell>
          <table:table-cell office:value-type="string" calcext:value-type="string">
            <text:p>5154ed52cbf61441454234f6a87a7ac4925fb89a080538b9f5461d5b23a47beb</text:p>
          </table:table-cell>
          <table:table-cell office:value-type="float" office:value="90.27" calcext:value-type="float">
            <text:p>90.27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46.43" calcext:value-type="float">
            <text:p>46.43</text:p>
          </table:table-cell>
          <table:table-cell office:value-type="float" office:value="54.55" calcext:value-type="float">
            <text:p>54.55</text:p>
          </table:table-cell>
          <table:table-cell office:value-type="float" office:value="56.52" calcext:value-type="float">
            <text:p>56.52</text:p>
          </table:table-cell>
          <table:table-cell office:value-type="float" office:value="59.02" calcext:value-type="float">
            <text:p>59.02</text:p>
          </table:table-cell>
          <table:table-cell office:value-type="float" office:value="27" calcext:value-type="float">
            <text:p>27</text:p>
          </table:table-cell>
          <table:table-cell office:value-type="float" office:value="9.88" calcext:value-type="float">
            <text:p>9.88</text:p>
          </table:table-cell>
          <table:table-cell office:value-type="string" calcext:value-type="string">
            <text:p>6e562bad8969980124325969dffba27c9e85dee2f0f1560d487068c76161accc</text:p>
          </table:table-cell>
          <table:table-cell office:value-type="float" office:value="83.19" calcext:value-type="float">
            <text:p>83.19</text:p>
          </table:table-cell>
          <table:table-cell office:value-type="float" office:value="7.14" calcext:value-type="float">
            <text:p>7.14</text:p>
          </table:table-cell>
          <table:table-cell table:number-columns-repeated="7" office:value-type="float" office:value="53.57" calcext:value-type="float">
            <text:p>53.57</text:p>
          </table:table-cell>
          <table:table-cell office:value-type="float" office:value="15" calcext:value-type="float">
            <text:p>15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147f492e5fffe5e775a7a9c482c6255309d09ce38f6196613b2f9bfa465e30bf</text:p>
          </table:table-cell>
          <table:table-cell office:value-type="float" office:value="96.02" calcext:value-type="float">
            <text:p>96.02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85" calcext:value-type="float">
            <text:p>53.85</text:p>
          </table:table-cell>
          <table:table-cell office:value-type="float" office:value="55.17" calcext:value-type="float">
            <text:p>55.17</text:p>
          </table:table-cell>
          <table:table-cell office:value-type="float" office:value="41" calcext:value-type="float">
            <text:p>41</text:p>
          </table:table-cell>
          <table:table-cell office:value-type="float" office:value="10.194" calcext:value-type="float">
            <text:p>10.194</text:p>
          </table:table-cell>
          <table:table-cell office:value-type="string" calcext:value-type="string">
            <text:p>3c438e57131a059d1391bb1f5513e7be7acac59547353f783dcabf232ec6133d</text:p>
          </table:table-cell>
          <table:table-cell office:value-type="float" office:value="89.38" calcext:value-type="float">
            <text:p>89.38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46.43" calcext:value-type="float">
            <text:p>46.43</text:p>
          </table:table-cell>
          <table:table-cell office:value-type="float" office:value="54.55" calcext:value-type="float">
            <text:p>54.55</text:p>
          </table:table-cell>
          <table:table-cell office:value-type="float" office:value="56.52" calcext:value-type="float">
            <text:p>56.52</text:p>
          </table:table-cell>
          <table:table-cell office:value-type="float" office:value="59.02" calcext:value-type="float">
            <text:p>59.02</text:p>
          </table:table-cell>
          <table:table-cell office:value-type="float" office:value="27" calcext:value-type="float">
            <text:p>27</text:p>
          </table:table-cell>
          <table:table-cell office:value-type="float" office:value="9.753" calcext:value-type="float">
            <text:p>9.753</text:p>
          </table:table-cell>
          <table:table-cell office:value-type="string" calcext:value-type="string">
            <text:p>1553ab5777d5a5b802c2cb9289be274db0b589494a46a9318e96e34d62c30a81</text:p>
          </table:table-cell>
          <table:table-cell office:value-type="float" office:value="83.19" calcext:value-type="float">
            <text:p>83.19</text:p>
          </table:table-cell>
          <table:table-cell office:value-type="float" office:value="7.14" calcext:value-type="float">
            <text:p>7.14</text:p>
          </table:table-cell>
          <table:table-cell table:number-columns-repeated="7" office:value-type="float" office:value="53.57" calcext:value-type="float">
            <text:p>53.57</text:p>
          </table:table-cell>
          <table:table-cell office:value-type="float" office:value="15" calcext:value-type="float">
            <text:p>15</text:p>
          </table:table-cell>
          <table:table-cell office:value-type="float" office:value="8.967" calcext:value-type="float">
            <text:p>8.967</text:p>
          </table:table-cell>
          <table:table-cell office:value-type="string" calcext:value-type="string">
            <text:p>147f492e5fffe5e775a7a9c482c6255309d09ce38f6196613b2f9bfa465e30bf</text:p>
          </table:table-cell>
          <table:table-cell office:value-type="float" office:value="100" calcext:value-type="float">
            <text:p>100</text:p>
          </table:table-cell>
          <table:table-cell office:value-type="float" office:value="25.71" calcext:value-type="float">
            <text:p>25.71</text:p>
          </table:table-cell>
          <table:table-cell table:number-columns-repeated="2" office:value-type="float" office:value="62.86" calcext:value-type="float">
            <text:p>62.86</text:p>
          </table:table-cell>
          <table:table-cell office:value-type="float" office:value="67.86" calcext:value-type="float">
            <text:p>67.86</text:p>
          </table:table-cell>
          <table:table-cell office:value-type="float" office:value="57.86" calcext:value-type="float">
            <text:p>57.86</text:p>
          </table:table-cell>
          <table:table-cell office:value-type="float" office:value="61.63" calcext:value-type="float">
            <text:p>61.63</text:p>
          </table:table-cell>
          <table:table-cell office:value-type="float" office:value="64.72" calcext:value-type="float">
            <text:p>64.72</text:p>
          </table:table-cell>
          <table:table-cell office:value-type="float" office:value="64.45" calcext:value-type="float">
            <text:p>64.45</text:p>
          </table:table-cell>
          <table:table-cell office:value-type="float" office:value="35.13" calcext:value-type="float">
            <text:p>35.13</text:p>
          </table:table-cell>
          <table:table-cell office:value-type="float" office:value="158360" calcext:value-type="float">
            <text:p>158360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77" calcext:value-type="float">
            <text:p>0.77</text:p>
          </table:table-cell>
          <table:table-cell office:value-type="float" office:value="0.28" calcext:value-type="float">
            <text:p>0.28</text:p>
          </table:table-cell>
          <table:table-cell office:value-type="float" office:value="0.12" calcext:value-type="float">
            <text:p>0.12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11" calcext:value-type="float">
            <text:p>0.11</text:p>
          </table:table-cell>
          <table:table-cell office:value-type="float" office:value="119080" calcext:value-type="float">
            <text:p>119080</text:p>
          </table:table-cell>
          <table:table-cell office:value-type="float" office:value="387.744" calcext:value-type="float">
            <text:p>387.744</text:p>
          </table:table-cell>
          <table:table-cell office:value-type="string" calcext:value-type="string">
            <text:p>("2c334bb4d5e86b1824d784c33b87899b62279950de59097cceee0c7406a2b169", "2548e44eeeb0dad382d53522a34c48e2cc73316a42e4abab83742e12177e763b", "bf9ba15e182ba5b651cc7b3774e66a82b6fb524794ed2599434d0cf2d65ed82a", "690a40f59eabf18b72297004753bd1369473b0d0c6becc0a54295edff85482d2", "d731c74b4e870728c2b3c27842854660f7437f1cf2b4bdbcdf23032f6b0e0ab4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79" calcext:value-type="float">
            <text:p>97.79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37" calcext:value-type="float">
            <text:p>37</text:p>
          </table:table-cell>
          <table:table-cell office:value-type="float" office:value="15.753" calcext:value-type="float">
            <text:p>15.753</text:p>
          </table:table-cell>
          <table:table-cell office:value-type="string" calcext:value-type="string">
            <text:p>5e273fab2a554ae579b03402565b4230550a0ef2b0ebb2157dd43fd77784aa75</text:p>
          </table:table-cell>
          <table:table-cell office:value-type="float" office:value="86.28" calcext:value-type="float">
            <text:p>86.28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15" calcext:value-type="float">
            <text:p>15</text:p>
          </table:table-cell>
          <table:table-cell office:value-type="float" office:value="8.348" calcext:value-type="float">
            <text:p>8.348</text:p>
          </table:table-cell>
          <table:table-cell office:value-type="string" calcext:value-type="string">
            <text:p>ea2e0be79a35400dead5c23ef4915ca33b891fb631c7fbbe80b35c48842dcf91</text:p>
          </table:table-cell>
          <table:table-cell office:value-type="float" office:value="78.76" calcext:value-type="float">
            <text:p>78.76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6.454" calcext:value-type="float">
            <text:p>6.454</text:p>
          </table:table-cell>
          <table:table-cell office:value-type="string" calcext:value-type="string">
            <text:p>ba75b4ab52af02176d227258576b92c8c51f1c102f23c70dcd332dda32402537</text:p>
          </table:table-cell>
          <table:table-cell office:value-type="float" office:value="96.46" calcext:value-type="float">
            <text:p>96.46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35" calcext:value-type="float">
            <text:p>35</text:p>
          </table:table-cell>
          <table:table-cell office:value-type="float" office:value="10.675" calcext:value-type="float">
            <text:p>10.675</text:p>
          </table:table-cell>
          <table:table-cell office:value-type="string" calcext:value-type="string">
            <text:p>90c5befadbcdc47486053120e75b7793ea0fa9da51bb4b5a0122c62ab4573125</text:p>
          </table:table-cell>
          <table:table-cell office:value-type="float" office:value="85.84" calcext:value-type="float">
            <text:p>85.84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15" calcext:value-type="float">
            <text:p>15</text:p>
          </table:table-cell>
          <table:table-cell office:value-type="float" office:value="8.293" calcext:value-type="float">
            <text:p>8.293</text:p>
          </table:table-cell>
          <table:table-cell office:value-type="string" calcext:value-type="string">
            <text:p>84dd8abf2790166d9539ec44c9c69307985bedc6dcb3845c928b21003a9bb9f8</text:p>
          </table:table-cell>
          <table:table-cell office:value-type="float" office:value="78.76" calcext:value-type="float">
            <text:p>78.76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6.435" calcext:value-type="float">
            <text:p>6.435</text:p>
          </table:table-cell>
          <table:table-cell office:value-type="string" calcext:value-type="string">
            <text:p>ba75b4ab52af02176d227258576b92c8c51f1c102f23c70dcd332dda32402537</text:p>
          </table:table-cell>
          <table:table-cell office:value-type="float" office:value="99.82" calcext:value-type="float">
            <text:p>99.82</text:p>
          </table:table-cell>
          <table:table-cell office:value-type="float" office:value="34.29" calcext:value-type="float">
            <text:p>34.29</text:p>
          </table:table-cell>
          <table:table-cell table:number-columns-repeated="2" office:value-type="float" office:value="67.14" calcext:value-type="float">
            <text:p>67.14</text:p>
          </table:table-cell>
          <table:table-cell office:value-type="float" office:value="59.29" calcext:value-type="float">
            <text:p>59.29</text:p>
          </table:table-cell>
          <table:table-cell office:value-type="float" office:value="75" calcext:value-type="float">
            <text:p>75</text:p>
          </table:table-cell>
          <table:table-cell office:value-type="float" office:value="70.51" calcext:value-type="float">
            <text:p>70.51</text:p>
          </table:table-cell>
          <table:table-cell office:value-type="float" office:value="64.77" calcext:value-type="float">
            <text:p>64.77</text:p>
          </table:table-cell>
          <table:table-cell office:value-type="float" office:value="64.38" calcext:value-type="float">
            <text:p>64.38</text:p>
          </table:table-cell>
          <table:table-cell office:value-type="float" office:value="31.06" calcext:value-type="float">
            <text:p>31.06</text:p>
          </table:table-cell>
          <table:table-cell office:value-type="float" office:value="153400" calcext:value-type="float">
            <text:p>153400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8800" calcext:value-type="float">
            <text:p>8800</text:p>
          </table:table-cell>
          <table:table-cell office:value-type="float" office:value="428.46" calcext:value-type="float">
            <text:p>428.46</text:p>
          </table:table-cell>
          <table:table-cell office:value-type="string" calcext:value-type="string">
            <text:p>("fc81014bc25f07581ec45e5619a573fdfe1d2e9e3307aca8d8a4ee704074c645", "336f75fc7f1b279db5f823a6086716b1655a50acf47bf8ead73221b7e3daadc2", "1748a8926b09dc2a4056ecfafb6e94d0f907a61c2604a6340b03671afe371662", "f685b4c883eee4ea0e68486ca732c298401bc23b22b5b1425c0328de6f73c2dc", "fb51218d1aeca532dda7ee7430d45fa69d39d5e57a8180788ac955ce4ac02a04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92" calcext:value-type="float">
            <text:p>92.9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29" calcext:value-type="float">
            <text:p>29</text:p>
          </table:table-cell>
          <table:table-cell office:value-type="float" office:value="16.676" calcext:value-type="float">
            <text:p>16.676</text:p>
          </table:table-cell>
          <table:table-cell office:value-type="string" calcext:value-type="string">
            <text:p>5f71db4c4d0c40e3659e96aec4344bb031925e28abd1ad1039f6574cc91fbc81</text:p>
          </table:table-cell>
          <table:table-cell office:value-type="float" office:value="92.04" calcext:value-type="float">
            <text:p>92.04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27" calcext:value-type="float">
            <text:p>27</text:p>
          </table:table-cell>
          <table:table-cell office:value-type="float" office:value="11.142" calcext:value-type="float">
            <text:p>11.142</text:p>
          </table:table-cell>
          <table:table-cell office:value-type="string" calcext:value-type="string">
            <text:p>42d923cc44bc5a424d870288844787843db7ba1f3e3173fcd5f35af380c9640c</text:p>
          </table:table-cell>
          <table:table-cell office:value-type="float" office:value="76.11" calcext:value-type="float">
            <text:p>76.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8.57" calcext:value-type="float">
            <text:p>78.57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8.42" calcext:value-type="float">
            <text:p>68.42</text:p>
          </table:table-cell>
          <table:table-cell office:value-type="float" office:value="67.69" calcext:value-type="float">
            <text:p>67.69</text:p>
          </table:table-cell>
          <table:table-cell office:value-type="float" office:value="9" calcext:value-type="float">
            <text:p>9</text:p>
          </table:table-cell>
          <table:table-cell office:value-type="float" office:value="4.987" calcext:value-type="float">
            <text:p>4.987</text:p>
          </table:table-cell>
          <table:table-cell office:value-type="string" calcext:value-type="string">
            <text:p>08e64567e48b79413a7f6e9299dfffa98eb1acece3b71061ff167fd20311158d</text:p>
          </table:table-cell>
          <table:table-cell office:value-type="float" office:value="91.15" calcext:value-type="float">
            <text:p>91.1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29" calcext:value-type="float">
            <text:p>29</text:p>
          </table:table-cell>
          <table:table-cell office:value-type="float" office:value="11.259" calcext:value-type="float">
            <text:p>11.259</text:p>
          </table:table-cell>
          <table:table-cell office:value-type="string" calcext:value-type="string">
            <text:p>706631bb1998d530846d1c4c544f86907522ce101e5b1fa1c3e863347a8d4965</text:p>
          </table:table-cell>
          <table:table-cell office:value-type="float" office:value="91.15" calcext:value-type="float">
            <text:p>91.1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27" calcext:value-type="float">
            <text:p>27</text:p>
          </table:table-cell>
          <table:table-cell office:value-type="float" office:value="11.154" calcext:value-type="float">
            <text:p>11.154</text:p>
          </table:table-cell>
          <table:table-cell office:value-type="string" calcext:value-type="string">
            <text:p>d9efbfdfd03e433097a467035de21e2810c798322dec6f795fd4e73d6e27a457</text:p>
          </table:table-cell>
          <table:table-cell office:value-type="float" office:value="76.11" calcext:value-type="float">
            <text:p>76.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8.57" calcext:value-type="float">
            <text:p>78.57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8.42" calcext:value-type="float">
            <text:p>68.42</text:p>
          </table:table-cell>
          <table:table-cell office:value-type="float" office:value="67.69" calcext:value-type="float">
            <text:p>67.69</text:p>
          </table:table-cell>
          <table:table-cell office:value-type="float" office:value="9" calcext:value-type="float">
            <text:p>9</text:p>
          </table:table-cell>
          <table:table-cell office:value-type="float" office:value="4.985" calcext:value-type="float">
            <text:p>4.985</text:p>
          </table:table-cell>
          <table:table-cell office:value-type="string" calcext:value-type="string">
            <text:p>08e64567e48b79413a7f6e9299dfffa98eb1acece3b71061ff167fd20311158d</text:p>
          </table:table-cell>
          <table:table-cell office:value-type="float" office:value="99.65" calcext:value-type="float">
            <text:p>99.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5.71" calcext:value-type="float">
            <text:p>75.71</text:p>
          </table:table-cell>
          <table:table-cell office:value-type="float" office:value="74.29" calcext:value-type="float">
            <text:p>74.29</text:p>
          </table:table-cell>
          <table:table-cell office:value-type="float" office:value="74.72" calcext:value-type="float">
            <text:p>74.7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16" calcext:value-type="float">
            <text:p>75.16</text:p>
          </table:table-cell>
          <table:table-cell office:value-type="float" office:value="33.75" calcext:value-type="float">
            <text:p>33.75</text:p>
          </table:table-cell>
          <table:table-cell office:value-type="float" office:value="156520" calcext:value-type="float">
            <text:p>15652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37120" calcext:value-type="float">
            <text:p>37120</text:p>
          </table:table-cell>
          <table:table-cell office:value-type="float" office:value="360.979" calcext:value-type="float">
            <text:p>360.979</text:p>
          </table:table-cell>
          <table:table-cell office:value-type="string" calcext:value-type="string">
            <text:p>("4c79c7d28741d63cadb6ddc97a09493afc612adb935548da4a05f792f7ba1ab0", "98f88d7a98540225265056f22152bfdecc54f5529b5d38f84fa56acae86b0c19", "6e47395b46813409fb54c63aa3fb0a085c812247266750042d93d0dd5922bdf7", "eb424e07a8ea10e503f55ff37fd2d3c80514e7bd79289d151abfefd888490d14", "765a4e79d76ecc489e17c7dd1d0bc2dfd7576a50c515c229962b79e863284541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81" calcext:value-type="float">
            <text:p>93.81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31" calcext:value-type="float">
            <text:p>31</text:p>
          </table:table-cell>
          <table:table-cell office:value-type="float" office:value="13.177" calcext:value-type="float">
            <text:p>13.177</text:p>
          </table:table-cell>
          <table:table-cell office:value-type="string" calcext:value-type="string">
            <text:p>9f1b73564ef068af2c85dee19d9c48b3ea09940d6753c3ec66e83cb2d43da3bb</text:p>
          </table:table-cell>
          <table:table-cell office:value-type="float" office:value="87.17" calcext:value-type="float">
            <text:p>87.1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19" calcext:value-type="float">
            <text:p>19</text:p>
          </table:table-cell>
          <table:table-cell office:value-type="float" office:value="10.456" calcext:value-type="float">
            <text:p>10.456</text:p>
          </table:table-cell>
          <table:table-cell office:value-type="string" calcext:value-type="string">
            <text:p>a7541ec5c80d90d06e2f2f5c59f13c131f69ab955e0fbf54c2504462e9b604a6</text:p>
          </table:table-cell>
          <table:table-cell office:value-type="float" office:value="78.32" calcext:value-type="float">
            <text:p>78.3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9" calcext:value-type="float">
            <text:p>9</text:p>
          </table:table-cell>
          <table:table-cell office:value-type="float" office:value="7.876" calcext:value-type="float">
            <text:p>7.876</text:p>
          </table:table-cell>
          <table:table-cell office:value-type="string" calcext:value-type="string">
            <text:p>e03ba41fcaf4fe912440edb3fd717b0deeaffd1506ff29d90e0b4c64146c90cd</text:p>
          </table:table-cell>
          <table:table-cell office:value-type="float" office:value="90.71" calcext:value-type="float">
            <text:p>90.71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29" calcext:value-type="float">
            <text:p>29</text:p>
          </table:table-cell>
          <table:table-cell office:value-type="float" office:value="10.729" calcext:value-type="float">
            <text:p>10.729</text:p>
          </table:table-cell>
          <table:table-cell office:value-type="string" calcext:value-type="string">
            <text:p>75930e41cd9ce7f639fbd1a87dc118843a7eb027e5bcaf0fb2dae808b6494dd2</text:p>
          </table:table-cell>
          <table:table-cell office:value-type="float" office:value="87.17" calcext:value-type="float">
            <text:p>87.1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19" calcext:value-type="float">
            <text:p>19</text:p>
          </table:table-cell>
          <table:table-cell office:value-type="float" office:value="10.422" calcext:value-type="float">
            <text:p>10.422</text:p>
          </table:table-cell>
          <table:table-cell office:value-type="string" calcext:value-type="string">
            <text:p>a7541ec5c80d90d06e2f2f5c59f13c131f69ab955e0fbf54c2504462e9b604a6</text:p>
          </table:table-cell>
          <table:table-cell office:value-type="float" office:value="78.32" calcext:value-type="float">
            <text:p>78.3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9" calcext:value-type="float">
            <text:p>9</text:p>
          </table:table-cell>
          <table:table-cell office:value-type="float" office:value="7.856" calcext:value-type="float">
            <text:p>7.856</text:p>
          </table:table-cell>
          <table:table-cell office:value-type="string" calcext:value-type="string">
            <text:p>e03ba41fcaf4fe912440edb3fd717b0deeaffd1506ff29d90e0b4c64146c90cd</text:p>
          </table:table-cell>
          <table:table-cell office:value-type="float" office:value="99.82" calcext:value-type="float">
            <text:p>99.82</text:p>
          </table:table-cell>
          <table:table-cell office:value-type="float" office:value="40.71" calcext:value-type="float">
            <text:p>40.71</text:p>
          </table:table-cell>
          <table:table-cell table:number-columns-repeated="2" office:value-type="float" office:value="70.36" calcext:value-type="float">
            <text:p>70.36</text:p>
          </table:table-cell>
          <table:table-cell office:value-type="float" office:value="65.71" calcext:value-type="float">
            <text:p>65.71</text:p>
          </table:table-cell>
          <table:table-cell office:value-type="float" office:value="75" calcext:value-type="float">
            <text:p>75</text:p>
          </table:table-cell>
          <table:table-cell office:value-type="float" office:value="72.39" calcext:value-type="float">
            <text:p>72.39</text:p>
          </table:table-cell>
          <table:table-cell office:value-type="float" office:value="68.99" calcext:value-type="float">
            <text:p>68.99</text:p>
          </table:table-cell>
          <table:table-cell office:value-type="float" office:value="68.65" calcext:value-type="float">
            <text:p>68.65</text:p>
          </table:table-cell>
          <table:table-cell office:value-type="float" office:value="33.36" calcext:value-type="float">
            <text:p>33.36</text:p>
          </table:table-cell>
          <table:table-cell office:value-type="float" office:value="157600" calcext:value-type="float">
            <text:p>157600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87" calcext:value-type="float">
            <text:p>0.87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25000" calcext:value-type="float">
            <text:p>25000</text:p>
          </table:table-cell>
          <table:table-cell office:value-type="float" office:value="409.261" calcext:value-type="float">
            <text:p>409.261</text:p>
          </table:table-cell>
          <table:table-cell office:value-type="string" calcext:value-type="string">
            <text:p>("af4ec40d9776fe9e2f6ef9dc8a2dd2b6bc1bc2cdaa6b48f54fda8af9b4e5e7a3", "7d664469fedfdd0452e2a8d56d6e270bd30a150200f3caab41c86e13ede3fbb9", "48527fffb70cd0f6e5bcb6223582a443bbe83119fe9f68f1368e9e8d648db987", "87298be4421d7b2aaf6e6b46fc6b83ab2ad58876702a5582dc606de59b6a4501", "c7460e45e53c3b79ebea6fc0ed9d6cdc24d064c7f6593c849d383a7909c95bfb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58" calcext:value-type="float">
            <text:p>95.58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33" calcext:value-type="float">
            <text:p>33</text:p>
          </table:table-cell>
          <table:table-cell office:value-type="float" office:value="11.751" calcext:value-type="float">
            <text:p>11.751</text:p>
          </table:table-cell>
          <table:table-cell office:value-type="string" calcext:value-type="string">
            <text:p>9c929883aa460f4036b149595ccedc0d4b71e56694b7cad1b8c1294a2e7a0180</text:p>
          </table:table-cell>
          <table:table-cell office:value-type="float" office:value="88.05" calcext:value-type="float">
            <text:p>88.05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19" calcext:value-type="float">
            <text:p>19</text:p>
          </table:table-cell>
          <table:table-cell office:value-type="float" office:value="10.431" calcext:value-type="float">
            <text:p>10.431</text:p>
          </table:table-cell>
          <table:table-cell office:value-type="string" calcext:value-type="string">
            <text:p>801a765b7a2097813c03295f03cfe3750d049a3d8ac33875b6b51b3c4bad9b1c</text:p>
          </table:table-cell>
          <table:table-cell office:value-type="float" office:value="84.07" calcext:value-type="float">
            <text:p>84.07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13" calcext:value-type="float">
            <text:p>13</text:p>
          </table:table-cell>
          <table:table-cell office:value-type="float" office:value="9.893" calcext:value-type="float">
            <text:p>9.893</text:p>
          </table:table-cell>
          <table:table-cell office:value-type="string" calcext:value-type="string">
            <text:p>94931e7f60afd94f8aa9bed98f7485b17e14352f0f9e02217c83527d81de6148</text:p>
          </table:table-cell>
          <table:table-cell office:value-type="float" office:value="93.81" calcext:value-type="float">
            <text:p>93.81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31" calcext:value-type="float">
            <text:p>3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76c079721777b20dda33d48020bc72520dfe0bba152cc71f43ab1af7cd1393f3</text:p>
          </table:table-cell>
          <table:table-cell office:value-type="float" office:value="87.17" calcext:value-type="float">
            <text:p>87.17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19" calcext:value-type="float">
            <text:p>19</text:p>
          </table:table-cell>
          <table:table-cell office:value-type="float" office:value="10.343" calcext:value-type="float">
            <text:p>10.343</text:p>
          </table:table-cell>
          <table:table-cell office:value-type="string" calcext:value-type="string">
            <text:p>9e2cd4d6f132ccbaff91eff1dabfb8b178b6ef3d7c43cb0a14bd610269779a7b</text:p>
          </table:table-cell>
          <table:table-cell office:value-type="float" office:value="84.07" calcext:value-type="float">
            <text:p>84.07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13" calcext:value-type="float">
            <text:p>13</text:p>
          </table:table-cell>
          <table:table-cell office:value-type="float" office:value="9.852" calcext:value-type="float">
            <text:p>9.852</text:p>
          </table:table-cell>
          <table:table-cell office:value-type="string" calcext:value-type="string">
            <text:p>94931e7f60afd94f8aa9bed98f7485b17e14352f0f9e02217c83527d81de6148</text:p>
          </table:table-cell>
          <table:table-cell office:value-type="float" office:value="99.91" calcext:value-type="float">
            <text:p>99.91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9.29" calcext:value-type="float">
            <text:p>69.29</text:p>
          </table:table-cell>
          <table:table-cell office:value-type="float" office:value="66.43" calcext:value-type="float">
            <text:p>66.43</text:p>
          </table:table-cell>
          <table:table-cell office:value-type="float" office:value="67.48" calcext:value-type="float">
            <text:p>67.48</text:p>
          </table:table-cell>
          <table:table-cell office:value-type="float" office:value="68.36" calcext:value-type="float">
            <text:p>68.36</text:p>
          </table:table-cell>
          <table:table-cell office:value-type="float" office:value="68.33" calcext:value-type="float">
            <text:p>68.33</text:p>
          </table:table-cell>
          <table:table-cell office:value-type="float" office:value="30.62" calcext:value-type="float">
            <text:p>30.62</text:p>
          </table:table-cell>
          <table:table-cell office:value-type="float" office:value="152440" calcext:value-type="float">
            <text:p>152440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48" calcext:value-type="float">
            <text:p>0.48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35880" calcext:value-type="float">
            <text:p>35880</text:p>
          </table:table-cell>
          <table:table-cell office:value-type="float" office:value="382.464" calcext:value-type="float">
            <text:p>382.464</text:p>
          </table:table-cell>
          <table:table-cell office:value-type="string" calcext:value-type="string">
            <text:p>("0228f9887ab4e2206918c2134363999a0d197ce816aa2cb1ea2c930a5fab92b2", "db45a6320fc810f4bbb27a651673469e8d550b4cbeb972d4556b09daaf8bfad8", "64f6b801c4bc4fda6e6b587f74b09fda70e61f8d9299bc2ea13002fa839c6e19", "da77a6dd32a3840a8296296ad006978dee493dac2526b1e8b522a5022c76e197", "09e7f077fa4d64d79b4a8a7a8340e9467246f0cf6ca7efc8948edad8023eb69f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81" calcext:value-type="float">
            <text:p>93.81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50" calcext:value-type="float">
            <text:p>50</text:p>
          </table:table-cell>
          <table:table-cell office:value-type="float" office:value="61.11" calcext:value-type="float">
            <text:p>61.11</text:p>
          </table:table-cell>
          <table:table-cell office:value-type="float" office:value="70" calcext:value-type="float">
            <text:p>70</text:p>
          </table:table-cell>
          <table:table-cell office:value-type="float" office:value="68.75" calcext:value-type="float">
            <text:p>68.75</text:p>
          </table:table-cell>
          <table:table-cell office:value-type="float" office:value="29" calcext:value-type="float">
            <text:p>29</text:p>
          </table:table-cell>
          <table:table-cell office:value-type="float" office:value="17.858" calcext:value-type="float">
            <text:p>17.858</text:p>
          </table:table-cell>
          <table:table-cell office:value-type="string" calcext:value-type="string">
            <text:p>9cc3ca0bab112d951946bdb93bfab563d35a9397512ad1d9bd236b6deb8b194b</text:p>
          </table:table-cell>
          <table:table-cell office:value-type="float" office:value="90.71" calcext:value-type="float">
            <text:p>90.7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1" calcext:value-type="float">
            <text:p>21</text:p>
          </table:table-cell>
          <table:table-cell office:value-type="float" office:value="14.93" calcext:value-type="float">
            <text:p>14.93</text:p>
          </table:table-cell>
          <table:table-cell office:value-type="string" calcext:value-type="string">
            <text:p>9d8ad25337dd726a30ac889d846c81ee22bbeff513a2ea4aa78724dcfc514858</text:p>
          </table:table-cell>
          <table:table-cell office:value-type="float" office:value="76.99" calcext:value-type="float">
            <text:p>76.99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85.71" calcext:value-type="float">
            <text:p>8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.59" calcext:value-type="float">
            <text:p>70.59</text:p>
          </table:table-cell>
          <table:table-cell office:value-type="float" office:value="9" calcext:value-type="float">
            <text:p>9</text:p>
          </table:table-cell>
          <table:table-cell office:value-type="float" office:value="11.399" calcext:value-type="float">
            <text:p>11.399</text:p>
          </table:table-cell>
          <table:table-cell office:value-type="string" calcext:value-type="string">
            <text:p>794dfb7bb48df8dae1b7599be0bdc9db148bda49d703320ae84a7a484a7cf5bb</text:p>
          </table:table-cell>
          <table:table-cell office:value-type="float" office:value="93.81" calcext:value-type="float">
            <text:p>93.81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50" calcext:value-type="float">
            <text:p>50</text:p>
          </table:table-cell>
          <table:table-cell office:value-type="float" office:value="61.11" calcext:value-type="float">
            <text:p>61.11</text:p>
          </table:table-cell>
          <table:table-cell office:value-type="float" office:value="70" calcext:value-type="float">
            <text:p>70</text:p>
          </table:table-cell>
          <table:table-cell office:value-type="float" office:value="68.75" calcext:value-type="float">
            <text:p>68.75</text:p>
          </table:table-cell>
          <table:table-cell office:value-type="float" office:value="29" calcext:value-type="float">
            <text:p>29</text:p>
          </table:table-cell>
          <table:table-cell office:value-type="float" office:value="15.466" calcext:value-type="float">
            <text:p>15.466</text:p>
          </table:table-cell>
          <table:table-cell office:value-type="string" calcext:value-type="string">
            <text:p>677c2e3687fb7f75938ed9b430905bf885d215b8939d62dd78f22cdbf9b4d0d0</text:p>
          </table:table-cell>
          <table:table-cell office:value-type="float" office:value="90.71" calcext:value-type="float">
            <text:p>90.7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1" calcext:value-type="float">
            <text:p>21</text:p>
          </table:table-cell>
          <table:table-cell office:value-type="float" office:value="15.009" calcext:value-type="float">
            <text:p>15.009</text:p>
          </table:table-cell>
          <table:table-cell office:value-type="string" calcext:value-type="string">
            <text:p>9d8ad25337dd726a30ac889d846c81ee22bbeff513a2ea4aa78724dcfc514858</text:p>
          </table:table-cell>
          <table:table-cell office:value-type="float" office:value="76.99" calcext:value-type="float">
            <text:p>76.99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85.71" calcext:value-type="float">
            <text:p>8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.59" calcext:value-type="float">
            <text:p>70.59</text:p>
          </table:table-cell>
          <table:table-cell office:value-type="float" office:value="9" calcext:value-type="float">
            <text:p>9</text:p>
          </table:table-cell>
          <table:table-cell office:value-type="float" office:value="11.431" calcext:value-type="float">
            <text:p>11.431</text:p>
          </table:table-cell>
          <table:table-cell office:value-type="string" calcext:value-type="string">
            <text:p>794dfb7bb48df8dae1b7599be0bdc9db148bda49d703320ae84a7a484a7cf5bb</text:p>
          </table:table-cell>
          <table:table-cell office:value-type="float" office:value="99.91" calcext:value-type="float">
            <text:p>99.91</text:p>
          </table:table-cell>
          <table:table-cell office:value-type="float" office:value="43.57" calcext:value-type="float">
            <text:p>43.57</text:p>
          </table:table-cell>
          <table:table-cell table:number-columns-repeated="2" office:value-type="float" office:value="71.79" calcext:value-type="float">
            <text:p>71.79</text:p>
          </table:table-cell>
          <table:table-cell office:value-type="float" office:value="77.86" calcext:value-type="float">
            <text:p>77.86</text:p>
          </table:table-cell>
          <table:table-cell office:value-type="float" office:value="65.71" calcext:value-type="float">
            <text:p>65.71</text:p>
          </table:table-cell>
          <table:table-cell office:value-type="float" office:value="69.46" calcext:value-type="float">
            <text:p>69.46</text:p>
          </table:table-cell>
          <table:table-cell office:value-type="float" office:value="74.93" calcext:value-type="float">
            <text:p>74.93</text:p>
          </table:table-cell>
          <table:table-cell office:value-type="float" office:value="73.37" calcext:value-type="float">
            <text:p>73.37</text:p>
          </table:table-cell>
          <table:table-cell office:value-type="float" office:value="33.48" calcext:value-type="float">
            <text:p>33.48</text:p>
          </table:table-cell>
          <table:table-cell office:value-type="float" office:value="156240" calcext:value-type="float">
            <text:p>15624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65080" calcext:value-type="float">
            <text:p>65080</text:p>
          </table:table-cell>
          <table:table-cell office:value-type="float" office:value="408.751" calcext:value-type="float">
            <text:p>408.751</text:p>
          </table:table-cell>
          <table:table-cell office:value-type="string" calcext:value-type="string">
            <text:p>("3aae7ce71004ca557e68f6ab1acf398b5b121d5873d54fe0c9c6bd277fec208f", "096e4bb764e9e987caf0404bfa0231d94bbadb4ddad924d6c0b5e349e03f122b", "a66e2446aac3aa2be353719d0ac15fa4cc5412eb90ac33595c8550fb064be2d6", "373203911b81a18c709a8bc2926175b6c7ef986c100ab840bf67c35e3696a590", "6b095b09631af5d80c716eef495f607e5f4366a42b5eb05bf9dc06eadf09a593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5" calcext:value-type="float">
            <text:p>94.25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35" calcext:value-type="float">
            <text:p>35</text:p>
          </table:table-cell>
          <table:table-cell office:value-type="float" office:value="11.297" calcext:value-type="float">
            <text:p>11.297</text:p>
          </table:table-cell>
          <table:table-cell office:value-type="string" calcext:value-type="string">
            <text:p>a01552775136d548c539021d025d4b7d63e05698a2ed67aee39164054c33f635</text:p>
          </table:table-cell>
          <table:table-cell office:value-type="float" office:value="92.48" calcext:value-type="float">
            <text:p>92.48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27" calcext:value-type="float">
            <text:p>27</text:p>
          </table:table-cell>
          <table:table-cell office:value-type="float" office:value="9.902" calcext:value-type="float">
            <text:p>9.902</text:p>
          </table:table-cell>
          <table:table-cell office:value-type="string" calcext:value-type="string">
            <text:p>9dfd941c9330194b132f4723327a5ba9e8c2523776ada66893558736c40c6815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6.765" calcext:value-type="float">
            <text:p>6.765</text:p>
          </table:table-cell>
          <table:table-cell office:value-type="string" calcext:value-type="string">
            <text:p>3eed5095ff691fc5f240da19cbed244ad5b1d36bd0b33ddd55393092c59dc3fa</text:p>
          </table:table-cell>
          <table:table-cell office:value-type="float" office:value="93.36" calcext:value-type="float">
            <text:p>93.36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46.43" calcext:value-type="float">
            <text:p>46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4.17" calcext:value-type="float">
            <text:p>54.17</text:p>
          </table:table-cell>
          <table:table-cell office:value-type="float" office:value="53.12" calcext:value-type="float">
            <text:p>53.1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.141" calcext:value-type="float">
            <text:p>10.141</text:p>
          </table:table-cell>
          <table:table-cell office:value-type="string" calcext:value-type="string">
            <text:p>fc9d6f89163da3b4e9d792d9c1e4335533957e0ed400ef2a95b0cf1bb4c75143</text:p>
          </table:table-cell>
          <table:table-cell office:value-type="float" office:value="91.59" calcext:value-type="float">
            <text:p>91.5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27" calcext:value-type="float">
            <text:p>27</text:p>
          </table:table-cell>
          <table:table-cell office:value-type="float" office:value="9.969" calcext:value-type="float">
            <text:p>9.969</text:p>
          </table:table-cell>
          <table:table-cell office:value-type="string" calcext:value-type="string">
            <text:p>facb2ac15202af4dec9bbebf12086083d6383c20f427d8f17960167a9129ba2e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6.778" calcext:value-type="float">
            <text:p>6.778</text:p>
          </table:table-cell>
          <table:table-cell office:value-type="string" calcext:value-type="string">
            <text:p>3eed5095ff691fc5f240da19cbed244ad5b1d36bd0b33ddd55393092c59dc3fa</text:p>
          </table:table-cell>
          <table:table-cell office:value-type="float" office:value="99.65" calcext:value-type="float">
            <text:p>99.65</text:p>
          </table:table-cell>
          <table:table-cell office:value-type="float" office:value="25.71" calcext:value-type="float">
            <text:p>25.71</text:p>
          </table:table-cell>
          <table:table-cell table:number-columns-repeated="2" office:value-type="float" office:value="62.86" calcext:value-type="float">
            <text:p>62.86</text:p>
          </table:table-cell>
          <table:table-cell office:value-type="float" office:value="50" calcext:value-type="float">
            <text:p>50</text:p>
          </table:table-cell>
          <table:table-cell office:value-type="float" office:value="75.71" calcext:value-type="float">
            <text:p>75.71</text:p>
          </table:table-cell>
          <table:table-cell office:value-type="float" office:value="67.76" calcext:value-type="float">
            <text:p>67.76</text:p>
          </table:table-cell>
          <table:table-cell office:value-type="float" office:value="60.22" calcext:value-type="float">
            <text:p>60.22</text:p>
          </table:table-cell>
          <table:table-cell office:value-type="float" office:value="57.31" calcext:value-type="float">
            <text:p>57.31</text:p>
          </table:table-cell>
          <table:table-cell office:value-type="float" office:value="29.47" calcext:value-type="float">
            <text:p>29.47</text:p>
          </table:table-cell>
          <table:table-cell office:value-type="float" office:value="152800" calcext:value-type="float">
            <text:p>1528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32" calcext:value-type="float">
            <text:p>0.32</text:p>
          </table:table-cell>
          <table:table-cell office:value-type="float" office:value="0.6" calcext:value-type="float">
            <text:p>0.6</text:p>
          </table:table-cell>
          <table:table-cell office:value-type="float" office:value="0.43" calcext:value-type="float">
            <text:p>0.43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office:value-type="float" office:value="20600" calcext:value-type="float">
            <text:p>20600</text:p>
          </table:table-cell>
          <table:table-cell office:value-type="float" office:value="368.779" calcext:value-type="float">
            <text:p>368.779</text:p>
          </table:table-cell>
          <table:table-cell office:value-type="string" calcext:value-type="string">
            <text:p>("0ed9321d890fda8063d92fdcbdf6832d01736bdd52ae5438dacdc41613d0f3b3", "65971f93e75883cfc94211d5c712d0bd1d8732ef2b6fcfa11e709d2d627aa095", "081752be515fca7a3ce4f13efabcbcd67afe7f99b064c37057084e7fe8586697", "03b7e96345627c146c42a24210e9d2a35c504e1ed7eba860c9195753ff9d28c2", "f2996131d5bbe1d09319876705460936ec31c8b2060c2545a4c9c880d5b615c0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46" calcext:value-type="float">
            <text:p>96.4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37" calcext:value-type="float">
            <text:p>37</text:p>
          </table:table-cell>
          <table:table-cell office:value-type="float" office:value="18.36" calcext:value-type="float">
            <text:p>18.36</text:p>
          </table:table-cell>
          <table:table-cell office:value-type="string" calcext:value-type="string">
            <text:p>0af58f26e26a5a57075d7f5c81c507c0f22a5f368bc65bc3fe7e913b7868b51f</text:p>
          </table:table-cell>
          <table:table-cell office:value-type="float" office:value="92.92" calcext:value-type="float">
            <text:p>92.92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29" calcext:value-type="float">
            <text:p>29</text:p>
          </table:table-cell>
          <table:table-cell office:value-type="float" office:value="16.912" calcext:value-type="float">
            <text:p>16.912</text:p>
          </table:table-cell>
          <table:table-cell office:value-type="string" calcext:value-type="string">
            <text:p>0b78d1ceb6f5b0abff12870b226207031852cfafe45c9c52dfc829ccf6e8b53c</text:p>
          </table:table-cell>
          <table:table-cell office:value-type="float" office:value="85.4" calcext:value-type="float">
            <text:p>85.4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17" calcext:value-type="float">
            <text:p>17</text:p>
          </table:table-cell>
          <table:table-cell office:value-type="float" office:value="15.594" calcext:value-type="float">
            <text:p>15.594</text:p>
          </table:table-cell>
          <table:table-cell office:value-type="string" calcext:value-type="string">
            <text:p>923bb219c786a2a978cae1fd104590385a40a45e744e93b4773b2bf938f7b6dd</text:p>
          </table:table-cell>
          <table:table-cell office:value-type="float" office:value="94.69" calcext:value-type="float">
            <text:p>94.6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33" calcext:value-type="float">
            <text:p>33</text:p>
          </table:table-cell>
          <table:table-cell office:value-type="float" office:value="17.107" calcext:value-type="float">
            <text:p>17.107</text:p>
          </table:table-cell>
          <table:table-cell office:value-type="string" calcext:value-type="string">
            <text:p>3edb5e8868e8afd34c3f4251b58b47bafdf962a579e83c507f30366c27f9adc5</text:p>
          </table:table-cell>
          <table:table-cell office:value-type="float" office:value="92.04" calcext:value-type="float">
            <text:p>92.04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78.57" calcext:value-type="float">
            <text:p>78.57</text:p>
          </table:table-cell>
          <table:table-cell office:value-type="float" office:value="32.14" calcext:value-type="float">
            <text:p>32.14</text:p>
          </table:table-cell>
          <table:table-cell office:value-type="float" office:value="53.66" calcext:value-type="float">
            <text:p>53.66</text:p>
          </table:table-cell>
          <table:table-cell office:value-type="float" office:value="60" calcext:value-type="float">
            <text:p>60</text:p>
          </table:table-cell>
          <table:table-cell office:value-type="float" office:value="63.77" calcext:value-type="float">
            <text:p>63.77</text:p>
          </table:table-cell>
          <table:table-cell office:value-type="float" office:value="29" calcext:value-type="float">
            <text:p>29</text:p>
          </table:table-cell>
          <table:table-cell office:value-type="float" office:value="16.862" calcext:value-type="float">
            <text:p>16.862</text:p>
          </table:table-cell>
          <table:table-cell office:value-type="string" calcext:value-type="string">
            <text:p>c1bcf95dbf7b8ad1626ac4a2734e03c245d5c8ec272cd45e07417bb20b2d6aaa</text:p>
          </table:table-cell>
          <table:table-cell office:value-type="float" office:value="85.4" calcext:value-type="float">
            <text:p>85.4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17" calcext:value-type="float">
            <text:p>17</text:p>
          </table:table-cell>
          <table:table-cell office:value-type="float" office:value="15.507" calcext:value-type="float">
            <text:p>15.507</text:p>
          </table:table-cell>
          <table:table-cell office:value-type="string" calcext:value-type="string">
            <text:p>923bb219c786a2a978cae1fd104590385a40a45e744e93b4773b2bf938f7b6dd</text:p>
          </table:table-cell>
          <table:table-cell office:value-type="float" office:value="99.91" calcext:value-type="float">
            <text:p>99.91</text:p>
          </table:table-cell>
          <table:table-cell office:value-type="float" office:value="29.29" calcext:value-type="float">
            <text:p>29.29</text:p>
          </table:table-cell>
          <table:table-cell table:number-columns-repeated="2" office:value-type="float" office:value="64.64" calcext:value-type="float">
            <text:p>64.64</text:p>
          </table:table-cell>
          <table:table-cell office:value-type="float" office:value="67.14" calcext:value-type="float">
            <text:p>67.14</text:p>
          </table:table-cell>
          <table:table-cell office:value-type="float" office:value="62.14" calcext:value-type="float">
            <text:p>62.14</text:p>
          </table:table-cell>
          <table:table-cell office:value-type="float" office:value="63.99" calcext:value-type="float">
            <text:p>63.99</text:p>
          </table:table-cell>
          <table:table-cell office:value-type="float" office:value="65.46" calcext:value-type="float">
            <text:p>65.46</text:p>
          </table:table-cell>
          <table:table-cell office:value-type="float" office:value="65.48" calcext:value-type="float">
            <text:p>65.48</text:p>
          </table:table-cell>
          <table:table-cell office:value-type="float" office:value="31.89" calcext:value-type="float">
            <text:p>31.89</text:p>
          </table:table-cell>
          <table:table-cell office:value-type="float" office:value="153120" calcext:value-type="float">
            <text:p>15312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34120" calcext:value-type="float">
            <text:p>34120</text:p>
          </table:table-cell>
          <table:table-cell office:value-type="float" office:value="354.011" calcext:value-type="float">
            <text:p>354.011</text:p>
          </table:table-cell>
          <table:table-cell office:value-type="string" calcext:value-type="string">
            <text:p>("7073b539949132f8c923095dcdda836bbf37fbda93c9f081626850a131232520", "a33d31d36583c38756d5c8161378281fbda647d10c0193e1c3a014cd1a6a1ef8", "91db3732cfe978fffe06bcf4aef3e87affd1dbc2242177e60a831ae13b00b7ec", "1944ef3d134f9ed111b6d8a8c4bcbd90344fb297375063db20ed61dfbb954470", "6878615ed4ec46ef63ce27eac36603af15c82e7289272a8a00e3c0d8c455ed09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5" calcext:value-type="float">
            <text:p>94.2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31" calcext:value-type="float">
            <text:p>31</text:p>
          </table:table-cell>
          <table:table-cell office:value-type="float" office:value="10.915" calcext:value-type="float">
            <text:p>10.915</text:p>
          </table:table-cell>
          <table:table-cell office:value-type="string" calcext:value-type="string">
            <text:p>24ed46feb8f2e6e39c1e3fd6cfa6b1efd9d55c7ee43f67dbfed22685fda391c9</text:p>
          </table:table-cell>
          <table:table-cell office:value-type="float" office:value="84.51" calcext:value-type="float">
            <text:p>84.51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9.915" calcext:value-type="float">
            <text:p>9.915</text:p>
          </table:table-cell>
          <table:table-cell office:value-type="string" calcext:value-type="string">
            <text:p>1b1fd34843fc1addf8a0b2af23f8dc556bc5807ee59afee13ea01493ad9ff6c1</text:p>
          </table:table-cell>
          <table:table-cell office:value-type="float" office:value="84.51" calcext:value-type="float">
            <text:p>84.51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9.966" calcext:value-type="float">
            <text:p>9.966</text:p>
          </table:table-cell>
          <table:table-cell office:value-type="string" calcext:value-type="string">
            <text:p>1b1fd34843fc1addf8a0b2af23f8dc556bc5807ee59afee13ea01493ad9ff6c1</text:p>
          </table:table-cell>
          <table:table-cell office:value-type="float" office:value="92.48" calcext:value-type="float">
            <text:p>92.48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9" calcext:value-type="float">
            <text:p>29</text:p>
          </table:table-cell>
          <table:table-cell office:value-type="float" office:value="10.456" calcext:value-type="float">
            <text:p>10.456</text:p>
          </table:table-cell>
          <table:table-cell office:value-type="string" calcext:value-type="string">
            <text:p>767562910acf84d409e8ebf244078d8cfd3adab0510ae2a788e834f663eb1d4a</text:p>
          </table:table-cell>
          <table:table-cell office:value-type="float" office:value="84.51" calcext:value-type="float">
            <text:p>84.51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9.924" calcext:value-type="float">
            <text:p>9.924</text:p>
          </table:table-cell>
          <table:table-cell office:value-type="string" calcext:value-type="string">
            <text:p>1b1fd34843fc1addf8a0b2af23f8dc556bc5807ee59afee13ea01493ad9ff6c1</text:p>
          </table:table-cell>
          <table:table-cell office:value-type="float" office:value="84.51" calcext:value-type="float">
            <text:p>84.51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9.902" calcext:value-type="float">
            <text:p>9.902</text:p>
          </table:table-cell>
          <table:table-cell office:value-type="string" calcext:value-type="string">
            <text:p>1b1fd34843fc1addf8a0b2af23f8dc556bc5807ee59afee13ea01493ad9ff6c1</text:p>
          </table:table-cell>
          <table:table-cell office:value-type="float" office:value="99.91" calcext:value-type="float">
            <text:p>99.91</text:p>
          </table:table-cell>
          <table:table-cell office:value-type="float" office:value="43.57" calcext:value-type="float">
            <text:p>43.57</text:p>
          </table:table-cell>
          <table:table-cell table:number-columns-repeated="2" office:value-type="float" office:value="71.79" calcext:value-type="float">
            <text:p>71.79</text:p>
          </table:table-cell>
          <table:table-cell office:value-type="float" office:value="60" calcext:value-type="float">
            <text:p>60</text:p>
          </table:table-cell>
          <table:table-cell office:value-type="float" office:value="83.57" calcext:value-type="float">
            <text:p>83.57</text:p>
          </table:table-cell>
          <table:table-cell office:value-type="float" office:value="79.08" calcext:value-type="float">
            <text:p>79.08</text:p>
          </table:table-cell>
          <table:table-cell office:value-type="float" office:value="67.79" calcext:value-type="float">
            <text:p>67.79</text:p>
          </table:table-cell>
          <table:table-cell office:value-type="float" office:value="67.86" calcext:value-type="float">
            <text:p>67.86</text:p>
          </table:table-cell>
          <table:table-cell office:value-type="float" office:value="35.4" calcext:value-type="float">
            <text:p>35.4</text:p>
          </table:table-cell>
          <table:table-cell office:value-type="float" office:value="158120" calcext:value-type="float">
            <text:p>15812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47" calcext:value-type="float">
            <text:p>0.47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97720" calcext:value-type="float">
            <text:p>97720</text:p>
          </table:table-cell>
          <table:table-cell office:value-type="float" office:value="357.657" calcext:value-type="float">
            <text:p>357.657</text:p>
          </table:table-cell>
          <table:table-cell office:value-type="string" calcext:value-type="string">
            <text:p>("d1f04635385463b6cfb8cdefaa1c490870e399747dd9993a0aa504a0a755fbb1", "4a0cc5b2115356616ccd943864932c411070f6089988512a41902568862bd312", "c3f0c34fd0326aa4612f354d5e0ebaf7dd7a1eac396c6adbade991065c627c47", "34683f81988f16e261537a38f76503d7ce2c95d3f1553cdc28c986280f3aefd7", "4847bcace8781c94093ffc8536205ed8de64482d089a7a2f07b9d2adec36f203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7.215" calcext:value-type="float">
            <text:p>57.215</text:p>
          </table:table-cell>
          <table:table-cell office:value-type="string" calcext:value-type="string">
            <text:p>9c1a839004a2298803461acafaebe2ecfbf395f769ed092071f03a6857024056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.537" calcext:value-type="float">
            <text:p>5.537</text:p>
          </table:table-cell>
          <table:table-cell office:value-type="string" calcext:value-type="string">
            <text:p>9c1a839004a2298803461acafaebe2ecfbf395f769ed092071f03a6857024056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.488" calcext:value-type="float">
            <text:p>5.488</text:p>
          </table:table-cell>
          <table:table-cell office:value-type="string" calcext:value-type="string">
            <text:p>9c1a839004a2298803461acafaebe2ecfbf395f769ed092071f03a6857024056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.498" calcext:value-type="float">
            <text:p>5.498</text:p>
          </table:table-cell>
          <table:table-cell office:value-type="string" calcext:value-type="string">
            <text:p>9c1a839004a2298803461acafaebe2ecfbf395f769ed092071f03a6857024056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.453" calcext:value-type="float">
            <text:p>5.453</text:p>
          </table:table-cell>
          <table:table-cell office:value-type="string" calcext:value-type="string">
            <text:p>9c1a839004a2298803461acafaebe2ecfbf395f769ed092071f03a6857024056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.501" calcext:value-type="float">
            <text:p>5.501</text:p>
          </table:table-cell>
          <table:table-cell office:value-type="string" calcext:value-type="string">
            <text:p>9c1a839004a2298803461acafaebe2ecfbf395f769ed092071f03a6857024056</text:p>
          </table:table-cell>
          <table:table-cell office:value-type="float" office:value="98.84" calcext:value-type="float">
            <text:p>98.84</text:p>
          </table:table-cell>
          <table:table-cell office:value-type="float" office:value="70.91" calcext:value-type="float">
            <text:p>70.91</text:p>
          </table:table-cell>
          <table:table-cell table:number-columns-repeated="2" office:value-type="float" office:value="85.45" calcext:value-type="float">
            <text:p>85.45</text:p>
          </table:table-cell>
          <table:table-cell office:value-type="float" office:value="80" calcext:value-type="float">
            <text:p>80</text:p>
          </table:table-cell>
          <table:table-cell office:value-type="float" office:value="90.91" calcext:value-type="float">
            <text:p>90.91</text:p>
          </table:table-cell>
          <table:table-cell office:value-type="float" office:value="89.74" calcext:value-type="float">
            <text:p>89.74</text:p>
          </table:table-cell>
          <table:table-cell office:value-type="float" office:value="82.28" calcext:value-type="float">
            <text:p>82.28</text:p>
          </table:table-cell>
          <table:table-cell office:value-type="float" office:value="84.47" calcext:value-type="float">
            <text:p>84.47</text:p>
          </table:table-cell>
          <table:table-cell office:value-type="float" office:value="16.05" calcext:value-type="float">
            <text:p>16.05</text:p>
          </table:table-cell>
          <table:table-cell office:value-type="float" office:value="53920" calcext:value-type="float">
            <text:p>53920</text:p>
          </table:table-cell>
          <table:table-cell office:value-type="float" office:value="0.01" calcext:value-type="float">
            <text:p>0.0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office:value-type="float" office:value="25720" calcext:value-type="float">
            <text:p>25720</text:p>
          </table:table-cell>
          <table:table-cell office:value-type="float" office:value="332.055" calcext:value-type="float">
            <text:p>332.055</text:p>
          </table:table-cell>
          <table:table-cell office:value-type="string" calcext:value-type="string">
            <text:p>("dd8e39e90775d70b16bdf8edbe9b2370b19573ac33a263f4da57346352f82d5b", "b5032c710b366d14df2bc44b1051d772465a49cdb4f1b6f100867970fd2acd45", "fa179691cb6dd0822ab9d2bb2ca4d6a12a170b0280bed1bd9bfacfbf09481e0b", "a25d1e13bb07c9219dc40bae4b1b291c916861e7269e6251df926edcdbbbf31b", "3a2d78263edc56197dce6e263d5f94f69927f1dc28a5a334c38fb51fa0bae380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51" calcext:value-type="float">
            <text:p>96.5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44.138" calcext:value-type="float">
            <text:p>44.138</text:p>
          </table:table-cell>
          <table:table-cell office:value-type="string" calcext:value-type="string">
            <text:p>d3f807767eca6c640756b56fa3de3e3456cce2187580c087e5446baec2753e39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3.841" calcext:value-type="float">
            <text:p>3.841</text:p>
          </table:table-cell>
          <table:table-cell office:value-type="string" calcext:value-type="string">
            <text:p>1f25e125130c9999f49b25c6631dffaa3e93b21c39315ca2e6662ef90af96da0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3.769" calcext:value-type="float">
            <text:p>3.769</text:p>
          </table:table-cell>
          <table:table-cell office:value-type="string" calcext:value-type="string">
            <text:p>1f25e125130c9999f49b25c6631dffaa3e93b21c39315ca2e6662ef90af96da0</text:p>
          </table:table-cell>
          <table:table-cell office:value-type="float" office:value="96.51" calcext:value-type="float">
            <text:p>96.5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6.223" calcext:value-type="float">
            <text:p>6.223</text:p>
          </table:table-cell>
          <table:table-cell office:value-type="string" calcext:value-type="string">
            <text:p>d3f807767eca6c640756b56fa3de3e3456cce2187580c087e5446baec2753e39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3.805" calcext:value-type="float">
            <text:p>3.805</text:p>
          </table:table-cell>
          <table:table-cell office:value-type="string" calcext:value-type="string">
            <text:p>1f25e125130c9999f49b25c6631dffaa3e93b21c39315ca2e6662ef90af96da0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3.846" calcext:value-type="float">
            <text:p>3.846</text:p>
          </table:table-cell>
          <table:table-cell office:value-type="string" calcext:value-type="string">
            <text:p>1f25e125130c9999f49b25c6631dffaa3e93b21c39315ca2e6662ef90af96da0</text:p>
          </table:table-cell>
          <table:table-cell office:value-type="float" office:value="98.84" calcext:value-type="float">
            <text:p>98.84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82.73" calcext:value-type="float">
            <text:p>82.73</text:p>
          </table:table-cell>
          <table:table-cell office:value-type="float" office:value="74.55" calcext:value-type="float">
            <text:p>7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9.11" calcext:value-type="float">
            <text:p>89.11</text:p>
          </table:table-cell>
          <table:table-cell office:value-type="float" office:value="78.21" calcext:value-type="float">
            <text:p>78.21</text:p>
          </table:table-cell>
          <table:table-cell office:value-type="float" office:value="81.14" calcext:value-type="float">
            <text:p>81.14</text:p>
          </table:table-cell>
          <table:table-cell office:value-type="float" office:value="13.95" calcext:value-type="float">
            <text:p>13.95</text:p>
          </table:table-cell>
          <table:table-cell office:value-type="float" office:value="56920" calcext:value-type="float">
            <text:p>5692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12920" calcext:value-type="float">
            <text:p>12920</text:p>
          </table:table-cell>
          <table:table-cell office:value-type="float" office:value="202.638" calcext:value-type="float">
            <text:p>202.638</text:p>
          </table:table-cell>
          <table:table-cell office:value-type="string" calcext:value-type="string">
            <text:p>("67b5a9d3160a27d9e2fe00373a6fa8e6ec2063894d21c86eec984e06498b040e", "d9140bdc502f7c23a4f9a61633f658701819c8a31fb1cddf5c74ad2c323dc6c2", "b973a7aaa4337981b43ac8ac9a13aa87d87a8abd38b790788cd0a24f3f4c33d6", "a19b8ac002dad23e5edb69205c47223694a0b1ff920d497fec7bf573fd2d67aa", "91f31bf279c467e0d7647c98bc5ee0994078c4e0b1603553277e9ee373b7f18c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11.904" calcext:value-type="float">
            <text:p>11.904</text:p>
          </table:table-cell>
          <table:table-cell office:value-type="string" calcext:value-type="string">
            <text:p>0d9f392cdd5807d7a210c710dec540a0c908e20b93fb65374b21898a6abf5570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3.301" calcext:value-type="float">
            <text:p>3.301</text:p>
          </table:table-cell>
          <table:table-cell office:value-type="string" calcext:value-type="string">
            <text:p>0d9f392cdd5807d7a210c710dec540a0c908e20b93fb65374b21898a6abf5570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2663654efc9a83f6c7486674b6c478997de560086145ffe69a21ae7e06965377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3.298" calcext:value-type="float">
            <text:p>3.298</text:p>
          </table:table-cell>
          <table:table-cell office:value-type="string" calcext:value-type="string">
            <text:p>50dfdc1679e6b16ece1d6ebd3437857cf19a085ec51f84db10dccfccc29c526c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3.282" calcext:value-type="float">
            <text:p>3.282</text:p>
          </table:table-cell>
          <table:table-cell office:value-type="string" calcext:value-type="string">
            <text:p>50dfdc1679e6b16ece1d6ebd3437857cf19a085ec51f84db10dccfccc29c526c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2663654efc9a83f6c7486674b6c478997de560086145ffe69a21ae7e06965377</text:p>
          </table:table-cell>
          <table:table-cell office:value-type="float" office:value="99.07" calcext:value-type="float">
            <text:p>99.07</text:p>
          </table:table-cell>
          <table:table-cell office:value-type="float" office:value="47.27" calcext:value-type="float">
            <text:p>47.27</text:p>
          </table:table-cell>
          <table:table-cell table:number-columns-repeated="2" office:value-type="float" office:value="73.64" calcext:value-type="float">
            <text:p>73.64</text:p>
          </table:table-cell>
          <table:table-cell office:value-type="float" office:value="58.18" calcext:value-type="float">
            <text:p>58.18</text:p>
          </table:table-cell>
          <table:table-cell office:value-type="float" office:value="89.09" calcext:value-type="float">
            <text:p>89.09</text:p>
          </table:table-cell>
          <table:table-cell office:value-type="float" office:value="84.48" calcext:value-type="float">
            <text:p>84.48</text:p>
          </table:table-cell>
          <table:table-cell office:value-type="float" office:value="68.13" calcext:value-type="float">
            <text:p>68.13</text:p>
          </table:table-cell>
          <table:table-cell office:value-type="float" office:value="68.74" calcext:value-type="float">
            <text:p>68.74</text:p>
          </table:table-cell>
          <table:table-cell office:value-type="float" office:value="20.47" calcext:value-type="float">
            <text:p>20.47</text:p>
          </table:table-cell>
          <table:table-cell office:value-type="float" office:value="54120" calcext:value-type="float">
            <text:p>541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19120" calcext:value-type="float">
            <text:p>19120</text:p>
          </table:table-cell>
          <table:table-cell office:value-type="float" office:value="213.032" calcext:value-type="float">
            <text:p>213.032</text:p>
          </table:table-cell>
          <table:table-cell office:value-type="string" calcext:value-type="string">
            <text:p>("e8d8d7b2e8b51312b53df133105f71cf101d8501a0050be149de59d71d0db83d", "6b4c3c10d7017a99c9a4d79dbebc6d8bdef87998a91e199517046618767f8e30", "86e48bd7b570f4dad0a8891f2d93f2240503b08a4006081e5532d50a61d6c284", "f6d715a3cad36c1aa1d3644ab032ac13a720c2663a049a829b3c04c0812f936e", "3b74b0b01938e82ccebc26a72d7fdfca0e69b77ec2ecbd920dab1d8fae6645f0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84" calcext:value-type="float">
            <text:p>98.84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3" calcext:value-type="float">
            <text:p>13</text:p>
          </table:table-cell>
          <table:table-cell office:value-type="float" office:value="18.705" calcext:value-type="float">
            <text:p>18.705</text:p>
          </table:table-cell>
          <table:table-cell office:value-type="string" calcext:value-type="string">
            <text:p>22567367fd333e9556fb0a04920ecb2e437f544ace9c877996a66ec29ebb838a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255" calcext:value-type="float">
            <text:p>3.255</text:p>
          </table:table-cell>
          <table:table-cell office:value-type="string" calcext:value-type="string">
            <text:p>f8dec21367686ba323bb42238fbd3726e83569b68a5edb4c8278d8532184b5d0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254" calcext:value-type="float">
            <text:p>3.254</text:p>
          </table:table-cell>
          <table:table-cell office:value-type="string" calcext:value-type="string">
            <text:p>f8dec21367686ba323bb42238fbd3726e83569b68a5edb4c8278d8532184b5d0</text:p>
          </table:table-cell>
          <table:table-cell office:value-type="float" office:value="96.51" calcext:value-type="float">
            <text:p>96.5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6.401" calcext:value-type="float">
            <text:p>6.401</text:p>
          </table:table-cell>
          <table:table-cell office:value-type="string" calcext:value-type="string">
            <text:p>524a336fe0652271ba10572c5ca78396deafdf428b8c7ef4f1a86e763782da2a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243" calcext:value-type="float">
            <text:p>3.243</text:p>
          </table:table-cell>
          <table:table-cell office:value-type="string" calcext:value-type="string">
            <text:p>f8dec21367686ba323bb42238fbd3726e83569b68a5edb4c8278d8532184b5d0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246" calcext:value-type="float">
            <text:p>3.246</text:p>
          </table:table-cell>
          <table:table-cell office:value-type="string" calcext:value-type="string">
            <text:p>f8dec21367686ba323bb42238fbd3726e83569b68a5edb4c8278d8532184b5d0</text:p>
          </table:table-cell>
          <table:table-cell office:value-type="float" office:value="99.77" calcext:value-type="float">
            <text:p>99.77</text:p>
          </table:table-cell>
          <table:table-cell office:value-type="float" office:value="70.91" calcext:value-type="float">
            <text:p>70.91</text:p>
          </table:table-cell>
          <table:table-cell table:number-columns-repeated="2" office:value-type="float" office:value="85.45" calcext:value-type="float">
            <text:p>85.45</text:p>
          </table:table-cell>
          <table:table-cell office:value-type="float" office:value="80" calcext:value-type="float">
            <text:p>80</text:p>
          </table:table-cell>
          <table:table-cell office:value-type="float" office:value="90.91" calcext:value-type="float">
            <text:p>90.91</text:p>
          </table:table-cell>
          <table:table-cell office:value-type="float" office:value="89.78" calcext:value-type="float">
            <text:p>89.78</text:p>
          </table:table-cell>
          <table:table-cell office:value-type="float" office:value="82.05" calcext:value-type="float">
            <text:p>82.05</text:p>
          </table:table-cell>
          <table:table-cell office:value-type="float" office:value="84.57" calcext:value-type="float">
            <text:p>84.57</text:p>
          </table:table-cell>
          <table:table-cell office:value-type="float" office:value="18.84" calcext:value-type="float">
            <text:p>18.84</text:p>
          </table:table-cell>
          <table:table-cell office:value-type="float" office:value="59920" calcext:value-type="float">
            <text:p>599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52320" calcext:value-type="float">
            <text:p>52320</text:p>
          </table:table-cell>
          <table:table-cell office:value-type="float" office:value="212.217" calcext:value-type="float">
            <text:p>212.217</text:p>
          </table:table-cell>
          <table:table-cell office:value-type="string" calcext:value-type="string">
            <text:p>("86a0b300b3a2f261aec817f3a0240bf111087a3211eefbfa5684eeb6aa906dd7", "958eeca746b11416d7e5c00948d1904569a4a1837bd7dfb2ae83ac7f38c031d3", "3c3ce02fef17be12eeef8c04a6fa790d6c418fff736c73d84bd3fb3a57330c17", "405c76da784c1d396e4b4c5830343064769ea02c85258fbf6ccecb6665fa96e0", "974766ac9c403cf2a5686c21d8a689c1eae7bc1b4720610275bb8ce5683e9b19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3.182" calcext:value-type="float">
            <text:p>13.182</text:p>
          </table:table-cell>
          <table:table-cell office:value-type="string" calcext:value-type="string">
            <text:p>d8cb048b5b9cc506c14fad97bb3175abc8be851a0d000da857a309a6a126602d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067" calcext:value-type="float">
            <text:p>4.067</text:p>
          </table:table-cell>
          <table:table-cell office:value-type="string" calcext:value-type="string">
            <text:p>9f78cf6ac4190c589adba428eadb46035c9a1dddce25a27722b4c114f1ad8e6b</text:p>
          </table:table-cell>
          <table:table-cell office:value-type="float" office:value="89.53" calcext:value-type="float">
            <text:p>89.5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3.428" calcext:value-type="float">
            <text:p>3.428</text:p>
          </table:table-cell>
          <table:table-cell office:value-type="string" calcext:value-type="string">
            <text:p>f6b55023128b241e080431aec907d58be0f284116f44dfc7e5d44575a8fa348d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054" calcext:value-type="float">
            <text:p>4.054</text:p>
          </table:table-cell>
          <table:table-cell office:value-type="string" calcext:value-type="string">
            <text:p>9f78cf6ac4190c589adba428eadb46035c9a1dddce25a27722b4c114f1ad8e6b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084" calcext:value-type="float">
            <text:p>4.084</text:p>
          </table:table-cell>
          <table:table-cell office:value-type="string" calcext:value-type="string">
            <text:p>9f78cf6ac4190c589adba428eadb46035c9a1dddce25a27722b4c114f1ad8e6b</text:p>
          </table:table-cell>
          <table:table-cell office:value-type="float" office:value="89.53" calcext:value-type="float">
            <text:p>89.5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f6b55023128b241e080431aec907d58be0f284116f44dfc7e5d44575a8fa348d</text:p>
          </table:table-cell>
          <table:table-cell office:value-type="float" office:value="99.53" calcext:value-type="float">
            <text:p>99.5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20.27" calcext:value-type="float">
            <text:p>20.27</text:p>
          </table:table-cell>
          <table:table-cell office:value-type="float" office:value="59000" calcext:value-type="float">
            <text:p>59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40600" calcext:value-type="float">
            <text:p>40600</text:p>
          </table:table-cell>
          <table:table-cell office:value-type="float" office:value="216.096" calcext:value-type="float">
            <text:p>216.096</text:p>
          </table:table-cell>
          <table:table-cell office:value-type="string" calcext:value-type="string">
            <text:p>("fa6b1d2e064c8378763810e816efa9591605e1fa56070b7f014685b3d09d6db2", "39a2c6f63544dbc314af444a1b7a73b892eb503325cebf5cc23742b0c8d9f4d5", "9b94b38370580ddb60088b3906e05877b3d2f4b1ca612cf6557445780ac9a61e", "8b7446ef236c441e0c5cd7d29c5327b8bfc78cf2d3af5c324c8600e1102f35a2", "c83b6e5adf5bb8bd11b201280f3ffdb7e3564579227e7949e56d6b3416d8f426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9.985" calcext:value-type="float">
            <text:p>9.985</text:p>
          </table:table-cell>
          <table:table-cell office:value-type="string" calcext:value-type="string">
            <text:p>e06cf370e0ca0f7d424fd4f442e1909144ec21d666d0086c9587a59aaf36200c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4.618" calcext:value-type="float">
            <text:p>4.618</text:p>
          </table:table-cell>
          <table:table-cell office:value-type="string" calcext:value-type="string">
            <text:p>e06cf370e0ca0f7d424fd4f442e1909144ec21d666d0086c9587a59aaf36200c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3.88" calcext:value-type="float">
            <text:p>3.88</text:p>
          </table:table-cell>
          <table:table-cell office:value-type="string" calcext:value-type="string">
            <text:p>10bd6bdd3ed85427beaeaddc05b5a75add5ce4bfc21cfd0c087ac8048db5d8e1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4.432" calcext:value-type="float">
            <text:p>4.432</text:p>
          </table:table-cell>
          <table:table-cell office:value-type="string" calcext:value-type="string">
            <text:p>e06cf370e0ca0f7d424fd4f442e1909144ec21d666d0086c9587a59aaf36200c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4.368" calcext:value-type="float">
            <text:p>4.368</text:p>
          </table:table-cell>
          <table:table-cell office:value-type="string" calcext:value-type="string">
            <text:p>e06cf370e0ca0f7d424fd4f442e1909144ec21d666d0086c9587a59aaf36200c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3.702" calcext:value-type="float">
            <text:p>3.702</text:p>
          </table:table-cell>
          <table:table-cell office:value-type="string" calcext:value-type="string">
            <text:p>10bd6bdd3ed85427beaeaddc05b5a75add5ce4bfc21cfd0c087ac8048db5d8e1</text:p>
          </table:table-cell>
          <table:table-cell office:value-type="float" office:value="99.07" calcext:value-type="float">
            <text:p>99.07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89.09" calcext:value-type="float">
            <text:p>89.09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 office:value-type="float" office:value="87.57" calcext:value-type="float">
            <text:p>87.57</text:p>
          </table:table-cell>
          <table:table-cell office:value-type="float" office:value="20.23" calcext:value-type="float">
            <text:p>20.23</text:p>
          </table:table-cell>
          <table:table-cell office:value-type="float" office:value="59280" calcext:value-type="float">
            <text:p>5928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15720" calcext:value-type="float">
            <text:p>15720</text:p>
          </table:table-cell>
          <table:table-cell office:value-type="float" office:value="215.111" calcext:value-type="float">
            <text:p>215.111</text:p>
          </table:table-cell>
          <table:table-cell office:value-type="string" calcext:value-type="string">
            <text:p>("b791900f575785075e9c60bde600eced21deb6fda36a18eea4e122a1b5db2063", "6c3a9e3e101b42cb63f16d76185c842d8aaeefcdefd4960006614f30aadfa7ef", "a455622137de257d77507e0625dd06f6d17a251a2d78ad5ab8248b111a5aa9c7", "6dba8c5c378df0c8effbd2f892fb4739090cd50013a623137094c93a34041fcb", "5211eff33dbfc9c9bf28e765090ccc7a89ac03b32874a57e62c245ed02194640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8.329" calcext:value-type="float">
            <text:p>8.329</text:p>
          </table:table-cell>
          <table:table-cell office:value-type="string" calcext:value-type="string">
            <text:p>3a5e02197040672431002d437f6aa777edce78802f2151486e5a3fdbc03a1fcd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5.652" calcext:value-type="float">
            <text:p>5.652</text:p>
          </table:table-cell>
          <table:table-cell office:value-type="string" calcext:value-type="string">
            <text:p>3a5e02197040672431002d437f6aa777edce78802f2151486e5a3fdbc03a1fcd</text:p>
          </table:table-cell>
          <table:table-cell office:value-type="float" office:value="88.37" calcext:value-type="float">
            <text:p>88.3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7" calcext:value-type="float">
            <text:p>7</text:p>
          </table:table-cell>
          <table:table-cell office:value-type="float" office:value="4.887" calcext:value-type="float">
            <text:p>4.887</text:p>
          </table:table-cell>
          <table:table-cell office:value-type="string" calcext:value-type="string">
            <text:p>74b24f3d4d4b2625661a43d2078f988b2350b24e64041fc49b0c99652ab539d9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5.657" calcext:value-type="float">
            <text:p>5.657</text:p>
          </table:table-cell>
          <table:table-cell office:value-type="string" calcext:value-type="string">
            <text:p>3a5e02197040672431002d437f6aa777edce78802f2151486e5a3fdbc03a1fcd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5.658" calcext:value-type="float">
            <text:p>5.658</text:p>
          </table:table-cell>
          <table:table-cell office:value-type="string" calcext:value-type="string">
            <text:p>3a5e02197040672431002d437f6aa777edce78802f2151486e5a3fdbc03a1fcd</text:p>
          </table:table-cell>
          <table:table-cell office:value-type="float" office:value="88.37" calcext:value-type="float">
            <text:p>88.3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7" calcext:value-type="float">
            <text:p>7</text:p>
          </table:table-cell>
          <table:table-cell office:value-type="float" office:value="4.885" calcext:value-type="float">
            <text:p>4.885</text:p>
          </table:table-cell>
          <table:table-cell office:value-type="string" calcext:value-type="string">
            <text:p>74b24f3d4d4b2625661a43d2078f988b2350b24e64041fc49b0c99652ab539d9</text:p>
          </table:table-cell>
          <table:table-cell office:value-type="float" office:value="99.3" calcext:value-type="float">
            <text:p>99.3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89.09" calcext:value-type="float">
            <text:p>89.09</text:p>
          </table:table-cell>
          <table:table-cell office:value-type="float" office:value="87.27" calcext:value-type="float">
            <text:p>8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90.51" calcext:value-type="float">
            <text:p>90.51</text:p>
          </table:table-cell>
          <table:table-cell office:value-type="float" office:value="88.11" calcext:value-type="float">
            <text:p>88.11</text:p>
          </table:table-cell>
          <table:table-cell office:value-type="float" office:value="88.73" calcext:value-type="float">
            <text:p>88.73</text:p>
          </table:table-cell>
          <table:table-cell office:value-type="float" office:value="22.56" calcext:value-type="float">
            <text:p>22.56</text:p>
          </table:table-cell>
          <table:table-cell office:value-type="float" office:value="59120" calcext:value-type="float">
            <text:p>5912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65720" calcext:value-type="float">
            <text:p>65720</text:p>
          </table:table-cell>
          <table:table-cell office:value-type="float" office:value="186.21" calcext:value-type="float">
            <text:p>186.21</text:p>
          </table:table-cell>
          <table:table-cell office:value-type="string" calcext:value-type="string">
            <text:p>("cd3391ce8ae9eb929fb03934aa490dcbf28ee299acf9aae9c95ce989eadcb7e3", "f90ffba9637d3f5d51684444de6e668d6a95f88433717c1e1369abda8f092d87", "6cf4a51b1d4e5cb632cd75095120135fbaa64856a77efee13b6401e861dd3ea1", "308bea43ccdfef7a4a39e143e754d1f3150dad77d70246fd42296ec65525db5e", "6526f9d15e24de12bdf471a966f28339908f646fe60eb5c053743d2eb74569b2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.681" calcext:value-type="float">
            <text:p>8.681</text:p>
          </table:table-cell>
          <table:table-cell office:value-type="string" calcext:value-type="string">
            <text:p>e16edda9fc70938c72983f886a5e99f4f6079c745febdd07d332a4fa5b79ff39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.285" calcext:value-type="float">
            <text:p>4.285</text:p>
          </table:table-cell>
          <table:table-cell office:value-type="string" calcext:value-type="string">
            <text:p>e16edda9fc70938c72983f886a5e99f4f6079c745febdd07d332a4fa5b79ff39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5" calcext:value-type="float">
            <text:p>5</text:p>
          </table:table-cell>
          <table:table-cell office:value-type="float" office:value="2.807" calcext:value-type="float">
            <text:p>2.807</text:p>
          </table:table-cell>
          <table:table-cell office:value-type="string" calcext:value-type="string">
            <text:p>805e2779dae85020f2a6e7e8b3cfff8745a7b1aea284cee02dce8b84f2cefc7a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.272" calcext:value-type="float">
            <text:p>4.272</text:p>
          </table:table-cell>
          <table:table-cell office:value-type="string" calcext:value-type="string">
            <text:p>e16edda9fc70938c72983f886a5e99f4f6079c745febdd07d332a4fa5b79ff39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.266" calcext:value-type="float">
            <text:p>4.266</text:p>
          </table:table-cell>
          <table:table-cell office:value-type="string" calcext:value-type="string">
            <text:p>e16edda9fc70938c72983f886a5e99f4f6079c745febdd07d332a4fa5b79ff39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5" calcext:value-type="float">
            <text:p>5</text:p>
          </table:table-cell>
          <table:table-cell office:value-type="float" office:value="2.816" calcext:value-type="float">
            <text:p>2.816</text:p>
          </table:table-cell>
          <table:table-cell office:value-type="string" calcext:value-type="string">
            <text:p>805e2779dae85020f2a6e7e8b3cfff8745a7b1aea284cee02dce8b84f2cefc7a</text:p>
          </table:table-cell>
          <table:table-cell office:value-type="float" office:value="99.3" calcext:value-type="float">
            <text:p>99.3</text:p>
          </table:table-cell>
          <table:table-cell office:value-type="float" office:value="85.45" calcext:value-type="float">
            <text:p>85.45</text:p>
          </table:table-cell>
          <table:table-cell table:number-columns-repeated="2" office:value-type="float" office:value="92.73" calcext:value-type="float">
            <text:p>92.73</text:p>
          </table:table-cell>
          <table:table-cell office:value-type="float" office:value="85.45" calcext:value-type="float">
            <text:p>8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44" calcext:value-type="float">
            <text:p>87.44</text:p>
          </table:table-cell>
          <table:table-cell office:value-type="float" office:value="92.1" calcext:value-type="float">
            <text:p>92.1</text:p>
          </table:table-cell>
          <table:table-cell office:value-type="float" office:value="16.98" calcext:value-type="float">
            <text:p>16.98</text:p>
          </table:table-cell>
          <table:table-cell office:value-type="float" office:value="57240" calcext:value-type="float">
            <text:p>5724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22880" calcext:value-type="float">
            <text:p>22880</text:p>
          </table:table-cell>
          <table:table-cell office:value-type="float" office:value="168.218" calcext:value-type="float">
            <text:p>168.218</text:p>
          </table:table-cell>
          <table:table-cell office:value-type="string" calcext:value-type="string">
            <text:p>("6e6004a85cf1d01d855eeb6660c26045356968144e6053f5a8e1087600bb57cc", "b8dc5c5df838f76be20072456a208e7684279ddbc039dd8931b7d154ae4b176c", "899d07f86449da0080d664a28b104adf998a3574737ecba46e9091a6c4ae44bc", "f8bd3b8069e1f43d09918b570c061332763dd1559e5c82eb8fbae6a150392c59", "e7734e184d01c409bac5e67a0884d2748f6335791d6f3ab7e8aaed5211ce3050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number-columns-repeated="7" office:value-type="float" office:value="63.64" calcext:value-type="float">
            <text:p>63.64</text:p>
          </table:table-cell>
          <table:table-cell office:value-type="float" office:value="7" calcext:value-type="float">
            <text:p>7</text:p>
          </table:table-cell>
          <table:table-cell office:value-type="float" office:value="7.513" calcext:value-type="float">
            <text:p>7.513</text:p>
          </table:table-cell>
          <table:table-cell office:value-type="string" calcext:value-type="string">
            <text:p>be4f561629ac8634af476700d7e5defc8ce052c0d74de3a1e3c4e7ee7c3c5f25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number-columns-repeated="7" office:value-type="float" office:value="63.64" calcext:value-type="float">
            <text:p>63.64</text:p>
          </table:table-cell>
          <table:table-cell office:value-type="float" office:value="7" calcext:value-type="float">
            <text:p>7</text:p>
          </table:table-cell>
          <table:table-cell office:value-type="float" office:value="5.124" calcext:value-type="float">
            <text:p>5.124</text:p>
          </table:table-cell>
          <table:table-cell office:value-type="string" calcext:value-type="string">
            <text:p>be4f561629ac8634af476700d7e5defc8ce052c0d74de3a1e3c4e7ee7c3c5f25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3.722" calcext:value-type="float">
            <text:p>3.722</text:p>
          </table:table-cell>
          <table:table-cell office:value-type="string" calcext:value-type="string">
            <text:p>21afc29a0b002bce377073646f9bb2b16fa2367b57ff6151150d8896f8a15a3c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number-columns-repeated="7" office:value-type="float" office:value="63.64" calcext:value-type="float">
            <text:p>63.64</text:p>
          </table:table-cell>
          <table:table-cell office:value-type="float" office:value="7" calcext:value-type="float">
            <text:p>7</text:p>
          </table:table-cell>
          <table:table-cell office:value-type="float" office:value="5.125" calcext:value-type="float">
            <text:p>5.125</text:p>
          </table:table-cell>
          <table:table-cell office:value-type="string" calcext:value-type="string">
            <text:p>be4f561629ac8634af476700d7e5defc8ce052c0d74de3a1e3c4e7ee7c3c5f25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number-columns-repeated="7" office:value-type="float" office:value="63.64" calcext:value-type="float">
            <text:p>63.64</text:p>
          </table:table-cell>
          <table:table-cell office:value-type="float" office:value="7" calcext:value-type="float">
            <text:p>7</text:p>
          </table:table-cell>
          <table:table-cell office:value-type="float" office:value="5.145" calcext:value-type="float">
            <text:p>5.145</text:p>
          </table:table-cell>
          <table:table-cell office:value-type="string" calcext:value-type="string">
            <text:p>be4f561629ac8634af476700d7e5defc8ce052c0d74de3a1e3c4e7ee7c3c5f25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3.759" calcext:value-type="float">
            <text:p>3.759</text:p>
          </table:table-cell>
          <table:table-cell office:value-type="string" calcext:value-type="string">
            <text:p>21afc29a0b002bce377073646f9bb2b16fa2367b57ff6151150d8896f8a15a3c</text:p>
          </table:table-cell>
          <table:table-cell office:value-type="float" office:value="99.77" calcext:value-type="float">
            <text:p>99.77</text:p>
          </table:table-cell>
          <table:table-cell office:value-type="float" office:value="50.91" calcext:value-type="float">
            <text:p>50.91</text:p>
          </table:table-cell>
          <table:table-cell table:number-columns-repeated="2" office:value-type="float" office:value="75.45" calcext:value-type="float">
            <text:p>75.45</text:p>
          </table:table-cell>
          <table:table-cell office:value-type="float" office:value="70.91" calcext:value-type="float">
            <text:p>70.91</text:p>
          </table:table-cell>
          <table:table-cell office:value-type="float" office:value="80" calcext:value-type="float">
            <text:p>80</text:p>
          </table:table-cell>
          <table:table-cell office:value-type="float" office:value="78.42" calcext:value-type="float">
            <text:p>78.42</text:p>
          </table:table-cell>
          <table:table-cell office:value-type="float" office:value="73.32" calcext:value-type="float">
            <text:p>73.32</text:p>
          </table:table-cell>
          <table:table-cell office:value-type="float" office:value="74.33" calcext:value-type="float">
            <text:p>74.33</text:p>
          </table:table-cell>
          <table:table-cell office:value-type="float" office:value="23.77" calcext:value-type="float">
            <text:p>23.77</text:p>
          </table:table-cell>
          <table:table-cell office:value-type="float" office:value="61120" calcext:value-type="float">
            <text:p>6112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58" calcext:value-type="float">
            <text:p>0.58</text:p>
          </table:table-cell>
          <table:table-cell office:value-type="float" office:value="0.44" calcext:value-type="float">
            <text:p>0.44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34920" calcext:value-type="float">
            <text:p>34920</text:p>
          </table:table-cell>
          <table:table-cell office:value-type="float" office:value="171.317" calcext:value-type="float">
            <text:p>171.317</text:p>
          </table:table-cell>
          <table:table-cell office:value-type="string" calcext:value-type="string">
            <text:p>("19711bd242de35c50f21c9cf579dc75a8f8359a98b25d5b927c77f8e5a7793d0", "f3e7657e9c41f4eeab3f293fbc32a0a5b4cfdda70c7e4163fb7f5aeac5e4a2f1", "237cee7985207e4020f5af8c360d469a38a16862e8f9f6ab56b784ddc2c9e408", "5c3b7e59a75437d9b6fe374cdff66d528ea3bb1c249d96a43a7bf375a62e17a5", "69140da5b26c541e262a73ea506b73423bdffaf7f1c096f9d04b024527164904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67" calcext:value-type="float">
            <text:p>97.67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3" calcext:value-type="float">
            <text:p>13</text:p>
          </table:table-cell>
          <table:table-cell office:value-type="float" office:value="8.143" calcext:value-type="float">
            <text:p>8.143</text:p>
          </table:table-cell>
          <table:table-cell office:value-type="string" calcext:value-type="string">
            <text:p>dc8edd09b3e32d9c5042bb1e648b0fccfc128bea38af978ef10e1c992aae3764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5f5f6cef8f213105a8e3f5329821037e701c6a85f1c7a75f8a48c36dbe634455</text:p>
          </table:table-cell>
          <table:table-cell office:value-type="float" office:value="84.88" calcext:value-type="float">
            <text:p>84.88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2.953" calcext:value-type="float">
            <text:p>2.953</text:p>
          </table:table-cell>
          <table:table-cell office:value-type="string" calcext:value-type="string">
            <text:p>61835fc674f8a6fd8fe259cafb05c2ed530def835e0e7d167411b127ddfc80f0</text:p>
          </table:table-cell>
          <table:table-cell office:value-type="float" office:value="95.35" calcext:value-type="float">
            <text:p>95.3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.086" calcext:value-type="float">
            <text:p>6.086</text:p>
          </table:table-cell>
          <table:table-cell office:value-type="string" calcext:value-type="string">
            <text:p>99172cabdeaf3cbbb5608c57d74d046adce6efb718d5660b6310c3b5dbfc6f92</text:p>
          </table:table-cell>
          <table:table-cell office:value-type="float" office:value="87.21" calcext:value-type="float">
            <text:p>87.2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3.865" calcext:value-type="float">
            <text:p>3.865</text:p>
          </table:table-cell>
          <table:table-cell office:value-type="string" calcext:value-type="string">
            <text:p>9282d8fccf30614c63861bdf3c6a41351ea716559f21da5383b5c3b906d00171</text:p>
          </table:table-cell>
          <table:table-cell office:value-type="float" office:value="84.88" calcext:value-type="float">
            <text:p>84.88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2.971" calcext:value-type="float">
            <text:p>2.971</text:p>
          </table:table-cell>
          <table:table-cell office:value-type="string" calcext:value-type="string">
            <text:p>61835fc674f8a6fd8fe259cafb05c2ed530def835e0e7d167411b127ddfc80f0</text:p>
          </table:table-cell>
          <table:table-cell office:value-type="float" office:value="99.07" calcext:value-type="float">
            <text:p>99.07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82.73" calcext:value-type="float">
            <text:p>8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92.73" calcext:value-type="float">
            <text:p>92.73</text:p>
          </table:table-cell>
          <table:table-cell office:value-type="float" office:value="91.33" calcext:value-type="float">
            <text:p>91.33</text:p>
          </table:table-cell>
          <table:table-cell office:value-type="float" office:value="77.33" calcext:value-type="float">
            <text:p>77.33</text:p>
          </table:table-cell>
          <table:table-cell office:value-type="float" office:value="80.83" calcext:value-type="float">
            <text:p>80.83</text:p>
          </table:table-cell>
          <table:table-cell office:value-type="float" office:value="22.56" calcext:value-type="float">
            <text:p>22.56</text:p>
          </table:table-cell>
          <table:table-cell office:value-type="float" office:value="61200" calcext:value-type="float">
            <text:p>61200</text:p>
          </table:table-cell>
          <table:table-cell office:value-type="float" office:value="0.02" calcext:value-type="float">
            <text:p>0.0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58" calcext:value-type="float">
            <text:p>0.58</text:p>
          </table:table-cell>
          <table:table-cell office:value-type="float" office:value="0.85" calcext:value-type="float">
            <text:p>0.85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 office:value-type="float" office:value="0.22" calcext:value-type="float">
            <text:p>0.22</text:p>
          </table:table-cell>
          <table:table-cell office:value-type="float" office:value="31400" calcext:value-type="float">
            <text:p>31400</text:p>
          </table:table-cell>
          <table:table-cell office:value-type="float" office:value="180.184" calcext:value-type="float">
            <text:p>180.184</text:p>
          </table:table-cell>
          <table:table-cell office:value-type="string" calcext:value-type="string">
            <text:p>("265b7d25e2e0286933687091c119de6765ed233ad03bbfb2b3d8396e5afda57e", "0faf2f979082276346a00297d260a7320a67c25009a7d56d10df090bd1bdfcc8", "55a10d893c34368c4da4215e10c3ba193d04f77d9032d91d5492e290ad0eec5c", "16fb8e1dea68f6f25801457269c608a95e2613b70a69c85086697ed175f5b1ba", "6bdcf52163ea7126ee8f8cc79006b5b82d5bbd490f8693a0aaf80a80f83f0ffe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5.658" calcext:value-type="float">
            <text:p>45.658</text:p>
          </table:table-cell>
          <table:table-cell office:value-type="string" calcext:value-type="string">
            <text:p>a96fe7be992c38d96ced11cbe914fec2a39735ff350599f6556613408f8fdd0e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.276" calcext:value-type="float">
            <text:p>3.276</text:p>
          </table:table-cell>
          <table:table-cell office:value-type="string" calcext:value-type="string">
            <text:p>a96fe7be992c38d96ced11cbe914fec2a39735ff350599f6556613408f8fdd0e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41c864d6b46552c928d62ebce1a0ec6d09d9244d2170123270424a411be0d5a6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.332" calcext:value-type="float">
            <text:p>3.332</text:p>
          </table:table-cell>
          <table:table-cell office:value-type="string" calcext:value-type="string">
            <text:p>28cbb7628674df477acce53409bb68dd775b752d6d47e88bab1d8b591606c8a0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.026" calcext:value-type="float">
            <text:p>3.026</text:p>
          </table:table-cell>
          <table:table-cell office:value-type="string" calcext:value-type="string">
            <text:p>28cbb7628674df477acce53409bb68dd775b752d6d47e88bab1d8b591606c8a0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41c864d6b46552c928d62ebce1a0ec6d09d9244d2170123270424a411be0d5a6</text:p>
          </table:table-cell>
          <table:table-cell office:value-type="float" office:value="99.77" calcext:value-type="float">
            <text:p>99.77</text:p>
          </table:table-cell>
          <table:table-cell office:value-type="float" office:value="76.36" calcext:value-type="float">
            <text:p>76.36</text:p>
          </table:table-cell>
          <table:table-cell table:number-columns-repeated="2" office:value-type="float" office:value="88.18" calcext:value-type="float">
            <text:p>88.18</text:p>
          </table:table-cell>
          <table:table-cell office:value-type="float" office:value="78.18" calcext:value-type="float">
            <text:p>78.18</text:p>
          </table:table-cell>
          <table:table-cell office:value-type="float" office:value="98.18" calcext:value-type="float">
            <text:p>98.18</text:p>
          </table:table-cell>
          <table:table-cell office:value-type="float" office:value="98" calcext:value-type="float">
            <text:p>98</text:p>
          </table:table-cell>
          <table:table-cell office:value-type="float" office:value="81.94" calcext:value-type="float">
            <text:p>81.94</text:p>
          </table:table-cell>
          <table:table-cell office:value-type="float" office:value="86.83" calcext:value-type="float">
            <text:p>86.83</text:p>
          </table:table-cell>
          <table:table-cell office:value-type="float" office:value="19.53" calcext:value-type="float">
            <text:p>19.53</text:p>
          </table:table-cell>
          <table:table-cell office:value-type="float" office:value="64120" calcext:value-type="float">
            <text:p>6412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34120" calcext:value-type="float">
            <text:p>34120</text:p>
          </table:table-cell>
          <table:table-cell office:value-type="float" office:value="301.436" calcext:value-type="float">
            <text:p>301.436</text:p>
          </table:table-cell>
          <table:table-cell office:value-type="string" calcext:value-type="string">
            <text:p>("42531d2336c4342c6690b8bdd341a22f23943fd170cb19eef6f9ed8792c2f8df", "1fbd881762e3be5bcfbbea00a27b1e069b2cbfc24d6b3c49c42a94945b28b70e", "bb0640735df0ade8a2c15b996fcee4c1c1c92080571d37d4799c1d5c546b9dd5", "f6252b022215bf74d0497659c2c3fd5617e9f8890cecf26d5c196c6c78ef459b", "19079d237d7788206523037a8ba7952079a36708f593e6f0a2c98a67c4517496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9.247" calcext:value-type="float">
            <text:p>29.247</text:p>
          </table:table-cell>
          <table:table-cell office:value-type="string" calcext:value-type="string">
            <text:p>740df58cafa01c06cbaac0f7dcdc856d0f9d87e2d72cf6267f806954a2d88812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740df58cafa01c06cbaac0f7dcdc856d0f9d87e2d72cf6267f806954a2d88812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88e1b2b640d111122993570cbd6e41b066d36df342470f67eba9a154c28d4048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.997" calcext:value-type="float">
            <text:p>2.997</text:p>
          </table:table-cell>
          <table:table-cell office:value-type="string" calcext:value-type="string">
            <text:p>740df58cafa01c06cbaac0f7dcdc856d0f9d87e2d72cf6267f806954a2d88812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.956" calcext:value-type="float">
            <text:p>2.956</text:p>
          </table:table-cell>
          <table:table-cell office:value-type="string" calcext:value-type="string">
            <text:p>740df58cafa01c06cbaac0f7dcdc856d0f9d87e2d72cf6267f806954a2d88812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88e1b2b640d111122993570cbd6e41b066d36df342470f67eba9a154c28d4048</text:p>
          </table:table-cell>
          <table:table-cell office:value-type="float" office:value="98.6" calcext:value-type="float">
            <text:p>98.6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82.73" calcext:value-type="float">
            <text:p>82.73</text:p>
          </table:table-cell>
          <table:table-cell office:value-type="float" office:value="85.45" calcext:value-type="float">
            <text:p>85.45</text:p>
          </table:table-cell>
          <table:table-cell office:value-type="float" office:value="80" calcext:value-type="float">
            <text:p>80</text:p>
          </table:table-cell>
          <table:table-cell office:value-type="float" office:value="81.06" calcext:value-type="float">
            <text:p>81.06</text:p>
          </table:table-cell>
          <table:table-cell office:value-type="float" office:value="84.73" calcext:value-type="float">
            <text:p>84.73</text:p>
          </table:table-cell>
          <table:table-cell office:value-type="float" office:value="83.16" calcext:value-type="float">
            <text:p>83.16</text:p>
          </table:table-cell>
          <table:table-cell office:value-type="float" office:value="16.74" calcext:value-type="float">
            <text:p>16.74</text:p>
          </table:table-cell>
          <table:table-cell office:value-type="float" office:value="59440" calcext:value-type="float">
            <text:p>59440</text:p>
          </table:table-cell>
          <table:table-cell office:value-type="float" office:value="0.02" calcext:value-type="float">
            <text:p>0.02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9280" calcext:value-type="float">
            <text:p>9280</text:p>
          </table:table-cell>
          <table:table-cell office:value-type="float" office:value="155.409" calcext:value-type="float">
            <text:p>155.409</text:p>
          </table:table-cell>
          <table:table-cell office:value-type="string" calcext:value-type="string">
            <text:p>("76af48746d98164c20ec99a164756c2acec87e351abac68503195d0e728db316", "4a182e3f944428bf18c1d883637eb6716d0b23d232489391cf5eca827c0d687a", "ba9ad4571fd62358c21952fd10a94cc8065ad803c21af2e2113e1e723cdb7267", "2a46c960d43494853e40fd866454134bc986a689da96e020cfdac06b6c51c8d7", "c0f4b0b927e6233e0f1db6f22217801ac7359015198c72438d2bcb169146a2e2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15.229" calcext:value-type="float">
            <text:p>15.229</text:p>
          </table:table-cell>
          <table:table-cell office:value-type="string" calcext:value-type="string">
            <text:p>1bebb03e9eda23f7c36a1958c46b423aa304a58ff98c09516acc11bac7839668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4.963" calcext:value-type="float">
            <text:p>4.963</text:p>
          </table:table-cell>
          <table:table-cell office:value-type="string" calcext:value-type="string">
            <text:p>b2de487a338ba30c99aa90a3d8e419f87882cd19bd55119dee8f47091a808737</text:p>
          </table:table-cell>
          <table:table-cell office:value-type="float" office:value="86.05" calcext:value-type="float">
            <text:p>86.0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26ed42f843a44b73c3723b2a278dafa1ef98f917ec961a27abdf0d989484b0f6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4.913" calcext:value-type="float">
            <text:p>4.913</text:p>
          </table:table-cell>
          <table:table-cell office:value-type="string" calcext:value-type="string">
            <text:p>4c9fabaf1aca94a7bf42d85303a12823b5bce822712a76e1c8af1cb145908a90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4.423" calcext:value-type="float">
            <text:p>4.423</text:p>
          </table:table-cell>
          <table:table-cell office:value-type="string" calcext:value-type="string">
            <text:p>38a173f33b664b5872327776171fdc340dfe3041cea71f86fbed1a82cad9d7ba</text:p>
          </table:table-cell>
          <table:table-cell office:value-type="float" office:value="86.05" calcext:value-type="float">
            <text:p>86.0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4.125" calcext:value-type="float">
            <text:p>4.125</text:p>
          </table:table-cell>
          <table:table-cell office:value-type="string" calcext:value-type="string">
            <text:p>26ed42f843a44b73c3723b2a278dafa1ef98f917ec961a27abdf0d989484b0f6</text:p>
          </table:table-cell>
          <table:table-cell office:value-type="float" office:value="99.77" calcext:value-type="float">
            <text:p>99.7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9.09" calcext:value-type="float">
            <text:p>69.09</text:p>
          </table:table-cell>
          <table:table-cell office:value-type="float" office:value="90.91" calcext:value-type="float">
            <text:p>90.91</text:p>
          </table:table-cell>
          <table:table-cell office:value-type="float" office:value="88.33" calcext:value-type="float">
            <text:p>88.33</text:p>
          </table:table-cell>
          <table:table-cell office:value-type="float" office:value="74.73" calcext:value-type="float">
            <text:p>74.73</text:p>
          </table:table-cell>
          <table:table-cell office:value-type="float" office:value="77.47" calcext:value-type="float">
            <text:p>77.47</text:p>
          </table:table-cell>
          <table:table-cell office:value-type="float" office:value="22.15" calcext:value-type="float">
            <text:p>22.15</text:p>
          </table:table-cell>
          <table:table-cell office:value-type="float" office:value="64160" calcext:value-type="float">
            <text:p>6416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19480" calcext:value-type="float">
            <text:p>19480</text:p>
          </table:table-cell>
          <table:table-cell office:value-type="float" office:value="203.359" calcext:value-type="float">
            <text:p>203.359</text:p>
          </table:table-cell>
          <table:table-cell office:value-type="string" calcext:value-type="string">
            <text:p>("9e9a69972496d4bb6b689c7174d1c24da17d64833484cd191e76dfb1e9e7f178", "26005fb7be3fc49c28f59254f397b0b27c68ae9ba0b9d52a7489fad93da824d9", "b11c1deaaeb39eb4b9c9985abf4209967dcebf98e7bc6c2d7b66837d3dea6b12", "4cbd6bca1864f8cff622b1c606c0a63232e33f0a64b3cacacd2cf86263c5c6b9", "c45000dbf7d60b64ddb70fe7ae4a8b56b26eaa66167428fd7ec8672737137f6e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9" calcext:value-type="float">
            <text:p>94.19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13" calcext:value-type="float">
            <text:p>13</text:p>
          </table:table-cell>
          <table:table-cell office:value-type="float" office:value="2.041" calcext:value-type="float">
            <text:p>2.041</text:p>
          </table:table-cell>
          <table:table-cell office:value-type="string" calcext:value-type="string">
            <text:p>52fe976c01a50316e08d6666bb6ac0be3bf4ac9cfa1ec0ecc8f278097c2ccd28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d657b4d5a3887d2db4cbf3f905c64867fa0ae217fa000eca19ae0ac1f8aa7c4b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d657b4d5a3887d2db4cbf3f905c64867fa0ae217fa000eca19ae0ac1f8aa7c4b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71945e9f9eabd263c7cf7bf597090cb7b0fa3271fc43b7c4ac7b17f376433e29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d657b4d5a3887d2db4cbf3f905c64867fa0ae217fa000eca19ae0ac1f8aa7c4b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d657b4d5a3887d2db4cbf3f905c64867fa0ae217fa000eca19ae0ac1f8aa7c4b</text:p>
          </table:table-cell>
          <table:table-cell office:value-type="float" office:value="99.53" calcext:value-type="float">
            <text:p>99.53</text:p>
          </table:table-cell>
          <table:table-cell office:value-type="float" office:value="69.09" calcext:value-type="float">
            <text:p>69.09</text:p>
          </table:table-cell>
          <table:table-cell table:number-columns-repeated="2" office:value-type="float" office:value="84.55" calcext:value-type="float">
            <text:p>84.55</text:p>
          </table:table-cell>
          <table:table-cell office:value-type="float" office:value="70.91" calcext:value-type="float">
            <text:p>70.91</text:p>
          </table:table-cell>
          <table:table-cell office:value-type="float" office:value="98.18" calcext:value-type="float">
            <text:p>98.18</text:p>
          </table:table-cell>
          <table:table-cell office:value-type="float" office:value="97.78" calcext:value-type="float">
            <text:p>97.78</text:p>
          </table:table-cell>
          <table:table-cell office:value-type="float" office:value="77.19" calcext:value-type="float">
            <text:p>77.19</text:p>
          </table:table-cell>
          <table:table-cell office:value-type="float" office:value="82.08" calcext:value-type="float">
            <text:p>82.08</text:p>
          </table:table-cell>
          <table:table-cell office:value-type="float" office:value="17.91" calcext:value-type="float">
            <text:p>17.91</text:p>
          </table:table-cell>
          <table:table-cell office:value-type="float" office:value="62960" calcext:value-type="float">
            <text:p>6296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11480" calcext:value-type="float">
            <text:p>11480</text:p>
          </table:table-cell>
          <table:table-cell office:value-type="float" office:value="145.194" calcext:value-type="float">
            <text:p>145.194</text:p>
          </table:table-cell>
          <table:table-cell office:value-type="string" calcext:value-type="string">
            <text:p>("26e11a08d5af68e80a8b275a78f17c91e2dac9c82ff092c745f1e3bbcfb77859", "afb3bdd4aa7c7513f86659aca0ec7417f2aa86c49377a14b388906658fccb4b6", "688d1244c6771f8754e0f608d56ed7aa0ad054233744261d22d29453788ca83e", "3ad71a5ea5ca555d9486789550761223497fb099f3422ea73f3bd3dd6894a12c", "1abb3d0f09265fd3bb463f62c444115f7a62ea8dc97a1c99ef519b8a7ba5d473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35" calcext:value-type="float">
            <text:p>95.3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5" calcext:value-type="float">
            <text:p>15</text:p>
          </table:table-cell>
          <table:table-cell office:value-type="float" office:value="5.857" calcext:value-type="float">
            <text:p>5.857</text:p>
          </table:table-cell>
          <table:table-cell office:value-type="string" calcext:value-type="string">
            <text:p>6d8a0037ce7948b633d97538991a8bc11f13eb18163bd1149df6c0dbc19f53d6</text:p>
          </table:table-cell>
          <table:table-cell office:value-type="float" office:value="93.02" calcext:value-type="float">
            <text:p>93.02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3.794" calcext:value-type="float">
            <text:p>3.794</text:p>
          </table:table-cell>
          <table:table-cell office:value-type="string" calcext:value-type="string">
            <text:p>9df95ee5bc13b80702cce7108f64e7a2a0680ff3bfa456fdb9bfda1e3f2c3688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0323f01e0bdebf3c3117b77dae87a610d8116c976e8951492f3996cfdcf61f7c</text:p>
          </table:table-cell>
          <table:table-cell office:value-type="float" office:value="95.35" calcext:value-type="float">
            <text:p>95.3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3" calcext:value-type="float">
            <text:p>13</text:p>
          </table:table-cell>
          <table:table-cell office:value-type="float" office:value="3.412" calcext:value-type="float">
            <text:p>3.412</text:p>
          </table:table-cell>
          <table:table-cell office:value-type="string" calcext:value-type="string">
            <text:p>8b7402063c591801f4d49bc6fcec309f59e7be8a9640372922875a6d7170c716</text:p>
          </table:table-cell>
          <table:table-cell office:value-type="float" office:value="93.02" calcext:value-type="float">
            <text:p>93.02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3.169" calcext:value-type="float">
            <text:p>3.169</text:p>
          </table:table-cell>
          <table:table-cell office:value-type="string" calcext:value-type="string">
            <text:p>9df95ee5bc13b80702cce7108f64e7a2a0680ff3bfa456fdb9bfda1e3f2c3688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323f01e0bdebf3c3117b77dae87a610d8116c976e8951492f3996cfdcf61f7c</text:p>
          </table:table-cell>
          <table:table-cell office:value-type="float" office:value="99.77" calcext:value-type="float">
            <text:p>99.77</text:p>
          </table:table-cell>
          <table:table-cell office:value-type="float" office:value="69.09" calcext:value-type="float">
            <text:p>69.09</text:p>
          </table:table-cell>
          <table:table-cell table:number-columns-repeated="2" office:value-type="float" office:value="84.55" calcext:value-type="float">
            <text:p>8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87.27" calcext:value-type="float">
            <text:p>87.27</text:p>
          </table:table-cell>
          <table:table-cell office:value-type="float" office:value="86.63" calcext:value-type="float">
            <text:p>86.63</text:p>
          </table:table-cell>
          <table:table-cell office:value-type="float" office:value="83.23" calcext:value-type="float">
            <text:p>83.23</text:p>
          </table:table-cell>
          <table:table-cell office:value-type="float" office:value="83.95" calcext:value-type="float">
            <text:p>83.95</text:p>
          </table:table-cell>
          <table:table-cell office:value-type="float" office:value="21.63" calcext:value-type="float">
            <text:p>21.63</text:p>
          </table:table-cell>
          <table:table-cell office:value-type="float" office:value="62440" calcext:value-type="float">
            <text:p>6244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83" calcext:value-type="float">
            <text:p>0.8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53" calcext:value-type="float">
            <text:p>0.53</text:p>
          </table:table-cell>
          <table:table-cell office:value-type="float" office:value="0.34" calcext:value-type="float">
            <text:p>0.34</text:p>
          </table:table-cell>
          <table:table-cell office:value-type="float" office:value="0.12" calcext:value-type="float">
            <text:p>0.12</text:p>
          </table:table-cell>
          <table:table-cell office:value-type="float" office:value="14880" calcext:value-type="float">
            <text:p>14880</text:p>
          </table:table-cell>
          <table:table-cell office:value-type="float" office:value="147.925" calcext:value-type="float">
            <text:p>147.925</text:p>
          </table:table-cell>
          <table:table-cell office:value-type="string" calcext:value-type="string">
            <text:p>("fc0390a82a4071da7b202d31ae8201543a974d58cf7d072bd5c33bd1b8f5d125", "e56f1f8bb61be226744fc33e3a001790854c2f89d711ee1f71c908676964bd3b", "44778ef1a718489b19d48ce72370d6d556824373435238f21829c0e2fa84fd56", "6db100033a4ddbe747bc2b68089de9ce4e5dab82aa04fbf464f38a32cc21e39a", "46854869a16a94e39a1be682d0fd0e31a946a96f0a30802cb7e3f04584295af1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84" calcext:value-type="float">
            <text:p>98.84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5" calcext:value-type="float">
            <text:p>15</text:p>
          </table:table-cell>
          <table:table-cell office:value-type="float" office:value="8.108" calcext:value-type="float">
            <text:p>8.108</text:p>
          </table:table-cell>
          <table:table-cell office:value-type="string" calcext:value-type="string">
            <text:p>51c3a216bef863f7c5ff233dc44afc13c19021e269f752af46996e64053a68bc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4.208" calcext:value-type="float">
            <text:p>4.208</text:p>
          </table:table-cell>
          <table:table-cell office:value-type="string" calcext:value-type="string">
            <text:p>045462da4dabec452e575dfdc583b66b84bb78f31ffbc0964c97daa84e9ca546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548" calcext:value-type="float">
            <text:p>0.548</text:p>
          </table:table-cell>
          <table:table-cell office:value-type="string" calcext:value-type="string">
            <text:p>8122b876e2c0bf3fb7bd9d7db379aae376741c4b6d5646f1785e5929f7082e34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4.496" calcext:value-type="float">
            <text:p>4.496</text:p>
          </table:table-cell>
          <table:table-cell office:value-type="string" calcext:value-type="string">
            <text:p>70784be007fbc7b8808174ef42cddbb442e29ba12aa99124bf0e11d1c6b6893c</text:p>
          </table:table-cell>
          <table:table-cell office:value-type="float" office:value="93.02" calcext:value-type="float">
            <text:p>93.02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11" calcext:value-type="float">
            <text:p>11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fad8abf229d192c65f7f89cfc4bf3f9d23e2f77ffb4e9dcea6d6914104bbd843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8122b876e2c0bf3fb7bd9d7db379aae376741c4b6d5646f1785e5929f7082e34</text:p>
          </table:table-cell>
          <table:table-cell office:value-type="float" office:value="100" calcext:value-type="float">
            <text:p>100</text:p>
          </table:table-cell>
          <table:table-cell office:value-type="float" office:value="89.09" calcext:value-type="float">
            <text:p>89.09</text:p>
          </table:table-cell>
          <table:table-cell table:number-columns-repeated="2" office:value-type="float" office:value="94.55" calcext:value-type="float">
            <text:p>94.55</text:p>
          </table:table-cell>
          <table:table-cell office:value-type="float" office:value="89.09" calcext:value-type="float">
            <text:p>8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26" calcext:value-type="float">
            <text:p>90.26</text:p>
          </table:table-cell>
          <table:table-cell office:value-type="float" office:value="94.19" calcext:value-type="float">
            <text:p>94.19</text:p>
          </table:table-cell>
          <table:table-cell office:value-type="float" office:value="20.7" calcext:value-type="float">
            <text:p>20.7</text:p>
          </table:table-cell>
          <table:table-cell office:value-type="float" office:value="61320" calcext:value-type="float">
            <text:p>613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3520" calcext:value-type="float">
            <text:p>3520</text:p>
          </table:table-cell>
          <table:table-cell office:value-type="float" office:value="178.566" calcext:value-type="float">
            <text:p>178.566</text:p>
          </table:table-cell>
          <table:table-cell office:value-type="string" calcext:value-type="string">
            <text:p>("0e920677d6a7f89c5009d50f1210586481fcfe0f810e9eee47e44b149491d753", "668102a2d3b2158fa3a3a4f9444206356e686f6b2945aae8df9229f103605cb6", "b8d1308251ec1a282faf2f1bc93158b3a3afe40028041a13c7d9bcce4a8867df", "4a99bd180921d6cf7ecccf253c127c59ed578ef2c3a321b662e35322da0fd7ae", "4f4acd731a07638f953f8d810cec84861e1aef68f9fc2c8bc347c6cac83f70dd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.947" calcext:value-type="float">
            <text:p>2.947</text:p>
          </table:table-cell>
          <table:table-cell office:value-type="string" calcext:value-type="string">
            <text:p>151dd162c92ebde3e289be6c468ec0b7dffaa1a1aed00375a48223e466fb71bd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.668" calcext:value-type="float">
            <text:p>3.668</text:p>
          </table:table-cell>
          <table:table-cell office:value-type="string" calcext:value-type="string">
            <text:p>151dd162c92ebde3e289be6c468ec0b7dffaa1a1aed00375a48223e466fb71bd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651f94702e7737b4264d91d358ba75ad5e63579d955ed38704a0cd0f9149a24b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.969" calcext:value-type="float">
            <text:p>2.969</text:p>
          </table:table-cell>
          <table:table-cell office:value-type="string" calcext:value-type="string">
            <text:p>151dd162c92ebde3e289be6c468ec0b7dffaa1a1aed00375a48223e466fb71bd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.174" calcext:value-type="float">
            <text:p>3.174</text:p>
          </table:table-cell>
          <table:table-cell office:value-type="string" calcext:value-type="string">
            <text:p>151dd162c92ebde3e289be6c468ec0b7dffaa1a1aed00375a48223e466fb71bd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651f94702e7737b4264d91d358ba75ad5e63579d955ed38704a0cd0f9149a24b</text:p>
          </table:table-cell>
          <table:table-cell office:value-type="float" office:value="99.77" calcext:value-type="float">
            <text:p>99.77</text:p>
          </table:table-cell>
          <table:table-cell office:value-type="float" office:value="74.55" calcext:value-type="float">
            <text:p>74.55</text:p>
          </table:table-cell>
          <table:table-cell table:number-columns-repeated="2" office:value-type="float" office:value="87.27" calcext:value-type="float">
            <text:p>8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64" calcext:value-type="float">
            <text:p>83.64</text:p>
          </table:table-cell>
          <table:table-cell office:value-type="float" office:value="84.85" calcext:value-type="float">
            <text:p>84.85</text:p>
          </table:table-cell>
          <table:table-cell office:value-type="float" office:value="90.18" calcext:value-type="float">
            <text:p>90.18</text:p>
          </table:table-cell>
          <table:table-cell office:value-type="float" office:value="87.75" calcext:value-type="float">
            <text:p>87.75</text:p>
          </table:table-cell>
          <table:table-cell office:value-type="float" office:value="17.44" calcext:value-type="float">
            <text:p>17.44</text:p>
          </table:table-cell>
          <table:table-cell office:value-type="float" office:value="55560" calcext:value-type="float">
            <text:p>5556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8280" calcext:value-type="float">
            <text:p>18280</text:p>
          </table:table-cell>
          <table:table-cell office:value-type="float" office:value="111.194" calcext:value-type="float">
            <text:p>111.194</text:p>
          </table:table-cell>
          <table:table-cell office:value-type="string" calcext:value-type="string">
            <text:p>("04482f2e6b7e53a5266c7ecdba1314bf59c7ab974382c804358290972be5bf7d", "430ab40062fa10581bdd91bd56f08121c741e6211be35da62920ef6f36d8d148", "117c276e278480a1dfee1bb2e49ea2f1ae7bb6e1870af8282d93dc2d063f410a", "1b7dfd76db8d008a0d817a8e1c5dd7d763f3906c5cf77b4dc5fc0474f0ee2e40", "cc8ae56a61d5b2d0babf7a3084ab0699d76490dffde76af861b5a2f12399c2f1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67" calcext:value-type="float">
            <text:p>97.6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5" calcext:value-type="float">
            <text:p>15</text:p>
          </table:table-cell>
          <table:table-cell office:value-type="float" office:value="6.498" calcext:value-type="float">
            <text:p>6.498</text:p>
          </table:table-cell>
          <table:table-cell office:value-type="string" calcext:value-type="string">
            <text:p>1f5c58beda24acb473fa0fc26a87cf2ed0eefe6c825138203e60c08ebf42c42c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904" calcext:value-type="float">
            <text:p>4.904</text:p>
          </table:table-cell>
          <table:table-cell office:value-type="string" calcext:value-type="string">
            <text:p>a128a0b9ea9a810706702a716abe35977e9093c9f44996ad236d62ef30e39c0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795" calcext:value-type="float">
            <text:p>4.795</text:p>
          </table:table-cell>
          <table:table-cell office:value-type="string" calcext:value-type="string">
            <text:p>a128a0b9ea9a810706702a716abe35977e9093c9f44996ad236d62ef30e39c0b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3" calcext:value-type="float">
            <text:p>13</text:p>
          </table:table-cell>
          <table:table-cell office:value-type="float" office:value="6.056" calcext:value-type="float">
            <text:p>6.056</text:p>
          </table:table-cell>
          <table:table-cell office:value-type="string" calcext:value-type="string">
            <text:p>4ef2888eb06cacb74e3a3247c33caaea922c3049afe8f511ad26e75a61041db5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893" calcext:value-type="float">
            <text:p>4.893</text:p>
          </table:table-cell>
          <table:table-cell office:value-type="string" calcext:value-type="string">
            <text:p>a128a0b9ea9a810706702a716abe35977e9093c9f44996ad236d62ef30e39c0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815" calcext:value-type="float">
            <text:p>4.815</text:p>
          </table:table-cell>
          <table:table-cell office:value-type="string" calcext:value-type="string">
            <text:p>a128a0b9ea9a810706702a716abe35977e9093c9f44996ad236d62ef30e39c0b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92" calcext:value-type="float">
            <text:p>91.92</text:p>
          </table:table-cell>
          <table:table-cell office:value-type="float" office:value="95.14" calcext:value-type="float">
            <text:p>95.14</text:p>
          </table:table-cell>
          <table:table-cell office:value-type="float" office:value="20" calcext:value-type="float">
            <text:p>20</text:p>
          </table:table-cell>
          <table:table-cell office:value-type="float" office:value="64760" calcext:value-type="float">
            <text:p>6476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880" calcext:value-type="float">
            <text:p>880</text:p>
          </table:table-cell>
          <table:table-cell office:value-type="float" office:value="150.84" calcext:value-type="float">
            <text:p>150.84</text:p>
          </table:table-cell>
          <table:table-cell office:value-type="string" calcext:value-type="string">
            <text:p>("e9d4e5d324d783164062536d61d4b0773447b3d9bafb38fb4e459f28e552c831", "1bf06efe123fca02e2d423bd36c0f4197c01a747ba8f876b3261c3590de80621", "48a54ece709998b198fb68b0dbed3b87bc13c750c2f823cd3c22be1761ab3c58", "979e463d5876224b4ae250a30084dfe916b3697e3a0ddb907d7fb62771ca68ea", "fd579b9adb7fe6a74ecd64eb857a6255588c9875d9c4234d672218ab8a776433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84" calcext:value-type="float">
            <text:p>98.84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6.285" calcext:value-type="float">
            <text:p>6.285</text:p>
          </table:table-cell>
          <table:table-cell office:value-type="string" calcext:value-type="string">
            <text:p>4dde099964c66ca2cb3ba64b1328bb711c1b9571d94c5bdf52660f794a38a83e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5.791" calcext:value-type="float">
            <text:p>5.791</text:p>
          </table:table-cell>
          <table:table-cell office:value-type="string" calcext:value-type="string">
            <text:p>74afdf51707a4d301639de52b6e29edced73d57dfd99a4d6ca4f8928e2893406</text:p>
          </table:table-cell>
          <table:table-cell office:value-type="float" office:value="88.37" calcext:value-type="float">
            <text:p>88.3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5" calcext:value-type="float">
            <text:p>5</text:p>
          </table:table-cell>
          <table:table-cell office:value-type="float" office:value="4.708" calcext:value-type="float">
            <text:p>4.708</text:p>
          </table:table-cell>
          <table:table-cell office:value-type="string" calcext:value-type="string">
            <text:p>3a615bd4df049508c1801c79615770136ce84a3c88a29402b925cbc429351105</text:p>
          </table:table-cell>
          <table:table-cell office:value-type="float" office:value="98.84" calcext:value-type="float">
            <text:p>98.84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6.119" calcext:value-type="float">
            <text:p>6.119</text:p>
          </table:table-cell>
          <table:table-cell office:value-type="string" calcext:value-type="string">
            <text:p>4dde099964c66ca2cb3ba64b1328bb711c1b9571d94c5bdf52660f794a38a83e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5.367" calcext:value-type="float">
            <text:p>5.367</text:p>
          </table:table-cell>
          <table:table-cell office:value-type="string" calcext:value-type="string">
            <text:p>74afdf51707a4d301639de52b6e29edced73d57dfd99a4d6ca4f8928e2893406</text:p>
          </table:table-cell>
          <table:table-cell office:value-type="float" office:value="88.37" calcext:value-type="float">
            <text:p>88.3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5" calcext:value-type="float">
            <text:p>5</text:p>
          </table:table-cell>
          <table:table-cell office:value-type="float" office:value="4.723" calcext:value-type="float">
            <text:p>4.723</text:p>
          </table:table-cell>
          <table:table-cell office:value-type="string" calcext:value-type="string">
            <text:p>3a615bd4df049508c1801c79615770136ce84a3c88a29402b925cbc429351105</text:p>
          </table:table-cell>
          <table:table-cell office:value-type="float" office:value="99.3" calcext:value-type="float">
            <text:p>99.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8.14" calcext:value-type="float">
            <text:p>18.14</text:p>
          </table:table-cell>
          <table:table-cell office:value-type="float" office:value="59280" calcext:value-type="float">
            <text:p>592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520" calcext:value-type="float">
            <text:p>29520</text:p>
          </table:table-cell>
          <table:table-cell office:value-type="float" office:value="165.327" calcext:value-type="float">
            <text:p>165.327</text:p>
          </table:table-cell>
          <table:table-cell office:value-type="string" calcext:value-type="string">
            <text:p>("0697a7f44df677d0743074ec62b8eb07c12d2862bd0d95dfbdc83b6e064de780", "635a03934de8251d0abe49190d8c1611922df534257efa47c2f83b27dc5ed794", "7ea5fe5b5ad1655407a4a03f201c2541dd6eefc02de52687af461508a664660e", "88127783d36d856a7f2f4c1c506505b1c77a4dd8948017bf45b820ab8f937b83", "6f6f06a42ac68e0035990d7618fac8caebaf4df4b9e261f4956b0d0649296c6f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1" calcext:value-type="float">
            <text:p>11</text:p>
          </table:table-cell>
          <table:table-cell office:value-type="float" office:value="5.701" calcext:value-type="float">
            <text:p>5.701</text:p>
          </table:table-cell>
          <table:table-cell office:value-type="string" calcext:value-type="string">
            <text:p>a2c623ac18393542d65cda4e493cfc20aaf90d7707653daa7ed1d4659a96411c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4.606" calcext:value-type="float">
            <text:p>4.606</text:p>
          </table:table-cell>
          <table:table-cell office:value-type="string" calcext:value-type="string">
            <text:p>ef4c9265a1572fa3017bc7d4a38a3c876d0016dd5da55dd041f4f5416bf04da0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cca1503b2729f9e6958fa08a70a6b95f66006d2e2318863e2df2805d63f2d5e5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4.694" calcext:value-type="float">
            <text:p>4.694</text:p>
          </table:table-cell>
          <table:table-cell office:value-type="string" calcext:value-type="string">
            <text:p>ef4c9265a1572fa3017bc7d4a38a3c876d0016dd5da55dd041f4f5416bf04da0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4.327" calcext:value-type="float">
            <text:p>4.327</text:p>
          </table:table-cell>
          <table:table-cell office:value-type="string" calcext:value-type="string">
            <text:p>ef4c9265a1572fa3017bc7d4a38a3c876d0016dd5da55dd041f4f5416bf04da0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cca1503b2729f9e6958fa08a70a6b95f66006d2e2318863e2df2805d63f2d5e5</text:p>
          </table:table-cell>
          <table:table-cell office:value-type="float" office:value="99.77" calcext:value-type="float">
            <text:p>99.77</text:p>
          </table:table-cell>
          <table:table-cell office:value-type="float" office:value="74.55" calcext:value-type="float">
            <text:p>74.55</text:p>
          </table:table-cell>
          <table:table-cell table:number-columns-repeated="2" office:value-type="float" office:value="87.27" calcext:value-type="float">
            <text:p>8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90.14" calcext:value-type="float">
            <text:p>90.14</text:p>
          </table:table-cell>
          <table:table-cell office:value-type="float" office:value="85.08" calcext:value-type="float">
            <text:p>85.08</text:p>
          </table:table-cell>
          <table:table-cell office:value-type="float" office:value="86.65" calcext:value-type="float">
            <text:p>86.65</text:p>
          </table:table-cell>
          <table:table-cell office:value-type="float" office:value="18.6" calcext:value-type="float">
            <text:p>18.6</text:p>
          </table:table-cell>
          <table:table-cell office:value-type="float" office:value="58680" calcext:value-type="float">
            <text:p>5868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office:value-type="float" office:value="41720" calcext:value-type="float">
            <text:p>41720</text:p>
          </table:table-cell>
          <table:table-cell office:value-type="float" office:value="150.278" calcext:value-type="float">
            <text:p>150.278</text:p>
          </table:table-cell>
          <table:table-cell office:value-type="string" calcext:value-type="string">
            <text:p>("6c24df09b0157150c48e24378940de61591f1ee77d4f340f0ad3ccfd83722bbc", "7297f55b4f5c1a74acefb95832c7b89464eea37c95a10ad88080caba4826f577", "4291461137b1a31f2683d4e557e366acba696709338a48adad27c69ed2606df2", "b83d62c9ac5cdcc2dcd8b5f7fbcdcf1c0c13c43b3562d8039b54af84a60ad10e", "c84d4b9a52a97a0e578cc43347891eeb7741878383b0ca1b444a1f1c41f36812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69" calcext:value-type="float">
            <text:p>94.69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9.09" calcext:value-type="float">
            <text:p>59.09</text:p>
          </table:table-cell>
          <table:table-cell office:value-type="float" office:value="61.29" calcext:value-type="float">
            <text:p>61.29</text:p>
          </table:table-cell>
          <table:table-cell office:value-type="float" office:value="35" calcext:value-type="float">
            <text:p>35</text:p>
          </table:table-cell>
          <table:table-cell office:value-type="float" office:value="44.446" calcext:value-type="float">
            <text:p>44.446</text:p>
          </table:table-cell>
          <table:table-cell office:value-type="string" calcext:value-type="string">
            <text:p>ecdde0a5b8fb308471d6c60eec9a00f95cdd38b3c75e40e0d8c7aa6567f3410d</text:p>
          </table:table-cell>
          <table:table-cell office:value-type="float" office:value="92.04" calcext:value-type="float">
            <text:p>92.04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27" calcext:value-type="float">
            <text:p>27</text:p>
          </table:table-cell>
          <table:table-cell office:value-type="float" office:value="16.762" calcext:value-type="float">
            <text:p>16.762</text:p>
          </table:table-cell>
          <table:table-cell office:value-type="string" calcext:value-type="string">
            <text:p>f6ab269813baf17f3d96872b3eabc61892754f84c1a8e07b735dc25d64a3d1cd</text:p>
          </table:table-cell>
          <table:table-cell office:value-type="float" office:value="89.82" calcext:value-type="float">
            <text:p>89.8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23" calcext:value-type="float">
            <text:p>23</text:p>
          </table:table-cell>
          <table:table-cell office:value-type="float" office:value="16.789" calcext:value-type="float">
            <text:p>16.789</text:p>
          </table:table-cell>
          <table:table-cell office:value-type="string" calcext:value-type="string">
            <text:p>0e1ab29c1f947dbf0fb2a0c79c0d45c567dc62d18c1ccddbf2a73e2aefee4c3d</text:p>
          </table:table-cell>
          <table:table-cell office:value-type="float" office:value="94.25" calcext:value-type="float">
            <text:p>94.2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7682b2d1cf4cc64297eb00ba86299aa1592fa92edf1e88321e47f6973c92d48</text:p>
          </table:table-cell>
          <table:table-cell office:value-type="float" office:value="92.04" calcext:value-type="float">
            <text:p>92.04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27" calcext:value-type="float">
            <text:p>27</text:p>
          </table:table-cell>
          <table:table-cell office:value-type="float" office:value="16.772" calcext:value-type="float">
            <text:p>16.772</text:p>
          </table:table-cell>
          <table:table-cell office:value-type="string" calcext:value-type="string">
            <text:p>f6ab269813baf17f3d96872b3eabc61892754f84c1a8e07b735dc25d64a3d1cd</text:p>
          </table:table-cell>
          <table:table-cell office:value-type="float" office:value="89.82" calcext:value-type="float">
            <text:p>89.8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23" calcext:value-type="float">
            <text:p>23</text:p>
          </table:table-cell>
          <table:table-cell office:value-type="float" office:value="16.662" calcext:value-type="float">
            <text:p>16.662</text:p>
          </table:table-cell>
          <table:table-cell office:value-type="string" calcext:value-type="string">
            <text:p>0e1ab29c1f947dbf0fb2a0c79c0d45c567dc62d18c1ccddbf2a73e2aefee4c3d</text:p>
          </table:table-cell>
          <table:table-cell office:value-type="float" office:value="99.56" calcext:value-type="float">
            <text:p>99.56</text:p>
          </table:table-cell>
          <table:table-cell office:value-type="float" office:value="56.43" calcext:value-type="float">
            <text:p>56.43</text:p>
          </table:table-cell>
          <table:table-cell table:number-columns-repeated="2" office:value-type="float" office:value="78.21" calcext:value-type="float">
            <text:p>78.21</text:p>
          </table:table-cell>
          <table:table-cell office:value-type="float" office:value="80.71" calcext:value-type="float">
            <text:p>80.71</text:p>
          </table:table-cell>
          <table:table-cell office:value-type="float" office:value="75.71" calcext:value-type="float">
            <text:p>75.71</text:p>
          </table:table-cell>
          <table:table-cell office:value-type="float" office:value="76.99" calcext:value-type="float">
            <text:p>76.99</text:p>
          </table:table-cell>
          <table:table-cell office:value-type="float" office:value="79.7" calcext:value-type="float">
            <text:p>79.7</text:p>
          </table:table-cell>
          <table:table-cell office:value-type="float" office:value="78.77" calcext:value-type="float">
            <text:p>78.77</text:p>
          </table:table-cell>
          <table:table-cell office:value-type="float" office:value="33.45" calcext:value-type="float">
            <text:p>33.45</text:p>
          </table:table-cell>
          <table:table-cell office:value-type="float" office:value="156440" calcext:value-type="float">
            <text:p>15644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24280" calcext:value-type="float">
            <text:p>24280</text:p>
          </table:table-cell>
          <table:table-cell office:value-type="float" office:value="425.389" calcext:value-type="float">
            <text:p>425.389</text:p>
          </table:table-cell>
          <table:table-cell office:value-type="string" calcext:value-type="string">
            <text:p>("b19e5e16c2cb58e33e527f3aeee4c643cbfc63d3c85995d7acfc02a5d6c55cb1", "ae0c433a64f91147e92317f0fdade23c2fe908b9cf6c6dabf3a0e2e1216c91e2", "935ddd5cbbc1d060f57c2846d150ea4e94f3e1bd484248f67c046f1406126050", "8005b07ff1bfd371c11a2bac2e1a362275346a73a79056b5e34a83d76dd2b8d6", "59515a77e64dd31005d946ccfd20bc534050898e299259ad356f34adf5d61cfe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23" calcext:value-type="float">
            <text:p>98.23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85" calcext:value-type="float">
            <text:p>53.85</text:p>
          </table:table-cell>
          <table:table-cell office:value-type="float" office:value="55.17" calcext:value-type="float">
            <text:p>55.17</text:p>
          </table:table-cell>
          <table:table-cell office:value-type="float" office:value="43" calcext:value-type="float">
            <text:p>43</text:p>
          </table:table-cell>
          <table:table-cell office:value-type="float" office:value="24.279" calcext:value-type="float">
            <text:p>24.279</text:p>
          </table:table-cell>
          <table:table-cell office:value-type="string" calcext:value-type="string">
            <text:p>5e7cc378d421fcd14207d65c09aeffa3d0fea8544b42de5d927ef7db7b3ca5ba</text:p>
          </table:table-cell>
          <table:table-cell office:value-type="float" office:value="90.27" calcext:value-type="float">
            <text:p>90.27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46.43" calcext:value-type="float">
            <text:p>46.43</text:p>
          </table:table-cell>
          <table:table-cell office:value-type="float" office:value="54.55" calcext:value-type="float">
            <text:p>54.55</text:p>
          </table:table-cell>
          <table:table-cell office:value-type="float" office:value="56.52" calcext:value-type="float">
            <text:p>56.52</text:p>
          </table:table-cell>
          <table:table-cell office:value-type="float" office:value="59.02" calcext:value-type="float">
            <text:p>59.02</text:p>
          </table:table-cell>
          <table:table-cell office:value-type="float" office:value="27" calcext:value-type="float">
            <text:p>27</text:p>
          </table:table-cell>
          <table:table-cell office:value-type="float" office:value="9.815" calcext:value-type="float">
            <text:p>9.815</text:p>
          </table:table-cell>
          <table:table-cell office:value-type="string" calcext:value-type="string">
            <text:p>744d006537489c11b6d939dabd5321b618c1016d27a3375b7efc01c7ceb829fe</text:p>
          </table:table-cell>
          <table:table-cell office:value-type="float" office:value="83.19" calcext:value-type="float">
            <text:p>83.19</text:p>
          </table:table-cell>
          <table:table-cell office:value-type="float" office:value="7.14" calcext:value-type="float">
            <text:p>7.14</text:p>
          </table:table-cell>
          <table:table-cell table:number-columns-repeated="7" office:value-type="float" office:value="53.57" calcext:value-type="float">
            <text:p>53.57</text:p>
          </table:table-cell>
          <table:table-cell office:value-type="float" office:value="15" calcext:value-type="float">
            <text:p>15</text:p>
          </table:table-cell>
          <table:table-cell office:value-type="float" office:value="9.006" calcext:value-type="float">
            <text:p>9.006</text:p>
          </table:table-cell>
          <table:table-cell office:value-type="string" calcext:value-type="string">
            <text:p>e18b0b55afe04354139a821f5c0aab11eb70c4adbd90cda78a03fb22ac1c243f</text:p>
          </table:table-cell>
          <table:table-cell office:value-type="float" office:value="96.02" calcext:value-type="float">
            <text:p>96.02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85" calcext:value-type="float">
            <text:p>53.85</text:p>
          </table:table-cell>
          <table:table-cell office:value-type="float" office:value="55.17" calcext:value-type="float">
            <text:p>55.17</text:p>
          </table:table-cell>
          <table:table-cell office:value-type="float" office:value="41" calcext:value-type="float">
            <text:p>41</text:p>
          </table:table-cell>
          <table:table-cell office:value-type="float" office:value="10.215" calcext:value-type="float">
            <text:p>10.215</text:p>
          </table:table-cell>
          <table:table-cell office:value-type="string" calcext:value-type="string">
            <text:p>7e98e3c0bad6cfe1e728f38bd8a64e2c880db56c116f5754ac9523c86670d27c</text:p>
          </table:table-cell>
          <table:table-cell office:value-type="float" office:value="89.38" calcext:value-type="float">
            <text:p>89.38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46.43" calcext:value-type="float">
            <text:p>46.43</text:p>
          </table:table-cell>
          <table:table-cell office:value-type="float" office:value="54.55" calcext:value-type="float">
            <text:p>54.55</text:p>
          </table:table-cell>
          <table:table-cell office:value-type="float" office:value="56.52" calcext:value-type="float">
            <text:p>56.52</text:p>
          </table:table-cell>
          <table:table-cell office:value-type="float" office:value="59.02" calcext:value-type="float">
            <text:p>59.02</text:p>
          </table:table-cell>
          <table:table-cell office:value-type="float" office:value="27" calcext:value-type="float">
            <text:p>27</text:p>
          </table:table-cell>
          <table:table-cell office:value-type="float" office:value="9.778" calcext:value-type="float">
            <text:p>9.778</text:p>
          </table:table-cell>
          <table:table-cell office:value-type="string" calcext:value-type="string">
            <text:p>27f257db017667a11f6d0bdeb21174fc4e033f09344eec2ee81fb93a475439bd</text:p>
          </table:table-cell>
          <table:table-cell office:value-type="float" office:value="83.19" calcext:value-type="float">
            <text:p>83.19</text:p>
          </table:table-cell>
          <table:table-cell office:value-type="float" office:value="7.14" calcext:value-type="float">
            <text:p>7.14</text:p>
          </table:table-cell>
          <table:table-cell table:number-columns-repeated="7" office:value-type="float" office:value="53.57" calcext:value-type="float">
            <text:p>53.57</text:p>
          </table:table-cell>
          <table:table-cell office:value-type="float" office:value="15" calcext:value-type="float">
            <text:p>15</text:p>
          </table:table-cell>
          <table:table-cell office:value-type="float" office:value="8.976" calcext:value-type="float">
            <text:p>8.976</text:p>
          </table:table-cell>
          <table:table-cell office:value-type="string" calcext:value-type="string">
            <text:p>e18b0b55afe04354139a821f5c0aab11eb70c4adbd90cda78a03fb22ac1c243f</text:p>
          </table:table-cell>
          <table:table-cell office:value-type="float" office:value="100" calcext:value-type="float">
            <text:p>100</text:p>
          </table:table-cell>
          <table:table-cell office:value-type="float" office:value="25.71" calcext:value-type="float">
            <text:p>25.71</text:p>
          </table:table-cell>
          <table:table-cell table:number-columns-repeated="2" office:value-type="float" office:value="62.86" calcext:value-type="float">
            <text:p>62.86</text:p>
          </table:table-cell>
          <table:table-cell office:value-type="float" office:value="67.86" calcext:value-type="float">
            <text:p>67.86</text:p>
          </table:table-cell>
          <table:table-cell office:value-type="float" office:value="57.86" calcext:value-type="float">
            <text:p>57.86</text:p>
          </table:table-cell>
          <table:table-cell office:value-type="float" office:value="61.63" calcext:value-type="float">
            <text:p>61.63</text:p>
          </table:table-cell>
          <table:table-cell office:value-type="float" office:value="64.72" calcext:value-type="float">
            <text:p>64.72</text:p>
          </table:table-cell>
          <table:table-cell office:value-type="float" office:value="64.45" calcext:value-type="float">
            <text:p>64.45</text:p>
          </table:table-cell>
          <table:table-cell office:value-type="float" office:value="35.13" calcext:value-type="float">
            <text:p>35.13</text:p>
          </table:table-cell>
          <table:table-cell office:value-type="float" office:value="158360" calcext:value-type="float">
            <text:p>158360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77" calcext:value-type="float">
            <text:p>0.77</text:p>
          </table:table-cell>
          <table:table-cell office:value-type="float" office:value="0.28" calcext:value-type="float">
            <text:p>0.28</text:p>
          </table:table-cell>
          <table:table-cell office:value-type="float" office:value="0.12" calcext:value-type="float">
            <text:p>0.12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11" calcext:value-type="float">
            <text:p>0.11</text:p>
          </table:table-cell>
          <table:table-cell office:value-type="float" office:value="119080" calcext:value-type="float">
            <text:p>119080</text:p>
          </table:table-cell>
          <table:table-cell office:value-type="float" office:value="385.651" calcext:value-type="float">
            <text:p>385.651</text:p>
          </table:table-cell>
          <table:table-cell office:value-type="string" calcext:value-type="string">
            <text:p>("1b04d68cb08bf1ac3b073b646ca6061c4ac8bbaa990de229fd364aa2bbe1a860", "7d9b81bf166a3651607994cf9001ea41082a9c5abd000bde84599fd32b75f998", "af7f243eb63b53ad32e1fe6de1b707eff31f49ae24416481af5413dc2521ba4e", "34edb992cf123a8d7b0b003af034b3f368121e02bf0220b8bd4883a8ec7c7cab", "e067bc22fa5d3901a0a2f9f414f832b3ca195542b2f6efa24c636bbc0df51748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79" calcext:value-type="float">
            <text:p>97.79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37" calcext:value-type="float">
            <text:p>37</text:p>
          </table:table-cell>
          <table:table-cell office:value-type="float" office:value="15.488" calcext:value-type="float">
            <text:p>15.488</text:p>
          </table:table-cell>
          <table:table-cell office:value-type="string" calcext:value-type="string">
            <text:p>d4df33bfcddb415c6e640d61f44aae33cee21380e82f1fcf43616dcfded0d452</text:p>
          </table:table-cell>
          <table:table-cell office:value-type="float" office:value="86.28" calcext:value-type="float">
            <text:p>86.28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15" calcext:value-type="float">
            <text:p>15</text:p>
          </table:table-cell>
          <table:table-cell office:value-type="float" office:value="8.178" calcext:value-type="float">
            <text:p>8.178</text:p>
          </table:table-cell>
          <table:table-cell office:value-type="string" calcext:value-type="string">
            <text:p>74610ec6c5d5343c1b1ff8c65488d5104233bf6da544c88d444d294c3fcc0ea7</text:p>
          </table:table-cell>
          <table:table-cell office:value-type="float" office:value="78.76" calcext:value-type="float">
            <text:p>78.76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6.423" calcext:value-type="float">
            <text:p>6.423</text:p>
          </table:table-cell>
          <table:table-cell office:value-type="string" calcext:value-type="string">
            <text:p>daec73fa1b3fb9a5afb1ad8caf881a27563e3a25d5c2a8ee4ac5925a814dee28</text:p>
          </table:table-cell>
          <table:table-cell office:value-type="float" office:value="96.46" calcext:value-type="float">
            <text:p>96.46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35" calcext:value-type="float">
            <text:p>35</text:p>
          </table:table-cell>
          <table:table-cell office:value-type="float" office:value="10.441" calcext:value-type="float">
            <text:p>10.441</text:p>
          </table:table-cell>
          <table:table-cell office:value-type="string" calcext:value-type="string">
            <text:p>0967ef398fe04dd0beccd8d9fee27613233076ca8a18a08fa31e16b6f2805395</text:p>
          </table:table-cell>
          <table:table-cell office:value-type="float" office:value="85.84" calcext:value-type="float">
            <text:p>85.84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15" calcext:value-type="float">
            <text:p>15</text:p>
          </table:table-cell>
          <table:table-cell office:value-type="float" office:value="8.149" calcext:value-type="float">
            <text:p>8.149</text:p>
          </table:table-cell>
          <table:table-cell office:value-type="string" calcext:value-type="string">
            <text:p>f163d99cd365e456ad85c83524aa72aef8b638898f6ccb56878cff30e42c0301</text:p>
          </table:table-cell>
          <table:table-cell office:value-type="float" office:value="78.76" calcext:value-type="float">
            <text:p>78.76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6.384" calcext:value-type="float">
            <text:p>6.384</text:p>
          </table:table-cell>
          <table:table-cell office:value-type="string" calcext:value-type="string">
            <text:p>daec73fa1b3fb9a5afb1ad8caf881a27563e3a25d5c2a8ee4ac5925a814dee28</text:p>
          </table:table-cell>
          <table:table-cell office:value-type="float" office:value="99.82" calcext:value-type="float">
            <text:p>99.82</text:p>
          </table:table-cell>
          <table:table-cell office:value-type="float" office:value="34.29" calcext:value-type="float">
            <text:p>34.29</text:p>
          </table:table-cell>
          <table:table-cell table:number-columns-repeated="2" office:value-type="float" office:value="67.14" calcext:value-type="float">
            <text:p>67.14</text:p>
          </table:table-cell>
          <table:table-cell office:value-type="float" office:value="59.29" calcext:value-type="float">
            <text:p>59.29</text:p>
          </table:table-cell>
          <table:table-cell office:value-type="float" office:value="75" calcext:value-type="float">
            <text:p>75</text:p>
          </table:table-cell>
          <table:table-cell office:value-type="float" office:value="70.51" calcext:value-type="float">
            <text:p>70.51</text:p>
          </table:table-cell>
          <table:table-cell office:value-type="float" office:value="64.77" calcext:value-type="float">
            <text:p>64.77</text:p>
          </table:table-cell>
          <table:table-cell office:value-type="float" office:value="64.38" calcext:value-type="float">
            <text:p>64.38</text:p>
          </table:table-cell>
          <table:table-cell office:value-type="float" office:value="31.06" calcext:value-type="float">
            <text:p>31.06</text:p>
          </table:table-cell>
          <table:table-cell office:value-type="float" office:value="153400" calcext:value-type="float">
            <text:p>153400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8800" calcext:value-type="float">
            <text:p>8800</text:p>
          </table:table-cell>
          <table:table-cell office:value-type="float" office:value="408.552" calcext:value-type="float">
            <text:p>408.552</text:p>
          </table:table-cell>
          <table:table-cell office:value-type="string" calcext:value-type="string">
            <text:p>("93f5a845c806cd3a281cad26b0e294356a8b56be74d179a9ce2b6beeaa03df57", "0e806d38e31589c0f48c9f9bfe9e71ce2f075e207530d1c6a0e74cc707b0f2f5", "a75f8728fb81afb684d75d7b41c4df5a3be4d3ced93c82c18144379cc76b124f", "ffdab497d257da8a63b1aad25bcdeddeaa9a22d918bba59bd9890280211cdc04", "766b3ef7175982f8be6f35185529382428ef520828e9e5898ab26c08e8c244ae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92" calcext:value-type="float">
            <text:p>92.9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29" calcext:value-type="float">
            <text:p>29</text:p>
          </table:table-cell>
          <table:table-cell office:value-type="float" office:value="14.998" calcext:value-type="float">
            <text:p>14.998</text:p>
          </table:table-cell>
          <table:table-cell office:value-type="string" calcext:value-type="string">
            <text:p>70a6645372147d5b89f6c4b417f7cfe510ab40ef443e4da8eb132a8f1851ca23</text:p>
          </table:table-cell>
          <table:table-cell office:value-type="float" office:value="92.04" calcext:value-type="float">
            <text:p>92.04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27" calcext:value-type="float">
            <text:p>27</text:p>
          </table:table-cell>
          <table:table-cell office:value-type="float" office:value="10.067" calcext:value-type="float">
            <text:p>10.067</text:p>
          </table:table-cell>
          <table:table-cell office:value-type="string" calcext:value-type="string">
            <text:p>df162eb9995ca5893efe174208c43a068ebe0a58d1fa0745a1d26fe5c5404dc1</text:p>
          </table:table-cell>
          <table:table-cell office:value-type="float" office:value="76.11" calcext:value-type="float">
            <text:p>76.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8.57" calcext:value-type="float">
            <text:p>78.57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8.42" calcext:value-type="float">
            <text:p>68.42</text:p>
          </table:table-cell>
          <table:table-cell office:value-type="float" office:value="67.69" calcext:value-type="float">
            <text:p>67.69</text:p>
          </table:table-cell>
          <table:table-cell office:value-type="float" office:value="9" calcext:value-type="float">
            <text:p>9</text:p>
          </table:table-cell>
          <table:table-cell office:value-type="float" office:value="4.483" calcext:value-type="float">
            <text:p>4.483</text:p>
          </table:table-cell>
          <table:table-cell office:value-type="string" calcext:value-type="string">
            <text:p>0842e15b6e7a21bd2897686c30041e6c84d306f3e476a8c6052408dfcfadaee1</text:p>
          </table:table-cell>
          <table:table-cell office:value-type="float" office:value="91.15" calcext:value-type="float">
            <text:p>91.1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29" calcext:value-type="float">
            <text:p>29</text:p>
          </table:table-cell>
          <table:table-cell office:value-type="float" office:value="10.167" calcext:value-type="float">
            <text:p>10.167</text:p>
          </table:table-cell>
          <table:table-cell office:value-type="string" calcext:value-type="string">
            <text:p>fed76b0265831da38c29ff13f7c97f363d921faab684c68231a43ddfe6e92444</text:p>
          </table:table-cell>
          <table:table-cell office:value-type="float" office:value="91.15" calcext:value-type="float">
            <text:p>91.1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27" calcext:value-type="float">
            <text:p>27</text:p>
          </table:table-cell>
          <table:table-cell office:value-type="float" office:value="10.076" calcext:value-type="float">
            <text:p>10.076</text:p>
          </table:table-cell>
          <table:table-cell office:value-type="string" calcext:value-type="string">
            <text:p>b0c52d15f7f5cd2b97babcbb22ae9eb998e7a394fbc9d53ecd704038a79432dd</text:p>
          </table:table-cell>
          <table:table-cell office:value-type="float" office:value="76.11" calcext:value-type="float">
            <text:p>76.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8.57" calcext:value-type="float">
            <text:p>78.57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8.42" calcext:value-type="float">
            <text:p>68.42</text:p>
          </table:table-cell>
          <table:table-cell office:value-type="float" office:value="67.69" calcext:value-type="float">
            <text:p>67.69</text:p>
          </table:table-cell>
          <table:table-cell office:value-type="float" office:value="9" calcext:value-type="float">
            <text:p>9</text:p>
          </table:table-cell>
          <table:table-cell office:value-type="float" office:value="4.478" calcext:value-type="float">
            <text:p>4.478</text:p>
          </table:table-cell>
          <table:table-cell office:value-type="string" calcext:value-type="string">
            <text:p>0842e15b6e7a21bd2897686c30041e6c84d306f3e476a8c6052408dfcfadaee1</text:p>
          </table:table-cell>
          <table:table-cell office:value-type="float" office:value="99.65" calcext:value-type="float">
            <text:p>99.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5.71" calcext:value-type="float">
            <text:p>75.71</text:p>
          </table:table-cell>
          <table:table-cell office:value-type="float" office:value="74.29" calcext:value-type="float">
            <text:p>74.29</text:p>
          </table:table-cell>
          <table:table-cell office:value-type="float" office:value="74.72" calcext:value-type="float">
            <text:p>74.7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16" calcext:value-type="float">
            <text:p>75.16</text:p>
          </table:table-cell>
          <table:table-cell office:value-type="float" office:value="33.78" calcext:value-type="float">
            <text:p>33.78</text:p>
          </table:table-cell>
          <table:table-cell office:value-type="float" office:value="156520" calcext:value-type="float">
            <text:p>15652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37120" calcext:value-type="float">
            <text:p>37120</text:p>
          </table:table-cell>
          <table:table-cell office:value-type="float" office:value="382.223" calcext:value-type="float">
            <text:p>382.223</text:p>
          </table:table-cell>
          <table:table-cell office:value-type="string" calcext:value-type="string">
            <text:p>("ab642fef6f6f98d9fccbf4e0e1c0fedacbfbaf4079397a27377b3957119b9807", "48df2e62b39d61f0519e991a188856c76f38451568ef89b0956c737277af3ce0", "740f36fbc7b4c6891d0e8c83a4927d68f3ff26d9e0bce046aee6fb4b4bd8cc6f", "60391952d7ea6488652c1d245d49cd180e1c0203cede0bd11fde305b63cc8990", "826c1c577dbf8f53646f968fbd2639967fcbc1e0359e2b767dacf5156ac7f7bf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81" calcext:value-type="float">
            <text:p>93.81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31" calcext:value-type="float">
            <text:p>31</text:p>
          </table:table-cell>
          <table:table-cell office:value-type="float" office:value="11.932" calcext:value-type="float">
            <text:p>11.932</text:p>
          </table:table-cell>
          <table:table-cell office:value-type="string" calcext:value-type="string">
            <text:p>822750e2d4ad56825bc74dc13a13b8d297ed1e1159ed385e765cb567f2520b7c</text:p>
          </table:table-cell>
          <table:table-cell office:value-type="float" office:value="87.17" calcext:value-type="float">
            <text:p>87.1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19" calcext:value-type="float">
            <text:p>19</text:p>
          </table:table-cell>
          <table:table-cell office:value-type="float" office:value="9.471" calcext:value-type="float">
            <text:p>9.471</text:p>
          </table:table-cell>
          <table:table-cell office:value-type="string" calcext:value-type="string">
            <text:p>90af18840a3ca5d74461252201fa25371f478132cee519776ce82238ed1042c5</text:p>
          </table:table-cell>
          <table:table-cell office:value-type="float" office:value="78.32" calcext:value-type="float">
            <text:p>78.3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9" calcext:value-type="float">
            <text:p>9</text:p>
          </table:table-cell>
          <table:table-cell office:value-type="float" office:value="7.159" calcext:value-type="float">
            <text:p>7.159</text:p>
          </table:table-cell>
          <table:table-cell office:value-type="string" calcext:value-type="string">
            <text:p>8327cd36f664c2afa6b6eea6733f8845900fc98863e50ec94747645e3f577cee</text:p>
          </table:table-cell>
          <table:table-cell office:value-type="float" office:value="90.71" calcext:value-type="float">
            <text:p>90.71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29" calcext:value-type="float">
            <text:p>29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acce6692d3c9501fefe8e107e99732b8c9b85fea3549c976de4fac8f3b3833ce</text:p>
          </table:table-cell>
          <table:table-cell office:value-type="float" office:value="87.17" calcext:value-type="float">
            <text:p>87.1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19" calcext:value-type="float">
            <text:p>19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90af18840a3ca5d74461252201fa25371f478132cee519776ce82238ed1042c5</text:p>
          </table:table-cell>
          <table:table-cell office:value-type="float" office:value="78.32" calcext:value-type="float">
            <text:p>78.3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9" calcext:value-type="float">
            <text:p>9</text:p>
          </table:table-cell>
          <table:table-cell office:value-type="float" office:value="7.164" calcext:value-type="float">
            <text:p>7.164</text:p>
          </table:table-cell>
          <table:table-cell office:value-type="string" calcext:value-type="string">
            <text:p>8327cd36f664c2afa6b6eea6733f8845900fc98863e50ec94747645e3f577cee</text:p>
          </table:table-cell>
          <table:table-cell office:value-type="float" office:value="99.82" calcext:value-type="float">
            <text:p>99.82</text:p>
          </table:table-cell>
          <table:table-cell office:value-type="float" office:value="40.71" calcext:value-type="float">
            <text:p>40.71</text:p>
          </table:table-cell>
          <table:table-cell table:number-columns-repeated="2" office:value-type="float" office:value="70.36" calcext:value-type="float">
            <text:p>70.36</text:p>
          </table:table-cell>
          <table:table-cell office:value-type="float" office:value="65.71" calcext:value-type="float">
            <text:p>65.71</text:p>
          </table:table-cell>
          <table:table-cell office:value-type="float" office:value="75" calcext:value-type="float">
            <text:p>75</text:p>
          </table:table-cell>
          <table:table-cell office:value-type="float" office:value="72.39" calcext:value-type="float">
            <text:p>72.39</text:p>
          </table:table-cell>
          <table:table-cell office:value-type="float" office:value="68.99" calcext:value-type="float">
            <text:p>68.99</text:p>
          </table:table-cell>
          <table:table-cell office:value-type="float" office:value="68.65" calcext:value-type="float">
            <text:p>68.65</text:p>
          </table:table-cell>
          <table:table-cell office:value-type="float" office:value="33.36" calcext:value-type="float">
            <text:p>33.36</text:p>
          </table:table-cell>
          <table:table-cell office:value-type="float" office:value="157600" calcext:value-type="float">
            <text:p>157600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87" calcext:value-type="float">
            <text:p>0.87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25000" calcext:value-type="float">
            <text:p>25000</text:p>
          </table:table-cell>
          <table:table-cell office:value-type="float" office:value="403.609" calcext:value-type="float">
            <text:p>403.609</text:p>
          </table:table-cell>
          <table:table-cell office:value-type="string" calcext:value-type="string">
            <text:p>("5148dd8fac0166184b788bc5f62f1e0a9a3197d47be6e36016f0ab78254ad246", "092c10b3d080ffbaaebddad4c82d5c3a612098405b0fcb62d490a2c3d27d4fc7", "c4454694ab43c1413b83bad3b32f5e05aab0ffa19f411ec26195f7c9831a32bb", "b2266698ec9a30021c0f1b8681af21ad342894e923778673df54d11f0923586e", "a60fed1f035ab7ef3c1589e1294eded1db2bf57edc0577e182e9f70eb7e4ce77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58" calcext:value-type="float">
            <text:p>95.58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33" calcext:value-type="float">
            <text:p>33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a52f6ccd5dba6859f3a92753f134b3cbe91cdaf4c3ada99af85c3e699c5e02f5</text:p>
          </table:table-cell>
          <table:table-cell office:value-type="float" office:value="88.05" calcext:value-type="float">
            <text:p>88.05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19" calcext:value-type="float">
            <text:p>19</text:p>
          </table:table-cell>
          <table:table-cell office:value-type="float" office:value="9.404" calcext:value-type="float">
            <text:p>9.404</text:p>
          </table:table-cell>
          <table:table-cell office:value-type="string" calcext:value-type="string">
            <text:p>e462bed56623a60a4b2c7e57aee0c17bec0931b34e949ebca9ad8a6c5eadc307</text:p>
          </table:table-cell>
          <table:table-cell office:value-type="float" office:value="84.07" calcext:value-type="float">
            <text:p>84.07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13" calcext:value-type="float">
            <text:p>13</text:p>
          </table:table-cell>
          <table:table-cell office:value-type="float" office:value="8.971" calcext:value-type="float">
            <text:p>8.971</text:p>
          </table:table-cell>
          <table:table-cell office:value-type="string" calcext:value-type="string">
            <text:p>ec26565e327cd6a19b9f3a705565d2986bdad3746ecf52ca81dfe864fe86ec50</text:p>
          </table:table-cell>
          <table:table-cell office:value-type="float" office:value="93.81" calcext:value-type="float">
            <text:p>93.81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31" calcext:value-type="float">
            <text:p>31</text:p>
          </table:table-cell>
          <table:table-cell office:value-type="float" office:value="9.635" calcext:value-type="float">
            <text:p>9.635</text:p>
          </table:table-cell>
          <table:table-cell office:value-type="string" calcext:value-type="string">
            <text:p>39ae33ce2766fda0a2dd3eeeffb4f5beeff9bfae16ce17fb9b9c2ab1112c220b</text:p>
          </table:table-cell>
          <table:table-cell office:value-type="float" office:value="87.17" calcext:value-type="float">
            <text:p>87.17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19" calcext:value-type="float">
            <text:p>19</text:p>
          </table:table-cell>
          <table:table-cell office:value-type="float" office:value="9.418" calcext:value-type="float">
            <text:p>9.418</text:p>
          </table:table-cell>
          <table:table-cell office:value-type="string" calcext:value-type="string">
            <text:p>a2994de8977e190b16051dbc4f91958eb037a2e8fed0e3d51505c21b4589bab2</text:p>
          </table:table-cell>
          <table:table-cell office:value-type="float" office:value="84.07" calcext:value-type="float">
            <text:p>84.07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13" calcext:value-type="float">
            <text:p>13</text:p>
          </table:table-cell>
          <table:table-cell office:value-type="float" office:value="8.98" calcext:value-type="float">
            <text:p>8.98</text:p>
          </table:table-cell>
          <table:table-cell office:value-type="string" calcext:value-type="string">
            <text:p>ec26565e327cd6a19b9f3a705565d2986bdad3746ecf52ca81dfe864fe86ec50</text:p>
          </table:table-cell>
          <table:table-cell office:value-type="float" office:value="99.91" calcext:value-type="float">
            <text:p>99.91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9.29" calcext:value-type="float">
            <text:p>69.29</text:p>
          </table:table-cell>
          <table:table-cell office:value-type="float" office:value="66.43" calcext:value-type="float">
            <text:p>66.43</text:p>
          </table:table-cell>
          <table:table-cell office:value-type="float" office:value="67.48" calcext:value-type="float">
            <text:p>67.48</text:p>
          </table:table-cell>
          <table:table-cell office:value-type="float" office:value="68.36" calcext:value-type="float">
            <text:p>68.36</text:p>
          </table:table-cell>
          <table:table-cell office:value-type="float" office:value="68.33" calcext:value-type="float">
            <text:p>68.33</text:p>
          </table:table-cell>
          <table:table-cell office:value-type="float" office:value="30.65" calcext:value-type="float">
            <text:p>30.65</text:p>
          </table:table-cell>
          <table:table-cell office:value-type="float" office:value="152440" calcext:value-type="float">
            <text:p>152440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48" calcext:value-type="float">
            <text:p>0.48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35880" calcext:value-type="float">
            <text:p>35880</text:p>
          </table:table-cell>
          <table:table-cell office:value-type="float" office:value="367.161" calcext:value-type="float">
            <text:p>367.161</text:p>
          </table:table-cell>
          <table:table-cell office:value-type="string" calcext:value-type="string">
            <text:p>("623a097d5a173cdb83339d9fe89d28408c2bae6d0bf7c2a29f85abb2cefce833", "24515a98fd1c61672e15888f8b71e35fe0623e110ea81b708e4f818f42e974e2", "7568c0ccd4844184a6bd859bc3a6c430f4764373dd93c2f1f26362bd7eafe631", "cd2f8d4fbcb7602ecaf08890f78bd137248e9ee1a4befe9a28ccaa3a4a68fd53", "28bbbb4bc5c0705e20159d266d96f156158f47dcf89f69839888f81ba364452b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81" calcext:value-type="float">
            <text:p>93.81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50" calcext:value-type="float">
            <text:p>50</text:p>
          </table:table-cell>
          <table:table-cell office:value-type="float" office:value="61.11" calcext:value-type="float">
            <text:p>61.11</text:p>
          </table:table-cell>
          <table:table-cell office:value-type="float" office:value="70" calcext:value-type="float">
            <text:p>70</text:p>
          </table:table-cell>
          <table:table-cell office:value-type="float" office:value="68.75" calcext:value-type="float">
            <text:p>68.75</text:p>
          </table:table-cell>
          <table:table-cell office:value-type="float" office:value="29" calcext:value-type="float">
            <text:p>29</text:p>
          </table:table-cell>
          <table:table-cell office:value-type="float" office:value="16.788" calcext:value-type="float">
            <text:p>16.788</text:p>
          </table:table-cell>
          <table:table-cell office:value-type="string" calcext:value-type="string">
            <text:p>3900656d21201190f822ed86b497cb6481d094c196f7f6b4f0c41708bc995599</text:p>
          </table:table-cell>
          <table:table-cell office:value-type="float" office:value="90.71" calcext:value-type="float">
            <text:p>90.7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1" calcext:value-type="float">
            <text:p>21</text:p>
          </table:table-cell>
          <table:table-cell office:value-type="float" office:value="13.948" calcext:value-type="float">
            <text:p>13.948</text:p>
          </table:table-cell>
          <table:table-cell office:value-type="string" calcext:value-type="string">
            <text:p>ec2da61db33bd8dab80656bc711d90c768e8c054954742d66da16f58bc94d517</text:p>
          </table:table-cell>
          <table:table-cell office:value-type="float" office:value="76.99" calcext:value-type="float">
            <text:p>76.99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85.71" calcext:value-type="float">
            <text:p>8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.59" calcext:value-type="float">
            <text:p>70.59</text:p>
          </table:table-cell>
          <table:table-cell office:value-type="float" office:value="9" calcext:value-type="float">
            <text:p>9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9dd4e2fd7f1caf82ca09f58e9574f0b50fb6e4ba656ae816664e5c356cb8b3e1</text:p>
          </table:table-cell>
          <table:table-cell office:value-type="float" office:value="93.81" calcext:value-type="float">
            <text:p>93.81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50" calcext:value-type="float">
            <text:p>50</text:p>
          </table:table-cell>
          <table:table-cell office:value-type="float" office:value="61.11" calcext:value-type="float">
            <text:p>61.11</text:p>
          </table:table-cell>
          <table:table-cell office:value-type="float" office:value="70" calcext:value-type="float">
            <text:p>70</text:p>
          </table:table-cell>
          <table:table-cell office:value-type="float" office:value="68.75" calcext:value-type="float">
            <text:p>68.75</text:p>
          </table:table-cell>
          <table:table-cell office:value-type="float" office:value="29" calcext:value-type="float">
            <text:p>29</text:p>
          </table:table-cell>
          <table:table-cell office:value-type="float" office:value="14.442" calcext:value-type="float">
            <text:p>14.442</text:p>
          </table:table-cell>
          <table:table-cell office:value-type="string" calcext:value-type="string">
            <text:p>f4791ba6f9853a7d59a807e9a39222455ee0893abf53d6406f84d635ae49db6e</text:p>
          </table:table-cell>
          <table:table-cell office:value-type="float" office:value="90.71" calcext:value-type="float">
            <text:p>90.7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1" calcext:value-type="float">
            <text:p>21</text:p>
          </table:table-cell>
          <table:table-cell office:value-type="float" office:value="14.03" calcext:value-type="float">
            <text:p>14.03</text:p>
          </table:table-cell>
          <table:table-cell office:value-type="string" calcext:value-type="string">
            <text:p>ec2da61db33bd8dab80656bc711d90c768e8c054954742d66da16f58bc94d517</text:p>
          </table:table-cell>
          <table:table-cell office:value-type="float" office:value="76.99" calcext:value-type="float">
            <text:p>76.99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85.71" calcext:value-type="float">
            <text:p>8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.59" calcext:value-type="float">
            <text:p>70.59</text:p>
          </table:table-cell>
          <table:table-cell office:value-type="float" office:value="9" calcext:value-type="float">
            <text:p>9</text:p>
          </table:table-cell>
          <table:table-cell office:value-type="float" office:value="10.509" calcext:value-type="float">
            <text:p>10.509</text:p>
          </table:table-cell>
          <table:table-cell office:value-type="string" calcext:value-type="string">
            <text:p>9dd4e2fd7f1caf82ca09f58e9574f0b50fb6e4ba656ae816664e5c356cb8b3e1</text:p>
          </table:table-cell>
          <table:table-cell office:value-type="float" office:value="99.91" calcext:value-type="float">
            <text:p>99.91</text:p>
          </table:table-cell>
          <table:table-cell office:value-type="float" office:value="43.57" calcext:value-type="float">
            <text:p>43.57</text:p>
          </table:table-cell>
          <table:table-cell table:number-columns-repeated="2" office:value-type="float" office:value="71.79" calcext:value-type="float">
            <text:p>71.79</text:p>
          </table:table-cell>
          <table:table-cell office:value-type="float" office:value="77.86" calcext:value-type="float">
            <text:p>77.86</text:p>
          </table:table-cell>
          <table:table-cell office:value-type="float" office:value="65.71" calcext:value-type="float">
            <text:p>65.71</text:p>
          </table:table-cell>
          <table:table-cell office:value-type="float" office:value="69.46" calcext:value-type="float">
            <text:p>69.46</text:p>
          </table:table-cell>
          <table:table-cell office:value-type="float" office:value="74.93" calcext:value-type="float">
            <text:p>74.93</text:p>
          </table:table-cell>
          <table:table-cell office:value-type="float" office:value="73.37" calcext:value-type="float">
            <text:p>73.37</text:p>
          </table:table-cell>
          <table:table-cell office:value-type="float" office:value="33.45" calcext:value-type="float">
            <text:p>33.45</text:p>
          </table:table-cell>
          <table:table-cell office:value-type="float" office:value="156240" calcext:value-type="float">
            <text:p>15624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65080" calcext:value-type="float">
            <text:p>65080</text:p>
          </table:table-cell>
          <table:table-cell office:value-type="float" office:value="405.938" calcext:value-type="float">
            <text:p>405.938</text:p>
          </table:table-cell>
          <table:table-cell office:value-type="string" calcext:value-type="string">
            <text:p>("6856b627318a68ef5603b277ea06c4f11e0766be2fe428565e108fa9cfb297d6", "e861f20fb76a8b979fdc0c47f5a8a7b6d733d04172beaa2dc23c32a74f833e7c", "bf48807f383ba9f66ddddd5e699d60ae4aaa6e5ccd7c799961ed199cd3b5b1aa", "d825ef5b506994bb0b796bd3cb417f79f64a68e72178ec3912117af4b5e82eef", "bdff5762c91410e68307ddea57015b42c1b5f12e7e6f5e2a75a8cdbfd4ddc4cc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5" calcext:value-type="float">
            <text:p>94.25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35" calcext:value-type="float">
            <text:p>35</text:p>
          </table:table-cell>
          <table:table-cell office:value-type="float" office:value="10.311" calcext:value-type="float">
            <text:p>10.311</text:p>
          </table:table-cell>
          <table:table-cell office:value-type="string" calcext:value-type="string">
            <text:p>bda5d2a07d71a10fdecd003ce2f6b1b610bc7d2bc32bc875c1cfae3e4d5832f2</text:p>
          </table:table-cell>
          <table:table-cell office:value-type="float" office:value="92.48" calcext:value-type="float">
            <text:p>92.48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27" calcext:value-type="float">
            <text:p>27</text:p>
          </table:table-cell>
          <table:table-cell office:value-type="float" office:value="9.002" calcext:value-type="float">
            <text:p>9.002</text:p>
          </table:table-cell>
          <table:table-cell office:value-type="string" calcext:value-type="string">
            <text:p>91c086416353db8760fc72322bf3ea50bbc7cc34bdb84f88762f08463be6330e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6.137" calcext:value-type="float">
            <text:p>6.137</text:p>
          </table:table-cell>
          <table:table-cell office:value-type="string" calcext:value-type="string">
            <text:p>5c474fecdc699c73d0e5d4eb75d42ec3ca724a39c65433f9e3a343a894785564</text:p>
          </table:table-cell>
          <table:table-cell office:value-type="float" office:value="93.36" calcext:value-type="float">
            <text:p>93.36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46.43" calcext:value-type="float">
            <text:p>46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4.17" calcext:value-type="float">
            <text:p>54.17</text:p>
          </table:table-cell>
          <table:table-cell office:value-type="float" office:value="53.12" calcext:value-type="float">
            <text:p>53.1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9.127" calcext:value-type="float">
            <text:p>9.127</text:p>
          </table:table-cell>
          <table:table-cell office:value-type="string" calcext:value-type="string">
            <text:p>00b34b512cddd5cfc43dcd2c34fd302efa79975917c189a1e3d6ff05ffad50a4</text:p>
          </table:table-cell>
          <table:table-cell office:value-type="float" office:value="91.59" calcext:value-type="float">
            <text:p>91.5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27" calcext:value-type="float">
            <text:p>27</text:p>
          </table:table-cell>
          <table:table-cell office:value-type="float" office:value="9.001" calcext:value-type="float">
            <text:p>9.001</text:p>
          </table:table-cell>
          <table:table-cell office:value-type="string" calcext:value-type="string">
            <text:p>37a5d5adf39a959065d6f999e12a65ba226a65f7292a2749c23e50093ccc09c3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6.123" calcext:value-type="float">
            <text:p>6.123</text:p>
          </table:table-cell>
          <table:table-cell office:value-type="string" calcext:value-type="string">
            <text:p>5c474fecdc699c73d0e5d4eb75d42ec3ca724a39c65433f9e3a343a894785564</text:p>
          </table:table-cell>
          <table:table-cell office:value-type="float" office:value="99.65" calcext:value-type="float">
            <text:p>99.65</text:p>
          </table:table-cell>
          <table:table-cell office:value-type="float" office:value="25.71" calcext:value-type="float">
            <text:p>25.71</text:p>
          </table:table-cell>
          <table:table-cell table:number-columns-repeated="2" office:value-type="float" office:value="62.86" calcext:value-type="float">
            <text:p>62.86</text:p>
          </table:table-cell>
          <table:table-cell office:value-type="float" office:value="50" calcext:value-type="float">
            <text:p>50</text:p>
          </table:table-cell>
          <table:table-cell office:value-type="float" office:value="75.71" calcext:value-type="float">
            <text:p>75.71</text:p>
          </table:table-cell>
          <table:table-cell office:value-type="float" office:value="67.76" calcext:value-type="float">
            <text:p>67.76</text:p>
          </table:table-cell>
          <table:table-cell office:value-type="float" office:value="60.22" calcext:value-type="float">
            <text:p>60.22</text:p>
          </table:table-cell>
          <table:table-cell office:value-type="float" office:value="57.31" calcext:value-type="float">
            <text:p>57.31</text:p>
          </table:table-cell>
          <table:table-cell office:value-type="float" office:value="29.47" calcext:value-type="float">
            <text:p>29.47</text:p>
          </table:table-cell>
          <table:table-cell office:value-type="float" office:value="152800" calcext:value-type="float">
            <text:p>1528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32" calcext:value-type="float">
            <text:p>0.32</text:p>
          </table:table-cell>
          <table:table-cell office:value-type="float" office:value="0.6" calcext:value-type="float">
            <text:p>0.6</text:p>
          </table:table-cell>
          <table:table-cell office:value-type="float" office:value="0.43" calcext:value-type="float">
            <text:p>0.43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office:value-type="float" office:value="20600" calcext:value-type="float">
            <text:p>20600</text:p>
          </table:table-cell>
          <table:table-cell office:value-type="float" office:value="387.269" calcext:value-type="float">
            <text:p>387.269</text:p>
          </table:table-cell>
          <table:table-cell office:value-type="string" calcext:value-type="string">
            <text:p>("6fec8d757f26a43b7b90095c3677779e1d94094e04ecfc6bbdf5f4146646558a", "1b675ee1f608d9b92314c75f696a1aafcc3e79f7daaa91acb4d31fecbdf841fa", "3b48dd8fe7652140ec3c0e15dab7bd972f07e611e45914b97cefa4dd29a2ae8f", "fb4f75c63ecab8760a662816f9571236f4c7f58343d56690614a63778b3e0723", "ca7272866b053f22892dbd5195fb9f4db139eb501647b9d6a43ff00bb483ec1d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46" calcext:value-type="float">
            <text:p>96.4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37" calcext:value-type="float">
            <text:p>37</text:p>
          </table:table-cell>
          <table:table-cell office:value-type="float" office:value="16.486" calcext:value-type="float">
            <text:p>16.486</text:p>
          </table:table-cell>
          <table:table-cell office:value-type="string" calcext:value-type="string">
            <text:p>5dc06f40ef74890fbbdc18534631c0b4db0df558d6b4d13246469bc98aa7d16e</text:p>
          </table:table-cell>
          <table:table-cell office:value-type="float" office:value="92.92" calcext:value-type="float">
            <text:p>92.92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29" calcext:value-type="float">
            <text:p>29</text:p>
          </table:table-cell>
          <table:table-cell office:value-type="float" office:value="15.308" calcext:value-type="float">
            <text:p>15.308</text:p>
          </table:table-cell>
          <table:table-cell office:value-type="string" calcext:value-type="string">
            <text:p>20f4c6232d921b82a91442e6b295a4da6c0ae6677d33f704b5ae3e69dda28984</text:p>
          </table:table-cell>
          <table:table-cell office:value-type="float" office:value="85.4" calcext:value-type="float">
            <text:p>85.4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17" calcext:value-type="float">
            <text:p>17</text:p>
          </table:table-cell>
          <table:table-cell office:value-type="float" office:value="14.238" calcext:value-type="float">
            <text:p>14.238</text:p>
          </table:table-cell>
          <table:table-cell office:value-type="string" calcext:value-type="string">
            <text:p>fa935e69adef31beea9ee0d8c1a0778272de46070fc983e4a1d496e330b18145</text:p>
          </table:table-cell>
          <table:table-cell office:value-type="float" office:value="94.69" calcext:value-type="float">
            <text:p>94.6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33" calcext:value-type="float">
            <text:p>33</text:p>
          </table:table-cell>
          <table:table-cell office:value-type="float" office:value="15.546" calcext:value-type="float">
            <text:p>15.546</text:p>
          </table:table-cell>
          <table:table-cell office:value-type="string" calcext:value-type="string">
            <text:p>d7d2af5ad3fbe40f39b8675511c9518c23753840aeeafa629ba23317e97585b1</text:p>
          </table:table-cell>
          <table:table-cell office:value-type="float" office:value="92.04" calcext:value-type="float">
            <text:p>92.04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78.57" calcext:value-type="float">
            <text:p>78.57</text:p>
          </table:table-cell>
          <table:table-cell office:value-type="float" office:value="32.14" calcext:value-type="float">
            <text:p>32.14</text:p>
          </table:table-cell>
          <table:table-cell office:value-type="float" office:value="53.66" calcext:value-type="float">
            <text:p>53.66</text:p>
          </table:table-cell>
          <table:table-cell office:value-type="float" office:value="60" calcext:value-type="float">
            <text:p>60</text:p>
          </table:table-cell>
          <table:table-cell office:value-type="float" office:value="63.77" calcext:value-type="float">
            <text:p>63.77</text:p>
          </table:table-cell>
          <table:table-cell office:value-type="float" office:value="29" calcext:value-type="float">
            <text:p>29</text:p>
          </table:table-cell>
          <table:table-cell office:value-type="float" office:value="15.242" calcext:value-type="float">
            <text:p>15.242</text:p>
          </table:table-cell>
          <table:table-cell office:value-type="string" calcext:value-type="string">
            <text:p>390e162c502bfc97b5a8e599f74ff5e3a60a2fe6419adf68c4e2480c7a66ad3a</text:p>
          </table:table-cell>
          <table:table-cell office:value-type="float" office:value="85.4" calcext:value-type="float">
            <text:p>85.4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17" calcext:value-type="float">
            <text:p>17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fa935e69adef31beea9ee0d8c1a0778272de46070fc983e4a1d496e330b18145</text:p>
          </table:table-cell>
          <table:table-cell office:value-type="float" office:value="99.91" calcext:value-type="float">
            <text:p>99.91</text:p>
          </table:table-cell>
          <table:table-cell office:value-type="float" office:value="29.29" calcext:value-type="float">
            <text:p>29.29</text:p>
          </table:table-cell>
          <table:table-cell table:number-columns-repeated="2" office:value-type="float" office:value="64.64" calcext:value-type="float">
            <text:p>64.64</text:p>
          </table:table-cell>
          <table:table-cell office:value-type="float" office:value="67.14" calcext:value-type="float">
            <text:p>67.14</text:p>
          </table:table-cell>
          <table:table-cell office:value-type="float" office:value="62.14" calcext:value-type="float">
            <text:p>62.14</text:p>
          </table:table-cell>
          <table:table-cell office:value-type="float" office:value="63.99" calcext:value-type="float">
            <text:p>63.99</text:p>
          </table:table-cell>
          <table:table-cell office:value-type="float" office:value="65.46" calcext:value-type="float">
            <text:p>65.46</text:p>
          </table:table-cell>
          <table:table-cell office:value-type="float" office:value="65.48" calcext:value-type="float">
            <text:p>65.48</text:p>
          </table:table-cell>
          <table:table-cell office:value-type="float" office:value="31.86" calcext:value-type="float">
            <text:p>31.86</text:p>
          </table:table-cell>
          <table:table-cell office:value-type="float" office:value="153120" calcext:value-type="float">
            <text:p>15312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34120" calcext:value-type="float">
            <text:p>34120</text:p>
          </table:table-cell>
          <table:table-cell office:value-type="float" office:value="384.292" calcext:value-type="float">
            <text:p>384.292</text:p>
          </table:table-cell>
          <table:table-cell office:value-type="string" calcext:value-type="string">
            <text:p>("5a631d31f3bcd2ab14157e43c881bca22237e2d12099a75eb9fac8edee8aafbf", "6712de731bacba7e61791667a0ddf5c6c7fef638987df4a1f8a447773f8f9454", "3ea90e0b28139604dd9a778c67cf4eeded1d8a297ec869e031e644d9ad5d2dcb", "c5498bffa53d05219f3f6e4843da8777123887d8ba8104ed0fa9577ecfce02c3", "fc58a5500d5b46e4e082d1e373cc9e2223a1c2b5153e571325e5fa1cc9bc2638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5" calcext:value-type="float">
            <text:p>94.2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31" calcext:value-type="float">
            <text:p>31</text:p>
          </table:table-cell>
          <table:table-cell office:value-type="float" office:value="9.982" calcext:value-type="float">
            <text:p>9.982</text:p>
          </table:table-cell>
          <table:table-cell office:value-type="string" calcext:value-type="string">
            <text:p>bcb3664b8bdbfcfcb2071fe0649e5d789dedccbf52eca7081d071a4a0f90ed3f</text:p>
          </table:table-cell>
          <table:table-cell office:value-type="float" office:value="84.51" calcext:value-type="float">
            <text:p>84.51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8.906" calcext:value-type="float">
            <text:p>8.906</text:p>
          </table:table-cell>
          <table:table-cell office:value-type="string" calcext:value-type="string">
            <text:p>dac5db6dd2b8ef8768b69217a2ec749c59ca8b35754ad589be4145dbad975a88</text:p>
          </table:table-cell>
          <table:table-cell office:value-type="float" office:value="84.51" calcext:value-type="float">
            <text:p>84.51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8.924" calcext:value-type="float">
            <text:p>8.924</text:p>
          </table:table-cell>
          <table:table-cell office:value-type="string" calcext:value-type="string">
            <text:p>dac5db6dd2b8ef8768b69217a2ec749c59ca8b35754ad589be4145dbad975a88</text:p>
          </table:table-cell>
          <table:table-cell office:value-type="float" office:value="92.48" calcext:value-type="float">
            <text:p>92.48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9" calcext:value-type="float">
            <text:p>29</text:p>
          </table:table-cell>
          <table:table-cell office:value-type="float" office:value="9.328" calcext:value-type="float">
            <text:p>9.328</text:p>
          </table:table-cell>
          <table:table-cell office:value-type="string" calcext:value-type="string">
            <text:p>26d2230121dabb873905be971c4f4bb591a48c068ca2bbcb1f88d58ecb3f3bf7</text:p>
          </table:table-cell>
          <table:table-cell office:value-type="float" office:value="84.51" calcext:value-type="float">
            <text:p>84.51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8.899" calcext:value-type="float">
            <text:p>8.899</text:p>
          </table:table-cell>
          <table:table-cell office:value-type="string" calcext:value-type="string">
            <text:p>dac5db6dd2b8ef8768b69217a2ec749c59ca8b35754ad589be4145dbad975a88</text:p>
          </table:table-cell>
          <table:table-cell office:value-type="float" office:value="84.51" calcext:value-type="float">
            <text:p>84.51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8.907" calcext:value-type="float">
            <text:p>8.907</text:p>
          </table:table-cell>
          <table:table-cell office:value-type="string" calcext:value-type="string">
            <text:p>dac5db6dd2b8ef8768b69217a2ec749c59ca8b35754ad589be4145dbad975a88</text:p>
          </table:table-cell>
          <table:table-cell office:value-type="float" office:value="99.91" calcext:value-type="float">
            <text:p>99.91</text:p>
          </table:table-cell>
          <table:table-cell office:value-type="float" office:value="43.57" calcext:value-type="float">
            <text:p>43.57</text:p>
          </table:table-cell>
          <table:table-cell table:number-columns-repeated="2" office:value-type="float" office:value="71.79" calcext:value-type="float">
            <text:p>71.79</text:p>
          </table:table-cell>
          <table:table-cell office:value-type="float" office:value="60" calcext:value-type="float">
            <text:p>60</text:p>
          </table:table-cell>
          <table:table-cell office:value-type="float" office:value="83.57" calcext:value-type="float">
            <text:p>83.57</text:p>
          </table:table-cell>
          <table:table-cell office:value-type="float" office:value="79.08" calcext:value-type="float">
            <text:p>79.08</text:p>
          </table:table-cell>
          <table:table-cell office:value-type="float" office:value="67.79" calcext:value-type="float">
            <text:p>67.79</text:p>
          </table:table-cell>
          <table:table-cell office:value-type="float" office:value="67.86" calcext:value-type="float">
            <text:p>67.86</text:p>
          </table:table-cell>
          <table:table-cell office:value-type="float" office:value="35.34" calcext:value-type="float">
            <text:p>35.34</text:p>
          </table:table-cell>
          <table:table-cell office:value-type="float" office:value="158120" calcext:value-type="float">
            <text:p>15812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47" calcext:value-type="float">
            <text:p>0.47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97720" calcext:value-type="float">
            <text:p>97720</text:p>
          </table:table-cell>
          <table:table-cell office:value-type="float" office:value="390.79" calcext:value-type="float">
            <text:p>390.79</text:p>
          </table:table-cell>
          <table:table-cell office:value-type="string" calcext:value-type="string">
            <text:p>("e2058233cca680c36a4c28b6b8b8f85adfe4d78a75db5d33e207b87838ced6e8", "d833fc11639f3beefc88f07edb3a5ecbc6caab57725d47b10161f2c91746d819", "826226590a20c9126409524d6df3d5727cd4f774dd0f19a00a3bf4fb18e734a9", "35945aa2637d7898e60656de0a5694724de8bc8baaf1d4e893991cf9bc22e56c", "f1db8b999b2635152e928da6c18f5cc9e8135ff6445ecb85b16ba0b04ac7da7b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1.498" calcext:value-type="float">
            <text:p>51.498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998" calcext:value-type="float">
            <text:p>4.998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967" calcext:value-type="float">
            <text:p>4.967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975" calcext:value-type="float">
            <text:p>4.975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8.84" calcext:value-type="float">
            <text:p>98.84</text:p>
          </table:table-cell>
          <table:table-cell office:value-type="float" office:value="70.91" calcext:value-type="float">
            <text:p>70.91</text:p>
          </table:table-cell>
          <table:table-cell table:number-columns-repeated="2" office:value-type="float" office:value="85.45" calcext:value-type="float">
            <text:p>85.45</text:p>
          </table:table-cell>
          <table:table-cell office:value-type="float" office:value="80" calcext:value-type="float">
            <text:p>80</text:p>
          </table:table-cell>
          <table:table-cell office:value-type="float" office:value="90.91" calcext:value-type="float">
            <text:p>90.91</text:p>
          </table:table-cell>
          <table:table-cell office:value-type="float" office:value="89.74" calcext:value-type="float">
            <text:p>89.74</text:p>
          </table:table-cell>
          <table:table-cell office:value-type="float" office:value="82.28" calcext:value-type="float">
            <text:p>82.28</text:p>
          </table:table-cell>
          <table:table-cell office:value-type="float" office:value="84.47" calcext:value-type="float">
            <text:p>84.47</text:p>
          </table:table-cell>
          <table:table-cell office:value-type="float" office:value="16.05" calcext:value-type="float">
            <text:p>16.05</text:p>
          </table:table-cell>
          <table:table-cell office:value-type="float" office:value="53920" calcext:value-type="float">
            <text:p>53920</text:p>
          </table:table-cell>
          <table:table-cell office:value-type="float" office:value="0.01" calcext:value-type="float">
            <text:p>0.0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office:value-type="float" office:value="25720" calcext:value-type="float">
            <text:p>25720</text:p>
          </table:table-cell>
          <table:table-cell office:value-type="float" office:value="315.627" calcext:value-type="float">
            <text:p>315.627</text:p>
          </table:table-cell>
          <table:table-cell office:value-type="string" calcext:value-type="string">
            <text:p>("b90ddaf3aad10bddd285dc5610e7a5d27194e7105c02bd482403fac2d138048e", "028ae51dc27de616d40457c59a8a30b3122afe2de56bb0d2586d7e9c723eca05", "9d282f09f23da010d09c54a7de71c78cac0eace5895a48a4dc914d2b36f09e11", "5394c660e1f7c7ef1018fbcd721245ee5a8c57f69eb50e61c906c590fc4722e1", "6d023385044cd08bac3fedda5eaa0c3b64295a90580351312e6947b3ae801922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51" calcext:value-type="float">
            <text:p>96.5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41.149" calcext:value-type="float">
            <text:p>41.149</text:p>
          </table:table-cell>
          <table:table-cell office:value-type="string" calcext:value-type="string">
            <text:p>adcd3984d9fe063aff94c930002a7527daa2e87aee1a47f6c2c5c8bc930132dc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3.589" calcext:value-type="float">
            <text:p>3.589</text:p>
          </table:table-cell>
          <table:table-cell office:value-type="string" calcext:value-type="string">
            <text:p>2724979bdab390e48ddd425311994c96616c835146a6ced3ff1061f1a8cbe635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3.681" calcext:value-type="float">
            <text:p>3.681</text:p>
          </table:table-cell>
          <table:table-cell office:value-type="string" calcext:value-type="string">
            <text:p>2724979bdab390e48ddd425311994c96616c835146a6ced3ff1061f1a8cbe635</text:p>
          </table:table-cell>
          <table:table-cell office:value-type="float" office:value="96.51" calcext:value-type="float">
            <text:p>96.5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adcd3984d9fe063aff94c930002a7527daa2e87aee1a47f6c2c5c8bc930132dc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3.702" calcext:value-type="float">
            <text:p>3.702</text:p>
          </table:table-cell>
          <table:table-cell office:value-type="string" calcext:value-type="string">
            <text:p>2724979bdab390e48ddd425311994c96616c835146a6ced3ff1061f1a8cbe635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3.516" calcext:value-type="float">
            <text:p>3.516</text:p>
          </table:table-cell>
          <table:table-cell office:value-type="string" calcext:value-type="string">
            <text:p>2724979bdab390e48ddd425311994c96616c835146a6ced3ff1061f1a8cbe635</text:p>
          </table:table-cell>
          <table:table-cell office:value-type="float" office:value="98.84" calcext:value-type="float">
            <text:p>98.84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82.73" calcext:value-type="float">
            <text:p>82.73</text:p>
          </table:table-cell>
          <table:table-cell office:value-type="float" office:value="74.55" calcext:value-type="float">
            <text:p>7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9.11" calcext:value-type="float">
            <text:p>89.11</text:p>
          </table:table-cell>
          <table:table-cell office:value-type="float" office:value="78.21" calcext:value-type="float">
            <text:p>78.21</text:p>
          </table:table-cell>
          <table:table-cell office:value-type="float" office:value="81.14" calcext:value-type="float">
            <text:p>81.14</text:p>
          </table:table-cell>
          <table:table-cell office:value-type="float" office:value="13.95" calcext:value-type="float">
            <text:p>13.95</text:p>
          </table:table-cell>
          <table:table-cell office:value-type="float" office:value="56920" calcext:value-type="float">
            <text:p>5692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12920" calcext:value-type="float">
            <text:p>12920</text:p>
          </table:table-cell>
          <table:table-cell office:value-type="float" office:value="205.179" calcext:value-type="float">
            <text:p>205.179</text:p>
          </table:table-cell>
          <table:table-cell office:value-type="string" calcext:value-type="string">
            <text:p>("0c2f34363ce5af9c4a6f8b4ead608f37488675b0284352abb3948d7eb1b6ccba", "de60f82dcc38e2bec70ca611319672a75002bdc41e755096e02c323f260134d4", "df0e492d11ecd0881ad9827f4fb1043179cb7be1d06db331f5035cafa699d10d", "6cfe8dac86726c65e2b19aeb897ab5f46a35bfb6aa84c310618d9a4acb6b13db", "2a54819100135affa1b15abe2e4987e2bf12581262a40714538e9f4d5ff718e9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11.337" calcext:value-type="float">
            <text:p>11.337</text:p>
          </table:table-cell>
          <table:table-cell office:value-type="string" calcext:value-type="string">
            <text:p>38133ff98f4fcdb9ae3a2cbb58c5fd1d15f1ac3817490cce0a4141a9a489b4d8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3.034" calcext:value-type="float">
            <text:p>3.034</text:p>
          </table:table-cell>
          <table:table-cell office:value-type="string" calcext:value-type="string">
            <text:p>38133ff98f4fcdb9ae3a2cbb58c5fd1d15f1ac3817490cce0a4141a9a489b4d8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8f3d7ab88d1d22f99b801128ae20a8efcfa98602b71d83f7c2e41c328e38dcdd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3.134" calcext:value-type="float">
            <text:p>3.134</text:p>
          </table:table-cell>
          <table:table-cell office:value-type="string" calcext:value-type="string">
            <text:p>7e235a8a19f91f35838f3c9d85412f8b231357f7691b2d6593fa4b76883644d2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3.227" calcext:value-type="float">
            <text:p>3.227</text:p>
          </table:table-cell>
          <table:table-cell office:value-type="string" calcext:value-type="string">
            <text:p>7e235a8a19f91f35838f3c9d85412f8b231357f7691b2d6593fa4b76883644d2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8f3d7ab88d1d22f99b801128ae20a8efcfa98602b71d83f7c2e41c328e38dcdd</text:p>
          </table:table-cell>
          <table:table-cell office:value-type="float" office:value="99.07" calcext:value-type="float">
            <text:p>99.07</text:p>
          </table:table-cell>
          <table:table-cell office:value-type="float" office:value="47.27" calcext:value-type="float">
            <text:p>47.27</text:p>
          </table:table-cell>
          <table:table-cell table:number-columns-repeated="2" office:value-type="float" office:value="73.64" calcext:value-type="float">
            <text:p>73.64</text:p>
          </table:table-cell>
          <table:table-cell office:value-type="float" office:value="58.18" calcext:value-type="float">
            <text:p>58.18</text:p>
          </table:table-cell>
          <table:table-cell office:value-type="float" office:value="89.09" calcext:value-type="float">
            <text:p>89.09</text:p>
          </table:table-cell>
          <table:table-cell office:value-type="float" office:value="84.48" calcext:value-type="float">
            <text:p>84.48</text:p>
          </table:table-cell>
          <table:table-cell office:value-type="float" office:value="68.13" calcext:value-type="float">
            <text:p>68.13</text:p>
          </table:table-cell>
          <table:table-cell office:value-type="float" office:value="68.74" calcext:value-type="float">
            <text:p>68.74</text:p>
          </table:table-cell>
          <table:table-cell office:value-type="float" office:value="20.7" calcext:value-type="float">
            <text:p>20.7</text:p>
          </table:table-cell>
          <table:table-cell office:value-type="float" office:value="54200" calcext:value-type="float">
            <text:p>542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2400" calcext:value-type="float">
            <text:p>22400</text:p>
          </table:table-cell>
          <table:table-cell office:value-type="float" office:value="210.946" calcext:value-type="float">
            <text:p>210.946</text:p>
          </table:table-cell>
          <table:table-cell office:value-type="string" calcext:value-type="string">
            <text:p>("08318a45cf447a434c32be5979c1e2ebea36ee05797cbe002eebed6ba7fab677", "c5a1feded163099164660cef666d6abbdd697d3aea0586be8fb8df9f1da72030", "202f7f46c3dec8069fc8326ef79ed5443513ded624b211e20fe72f9ad77152c6", "37aabaa8d90dd13f84ec76b47dab26a8f59683dbb40aa8223be00beb39551045", "70e95cd85b60ee0bb7b014c55968bbef56d6936ddea70da8f9a0ee27786de990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84" calcext:value-type="float">
            <text:p>98.84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3" calcext:value-type="float">
            <text:p>13</text:p>
          </table:table-cell>
          <table:table-cell office:value-type="float" office:value="18.378" calcext:value-type="float">
            <text:p>18.378</text:p>
          </table:table-cell>
          <table:table-cell office:value-type="string" calcext:value-type="string">
            <text:p>b77dcf232dd94a96c5f04827a779966310979d7734201f3829b56f87c0a1dab0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248" calcext:value-type="float">
            <text:p>3.248</text:p>
          </table:table-cell>
          <table:table-cell office:value-type="string" calcext:value-type="string">
            <text:p>aab4cc7a57117501b4ef54575d55589646fc0cd4eba4201dd81c09c4766ee779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228" calcext:value-type="float">
            <text:p>3.228</text:p>
          </table:table-cell>
          <table:table-cell office:value-type="string" calcext:value-type="string">
            <text:p>aab4cc7a57117501b4ef54575d55589646fc0cd4eba4201dd81c09c4766ee779</text:p>
          </table:table-cell>
          <table:table-cell office:value-type="float" office:value="96.51" calcext:value-type="float">
            <text:p>96.5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6.445" calcext:value-type="float">
            <text:p>6.445</text:p>
          </table:table-cell>
          <table:table-cell office:value-type="string" calcext:value-type="string">
            <text:p>bc2aa5a90cc35fa951acfb77eea08a9b93ed5ce02e03764561b0d83cab808f23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aab4cc7a57117501b4ef54575d55589646fc0cd4eba4201dd81c09c4766ee779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251" calcext:value-type="float">
            <text:p>3.251</text:p>
          </table:table-cell>
          <table:table-cell office:value-type="string" calcext:value-type="string">
            <text:p>aab4cc7a57117501b4ef54575d55589646fc0cd4eba4201dd81c09c4766ee779</text:p>
          </table:table-cell>
          <table:table-cell office:value-type="float" office:value="99.77" calcext:value-type="float">
            <text:p>99.77</text:p>
          </table:table-cell>
          <table:table-cell office:value-type="float" office:value="70.91" calcext:value-type="float">
            <text:p>70.91</text:p>
          </table:table-cell>
          <table:table-cell table:number-columns-repeated="2" office:value-type="float" office:value="85.45" calcext:value-type="float">
            <text:p>85.45</text:p>
          </table:table-cell>
          <table:table-cell office:value-type="float" office:value="80" calcext:value-type="float">
            <text:p>80</text:p>
          </table:table-cell>
          <table:table-cell office:value-type="float" office:value="90.91" calcext:value-type="float">
            <text:p>90.91</text:p>
          </table:table-cell>
          <table:table-cell office:value-type="float" office:value="89.78" calcext:value-type="float">
            <text:p>89.78</text:p>
          </table:table-cell>
          <table:table-cell office:value-type="float" office:value="82.05" calcext:value-type="float">
            <text:p>82.05</text:p>
          </table:table-cell>
          <table:table-cell office:value-type="float" office:value="84.57" calcext:value-type="float">
            <text:p>84.57</text:p>
          </table:table-cell>
          <table:table-cell office:value-type="float" office:value="18.7" calcext:value-type="float">
            <text:p>18.7</text:p>
          </table:table-cell>
          <table:table-cell office:value-type="float" office:value="59920" calcext:value-type="float">
            <text:p>599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52320" calcext:value-type="float">
            <text:p>52320</text:p>
          </table:table-cell>
          <table:table-cell office:value-type="float" office:value="230.112" calcext:value-type="float">
            <text:p>230.112</text:p>
          </table:table-cell>
          <table:table-cell office:value-type="string" calcext:value-type="string">
            <text:p>("1fee5812ec3cae07b9d46529c8e3bd436a3e33c82f0ec17d26f2facbd634e298", "d61c472f7a81457b99cae4337383fa2d2f971598192554f246b4049566f4f8a1", "b7714513d01ae62b9d518f85f72b2de2e795532c88747acfa47a2cb2a3571980", "3b211470279b9b570cc3b53ab06af9581866276a7d057b2a7ad3188290b8796d", "c9228cef7281e72af97882525d65cc4c34a8168c02d37a1e101de76fc90031b3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4.147" calcext:value-type="float">
            <text:p>14.147</text:p>
          </table:table-cell>
          <table:table-cell office:value-type="string" calcext:value-type="string">
            <text:p>d2c4f11b322cc27a11bcc18a83d622ebe0c039cdf6e61cb6225741810fd6d81b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418" calcext:value-type="float">
            <text:p>4.418</text:p>
          </table:table-cell>
          <table:table-cell office:value-type="string" calcext:value-type="string">
            <text:p>a8d1d34c976f8fb278e8d7362fabf4a55ee8cb92dfed68362d81b7285f9bba24</text:p>
          </table:table-cell>
          <table:table-cell office:value-type="float" office:value="89.53" calcext:value-type="float">
            <text:p>89.5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3.662" calcext:value-type="float">
            <text:p>3.662</text:p>
          </table:table-cell>
          <table:table-cell office:value-type="string" calcext:value-type="string">
            <text:p>0bc03d3817e8397daefb61c425f278d096355c36c4e88a398d4d0621122a0f39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343" calcext:value-type="float">
            <text:p>4.343</text:p>
          </table:table-cell>
          <table:table-cell office:value-type="string" calcext:value-type="string">
            <text:p>a8d1d34c976f8fb278e8d7362fabf4a55ee8cb92dfed68362d81b7285f9bba24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343" calcext:value-type="float">
            <text:p>4.343</text:p>
          </table:table-cell>
          <table:table-cell office:value-type="string" calcext:value-type="string">
            <text:p>a8d1d34c976f8fb278e8d7362fabf4a55ee8cb92dfed68362d81b7285f9bba24</text:p>
          </table:table-cell>
          <table:table-cell office:value-type="float" office:value="89.53" calcext:value-type="float">
            <text:p>89.5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3.644" calcext:value-type="float">
            <text:p>3.644</text:p>
          </table:table-cell>
          <table:table-cell office:value-type="string" calcext:value-type="string">
            <text:p>0bc03d3817e8397daefb61c425f278d096355c36c4e88a398d4d0621122a0f39</text:p>
          </table:table-cell>
          <table:table-cell office:value-type="float" office:value="99.53" calcext:value-type="float">
            <text:p>99.5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20.23" calcext:value-type="float">
            <text:p>20.23</text:p>
          </table:table-cell>
          <table:table-cell office:value-type="float" office:value="59000" calcext:value-type="float">
            <text:p>59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40600" calcext:value-type="float">
            <text:p>40600</text:p>
          </table:table-cell>
          <table:table-cell office:value-type="float" office:value="222.759" calcext:value-type="float">
            <text:p>222.759</text:p>
          </table:table-cell>
          <table:table-cell office:value-type="string" calcext:value-type="string">
            <text:p>("79c5f48c5ae3a6db839a780ee14065356723dd69aadf75e377d77aa2cc31f794", "62186fef8491b8d2fe43a40546eabd4a2b55639905547af5f3ba225ad46dc2b6", "6ce3254f2c5ef5baf23e86eb34a1a07c822d84069d6f1ecbee055d27846feb69", "9de6530c9cb940cd0d5e6f9cf52d770db5d84457ecea1e0be6c821b5d4997092", "d5e5283f86749139da78eca7e980c60f8adfa62f3e4c0fd1d71c8d7b844bfe95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10.102" calcext:value-type="float">
            <text:p>10.102</text:p>
          </table:table-cell>
          <table:table-cell office:value-type="string" calcext:value-type="string">
            <text:p>c8ceb5d7ca6ea067e7a238185c7f5641d05e86aba78b0d008c6e948867e52950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4.653" calcext:value-type="float">
            <text:p>4.653</text:p>
          </table:table-cell>
          <table:table-cell office:value-type="string" calcext:value-type="string">
            <text:p>c8ceb5d7ca6ea067e7a238185c7f5641d05e86aba78b0d008c6e948867e52950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be4f41e961badcdcda4afbd156f79fb432ca1f89ac197cf852366b84587ee6f0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4.653" calcext:value-type="float">
            <text:p>4.653</text:p>
          </table:table-cell>
          <table:table-cell office:value-type="string" calcext:value-type="string">
            <text:p>c8ceb5d7ca6ea067e7a238185c7f5641d05e86aba78b0d008c6e948867e52950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4.659" calcext:value-type="float">
            <text:p>4.659</text:p>
          </table:table-cell>
          <table:table-cell office:value-type="string" calcext:value-type="string">
            <text:p>c8ceb5d7ca6ea067e7a238185c7f5641d05e86aba78b0d008c6e948867e52950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3.912" calcext:value-type="float">
            <text:p>3.912</text:p>
          </table:table-cell>
          <table:table-cell office:value-type="string" calcext:value-type="string">
            <text:p>be4f41e961badcdcda4afbd156f79fb432ca1f89ac197cf852366b84587ee6f0</text:p>
          </table:table-cell>
          <table:table-cell office:value-type="float" office:value="99.07" calcext:value-type="float">
            <text:p>99.07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89.09" calcext:value-type="float">
            <text:p>89.09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 office:value-type="float" office:value="87.57" calcext:value-type="float">
            <text:p>87.57</text:p>
          </table:table-cell>
          <table:table-cell office:value-type="float" office:value="20.23" calcext:value-type="float">
            <text:p>20.23</text:p>
          </table:table-cell>
          <table:table-cell office:value-type="float" office:value="59280" calcext:value-type="float">
            <text:p>5928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15720" calcext:value-type="float">
            <text:p>15720</text:p>
          </table:table-cell>
          <table:table-cell office:value-type="float" office:value="222.839" calcext:value-type="float">
            <text:p>222.839</text:p>
          </table:table-cell>
          <table:table-cell office:value-type="string" calcext:value-type="string">
            <text:p>("67fa96c8eabe9534d31ad8d2790fa5d03156200cad180638d49bf9f9ff837ec4", "ca9119861c2edfe5fb9f8cd86a3de94c16230b9426a303d2727d9a56da8e676c", "9573386bc011f1e045ba50f1d3524cede564e3c886293433b43cda5df230ad30", "58448e362b4800d05295937d42eb5de12fb258fed668be05dd657846619c2526", "3a3d249dc894403d9984c3491d5c0f5f136339b2d15e5aed23651186e782e8ef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9.167" calcext:value-type="float">
            <text:p>9.167</text:p>
          </table:table-cell>
          <table:table-cell office:value-type="string" calcext:value-type="string">
            <text:p>2442ca9db746361b0b2a0cdcec003d23eaf09baab851d8875e3be1af91c882de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6.195" calcext:value-type="float">
            <text:p>6.195</text:p>
          </table:table-cell>
          <table:table-cell office:value-type="string" calcext:value-type="string">
            <text:p>2442ca9db746361b0b2a0cdcec003d23eaf09baab851d8875e3be1af91c882de</text:p>
          </table:table-cell>
          <table:table-cell office:value-type="float" office:value="88.37" calcext:value-type="float">
            <text:p>88.3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7" calcext:value-type="float">
            <text:p>7</text:p>
          </table:table-cell>
          <table:table-cell office:value-type="float" office:value="5.371" calcext:value-type="float">
            <text:p>5.371</text:p>
          </table:table-cell>
          <table:table-cell office:value-type="string" calcext:value-type="string">
            <text:p>6acfcf72737e06b883a13bb7da9fc92e85f18fd213211a6c7f70e71d92d3781a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2442ca9db746361b0b2a0cdcec003d23eaf09baab851d8875e3be1af91c882de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6.153" calcext:value-type="float">
            <text:p>6.153</text:p>
          </table:table-cell>
          <table:table-cell office:value-type="string" calcext:value-type="string">
            <text:p>2442ca9db746361b0b2a0cdcec003d23eaf09baab851d8875e3be1af91c882de</text:p>
          </table:table-cell>
          <table:table-cell office:value-type="float" office:value="88.37" calcext:value-type="float">
            <text:p>88.3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7" calcext:value-type="float">
            <text:p>7</text:p>
          </table:table-cell>
          <table:table-cell office:value-type="float" office:value="5.355" calcext:value-type="float">
            <text:p>5.355</text:p>
          </table:table-cell>
          <table:table-cell office:value-type="string" calcext:value-type="string">
            <text:p>6acfcf72737e06b883a13bb7da9fc92e85f18fd213211a6c7f70e71d92d3781a</text:p>
          </table:table-cell>
          <table:table-cell office:value-type="float" office:value="99.3" calcext:value-type="float">
            <text:p>99.3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89.09" calcext:value-type="float">
            <text:p>89.09</text:p>
          </table:table-cell>
          <table:table-cell office:value-type="float" office:value="87.27" calcext:value-type="float">
            <text:p>8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90.51" calcext:value-type="float">
            <text:p>90.51</text:p>
          </table:table-cell>
          <table:table-cell office:value-type="float" office:value="88.11" calcext:value-type="float">
            <text:p>88.11</text:p>
          </table:table-cell>
          <table:table-cell office:value-type="float" office:value="88.73" calcext:value-type="float">
            <text:p>88.73</text:p>
          </table:table-cell>
          <table:table-cell office:value-type="float" office:value="22.56" calcext:value-type="float">
            <text:p>22.56</text:p>
          </table:table-cell>
          <table:table-cell office:value-type="float" office:value="59120" calcext:value-type="float">
            <text:p>5912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65720" calcext:value-type="float">
            <text:p>65720</text:p>
          </table:table-cell>
          <table:table-cell office:value-type="float" office:value="194.198" calcext:value-type="float">
            <text:p>194.198</text:p>
          </table:table-cell>
          <table:table-cell office:value-type="string" calcext:value-type="string">
            <text:p>("545cbadd57ab5a5d46f1135f378e17df801458dfd402290def782f794861c4f8", "ae8c93201c50dae523841fb9a8f83c6b850eeff59bfbb64b37e5ceab72979c18", "02ad08c588c6f11fa6ca809951488dcaff41b26bb773ac96a5f284ba61b3faf3", "c71910973933f6891a1acf7dd57bb438c66505a20f20f9fa16b878b28ab85a66", "a9ccab5887d516520683099f94120abc78149af0fe81daef9ec7de11e2ab74ab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9.592" calcext:value-type="float">
            <text:p>9.592</text:p>
          </table:table-cell>
          <table:table-cell office:value-type="string" calcext:value-type="string">
            <text:p>cd30886bcb80f54b004ab3048ee610978a236693004f928743fc4aadd9ce1026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.672" calcext:value-type="float">
            <text:p>4.672</text:p>
          </table:table-cell>
          <table:table-cell office:value-type="string" calcext:value-type="string">
            <text:p>cd30886bcb80f54b004ab3048ee610978a236693004f928743fc4aadd9ce1026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5" calcext:value-type="float">
            <text:p>5</text:p>
          </table:table-cell>
          <table:table-cell office:value-type="float" office:value="3.066" calcext:value-type="float">
            <text:p>3.066</text:p>
          </table:table-cell>
          <table:table-cell office:value-type="string" calcext:value-type="string">
            <text:p>7b529a8de1cb5a5e43f8c74169dcc2b1fe3654091554df91c2b60fdeaeb7825f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.655" calcext:value-type="float">
            <text:p>4.655</text:p>
          </table:table-cell>
          <table:table-cell office:value-type="string" calcext:value-type="string">
            <text:p>cd30886bcb80f54b004ab3048ee610978a236693004f928743fc4aadd9ce1026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.664" calcext:value-type="float">
            <text:p>4.664</text:p>
          </table:table-cell>
          <table:table-cell office:value-type="string" calcext:value-type="string">
            <text:p>cd30886bcb80f54b004ab3048ee610978a236693004f928743fc4aadd9ce1026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5" calcext:value-type="float">
            <text:p>5</text:p>
          </table:table-cell>
          <table:table-cell office:value-type="float" office:value="3.063" calcext:value-type="float">
            <text:p>3.063</text:p>
          </table:table-cell>
          <table:table-cell office:value-type="string" calcext:value-type="string">
            <text:p>7b529a8de1cb5a5e43f8c74169dcc2b1fe3654091554df91c2b60fdeaeb7825f</text:p>
          </table:table-cell>
          <table:table-cell office:value-type="float" office:value="99.3" calcext:value-type="float">
            <text:p>99.3</text:p>
          </table:table-cell>
          <table:table-cell office:value-type="float" office:value="85.45" calcext:value-type="float">
            <text:p>85.45</text:p>
          </table:table-cell>
          <table:table-cell table:number-columns-repeated="2" office:value-type="float" office:value="92.73" calcext:value-type="float">
            <text:p>92.73</text:p>
          </table:table-cell>
          <table:table-cell office:value-type="float" office:value="85.45" calcext:value-type="float">
            <text:p>8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44" calcext:value-type="float">
            <text:p>87.44</text:p>
          </table:table-cell>
          <table:table-cell office:value-type="float" office:value="92.1" calcext:value-type="float">
            <text:p>92.1</text:p>
          </table:table-cell>
          <table:table-cell office:value-type="float" office:value="16.74" calcext:value-type="float">
            <text:p>16.74</text:p>
          </table:table-cell>
          <table:table-cell office:value-type="float" office:value="57240" calcext:value-type="float">
            <text:p>5724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22880" calcext:value-type="float">
            <text:p>22880</text:p>
          </table:table-cell>
          <table:table-cell office:value-type="float" office:value="174.358" calcext:value-type="float">
            <text:p>174.358</text:p>
          </table:table-cell>
          <table:table-cell office:value-type="string" calcext:value-type="string">
            <text:p>("2ed22d28551d9d99fcd3d7dde5bd1fd10aa027051733dbd9c0b5844b97eff471", "059df4f19bc9108a0045380265acc21c163b62330ac75d596173e9959bcd7c2e", "293745a051063c7ab50f451871c18211886efa6d2daa27f5d2084e5de496564c", "ace0c5c67a770dcb3ac2bb75f11e9c0e36a8fa71cc382305b59c88b0e8cbfe1d", "a3e8e386f7b61b169ea143361b4d8f272b01746f0059bdcd041bc8c4d0a2b625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number-columns-repeated="7" office:value-type="float" office:value="63.64" calcext:value-type="float">
            <text:p>63.64</text:p>
          </table:table-cell>
          <table:table-cell office:value-type="float" office:value="7" calcext:value-type="float">
            <text:p>7</text:p>
          </table:table-cell>
          <table:table-cell office:value-type="float" office:value="7.975" calcext:value-type="float">
            <text:p>7.975</text:p>
          </table:table-cell>
          <table:table-cell office:value-type="string" calcext:value-type="string">
            <text:p>74d5d31adeafa246178f95d39fab330cb312ac24270a27429e91ae44197d56f9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number-columns-repeated="7" office:value-type="float" office:value="63.64" calcext:value-type="float">
            <text:p>63.64</text:p>
          </table:table-cell>
          <table:table-cell office:value-type="float" office:value="7" calcext:value-type="float">
            <text:p>7</text:p>
          </table:table-cell>
          <table:table-cell office:value-type="float" office:value="5.64" calcext:value-type="float">
            <text:p>5.64</text:p>
          </table:table-cell>
          <table:table-cell office:value-type="string" calcext:value-type="string">
            <text:p>74d5d31adeafa246178f95d39fab330cb312ac24270a27429e91ae44197d56f9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4.135" calcext:value-type="float">
            <text:p>4.135</text:p>
          </table:table-cell>
          <table:table-cell office:value-type="string" calcext:value-type="string">
            <text:p>b569974bd714e5bff13a90bc7073f9bcfa8860d15ee9890b85c20bcbe585436d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number-columns-repeated="7" office:value-type="float" office:value="63.64" calcext:value-type="float">
            <text:p>63.64</text:p>
          </table:table-cell>
          <table:table-cell office:value-type="float" office:value="7" calcext:value-type="float">
            <text:p>7</text:p>
          </table:table-cell>
          <table:table-cell office:value-type="float" office:value="5.648" calcext:value-type="float">
            <text:p>5.648</text:p>
          </table:table-cell>
          <table:table-cell office:value-type="string" calcext:value-type="string">
            <text:p>74d5d31adeafa246178f95d39fab330cb312ac24270a27429e91ae44197d56f9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number-columns-repeated="7" office:value-type="float" office:value="63.64" calcext:value-type="float">
            <text:p>63.64</text:p>
          </table:table-cell>
          <table:table-cell office:value-type="float" office:value="7" calcext:value-type="float">
            <text:p>7</text:p>
          </table:table-cell>
          <table:table-cell office:value-type="float" office:value="5.645" calcext:value-type="float">
            <text:p>5.645</text:p>
          </table:table-cell>
          <table:table-cell office:value-type="string" calcext:value-type="string">
            <text:p>74d5d31adeafa246178f95d39fab330cb312ac24270a27429e91ae44197d56f9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4.111" calcext:value-type="float">
            <text:p>4.111</text:p>
          </table:table-cell>
          <table:table-cell office:value-type="string" calcext:value-type="string">
            <text:p>b569974bd714e5bff13a90bc7073f9bcfa8860d15ee9890b85c20bcbe585436d</text:p>
          </table:table-cell>
          <table:table-cell office:value-type="float" office:value="99.77" calcext:value-type="float">
            <text:p>99.77</text:p>
          </table:table-cell>
          <table:table-cell office:value-type="float" office:value="50.91" calcext:value-type="float">
            <text:p>50.91</text:p>
          </table:table-cell>
          <table:table-cell table:number-columns-repeated="2" office:value-type="float" office:value="75.45" calcext:value-type="float">
            <text:p>75.45</text:p>
          </table:table-cell>
          <table:table-cell office:value-type="float" office:value="70.91" calcext:value-type="float">
            <text:p>70.91</text:p>
          </table:table-cell>
          <table:table-cell office:value-type="float" office:value="80" calcext:value-type="float">
            <text:p>80</text:p>
          </table:table-cell>
          <table:table-cell office:value-type="float" office:value="78.42" calcext:value-type="float">
            <text:p>78.42</text:p>
          </table:table-cell>
          <table:table-cell office:value-type="float" office:value="73.32" calcext:value-type="float">
            <text:p>73.32</text:p>
          </table:table-cell>
          <table:table-cell office:value-type="float" office:value="74.33" calcext:value-type="float">
            <text:p>74.33</text:p>
          </table:table-cell>
          <table:table-cell office:value-type="float" office:value="23.72" calcext:value-type="float">
            <text:p>23.72</text:p>
          </table:table-cell>
          <table:table-cell office:value-type="float" office:value="61120" calcext:value-type="float">
            <text:p>6112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58" calcext:value-type="float">
            <text:p>0.58</text:p>
          </table:table-cell>
          <table:table-cell office:value-type="float" office:value="0.44" calcext:value-type="float">
            <text:p>0.44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34920" calcext:value-type="float">
            <text:p>34920</text:p>
          </table:table-cell>
          <table:table-cell office:value-type="float" office:value="167.918" calcext:value-type="float">
            <text:p>167.918</text:p>
          </table:table-cell>
          <table:table-cell office:value-type="string" calcext:value-type="string">
            <text:p>("e0c4e1b1de3e2c0ac886283eabb21500a4b8dc73ee57536bcf6ec3a1520433cd", "b1b056ca26fc5a8944529a2f14bda24687b4dcb7defd3813287eeb3c8395a349", "18fe64668b788eb324d1aaac63a3d69d8ed7e9e374ed094cf3a7f963508dd20e", "56380f7812dae7061d1f63af59dfba8205ba19747aafbb15b7f776349c30ceed", "c8bf80fc1e81e2fedd83e09ce1ba0d6084b306ec13bbd6c12a9c01e97f82260d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67" calcext:value-type="float">
            <text:p>97.67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3" calcext:value-type="float">
            <text:p>13</text:p>
          </table:table-cell>
          <table:table-cell office:value-type="float" office:value="9.088" calcext:value-type="float">
            <text:p>9.088</text:p>
          </table:table-cell>
          <table:table-cell office:value-type="string" calcext:value-type="string">
            <text:p>bbae7215eb1dd2eeee77b4962c5329f41b0485052f155000786eef5d2f6cb9ea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4.329" calcext:value-type="float">
            <text:p>4.329</text:p>
          </table:table-cell>
          <table:table-cell office:value-type="string" calcext:value-type="string">
            <text:p>198462daff051cd2c5dbb9dbcb2d6640db7a192b30e41ee1b6bcf8832bb1a825</text:p>
          </table:table-cell>
          <table:table-cell office:value-type="float" office:value="84.88" calcext:value-type="float">
            <text:p>84.88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3.273" calcext:value-type="float">
            <text:p>3.273</text:p>
          </table:table-cell>
          <table:table-cell office:value-type="string" calcext:value-type="string">
            <text:p>e451989be135b7a237048f02248fbdf6937afe56da74b16293aef164ed2c1cf6</text:p>
          </table:table-cell>
          <table:table-cell office:value-type="float" office:value="95.35" calcext:value-type="float">
            <text:p>95.3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.658" calcext:value-type="float">
            <text:p>6.658</text:p>
          </table:table-cell>
          <table:table-cell office:value-type="string" calcext:value-type="string">
            <text:p>9a3cca8754fd6b3dafb1bf2a599283fbcead891a683c5d6df0cb2d13b797fa62</text:p>
          </table:table-cell>
          <table:table-cell office:value-type="float" office:value="87.21" calcext:value-type="float">
            <text:p>87.2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4.277" calcext:value-type="float">
            <text:p>4.277</text:p>
          </table:table-cell>
          <table:table-cell office:value-type="string" calcext:value-type="string">
            <text:p>fae949f4992844a0529f953306483fcf000b212f1051ccfd26dd8acbbef3bab6</text:p>
          </table:table-cell>
          <table:table-cell office:value-type="float" office:value="84.88" calcext:value-type="float">
            <text:p>84.88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3.275" calcext:value-type="float">
            <text:p>3.275</text:p>
          </table:table-cell>
          <table:table-cell office:value-type="string" calcext:value-type="string">
            <text:p>e451989be135b7a237048f02248fbdf6937afe56da74b16293aef164ed2c1cf6</text:p>
          </table:table-cell>
          <table:table-cell office:value-type="float" office:value="99.07" calcext:value-type="float">
            <text:p>99.07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82.73" calcext:value-type="float">
            <text:p>8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92.73" calcext:value-type="float">
            <text:p>92.73</text:p>
          </table:table-cell>
          <table:table-cell office:value-type="float" office:value="91.33" calcext:value-type="float">
            <text:p>91.33</text:p>
          </table:table-cell>
          <table:table-cell office:value-type="float" office:value="77.33" calcext:value-type="float">
            <text:p>77.33</text:p>
          </table:table-cell>
          <table:table-cell office:value-type="float" office:value="80.83" calcext:value-type="float">
            <text:p>80.83</text:p>
          </table:table-cell>
          <table:table-cell office:value-type="float" office:value="22.56" calcext:value-type="float">
            <text:p>22.56</text:p>
          </table:table-cell>
          <table:table-cell office:value-type="float" office:value="61200" calcext:value-type="float">
            <text:p>61200</text:p>
          </table:table-cell>
          <table:table-cell office:value-type="float" office:value="0.02" calcext:value-type="float">
            <text:p>0.0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58" calcext:value-type="float">
            <text:p>0.58</text:p>
          </table:table-cell>
          <table:table-cell office:value-type="float" office:value="0.85" calcext:value-type="float">
            <text:p>0.85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 office:value-type="float" office:value="0.22" calcext:value-type="float">
            <text:p>0.22</text:p>
          </table:table-cell>
          <table:table-cell office:value-type="float" office:value="31400" calcext:value-type="float">
            <text:p>31400</text:p>
          </table:table-cell>
          <table:table-cell office:value-type="float" office:value="187.372" calcext:value-type="float">
            <text:p>187.372</text:p>
          </table:table-cell>
          <table:table-cell office:value-type="string" calcext:value-type="string">
            <text:p>("42a4962e906f2fbb4633a06c5daad719c49927c928ae0f63b4c83a30fc6b68e6", "ed298a3f8c03380ec43f44f5f19712b9c78865fa3b9cb99d5d55fa330bbd2b7f", "423b4e7fb8ec2f5cbb5c2fbaabd534319c3dd220febaa7d1c59d7f480a45c7a4", "4aea7fa67ff6eb09617a073a2eba881906087586bb097218eb812fe4aa32094c", "75edcb43d634808df6a412cc6c66572e8d01b13bb1541ddff6fc411c2e9396ac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9.764" calcext:value-type="float">
            <text:p>49.764</text:p>
          </table:table-cell>
          <table:table-cell office:value-type="string" calcext:value-type="string">
            <text:p>03cd12d6bb522454553f8022ca57e1d32ea21e114dc3de2d990d0e54b61da296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.562" calcext:value-type="float">
            <text:p>3.562</text:p>
          </table:table-cell>
          <table:table-cell office:value-type="string" calcext:value-type="string">
            <text:p>03cd12d6bb522454553f8022ca57e1d32ea21e114dc3de2d990d0e54b61da296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9f8d4d9f8d81d78875be0429fcb871db2791f562821c2f9b52bb2718d3f1169f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.628" calcext:value-type="float">
            <text:p>3.628</text:p>
          </table:table-cell>
          <table:table-cell office:value-type="string" calcext:value-type="string">
            <text:p>ad09996da064e0996cf6bd268a858339dad7d1ce9481b18d838f0daf252c93f3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.282" calcext:value-type="float">
            <text:p>3.282</text:p>
          </table:table-cell>
          <table:table-cell office:value-type="string" calcext:value-type="string">
            <text:p>ad09996da064e0996cf6bd268a858339dad7d1ce9481b18d838f0daf252c93f3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9f8d4d9f8d81d78875be0429fcb871db2791f562821c2f9b52bb2718d3f1169f</text:p>
          </table:table-cell>
          <table:table-cell office:value-type="float" office:value="99.77" calcext:value-type="float">
            <text:p>99.77</text:p>
          </table:table-cell>
          <table:table-cell office:value-type="float" office:value="76.36" calcext:value-type="float">
            <text:p>76.36</text:p>
          </table:table-cell>
          <table:table-cell table:number-columns-repeated="2" office:value-type="float" office:value="88.18" calcext:value-type="float">
            <text:p>88.18</text:p>
          </table:table-cell>
          <table:table-cell office:value-type="float" office:value="78.18" calcext:value-type="float">
            <text:p>78.18</text:p>
          </table:table-cell>
          <table:table-cell office:value-type="float" office:value="98.18" calcext:value-type="float">
            <text:p>98.18</text:p>
          </table:table-cell>
          <table:table-cell office:value-type="float" office:value="98" calcext:value-type="float">
            <text:p>98</text:p>
          </table:table-cell>
          <table:table-cell office:value-type="float" office:value="81.94" calcext:value-type="float">
            <text:p>81.94</text:p>
          </table:table-cell>
          <table:table-cell office:value-type="float" office:value="86.83" calcext:value-type="float">
            <text:p>86.83</text:p>
          </table:table-cell>
          <table:table-cell office:value-type="float" office:value="19.53" calcext:value-type="float">
            <text:p>19.53</text:p>
          </table:table-cell>
          <table:table-cell office:value-type="float" office:value="64040" calcext:value-type="float">
            <text:p>640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31480" calcext:value-type="float">
            <text:p>31480</text:p>
          </table:table-cell>
          <table:table-cell office:value-type="float" office:value="309.789" calcext:value-type="float">
            <text:p>309.789</text:p>
          </table:table-cell>
          <table:table-cell office:value-type="string" calcext:value-type="string">
            <text:p>("218591be6c2cbe9e7e3d483ab15208fd6fcb848b377d740923c64bdd15030b09", "102521ed3d9b9e35ebda65c44ea37add3dfeaccc5645f25038720914e7875092", "77ca5251d3a13fdbc0c614ece992bf89a4bd3b172c90c2d96097ecad1eded789", "429e6f55b5ee6f830be94f5f2998f81ef77c5164d01ffd68fb48d477bcb0e941", "cfc5ef5af9f30d18a1d8ff6c3c25936885a0a1a7ae8a73dadb88ec9c3a0ef544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1.415" calcext:value-type="float">
            <text:p>31.415</text:p>
          </table:table-cell>
          <table:table-cell office:value-type="string" calcext:value-type="string">
            <text:p>b3a76ad181d5394d8bf19ead217681c3beb74949009ded75b5bcc91c4bbd2068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.461" calcext:value-type="float">
            <text:p>3.461</text:p>
          </table:table-cell>
          <table:table-cell office:value-type="string" calcext:value-type="string">
            <text:p>b3a76ad181d5394d8bf19ead217681c3beb74949009ded75b5bcc91c4bbd2068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7ff6100ca5138fe9b08b07ea569faeab6aceae4bddb58afaa5afd506fece1bff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.225" calcext:value-type="float">
            <text:p>3.225</text:p>
          </table:table-cell>
          <table:table-cell office:value-type="string" calcext:value-type="string">
            <text:p>b3a76ad181d5394d8bf19ead217681c3beb74949009ded75b5bcc91c4bbd2068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.171" calcext:value-type="float">
            <text:p>3.171</text:p>
          </table:table-cell>
          <table:table-cell office:value-type="string" calcext:value-type="string">
            <text:p>b3a76ad181d5394d8bf19ead217681c3beb74949009ded75b5bcc91c4bbd2068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7ff6100ca5138fe9b08b07ea569faeab6aceae4bddb58afaa5afd506fece1bff</text:p>
          </table:table-cell>
          <table:table-cell office:value-type="float" office:value="98.6" calcext:value-type="float">
            <text:p>98.6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82.73" calcext:value-type="float">
            <text:p>82.73</text:p>
          </table:table-cell>
          <table:table-cell office:value-type="float" office:value="85.45" calcext:value-type="float">
            <text:p>85.45</text:p>
          </table:table-cell>
          <table:table-cell office:value-type="float" office:value="80" calcext:value-type="float">
            <text:p>80</text:p>
          </table:table-cell>
          <table:table-cell office:value-type="float" office:value="81.06" calcext:value-type="float">
            <text:p>81.06</text:p>
          </table:table-cell>
          <table:table-cell office:value-type="float" office:value="84.73" calcext:value-type="float">
            <text:p>84.73</text:p>
          </table:table-cell>
          <table:table-cell office:value-type="float" office:value="83.16" calcext:value-type="float">
            <text:p>83.16</text:p>
          </table:table-cell>
          <table:table-cell office:value-type="float" office:value="16.74" calcext:value-type="float">
            <text:p>16.74</text:p>
          </table:table-cell>
          <table:table-cell office:value-type="float" office:value="59480" calcext:value-type="float">
            <text:p>59480</text:p>
          </table:table-cell>
          <table:table-cell office:value-type="float" office:value="0.02" calcext:value-type="float">
            <text:p>0.02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8120" calcext:value-type="float">
            <text:p>8120</text:p>
          </table:table-cell>
          <table:table-cell office:value-type="float" office:value="169.803" calcext:value-type="float">
            <text:p>169.803</text:p>
          </table:table-cell>
          <table:table-cell office:value-type="string" calcext:value-type="string">
            <text:p>("c1c3d7f015cceb55df648e7bf4f49ba588054dc97cee9b71b0f4be427946901f", "11c3e6a036cdf2dec1393923e90942379a7551181da8c7b0276d03ef004f632b", "d06f911933a11e832cd74da90b03eadd6fea9a66212fc7a2f408174c4f3704f5", "cfa8bbffbb6b6c8aec386f64770e0feaa8dac6cf0f7e1e6754e1ecacf2ba39b0", "ba58412308a67bd06daf33b2d8cea96225cabc235f5f3968889315dba8ca902c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16.339" calcext:value-type="float">
            <text:p>16.339</text:p>
          </table:table-cell>
          <table:table-cell office:value-type="string" calcext:value-type="string">
            <text:p>974ff478390b1ff75c0f290fc403b9a75e02d45aa4df4566da2f4ae09d09aae5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5.361" calcext:value-type="float">
            <text:p>5.361</text:p>
          </table:table-cell>
          <table:table-cell office:value-type="string" calcext:value-type="string">
            <text:p>bc899563e0f752594cbaf8066d8ec76e4583fcf53e900ff1061a0b6af1248204</text:p>
          </table:table-cell>
          <table:table-cell office:value-type="float" office:value="86.05" calcext:value-type="float">
            <text:p>86.0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4.418" calcext:value-type="float">
            <text:p>4.418</text:p>
          </table:table-cell>
          <table:table-cell office:value-type="string" calcext:value-type="string">
            <text:p>247aea896d80cfda93914eeae3765f4d6920c00c70d16486e1e87c313fcd0297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5.285" calcext:value-type="float">
            <text:p>5.285</text:p>
          </table:table-cell>
          <table:table-cell office:value-type="string" calcext:value-type="string">
            <text:p>5433760f4cfff29ab95720ab6117603a861a7457486ce7421a42136e38f6d316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4.751" calcext:value-type="float">
            <text:p>4.751</text:p>
          </table:table-cell>
          <table:table-cell office:value-type="string" calcext:value-type="string">
            <text:p>3e06f16f242a28e80d10d3b9cfcc96141c48818ffde184df0c07c0e1be2efcd0</text:p>
          </table:table-cell>
          <table:table-cell office:value-type="float" office:value="86.05" calcext:value-type="float">
            <text:p>86.0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247aea896d80cfda93914eeae3765f4d6920c00c70d16486e1e87c313fcd0297</text:p>
          </table:table-cell>
          <table:table-cell office:value-type="float" office:value="99.77" calcext:value-type="float">
            <text:p>99.7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9.09" calcext:value-type="float">
            <text:p>69.09</text:p>
          </table:table-cell>
          <table:table-cell office:value-type="float" office:value="90.91" calcext:value-type="float">
            <text:p>90.91</text:p>
          </table:table-cell>
          <table:table-cell office:value-type="float" office:value="88.33" calcext:value-type="float">
            <text:p>88.33</text:p>
          </table:table-cell>
          <table:table-cell office:value-type="float" office:value="74.73" calcext:value-type="float">
            <text:p>74.73</text:p>
          </table:table-cell>
          <table:table-cell office:value-type="float" office:value="77.47" calcext:value-type="float">
            <text:p>77.47</text:p>
          </table:table-cell>
          <table:table-cell office:value-type="float" office:value="22.79" calcext:value-type="float">
            <text:p>22.79</text:p>
          </table:table-cell>
          <table:table-cell office:value-type="float" office:value="63960" calcext:value-type="float">
            <text:p>6396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22880" calcext:value-type="float">
            <text:p>22880</text:p>
          </table:table-cell>
          <table:table-cell office:value-type="float" office:value="207.231" calcext:value-type="float">
            <text:p>207.231</text:p>
          </table:table-cell>
          <table:table-cell office:value-type="string" calcext:value-type="string">
            <text:p>("72ab7999d79fbaf7eb426c6742cfc22dd91060a19d977245b72bc80c12c21c32", "b2ec5df86666cb2e4ae9d237adc25b19c1cdc6d2a38364dba555571f0b86b220", "5d16c0b1f0fa709789e4ee6ff06e437aa3ea6faf34b33160a55487f1a9d64994", "04d20bf6ab117aeac0b1174cc034757c3ad0ff9dbe39f6c573b7720241b05ce6", "88ef31f2bee415176dd7214d145b744138d5b03818102123f91c49f7c72d52e2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9" calcext:value-type="float">
            <text:p>94.19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13" calcext:value-type="float">
            <text:p>13</text:p>
          </table:table-cell>
          <table:table-cell office:value-type="float" office:value="2.116" calcext:value-type="float">
            <text:p>2.116</text:p>
          </table:table-cell>
          <table:table-cell office:value-type="string" calcext:value-type="string">
            <text:p>c19dc43e36be87889095c16d72431d90d871fdc70fe4aab5d445a84924bba9b8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85472f55131743a291cc1edb60ca01893bc257a80adbcddbc01c1a4fe5bcce99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99.53" calcext:value-type="float">
            <text:p>99.53</text:p>
          </table:table-cell>
          <table:table-cell office:value-type="float" office:value="69.09" calcext:value-type="float">
            <text:p>69.09</text:p>
          </table:table-cell>
          <table:table-cell table:number-columns-repeated="2" office:value-type="float" office:value="84.55" calcext:value-type="float">
            <text:p>84.55</text:p>
          </table:table-cell>
          <table:table-cell office:value-type="float" office:value="70.91" calcext:value-type="float">
            <text:p>70.91</text:p>
          </table:table-cell>
          <table:table-cell office:value-type="float" office:value="98.18" calcext:value-type="float">
            <text:p>98.18</text:p>
          </table:table-cell>
          <table:table-cell office:value-type="float" office:value="97.78" calcext:value-type="float">
            <text:p>97.78</text:p>
          </table:table-cell>
          <table:table-cell office:value-type="float" office:value="77.19" calcext:value-type="float">
            <text:p>77.19</text:p>
          </table:table-cell>
          <table:table-cell office:value-type="float" office:value="82.08" calcext:value-type="float">
            <text:p>82.08</text:p>
          </table:table-cell>
          <table:table-cell office:value-type="float" office:value="17.91" calcext:value-type="float">
            <text:p>17.91</text:p>
          </table:table-cell>
          <table:table-cell office:value-type="float" office:value="62960" calcext:value-type="float">
            <text:p>6296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11480" calcext:value-type="float">
            <text:p>11480</text:p>
          </table:table-cell>
          <table:table-cell office:value-type="float" office:value="143.008" calcext:value-type="float">
            <text:p>143.008</text:p>
          </table:table-cell>
          <table:table-cell office:value-type="string" calcext:value-type="string">
            <text:p>("c0f7a840492e0c2d30b172b5783f23846a9588dc53e4df3b7f80a3c91a5cced4", "12be76206dcd33ee1395e18a7e60cc682e58d39dde0b0121fe5453eefcb534c3", "ac910e51e9d47571dbce9b7c4a894e641d03e8f5e4d94843919cb700e7110ace", "6da3d04729ada55fb9824d9ed5048045084f35c68bc4161b4aa3a9bd845a5930", "c0cecbdc362128a94b9789cec12f2cba378eed0ce791a26b0feb695291d1e84e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35" calcext:value-type="float">
            <text:p>95.3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5" calcext:value-type="float">
            <text:p>15</text:p>
          </table:table-cell>
          <table:table-cell office:value-type="float" office:value="5.874" calcext:value-type="float">
            <text:p>5.874</text:p>
          </table:table-cell>
          <table:table-cell office:value-type="string" calcext:value-type="string">
            <text:p>79be3bbb289090727ce34f22c752ae4e07d8f1b3352198ac2558a075a55a256d</text:p>
          </table:table-cell>
          <table:table-cell office:value-type="float" office:value="93.02" calcext:value-type="float">
            <text:p>93.02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3.793" calcext:value-type="float">
            <text:p>3.793</text:p>
          </table:table-cell>
          <table:table-cell office:value-type="string" calcext:value-type="string">
            <text:p>069c3f1da282fe6009b1cf951d75165f4119c1998b178c46483a9dabf115e808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44f4d3bf833baead70ac27cb73b9a9fb3db7520df7e420b1d40ff6f8485518b4</text:p>
          </table:table-cell>
          <table:table-cell office:value-type="float" office:value="95.35" calcext:value-type="float">
            <text:p>95.3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3" calcext:value-type="float">
            <text:p>13</text:p>
          </table:table-cell>
          <table:table-cell office:value-type="float" office:value="3.412" calcext:value-type="float">
            <text:p>3.412</text:p>
          </table:table-cell>
          <table:table-cell office:value-type="string" calcext:value-type="string">
            <text:p>19010c741ba9fe96c90850b684c5677c6165bc5aeba267ef0739d53d816a4700</text:p>
          </table:table-cell>
          <table:table-cell office:value-type="float" office:value="93.02" calcext:value-type="float">
            <text:p>93.02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3.189" calcext:value-type="float">
            <text:p>3.189</text:p>
          </table:table-cell>
          <table:table-cell office:value-type="string" calcext:value-type="string">
            <text:p>069c3f1da282fe6009b1cf951d75165f4119c1998b178c46483a9dabf115e808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44f4d3bf833baead70ac27cb73b9a9fb3db7520df7e420b1d40ff6f8485518b4</text:p>
          </table:table-cell>
          <table:table-cell office:value-type="float" office:value="99.77" calcext:value-type="float">
            <text:p>99.77</text:p>
          </table:table-cell>
          <table:table-cell office:value-type="float" office:value="69.09" calcext:value-type="float">
            <text:p>69.09</text:p>
          </table:table-cell>
          <table:table-cell table:number-columns-repeated="2" office:value-type="float" office:value="84.55" calcext:value-type="float">
            <text:p>8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87.27" calcext:value-type="float">
            <text:p>87.27</text:p>
          </table:table-cell>
          <table:table-cell office:value-type="float" office:value="86.63" calcext:value-type="float">
            <text:p>86.63</text:p>
          </table:table-cell>
          <table:table-cell office:value-type="float" office:value="83.23" calcext:value-type="float">
            <text:p>83.23</text:p>
          </table:table-cell>
          <table:table-cell office:value-type="float" office:value="83.95" calcext:value-type="float">
            <text:p>83.95</text:p>
          </table:table-cell>
          <table:table-cell office:value-type="float" office:value="21.63" calcext:value-type="float">
            <text:p>21.63</text:p>
          </table:table-cell>
          <table:table-cell office:value-type="float" office:value="62440" calcext:value-type="float">
            <text:p>6244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83" calcext:value-type="float">
            <text:p>0.8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53" calcext:value-type="float">
            <text:p>0.53</text:p>
          </table:table-cell>
          <table:table-cell office:value-type="float" office:value="0.34" calcext:value-type="float">
            <text:p>0.34</text:p>
          </table:table-cell>
          <table:table-cell office:value-type="float" office:value="0.12" calcext:value-type="float">
            <text:p>0.12</text:p>
          </table:table-cell>
          <table:table-cell office:value-type="float" office:value="14880" calcext:value-type="float">
            <text:p>14880</text:p>
          </table:table-cell>
          <table:table-cell office:value-type="float" office:value="152.017" calcext:value-type="float">
            <text:p>152.017</text:p>
          </table:table-cell>
          <table:table-cell office:value-type="string" calcext:value-type="string">
            <text:p>("2684bc028b2a2f95d1ec0fa431e01dbadcdadb3a30287a2cb16b05482d2ada2e", "c82d1bc0875b8ff06b1ae78f071d8c1038e5b097a83e75cfbc32de64e7a863da", "9c6b9a74caf61a81feac6fe1125a6c8acb279cc4ad02147bc757b313f00c1677", "5236b429ba22fcd587bd6e34eceb69022b0b695bc5a25a90c14efb6fe0f9128a", "85d05a995ed74cb64f9fde340c5a523f3079843fb68e760ebb0510e4e1cb60cf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84" calcext:value-type="float">
            <text:p>98.84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5" calcext:value-type="float">
            <text:p>15</text:p>
          </table:table-cell>
          <table:table-cell office:value-type="float" office:value="8.01" calcext:value-type="float">
            <text:p>8.01</text:p>
          </table:table-cell>
          <table:table-cell office:value-type="string" calcext:value-type="string">
            <text:p>d81c69394d0ce836ba7cf5576782d0c66d0fe37d9ddcfea2dd123fac06bcb9b7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4.174" calcext:value-type="float">
            <text:p>4.174</text:p>
          </table:table-cell>
          <table:table-cell office:value-type="string" calcext:value-type="string">
            <text:p>0210f76f8825ec26071f0f7a05a6ddc2d3e4f73b6e7e749b69a0b2e371680198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04130bd77018cc64dbf78f275f41592e1fc6eba7790d122c8cc084391eff9b6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4.488" calcext:value-type="float">
            <text:p>4.488</text:p>
          </table:table-cell>
          <table:table-cell office:value-type="string" calcext:value-type="string">
            <text:p>814bbe54a83a30eb6e3eaaac5ac26bb0637aaf8faca1063bcdf4b1134effc697</text:p>
          </table:table-cell>
          <table:table-cell office:value-type="float" office:value="93.02" calcext:value-type="float">
            <text:p>93.02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11" calcext:value-type="float">
            <text:p>11</text:p>
          </table:table-cell>
          <table:table-cell office:value-type="float" office:value="4.608" calcext:value-type="float">
            <text:p>4.608</text:p>
          </table:table-cell>
          <table:table-cell office:value-type="string" calcext:value-type="string">
            <text:p>4fdaac12ee8ef4a5aeb879510b35949db96f330c462ae52e3537743c5d9cfba2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4130bd77018cc64dbf78f275f41592e1fc6eba7790d122c8cc084391eff9b6e</text:p>
          </table:table-cell>
          <table:table-cell office:value-type="float" office:value="100" calcext:value-type="float">
            <text:p>100</text:p>
          </table:table-cell>
          <table:table-cell office:value-type="float" office:value="89.09" calcext:value-type="float">
            <text:p>89.09</text:p>
          </table:table-cell>
          <table:table-cell table:number-columns-repeated="2" office:value-type="float" office:value="94.55" calcext:value-type="float">
            <text:p>94.55</text:p>
          </table:table-cell>
          <table:table-cell office:value-type="float" office:value="89.09" calcext:value-type="float">
            <text:p>8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26" calcext:value-type="float">
            <text:p>90.26</text:p>
          </table:table-cell>
          <table:table-cell office:value-type="float" office:value="94.19" calcext:value-type="float">
            <text:p>94.19</text:p>
          </table:table-cell>
          <table:table-cell office:value-type="float" office:value="20.93" calcext:value-type="float">
            <text:p>20.93</text:p>
          </table:table-cell>
          <table:table-cell office:value-type="float" office:value="61280" calcext:value-type="float">
            <text:p>612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4520" calcext:value-type="float">
            <text:p>4520</text:p>
          </table:table-cell>
          <table:table-cell office:value-type="float" office:value="176.893" calcext:value-type="float">
            <text:p>176.893</text:p>
          </table:table-cell>
          <table:table-cell office:value-type="string" calcext:value-type="string">
            <text:p>("62eafd6e30cd8b36346de28a0e9434c2212fd6f0f1f17a62355c6a20ce170d4d", "0d4e440442b6764f2301d0988ac72c7c7359e784cbb6358576486faf95dec4cd", "d0ad503669527f16c4dbba9349d6dd5538c1ffb32de55a1e6773a4a4b96e6b8f", "ac18e70314c7196bb6d3c1079838fc9ae16ef4fe72363f54c4c87ef3ee3d571d", "df709f75ea9529ac8c3b629dcdfd6e117e8452a3530888ba6f6eabcd4ae52964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.004" calcext:value-type="float">
            <text:p>3.004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.243" calcext:value-type="float">
            <text:p>3.243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0a4d8a5cbd589cf9fef7f63f0d54a2c37689637c66bf633654aeed06187e847b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.989" calcext:value-type="float">
            <text:p>2.989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.633" calcext:value-type="float">
            <text:p>3.633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0a4d8a5cbd589cf9fef7f63f0d54a2c37689637c66bf633654aeed06187e847b</text:p>
          </table:table-cell>
          <table:table-cell office:value-type="float" office:value="99.77" calcext:value-type="float">
            <text:p>99.7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7.67" calcext:value-type="float">
            <text:p>17.67</text:p>
          </table:table-cell>
          <table:table-cell office:value-type="float" office:value="55520" calcext:value-type="float">
            <text:p>555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720" calcext:value-type="float">
            <text:p>20720</text:p>
          </table:table-cell>
          <table:table-cell office:value-type="float" office:value="142.819" calcext:value-type="float">
            <text:p>142.819</text:p>
          </table:table-cell>
          <table:table-cell office:value-type="string" calcext:value-type="string">
            <text:p>("913143ee16aa5cca03d1ab1cce54c2624d90c1ab643efe09f0dfedf0f793cd16", "08de67bd1369dc3050b37b0c2e407e104eff181169500605ba19028b7e6a961c", "ba73bea7d304901eaf96926f6e472a7cfea2711f8822dc97f49e6d718ccf84af", "ab4ce314a684e162eed06360ffe74195399151b7b25154d058f2ef2ed8bdcd7c", "6341093b2c156a98fade60d1f27ad83e147a12dba1f4640f484a43c8c65226eb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67" calcext:value-type="float">
            <text:p>97.6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5" calcext:value-type="float">
            <text:p>15</text:p>
          </table:table-cell>
          <table:table-cell office:value-type="float" office:value="6.354" calcext:value-type="float">
            <text:p>6.354</text:p>
          </table:table-cell>
          <table:table-cell office:value-type="string" calcext:value-type="string">
            <text:p>df35d773db7afef84df31a96967af6bbb600eb3ea41b5b204f715ac6aec2e02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fffe76ab98b63ff11b614f695a200cb86b12d8b59f1c2d8bdaae2bdf09fbb9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.613" calcext:value-type="float">
            <text:p>5.613</text:p>
          </table:table-cell>
          <table:table-cell office:value-type="string" calcext:value-type="string">
            <text:p>afffe76ab98b63ff11b614f695a200cb86b12d8b59f1c2d8bdaae2bdf09fbb9b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3" calcext:value-type="float">
            <text:p>13</text:p>
          </table:table-cell>
          <table:table-cell office:value-type="float" office:value="6.578" calcext:value-type="float">
            <text:p>6.578</text:p>
          </table:table-cell>
          <table:table-cell office:value-type="string" calcext:value-type="string">
            <text:p>5414f4b137386371abb8b4258e03b54e49da33e9151f0acadd470ad5a5dbb14d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.315" calcext:value-type="float">
            <text:p>5.315</text:p>
          </table:table-cell>
          <table:table-cell office:value-type="string" calcext:value-type="string">
            <text:p>afffe76ab98b63ff11b614f695a200cb86b12d8b59f1c2d8bdaae2bdf09fbb9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.193" calcext:value-type="float">
            <text:p>5.193</text:p>
          </table:table-cell>
          <table:table-cell office:value-type="string" calcext:value-type="string">
            <text:p>afffe76ab98b63ff11b614f695a200cb86b12d8b59f1c2d8bdaae2bdf09fbb9b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92" calcext:value-type="float">
            <text:p>91.92</text:p>
          </table:table-cell>
          <table:table-cell office:value-type="float" office:value="95.14" calcext:value-type="float">
            <text:p>95.14</text:p>
          </table:table-cell>
          <table:table-cell office:value-type="float" office:value="20.28" calcext:value-type="float">
            <text:p>20.28</text:p>
          </table:table-cell>
          <table:table-cell office:value-type="float" office:value="64760" calcext:value-type="float">
            <text:p>6476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880" calcext:value-type="float">
            <text:p>880</text:p>
          </table:table-cell>
          <table:table-cell office:value-type="float" office:value="157.054" calcext:value-type="float">
            <text:p>157.054</text:p>
          </table:table-cell>
          <table:table-cell office:value-type="string" calcext:value-type="string">
            <text:p>("729e26e82391a92fd5d1e2db834441bf898dd278b1a022647296dc4cab96037e", "88eba17170e4bfdebfe8de7933346f81a6a4737a278a65863ca72d6bce49e58d", "bebf1b4e7a27c5c95a86227de22adff78f4f207c1d6b9a78d1d05b7e062d20f4", "5e952ce54dc71ed8e036d1aaca9846fa02d2d48e7af8cf2d583b2395697fffc7", "2bdedbb0f834472a948a67dee1db7d46cafa9479394c746a3dfaa7ecdc8848da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84" calcext:value-type="float">
            <text:p>98.84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6.871" calcext:value-type="float">
            <text:p>6.871</text:p>
          </table:table-cell>
          <table:table-cell office:value-type="string" calcext:value-type="string">
            <text:p>d927418954a296425efd3073e18f5d2434b4270147b82f95f0d18f6cc249d301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6.369" calcext:value-type="float">
            <text:p>6.369</text:p>
          </table:table-cell>
          <table:table-cell office:value-type="string" calcext:value-type="string">
            <text:p>040c8cabc2984b1829662eb783706e882c4cd3b3df07f9182e1a27a7d1eb8d4e</text:p>
          </table:table-cell>
          <table:table-cell office:value-type="float" office:value="88.37" calcext:value-type="float">
            <text:p>88.3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5" calcext:value-type="float">
            <text:p>5</text:p>
          </table:table-cell>
          <table:table-cell office:value-type="float" office:value="5.152" calcext:value-type="float">
            <text:p>5.152</text:p>
          </table:table-cell>
          <table:table-cell office:value-type="string" calcext:value-type="string">
            <text:p>254851597776e05387812cd8af8ce2850665a9ecc37548f96e08634fe32c6da3</text:p>
          </table:table-cell>
          <table:table-cell office:value-type="float" office:value="98.84" calcext:value-type="float">
            <text:p>98.84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6.672" calcext:value-type="float">
            <text:p>6.672</text:p>
          </table:table-cell>
          <table:table-cell office:value-type="string" calcext:value-type="string">
            <text:p>d927418954a296425efd3073e18f5d2434b4270147b82f95f0d18f6cc249d301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5.856" calcext:value-type="float">
            <text:p>5.856</text:p>
          </table:table-cell>
          <table:table-cell office:value-type="string" calcext:value-type="string">
            <text:p>040c8cabc2984b1829662eb783706e882c4cd3b3df07f9182e1a27a7d1eb8d4e</text:p>
          </table:table-cell>
          <table:table-cell office:value-type="float" office:value="88.37" calcext:value-type="float">
            <text:p>88.3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5" calcext:value-type="float">
            <text:p>5</text:p>
          </table:table-cell>
          <table:table-cell office:value-type="float" office:value="5.144" calcext:value-type="float">
            <text:p>5.144</text:p>
          </table:table-cell>
          <table:table-cell office:value-type="string" calcext:value-type="string">
            <text:p>254851597776e05387812cd8af8ce2850665a9ecc37548f96e08634fe32c6da3</text:p>
          </table:table-cell>
          <table:table-cell office:value-type="float" office:value="99.3" calcext:value-type="float">
            <text:p>99.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8.14" calcext:value-type="float">
            <text:p>18.14</text:p>
          </table:table-cell>
          <table:table-cell office:value-type="float" office:value="59280" calcext:value-type="float">
            <text:p>592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520" calcext:value-type="float">
            <text:p>29520</text:p>
          </table:table-cell>
          <table:table-cell office:value-type="float" office:value="166.534" calcext:value-type="float">
            <text:p>166.534</text:p>
          </table:table-cell>
          <table:table-cell office:value-type="string" calcext:value-type="string">
            <text:p>("234054e58787ec2e3a2f4b17d9b219cacc0c42bb5f32d7ad0f4301ea8201a709", "f4b224ac0f7c98b6e282ae6a8a10ecbd67c6d76d0dabba2048143a348241f05c", "1a86e7295bef6171ace2e7684dae7ac93414eedb18851124550bbba03ca2f1d6", "fda74ddeb46502f28562bd97b1a43f6946ea2db0eab227ad8f78927d933e5e43", "b66abcf69e7d5f3a1e2526366ac07e1cca89288653d5e8e1c84c6c55245d8400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k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1" calcext:value-type="float">
            <text:p>11</text:p>
          </table:table-cell>
          <table:table-cell office:value-type="float" office:value="6.195" calcext:value-type="float">
            <text:p>6.195</text:p>
          </table:table-cell>
          <table:table-cell office:value-type="string" calcext:value-type="string">
            <text:p>027ee347aeb9be94cb3f5c232dedd5992fc632753cb3afac7578d4640a04fa5c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4.911" calcext:value-type="float">
            <text:p>4.911</text:p>
          </table:table-cell>
          <table:table-cell office:value-type="string" calcext:value-type="string">
            <text:p>e536355a6dde59318c53684ebbb2304b1ec978c2cf08c4252ddde735557796c3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eebc7857d5f58f1fd3ab90af824d115a51f33d99c4206def6ba9f7e103d942ac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5.089" calcext:value-type="float">
            <text:p>5.089</text:p>
          </table:table-cell>
          <table:table-cell office:value-type="string" calcext:value-type="string">
            <text:p>e536355a6dde59318c53684ebbb2304b1ec978c2cf08c4252ddde735557796c3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4.695" calcext:value-type="float">
            <text:p>4.695</text:p>
          </table:table-cell>
          <table:table-cell office:value-type="string" calcext:value-type="string">
            <text:p>e536355a6dde59318c53684ebbb2304b1ec978c2cf08c4252ddde735557796c3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eebc7857d5f58f1fd3ab90af824d115a51f33d99c4206def6ba9f7e103d942ac</text:p>
          </table:table-cell>
          <table:table-cell office:value-type="float" office:value="99.77" calcext:value-type="float">
            <text:p>99.77</text:p>
          </table:table-cell>
          <table:table-cell office:value-type="float" office:value="74.55" calcext:value-type="float">
            <text:p>74.55</text:p>
          </table:table-cell>
          <table:table-cell table:number-columns-repeated="2" office:value-type="float" office:value="87.27" calcext:value-type="float">
            <text:p>8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90.14" calcext:value-type="float">
            <text:p>90.14</text:p>
          </table:table-cell>
          <table:table-cell office:value-type="float" office:value="85.08" calcext:value-type="float">
            <text:p>85.08</text:p>
          </table:table-cell>
          <table:table-cell office:value-type="float" office:value="86.65" calcext:value-type="float">
            <text:p>86.65</text:p>
          </table:table-cell>
          <table:table-cell office:value-type="float" office:value="18.6" calcext:value-type="float">
            <text:p>18.6</text:p>
          </table:table-cell>
          <table:table-cell office:value-type="float" office:value="58720" calcext:value-type="float">
            <text:p>5872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office:value-type="float" office:value="44120" calcext:value-type="float">
            <text:p>44120</text:p>
          </table:table-cell>
          <table:table-cell office:value-type="float" office:value="144.528" calcext:value-type="float">
            <text:p>144.528</text:p>
          </table:table-cell>
          <table:table-cell office:value-type="string" calcext:value-type="string">
            <text:p>("4df00791dd080d355e01090320a2b320a498ac61e3ca24a4036001684990ee94", "e4be3c56fdd0e9f988a1220c010e805fc5d31e1e8492f557a7d41f5692d65dcf", "64b309d864118efe73f3fa756ec2e25158e3ce106803c59c8a320e75752cc127", "07117d5fbe87771422405459580728bce14f58b287e2d902d628ef83f251ea44", "cf7ca6a84d18afd2e6d9304e5e6947b42f97fe2871aac11eaf10e10d8592bd3c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9" calcext:value-type="float">
            <text:p>96.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41" calcext:value-type="float">
            <text:p>41</text:p>
          </table:table-cell>
          <table:table-cell office:value-type="float" office:value="66.478" calcext:value-type="float">
            <text:p>66.478</text:p>
          </table:table-cell>
          <table:table-cell office:value-type="string" calcext:value-type="string">
            <text:p>727c30233efe765ffa01c9d49a6d2d70bd6d628831cc7b857430843cb0cf7b70</text:p>
          </table:table-cell>
          <table:table-cell office:value-type="float" office:value="93.81" calcext:value-type="float">
            <text:p>93.81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31" calcext:value-type="float">
            <text:p>31</text:p>
          </table:table-cell>
          <table:table-cell office:value-type="float" office:value="18.498" calcext:value-type="float">
            <text:p>18.498</text:p>
          </table:table-cell>
          <table:table-cell office:value-type="string" calcext:value-type="string">
            <text:p>e376017124d3b16a895ae3f6debd449762ea99cfe4731e3822dac693fb114d37</text:p>
          </table:table-cell>
          <table:table-cell office:value-type="float" office:value="92.92" calcext:value-type="float">
            <text:p>92.92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29" calcext:value-type="float">
            <text:p>29</text:p>
          </table:table-cell>
          <table:table-cell office:value-type="float" office:value="18.222" calcext:value-type="float">
            <text:p>18.222</text:p>
          </table:table-cell>
          <table:table-cell office:value-type="string" calcext:value-type="string">
            <text:p>ef4abd0affd233991f04f92f26a3b375d569ff30b58650856fdc6512cd1ee6cb</text:p>
          </table:table-cell>
          <table:table-cell office:value-type="float" office:value="95.58" calcext:value-type="float">
            <text:p>95.5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9" calcext:value-type="float">
            <text:p>39</text:p>
          </table:table-cell>
          <table:table-cell office:value-type="float" office:value="18.509" calcext:value-type="float">
            <text:p>18.509</text:p>
          </table:table-cell>
          <table:table-cell office:value-type="string" calcext:value-type="string">
            <text:p>a03155eb1cb33affd61a9e680110f18037ccedddbbc539dac3abc1d8940c0dd0</text:p>
          </table:table-cell>
          <table:table-cell office:value-type="float" office:value="92.92" calcext:value-type="float">
            <text:p>92.92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31" calcext:value-type="float">
            <text:p>31</text:p>
          </table:table-cell>
          <table:table-cell office:value-type="float" office:value="18.438" calcext:value-type="float">
            <text:p>18.438</text:p>
          </table:table-cell>
          <table:table-cell office:value-type="string" calcext:value-type="string">
            <text:p>fd92ef1278363c94d050ae7caa1173788da6beb0884f8fb4ca4c8bd49f871988</text:p>
          </table:table-cell>
          <table:table-cell office:value-type="float" office:value="92.92" calcext:value-type="float">
            <text:p>92.92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29" calcext:value-type="float">
            <text:p>29</text:p>
          </table:table-cell>
          <table:table-cell office:value-type="float" office:value="18.281" calcext:value-type="float">
            <text:p>18.281</text:p>
          </table:table-cell>
          <table:table-cell office:value-type="string" calcext:value-type="string">
            <text:p>ef4abd0affd233991f04f92f26a3b375d569ff30b58650856fdc6512cd1ee6cb</text:p>
          </table:table-cell>
          <table:table-cell office:value-type="float" office:value="99.73" calcext:value-type="float">
            <text:p>99.73</text:p>
          </table:table-cell>
          <table:table-cell office:value-type="float" office:value="54.29" calcext:value-type="float">
            <text:p>54.29</text:p>
          </table:table-cell>
          <table:table-cell table:number-columns-repeated="4" office:value-type="float" office:value="77.14" calcext:value-type="float">
            <text:p>77.14</text:p>
          </table:table-cell>
          <table:table-cell office:value-type="float" office:value="77.25" calcext:value-type="float">
            <text:p>77.25</text:p>
          </table:table-cell>
          <table:table-cell office:value-type="float" office:value="77.73" calcext:value-type="float">
            <text:p>77.73</text:p>
          </table:table-cell>
          <table:table-cell office:value-type="float" office:value="76.9" calcext:value-type="float">
            <text:p>76.9</text:p>
          </table:table-cell>
          <table:table-cell office:value-type="float" office:value="33.6" calcext:value-type="float">
            <text:p>33.6</text:p>
          </table:table-cell>
          <table:table-cell office:value-type="float" office:value="157600" calcext:value-type="float">
            <text:p>157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68" calcext:value-type="float">
            <text:p>0.68</text:p>
          </table:table-cell>
          <table:table-cell office:value-type="float" office:value="0.49" calcext:value-type="float">
            <text:p>0.49</text:p>
          </table:table-cell>
          <table:table-cell office:value-type="float" office:value="0.62" calcext:value-type="float">
            <text:p>0.62</text:p>
          </table:table-cell>
          <table:table-cell office:value-type="float" office:value="0.69" calcext:value-type="float">
            <text:p>0.69</text:p>
          </table:table-cell>
          <table:table-cell office:value-type="float" office:value="0.06" calcext:value-type="float">
            <text:p>0.06</text:p>
          </table:table-cell>
          <table:table-cell office:value-type="float" office:value="21400" calcext:value-type="float">
            <text:p>21400</text:p>
          </table:table-cell>
          <table:table-cell office:value-type="float" office:value="413.533" calcext:value-type="float">
            <text:p>413.533</text:p>
          </table:table-cell>
          <table:table-cell office:value-type="string" calcext:value-type="string">
            <text:p>("6859a654bf3e5183ab9d1b27d3f236cdfb636b95b4c5dd5f718c7b3542fc0ad6", "7147a958063bc5c109df75c5ea02ef8f861252f2734c2967cfc2c37ea6c4242c", "42edae4c8efb8029365f14f33b1919917fe74c3367b93ce888267ce6a4034e13", "5ec43c7a4953880b0586b7f3f1f2019665d192b647f30e20ef3233ffecc6f4bb", "0be8b6c598e330ab5649b62a8e3655e662ed552b4e5e5ee9e76814fae7788182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02" calcext:value-type="float">
            <text:p>96.02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39" calcext:value-type="float">
            <text:p>39</text:p>
          </table:table-cell>
          <table:table-cell office:value-type="float" office:value="16.775" calcext:value-type="float">
            <text:p>16.775</text:p>
          </table:table-cell>
          <table:table-cell office:value-type="string" calcext:value-type="string">
            <text:p>8219fe125309df440c2401a05544f6fe4389389564044db66f15bd44e6cbeb06</text:p>
          </table:table-cell>
          <table:table-cell office:value-type="float" office:value="95.13" calcext:value-type="float">
            <text:p>95.13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37" calcext:value-type="float">
            <text:p>37</text:p>
          </table:table-cell>
          <table:table-cell office:value-type="float" office:value="8.948" calcext:value-type="float">
            <text:p>8.948</text:p>
          </table:table-cell>
          <table:table-cell office:value-type="string" calcext:value-type="string">
            <text:p>39c6bba12207ea038dfea6283d86a3e65b84f7051f50b1e502ff87120704d645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46.43" calcext:value-type="float">
            <text:p>46.43</text:p>
          </table:table-cell>
          <table:table-cell office:value-type="float" office:value="54.55" calcext:value-type="float">
            <text:p>54.55</text:p>
          </table:table-cell>
          <table:table-cell office:value-type="float" office:value="56.52" calcext:value-type="float">
            <text:p>56.52</text:p>
          </table:table-cell>
          <table:table-cell office:value-type="float" office:value="59.02" calcext:value-type="float">
            <text:p>59.02</text:p>
          </table:table-cell>
          <table:table-cell office:value-type="float" office:value="9" calcext:value-type="float">
            <text:p>9</text:p>
          </table:table-cell>
          <table:table-cell office:value-type="float" office:value="4.728" calcext:value-type="float">
            <text:p>4.728</text:p>
          </table:table-cell>
          <table:table-cell office:value-type="string" calcext:value-type="string">
            <text:p>6a0bd5e4e3d63ebdf7b57d60b29f16d3d22648fcc13bf50ad836bfb8bf285fad</text:p>
          </table:table-cell>
          <table:table-cell office:value-type="float" office:value="95.58" calcext:value-type="float">
            <text:p>95.58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39" calcext:value-type="float">
            <text:p>39</text:p>
          </table:table-cell>
          <table:table-cell office:value-type="float" office:value="8.868" calcext:value-type="float">
            <text:p>8.868</text:p>
          </table:table-cell>
          <table:table-cell office:value-type="string" calcext:value-type="string">
            <text:p>eb1061fce4a4ebca0bb3d7127f0474b28ef5bec0139b44f9960e5751ad738191</text:p>
          </table:table-cell>
          <table:table-cell office:value-type="float" office:value="95.58" calcext:value-type="float">
            <text:p>95.58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37" calcext:value-type="float">
            <text:p>37</text:p>
          </table:table-cell>
          <table:table-cell office:value-type="float" office:value="8.841" calcext:value-type="float">
            <text:p>8.841</text:p>
          </table:table-cell>
          <table:table-cell office:value-type="string" calcext:value-type="string">
            <text:p>0940d6e58af191e42f080785d9c367892ed5fc9db6a8ebdb886c11f6bf91cdb8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46.43" calcext:value-type="float">
            <text:p>46.43</text:p>
          </table:table-cell>
          <table:table-cell office:value-type="float" office:value="54.55" calcext:value-type="float">
            <text:p>54.55</text:p>
          </table:table-cell>
          <table:table-cell office:value-type="float" office:value="56.52" calcext:value-type="float">
            <text:p>56.52</text:p>
          </table:table-cell>
          <table:table-cell office:value-type="float" office:value="59.02" calcext:value-type="float">
            <text:p>59.02</text:p>
          </table:table-cell>
          <table:table-cell office:value-type="float" office:value="9" calcext:value-type="float">
            <text:p>9</text:p>
          </table:table-cell>
          <table:table-cell office:value-type="float" office:value="4.583" calcext:value-type="float">
            <text:p>4.583</text:p>
          </table:table-cell>
          <table:table-cell office:value-type="string" calcext:value-type="string">
            <text:p>6a0bd5e4e3d63ebdf7b57d60b29f16d3d22648fcc13bf50ad836bfb8bf285fad</text:p>
          </table:table-cell>
          <table:table-cell office:value-type="float" office:value="99.91" calcext:value-type="float">
            <text:p>99.91</text:p>
          </table:table-cell>
          <table:table-cell office:value-type="float" office:value="34.29" calcext:value-type="float">
            <text:p>34.29</text:p>
          </table:table-cell>
          <table:table-cell table:number-columns-repeated="2" office:value-type="float" office:value="67.14" calcext:value-type="float">
            <text:p>67.14</text:p>
          </table:table-cell>
          <table:table-cell office:value-type="float" office:value="72.14" calcext:value-type="float">
            <text:p>72.14</text:p>
          </table:table-cell>
          <table:table-cell office:value-type="float" office:value="62.14" calcext:value-type="float">
            <text:p>62.14</text:p>
          </table:table-cell>
          <table:table-cell office:value-type="float" office:value="65.68" calcext:value-type="float">
            <text:p>65.68</text:p>
          </table:table-cell>
          <table:table-cell office:value-type="float" office:value="68.99" calcext:value-type="float">
            <text:p>68.99</text:p>
          </table:table-cell>
          <table:table-cell office:value-type="float" office:value="68.73" calcext:value-type="float">
            <text:p>68.73</text:p>
          </table:table-cell>
          <table:table-cell office:value-type="float" office:value="34.45" calcext:value-type="float">
            <text:p>34.45</text:p>
          </table:table-cell>
          <table:table-cell office:value-type="float" office:value="158320" calcext:value-type="float">
            <text:p>15832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29" calcext:value-type="float">
            <text:p>0.29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34920" calcext:value-type="float">
            <text:p>34920</text:p>
          </table:table-cell>
          <table:table-cell office:value-type="float" office:value="369.808" calcext:value-type="float">
            <text:p>369.808</text:p>
          </table:table-cell>
          <table:table-cell office:value-type="string" calcext:value-type="string">
            <text:p>("99b0346d07b325007d641ef9256bb13978ae43ece39bca72b5ba86b995230410", "b6da6cc73e00fdf488be544a5db9e3eb86702d2bbad8891925fbe5c7880d6b2d", "a72bf595ba71607de38468053f192fd054dfd234b894151f54f84f704c4b67a0", "9250a91d68eaf24d204e84de70dcc2860934c0b079ab651349653af21c02d9f2", "2e768cec7679771b9f658b854b0d066110fbf8ff0f99293f67e475d1d464284d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36" calcext:value-type="float">
            <text:p>93.36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42.86" calcext:value-type="float">
            <text:p>42.86</text:p>
          </table:table-cell>
          <table:table-cell office:value-type="float" office:value="60.71" calcext:value-type="float">
            <text:p>60.71</text:p>
          </table:table-cell>
          <table:table-cell office:value-type="float" office:value="52.17" calcext:value-type="float">
            <text:p>52.17</text:p>
          </table:table-cell>
          <table:table-cell office:value-type="float" office:value="51.52" calcext:value-type="float">
            <text:p>51.52</text:p>
          </table:table-cell>
          <table:table-cell office:value-type="float" office:value="47.06" calcext:value-type="float">
            <text:p>47.06</text:p>
          </table:table-cell>
          <table:table-cell office:value-type="float" office:value="29" calcext:value-type="float">
            <text:p>29</text:p>
          </table:table-cell>
          <table:table-cell office:value-type="float" office:value="19.153" calcext:value-type="float">
            <text:p>19.153</text:p>
          </table:table-cell>
          <table:table-cell office:value-type="string" calcext:value-type="string">
            <text:p>db785e53993101af583c613f90cbcea452e65f0c96bfb7256ea4dfef18260db8</text:p>
          </table:table-cell>
          <table:table-cell office:value-type="float" office:value="88.94" calcext:value-type="float">
            <text:p>88.94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0" calcext:value-type="float">
            <text:p>50</text:p>
          </table:table-cell>
          <table:table-cell office:value-type="float" office:value="60.71" calcext:value-type="float">
            <text:p>60.71</text:p>
          </table:table-cell>
          <table:table-cell office:value-type="float" office:value="56" calcext:value-type="float">
            <text:p>56</text:p>
          </table:table-cell>
          <table:table-cell office:value-type="float" office:value="54.84" calcext:value-type="float">
            <text:p>54.84</text:p>
          </table:table-cell>
          <table:table-cell office:value-type="float" office:value="52.83" calcext:value-type="float">
            <text:p>52.83</text:p>
          </table:table-cell>
          <table:table-cell office:value-type="float" office:value="21" calcext:value-type="float">
            <text:p>21</text:p>
          </table:table-cell>
          <table:table-cell office:value-type="float" office:value="9.802" calcext:value-type="float">
            <text:p>9.802</text:p>
          </table:table-cell>
          <table:table-cell office:value-type="string" calcext:value-type="string">
            <text:p>5fedf21ead5eb6f968c43c27ea4cbadee784aa834808ae65e6d6226c1d842881</text:p>
          </table:table-cell>
          <table:table-cell office:value-type="float" office:value="80.53" calcext:value-type="float">
            <text:p>80.53</text:p>
          </table:table-cell>
          <table:table-cell office:value-type="float" office:value="7.14" calcext:value-type="float">
            <text:p>7.14</text:p>
          </table:table-cell>
          <table:table-cell table:number-columns-repeated="7" office:value-type="float" office:value="53.57" calcext:value-type="float">
            <text:p>53.57</text:p>
          </table:table-cell>
          <table:table-cell office:value-type="float" office:value="13" calcext:value-type="float">
            <text:p>13</text:p>
          </table:table-cell>
          <table:table-cell office:value-type="float" office:value="9.055" calcext:value-type="float">
            <text:p>9.055</text:p>
          </table:table-cell>
          <table:table-cell office:value-type="string" calcext:value-type="string">
            <text:p>fdb7ba6b84b334cac7bccd73ca5300ccca7b0111e4bf2a43ece39aee289d1188</text:p>
          </table:table-cell>
          <table:table-cell office:value-type="float" office:value="93.36" calcext:value-type="float">
            <text:p>93.36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42.86" calcext:value-type="float">
            <text:p>42.86</text:p>
          </table:table-cell>
          <table:table-cell office:value-type="float" office:value="60.71" calcext:value-type="float">
            <text:p>60.71</text:p>
          </table:table-cell>
          <table:table-cell office:value-type="float" office:value="52.17" calcext:value-type="float">
            <text:p>52.17</text:p>
          </table:table-cell>
          <table:table-cell office:value-type="float" office:value="51.52" calcext:value-type="float">
            <text:p>51.52</text:p>
          </table:table-cell>
          <table:table-cell office:value-type="float" office:value="47.06" calcext:value-type="float">
            <text:p>47.06</text:p>
          </table:table-cell>
          <table:table-cell office:value-type="float" office:value="29" calcext:value-type="float">
            <text:p>29</text:p>
          </table:table-cell>
          <table:table-cell office:value-type="float" office:value="10.026" calcext:value-type="float">
            <text:p>10.026</text:p>
          </table:table-cell>
          <table:table-cell office:value-type="string" calcext:value-type="string">
            <text:p>db785e53993101af583c613f90cbcea452e65f0c96bfb7256ea4dfef18260db8</text:p>
          </table:table-cell>
          <table:table-cell office:value-type="float" office:value="88.94" calcext:value-type="float">
            <text:p>88.94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0" calcext:value-type="float">
            <text:p>50</text:p>
          </table:table-cell>
          <table:table-cell office:value-type="float" office:value="60.71" calcext:value-type="float">
            <text:p>60.71</text:p>
          </table:table-cell>
          <table:table-cell office:value-type="float" office:value="56" calcext:value-type="float">
            <text:p>56</text:p>
          </table:table-cell>
          <table:table-cell office:value-type="float" office:value="54.84" calcext:value-type="float">
            <text:p>54.84</text:p>
          </table:table-cell>
          <table:table-cell office:value-type="float" office:value="52.83" calcext:value-type="float">
            <text:p>52.83</text:p>
          </table:table-cell>
          <table:table-cell office:value-type="float" office:value="21" calcext:value-type="float">
            <text:p>21</text:p>
          </table:table-cell>
          <table:table-cell office:value-type="float" office:value="9.781" calcext:value-type="float">
            <text:p>9.781</text:p>
          </table:table-cell>
          <table:table-cell office:value-type="string" calcext:value-type="string">
            <text:p>5fedf21ead5eb6f968c43c27ea4cbadee784aa834808ae65e6d6226c1d842881</text:p>
          </table:table-cell>
          <table:table-cell office:value-type="float" office:value="80.53" calcext:value-type="float">
            <text:p>80.53</text:p>
          </table:table-cell>
          <table:table-cell office:value-type="float" office:value="7.14" calcext:value-type="float">
            <text:p>7.14</text:p>
          </table:table-cell>
          <table:table-cell table:number-columns-repeated="7" office:value-type="float" office:value="53.57" calcext:value-type="float">
            <text:p>53.57</text:p>
          </table:table-cell>
          <table:table-cell office:value-type="float" office:value="13" calcext:value-type="float">
            <text:p>13</text:p>
          </table:table-cell>
          <table:table-cell office:value-type="float" office:value="9.086" calcext:value-type="float">
            <text:p>9.086</text:p>
          </table:table-cell>
          <table:table-cell office:value-type="string" calcext:value-type="string">
            <text:p>fdb7ba6b84b334cac7bccd73ca5300ccca7b0111e4bf2a43ece39aee289d1188</text:p>
          </table:table-cell>
          <table:table-cell office:value-type="float" office:value="99.73" calcext:value-type="float">
            <text:p>99.73</text:p>
          </table:table-cell>
          <table:table-cell office:value-type="float" office:value="27.86" calcext:value-type="float">
            <text:p>27.86</text:p>
          </table:table-cell>
          <table:table-cell table:number-columns-repeated="2" office:value-type="float" office:value="63.93" calcext:value-type="float">
            <text:p>63.93</text:p>
          </table:table-cell>
          <table:table-cell office:value-type="float" office:value="53.57" calcext:value-type="float">
            <text:p>53.57</text:p>
          </table:table-cell>
          <table:table-cell office:value-type="float" office:value="74.29" calcext:value-type="float">
            <text:p>74.29</text:p>
          </table:table-cell>
          <table:table-cell office:value-type="float" office:value="67.69" calcext:value-type="float">
            <text:p>67.69</text:p>
          </table:table-cell>
          <table:table-cell office:value-type="float" office:value="61.51" calcext:value-type="float">
            <text:p>61.51</text:p>
          </table:table-cell>
          <table:table-cell office:value-type="float" office:value="59.78" calcext:value-type="float">
            <text:p>59.78</text:p>
          </table:table-cell>
          <table:table-cell office:value-type="float" office:value="33.56" calcext:value-type="float">
            <text:p>33.56</text:p>
          </table:table-cell>
          <table:table-cell office:value-type="float" office:value="157520" calcext:value-type="float">
            <text:p>15752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19120" calcext:value-type="float">
            <text:p>19120</text:p>
          </table:table-cell>
          <table:table-cell office:value-type="float" office:value="385.185" calcext:value-type="float">
            <text:p>385.185</text:p>
          </table:table-cell>
          <table:table-cell office:value-type="string" calcext:value-type="string">
            <text:p>("6368ee9749b35b7c348f60229619a963d3801519e53fe0ff341aa0b996eba35b", "059f467777be79b24d110dfc008381deb0bd81e4a10f656f18d1142d15803ea3", "298ae08f662ec1d5fe090342762158f0b15f405a0dff99e3a4968821e04ffb2f", "d0cc2d113cbdda4209003a565c0455762aa43c2ddd5d579a817b9e73f943c537", "15df0427353d9a4d152fc099471304ed03b10f34d4543261f1780c1d862070f3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46" calcext:value-type="float">
            <text:p>96.4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75.86" calcext:value-type="float">
            <text:p>75.86</text:p>
          </table:table-cell>
          <table:table-cell office:value-type="float" office:value="43" calcext:value-type="float">
            <text:p>43</text:p>
          </table:table-cell>
          <table:table-cell office:value-type="float" office:value="10.794" calcext:value-type="float">
            <text:p>10.794</text:p>
          </table:table-cell>
          <table:table-cell office:value-type="string" calcext:value-type="string">
            <text:p>2184e40855690651e7cb509d26abadce0885516cd4d74fd24542b29f14d21ecc</text:p>
          </table:table-cell>
          <table:table-cell office:value-type="float" office:value="85.84" calcext:value-type="float">
            <text:p>85.84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21" calcext:value-type="float">
            <text:p>21</text:p>
          </table:table-cell>
          <table:table-cell office:value-type="float" office:value="6.698" calcext:value-type="float">
            <text:p>6.698</text:p>
          </table:table-cell>
          <table:table-cell office:value-type="string" calcext:value-type="string">
            <text:p>496f1164cbf3d348f976270ab94e1adf1d10925d1ec65f33fcd0d608ef77dc77</text:p>
          </table:table-cell>
          <table:table-cell office:value-type="float" office:value="80.97" calcext:value-type="float">
            <text:p>80.97</text:p>
          </table:table-cell>
          <table:table-cell office:value-type="float" office:value="46.43" calcext:value-type="float">
            <text:p>46.43</text:p>
          </table:table-cell>
          <table:table-cell table:number-columns-repeated="2" office:value-type="float" office:value="73.21" calcext:value-type="float">
            <text:p>73.21</text:p>
          </table:table-cell>
          <table:table-cell office:value-type="float" office:value="82.14" calcext:value-type="float">
            <text:p>8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8.26" calcext:value-type="float">
            <text:p>78.26</text:p>
          </table:table-cell>
          <table:table-cell office:value-type="float" office:value="75.41" calcext:value-type="float">
            <text:p>75.41</text:p>
          </table:table-cell>
          <table:table-cell office:value-type="float" office:value="11" calcext:value-type="float">
            <text:p>11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d4d5ca86841f608ddc0ce40d6a50896f8e8ce0249e821e770d984eb10c800811</text:p>
          </table:table-cell>
          <table:table-cell office:value-type="float" office:value="95.13" calcext:value-type="float">
            <text:p>95.13</text:p>
          </table:table-cell>
          <table:table-cell office:value-type="float" office:value="46.43" calcext:value-type="float">
            <text:p>46.43</text:p>
          </table:table-cell>
          <table:table-cell table:number-columns-repeated="2" office:value-type="float" office:value="73.21" calcext:value-type="float">
            <text:p>73.21</text:p>
          </table:table-cell>
          <table:table-cell office:value-type="float" office:value="78.57" calcext:value-type="float">
            <text:p>78.57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6" calcext:value-type="float">
            <text:p>76</text:p>
          </table:table-cell>
          <table:table-cell office:value-type="float" office:value="74.58" calcext:value-type="float">
            <text:p>74.58</text:p>
          </table:table-cell>
          <table:table-cell office:value-type="float" office:value="39" calcext:value-type="float">
            <text:p>39</text:p>
          </table:table-cell>
          <table:table-cell office:value-type="float" office:value="8.625" calcext:value-type="float">
            <text:p>8.625</text:p>
          </table:table-cell>
          <table:table-cell office:value-type="string" calcext:value-type="string">
            <text:p>38d86234e4b427dbcbc6530af005d326e18d514cd2cdd58c1ace97cba4fb33c7</text:p>
          </table:table-cell>
          <table:table-cell office:value-type="float" office:value="85.84" calcext:value-type="float">
            <text:p>85.84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19" calcext:value-type="float">
            <text:p>19</text:p>
          </table:table-cell>
          <table:table-cell office:value-type="float" office:value="6.659" calcext:value-type="float">
            <text:p>6.659</text:p>
          </table:table-cell>
          <table:table-cell office:value-type="string" calcext:value-type="string">
            <text:p>ceb7373f6a2d3b09814a61b61a974dbb02c69a83e15c77f928921de79a064444</text:p>
          </table:table-cell>
          <table:table-cell office:value-type="float" office:value="80.97" calcext:value-type="float">
            <text:p>80.97</text:p>
          </table:table-cell>
          <table:table-cell office:value-type="float" office:value="46.43" calcext:value-type="float">
            <text:p>46.43</text:p>
          </table:table-cell>
          <table:table-cell table:number-columns-repeated="2" office:value-type="float" office:value="73.21" calcext:value-type="float">
            <text:p>73.21</text:p>
          </table:table-cell>
          <table:table-cell office:value-type="float" office:value="82.14" calcext:value-type="float">
            <text:p>8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8.26" calcext:value-type="float">
            <text:p>78.26</text:p>
          </table:table-cell>
          <table:table-cell office:value-type="float" office:value="75.41" calcext:value-type="float">
            <text:p>75.41</text:p>
          </table:table-cell>
          <table:table-cell office:value-type="float" office:value="11" calcext:value-type="float">
            <text:p>11</text:p>
          </table:table-cell>
          <table:table-cell office:value-type="float" office:value="6.439" calcext:value-type="float">
            <text:p>6.439</text:p>
          </table:table-cell>
          <table:table-cell office:value-type="string" calcext:value-type="string">
            <text:p>d4d5ca86841f608ddc0ce40d6a50896f8e8ce0249e821e770d984eb10c800811</text:p>
          </table:table-cell>
          <table:table-cell office:value-type="float" office:value="99.47" calcext:value-type="float">
            <text:p>99.47</text:p>
          </table:table-cell>
          <table:table-cell office:value-type="float" office:value="45.71" calcext:value-type="float">
            <text:p>45.71</text:p>
          </table:table-cell>
          <table:table-cell table:number-columns-repeated="2" office:value-type="float" office:value="72.86" calcext:value-type="float">
            <text:p>72.86</text:p>
          </table:table-cell>
          <table:table-cell office:value-type="float" office:value="75.71" calcext:value-type="float">
            <text:p>75.71</text:p>
          </table:table-cell>
          <table:table-cell office:value-type="float" office:value="70" calcext:value-type="float">
            <text:p>70</text:p>
          </table:table-cell>
          <table:table-cell office:value-type="float" office:value="71.87" calcext:value-type="float">
            <text:p>71.87</text:p>
          </table:table-cell>
          <table:table-cell office:value-type="float" office:value="74.36" calcext:value-type="float">
            <text:p>74.36</text:p>
          </table:table-cell>
          <table:table-cell office:value-type="float" office:value="73.59" calcext:value-type="float">
            <text:p>73.59</text:p>
          </table:table-cell>
          <table:table-cell office:value-type="float" office:value="32.3" calcext:value-type="float">
            <text:p>32.3</text:p>
          </table:table-cell>
          <table:table-cell office:value-type="float" office:value="157000" calcext:value-type="float">
            <text:p>15700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6600" calcext:value-type="float">
            <text:p>6600</text:p>
          </table:table-cell>
          <table:table-cell office:value-type="float" office:value="387.353" calcext:value-type="float">
            <text:p>387.353</text:p>
          </table:table-cell>
          <table:table-cell office:value-type="string" calcext:value-type="string">
            <text:p>("beabec390b6a046b259bdb37ef9b5178bfba6989be3497277db2ada5069f48ac", "129d1203ee30b3fded3a134d44e1c7c13827db82dcba43b6aee04b3f5bdeff4c", "3f239bad7c9576a640089e301b098f09e11a739a44405669f5438d7afcb0478c", "16d7ff108140af8202eac3d9b61b41218d32a485f89969fd29fdaf1801b6e8e3", "0da622df841f418183e6a9eee36609e5c0232d2893885a11270b2cd6f7b3c638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81" calcext:value-type="float">
            <text:p>93.81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7" calcext:value-type="float">
            <text:p>37</text:p>
          </table:table-cell>
          <table:table-cell office:value-type="float" office:value="16.691" calcext:value-type="float">
            <text:p>16.691</text:p>
          </table:table-cell>
          <table:table-cell office:value-type="string" calcext:value-type="string">
            <text:p>905129f11ef34015f4de84e9e0b22964cdffc262a7f9694e667c4add575c2258</text:p>
          </table:table-cell>
          <table:table-cell office:value-type="float" office:value="91.59" calcext:value-type="float">
            <text:p>91.5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31" calcext:value-type="float">
            <text:p>31</text:p>
          </table:table-cell>
          <table:table-cell office:value-type="float" office:value="13.848" calcext:value-type="float">
            <text:p>13.848</text:p>
          </table:table-cell>
          <table:table-cell office:value-type="string" calcext:value-type="string">
            <text:p>e5b911a71a9d250a632453fe5f6690be7fd7f7597fbb5e548e921159e65c61a1</text:p>
          </table:table-cell>
          <table:table-cell office:value-type="float" office:value="88.5" calcext:value-type="float">
            <text:p>88.5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25" calcext:value-type="float">
            <text:p>25</text:p>
          </table:table-cell>
          <table:table-cell office:value-type="float" office:value="13.141" calcext:value-type="float">
            <text:p>13.141</text:p>
          </table:table-cell>
          <table:table-cell office:value-type="string" calcext:value-type="string">
            <text:p>80536beb496b192990e44a4a7baa774b7579464e1e22af381e09e08f82e0fca9</text:p>
          </table:table-cell>
          <table:table-cell office:value-type="float" office:value="92.04" calcext:value-type="float">
            <text:p>92.04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33" calcext:value-type="float">
            <text:p>33</text:p>
          </table:table-cell>
          <table:table-cell office:value-type="float" office:value="14.062" calcext:value-type="float">
            <text:p>14.062</text:p>
          </table:table-cell>
          <table:table-cell office:value-type="string" calcext:value-type="string">
            <text:p>8d03b6d702b78067fd9a7be130acfe61a8c226e10680b84b3af20e95f8ad0069</text:p>
          </table:table-cell>
          <table:table-cell office:value-type="float" office:value="90.71" calcext:value-type="float">
            <text:p>90.7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29" calcext:value-type="float">
            <text:p>61.29</text:p>
          </table:table-cell>
          <table:table-cell office:value-type="float" office:value="60.38" calcext:value-type="float">
            <text:p>60.38</text:p>
          </table:table-cell>
          <table:table-cell office:value-type="float" office:value="31" calcext:value-type="float">
            <text:p>31</text:p>
          </table:table-cell>
          <table:table-cell office:value-type="float" office:value="14.042" calcext:value-type="float">
            <text:p>14.042</text:p>
          </table:table-cell>
          <table:table-cell office:value-type="string" calcext:value-type="string">
            <text:p>76e65cefc8e46ee9820f891e2b618fe50c1710c9527e0041ff23375a7820438e</text:p>
          </table:table-cell>
          <table:table-cell office:value-type="float" office:value="88.5" calcext:value-type="float">
            <text:p>88.5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25" calcext:value-type="float">
            <text:p>25</text:p>
          </table:table-cell>
          <table:table-cell office:value-type="float" office:value="13.144" calcext:value-type="float">
            <text:p>13.144</text:p>
          </table:table-cell>
          <table:table-cell office:value-type="string" calcext:value-type="string">
            <text:p>80536beb496b192990e44a4a7baa774b7579464e1e22af381e09e08f82e0fca9</text:p>
          </table:table-cell>
          <table:table-cell office:value-type="float" office:value="99.91" calcext:value-type="float">
            <text:p>99.9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68.57" calcext:value-type="float">
            <text:p>68.57</text:p>
          </table:table-cell>
          <table:table-cell office:value-type="float" office:value="76.43" calcext:value-type="float">
            <text:p>76.43</text:p>
          </table:table-cell>
          <table:table-cell office:value-type="float" office:value="74.37" calcext:value-type="float">
            <text:p>74.37</text:p>
          </table:table-cell>
          <table:table-cell office:value-type="float" office:value="70.95" calcext:value-type="float">
            <text:p>70.95</text:p>
          </table:table-cell>
          <table:table-cell office:value-type="float" office:value="71.33" calcext:value-type="float">
            <text:p>71.33</text:p>
          </table:table-cell>
          <table:table-cell office:value-type="float" office:value="34.1" calcext:value-type="float">
            <text:p>34.1</text:p>
          </table:table-cell>
          <table:table-cell office:value-type="float" office:value="160840" calcext:value-type="float">
            <text:p>16084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03" calcext:value-type="float">
            <text:p>0.03</text:p>
          </table:table-cell>
          <table:table-cell office:value-type="float" office:value="25480" calcext:value-type="float">
            <text:p>25480</text:p>
          </table:table-cell>
          <table:table-cell office:value-type="float" office:value="403.369" calcext:value-type="float">
            <text:p>403.369</text:p>
          </table:table-cell>
          <table:table-cell office:value-type="string" calcext:value-type="string">
            <text:p>("aec06ce586b5f18c3313754b6c1e3937845d7eb75aaecb0420129f9f55369a87", "f8dc5610904c7ae6febbb3413002fa14452d3bc4987455428dea01e2f497d6e1", "9bdf8ffbd946ccf1c4d99f5a9051f76467e253830f4cf2f91879a827bb8e0f35", "3a2724f130915dad0ab2df9f2c0c81c28460b3cb054716b2a1880518d7dc7a0d", "16f3f123d7c917c69cdce847c4be1af206e1db1b074a88b04498cc6e16818cbc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9" calcext:value-type="float">
            <text:p>96.9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4.52" calcext:value-type="float">
            <text:p>64.52</text:p>
          </table:table-cell>
          <table:table-cell office:value-type="float" office:value="37" calcext:value-type="float">
            <text:p>37</text:p>
          </table:table-cell>
          <table:table-cell office:value-type="float" office:value="12.13" calcext:value-type="float">
            <text:p>12.13</text:p>
          </table:table-cell>
          <table:table-cell office:value-type="string" calcext:value-type="string">
            <text:p>ac173f7172bf21352e59f5bf9e33c93d711f6b2f9db235c680550cc3f2411404</text:p>
          </table:table-cell>
          <table:table-cell office:value-type="float" office:value="92.04" calcext:value-type="float">
            <text:p>92.04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27" calcext:value-type="float">
            <text:p>27</text:p>
          </table:table-cell>
          <table:table-cell office:value-type="float" office:value="10.462" calcext:value-type="float">
            <text:p>10.462</text:p>
          </table:table-cell>
          <table:table-cell office:value-type="string" calcext:value-type="string">
            <text:p>7c5b77cd68e98396b5942468ab6cb2d9fba57306bf687b5c27712844a8f12613</text:p>
          </table:table-cell>
          <table:table-cell office:value-type="float" office:value="79.2" calcext:value-type="float">
            <text:p>79.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8.57" calcext:value-type="float">
            <text:p>78.57</text:p>
          </table:table-cell>
          <table:table-cell office:value-type="float" office:value="42.86" calcext:value-type="float">
            <text:p>42.86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8.28" calcext:value-type="float">
            <text:p>8.28</text:p>
          </table:table-cell>
          <table:table-cell office:value-type="string" calcext:value-type="string">
            <text:p>6eeba0a558c4c27155dd32e574a3fa9d2fad4e2da1dca57da6664480823e45b6</text:p>
          </table:table-cell>
          <table:table-cell office:value-type="float" office:value="95.58" calcext:value-type="float">
            <text:p>95.58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5" calcext:value-type="float">
            <text:p>35</text:p>
          </table:table-cell>
          <table:table-cell office:value-type="float" office:value="10.813" calcext:value-type="float">
            <text:p>10.813</text:p>
          </table:table-cell>
          <table:table-cell office:value-type="string" calcext:value-type="string">
            <text:p>be928a9d2337c9ba6589f4b1cc313a7b21905bbf74f366ac3e7f19c204359f64</text:p>
          </table:table-cell>
          <table:table-cell office:value-type="float" office:value="92.04" calcext:value-type="float">
            <text:p>92.04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5.38" calcext:value-type="float">
            <text:p>65.38</text:p>
          </table:table-cell>
          <table:table-cell office:value-type="float" office:value="65.52" calcext:value-type="float">
            <text:p>65.52</text:p>
          </table:table-cell>
          <table:table-cell office:value-type="float" office:value="29" calcext:value-type="float">
            <text:p>29</text:p>
          </table:table-cell>
          <table:table-cell office:value-type="float" office:value="11.012" calcext:value-type="float">
            <text:p>11.012</text:p>
          </table:table-cell>
          <table:table-cell office:value-type="string" calcext:value-type="string">
            <text:p>ee5c62ba8d70ff833ebebc5ef4017a4077826575f5d7ffcf9ea3d90b17c43eb3</text:p>
          </table:table-cell>
          <table:table-cell office:value-type="float" office:value="79.2" calcext:value-type="float">
            <text:p>79.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8.57" calcext:value-type="float">
            <text:p>78.57</text:p>
          </table:table-cell>
          <table:table-cell office:value-type="float" office:value="42.86" calcext:value-type="float">
            <text:p>42.86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8.003" calcext:value-type="float">
            <text:p>8.003</text:p>
          </table:table-cell>
          <table:table-cell office:value-type="string" calcext:value-type="string">
            <text:p>6eeba0a558c4c27155dd32e574a3fa9d2fad4e2da1dca57da6664480823e45b6</text:p>
          </table:table-cell>
          <table:table-cell office:value-type="float" office:value="99.73" calcext:value-type="float">
            <text:p>99.73</text:p>
          </table:table-cell>
          <table:table-cell office:value-type="float" office:value="33.57" calcext:value-type="float">
            <text:p>33.57</text:p>
          </table:table-cell>
          <table:table-cell table:number-columns-repeated="2" office:value-type="float" office:value="66.79" calcext:value-type="float">
            <text:p>66.79</text:p>
          </table:table-cell>
          <table:table-cell office:value-type="float" office:value="65.71" calcext:value-type="float">
            <text:p>6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7.31" calcext:value-type="float">
            <text:p>67.31</text:p>
          </table:table-cell>
          <table:table-cell office:value-type="float" office:value="66.36" calcext:value-type="float">
            <text:p>66.36</text:p>
          </table:table-cell>
          <table:table-cell office:value-type="float" office:value="66.46" calcext:value-type="float">
            <text:p>66.46</text:p>
          </table:table-cell>
          <table:table-cell office:value-type="float" office:value="30.97" calcext:value-type="float">
            <text:p>30.97</text:p>
          </table:table-cell>
          <table:table-cell office:value-type="float" office:value="152800" calcext:value-type="float">
            <text:p>15280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32600" calcext:value-type="float">
            <text:p>32600</text:p>
          </table:table-cell>
          <table:table-cell office:value-type="float" office:value="361.529" calcext:value-type="float">
            <text:p>361.529</text:p>
          </table:table-cell>
          <table:table-cell office:value-type="string" calcext:value-type="string">
            <text:p>("bc72c08cbf51c7fc81202cf0a69a2f0022f7214f7c9a5944d23a90c09b9a8b2a", "831800246e4bc316eb8acd5e865e2f9d188677e6c9087b1bf9f7efccd1ef9b56", "84510a6ea620f6cfa49a9683233b56936ba0e75560f4eaa0e2e694047a58e460", "7ce5d12bc411e93f0f2f90a5f7539150568f69e27c6c01d7ccfde4e093108a97", "66e0c2e5780313f91f51cc22bc6463b0fd654edcaa4290e4a0c5781fc8b94a1e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46" calcext:value-type="float">
            <text:p>96.46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7" calcext:value-type="float">
            <text:p>37</text:p>
          </table:table-cell>
          <table:table-cell office:value-type="float" office:value="20.827" calcext:value-type="float">
            <text:p>20.827</text:p>
          </table:table-cell>
          <table:table-cell office:value-type="string" calcext:value-type="string">
            <text:p>00750202c700e7d3e564ba944385df8568fb5738a080176e62aaf41540cf3bc1</text:p>
          </table:table-cell>
          <table:table-cell office:value-type="float" office:value="88.5" calcext:value-type="float">
            <text:p>88.5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89.29" calcext:value-type="float">
            <text:p>89.29</text:p>
          </table:table-cell>
          <table:table-cell office:value-type="float" office:value="50" calcext:value-type="float">
            <text:p>50</text:p>
          </table:table-cell>
          <table:table-cell office:value-type="float" office:value="64.1" calcext:value-type="float">
            <text:p>64.1</text:p>
          </table:table-cell>
          <table:table-cell office:value-type="float" office:value="82.35" calcext:value-type="float">
            <text:p>82.35</text:p>
          </table:table-cell>
          <table:table-cell office:value-type="float" office:value="74.63" calcext:value-type="float">
            <text:p>74.63</text:p>
          </table:table-cell>
          <table:table-cell office:value-type="float" office:value="25" calcext:value-type="float">
            <text:p>25</text:p>
          </table:table-cell>
          <table:table-cell office:value-type="float" office:value="15.088" calcext:value-type="float">
            <text:p>15.088</text:p>
          </table:table-cell>
          <table:table-cell office:value-type="string" calcext:value-type="string">
            <text:p>d975acd6d9195cd6782eadc48cdf18e611cccf9a42f1a35ba3c6d9f0896d9ddc</text:p>
          </table:table-cell>
          <table:table-cell office:value-type="float" office:value="78.32" calcext:value-type="float">
            <text:p>78.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8.57" calcext:value-type="float">
            <text:p>78.57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8.42" calcext:value-type="float">
            <text:p>68.42</text:p>
          </table:table-cell>
          <table:table-cell office:value-type="float" office:value="67.69" calcext:value-type="float">
            <text:p>67.69</text:p>
          </table:table-cell>
          <table:table-cell office:value-type="float" office:value="11" calcext:value-type="float">
            <text:p>11</text:p>
          </table:table-cell>
          <table:table-cell office:value-type="float" office:value="13.615" calcext:value-type="float">
            <text:p>13.615</text:p>
          </table:table-cell>
          <table:table-cell office:value-type="string" calcext:value-type="string">
            <text:p>3afec171f5ef56cebfc4cdf8db09b1aa6fdaa233f083a0c1eab7cf076b022eec</text:p>
          </table:table-cell>
          <table:table-cell office:value-type="float" office:value="95.13" calcext:value-type="float">
            <text:p>95.13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5" calcext:value-type="float">
            <text:p>35</text:p>
          </table:table-cell>
          <table:table-cell office:value-type="float" office:value="18.421" calcext:value-type="float">
            <text:p>18.421</text:p>
          </table:table-cell>
          <table:table-cell office:value-type="string" calcext:value-type="string">
            <text:p>1814669442917fa9afb9c69c2dfae81e65f43e697a90f55187e1be9cd7a88ff9</text:p>
          </table:table-cell>
          <table:table-cell office:value-type="float" office:value="88.05" calcext:value-type="float">
            <text:p>88.05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89.29" calcext:value-type="float">
            <text:p>89.29</text:p>
          </table:table-cell>
          <table:table-cell office:value-type="float" office:value="50" calcext:value-type="float">
            <text:p>50</text:p>
          </table:table-cell>
          <table:table-cell office:value-type="float" office:value="64.1" calcext:value-type="float">
            <text:p>64.1</text:p>
          </table:table-cell>
          <table:table-cell office:value-type="float" office:value="82.35" calcext:value-type="float">
            <text:p>82.35</text:p>
          </table:table-cell>
          <table:table-cell office:value-type="float" office:value="74.63" calcext:value-type="float">
            <text:p>74.63</text:p>
          </table:table-cell>
          <table:table-cell office:value-type="float" office:value="23" calcext:value-type="float">
            <text:p>23</text:p>
          </table:table-cell>
          <table:table-cell office:value-type="float" office:value="14.853" calcext:value-type="float">
            <text:p>14.853</text:p>
          </table:table-cell>
          <table:table-cell office:value-type="string" calcext:value-type="string">
            <text:p>b7337c52b8978791126dfa8b3d6d03651a04647787b9eabd63635c7a4bd320d7</text:p>
          </table:table-cell>
          <table:table-cell office:value-type="float" office:value="78.32" calcext:value-type="float">
            <text:p>78.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8.57" calcext:value-type="float">
            <text:p>78.57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8.42" calcext:value-type="float">
            <text:p>68.42</text:p>
          </table:table-cell>
          <table:table-cell office:value-type="float" office:value="67.69" calcext:value-type="float">
            <text:p>67.69</text:p>
          </table:table-cell>
          <table:table-cell office:value-type="float" office:value="11" calcext:value-type="float">
            <text:p>11</text:p>
          </table:table-cell>
          <table:table-cell office:value-type="float" office:value="13.591" calcext:value-type="float">
            <text:p>13.591</text:p>
          </table:table-cell>
          <table:table-cell office:value-type="string" calcext:value-type="string">
            <text:p>3afec171f5ef56cebfc4cdf8db09b1aa6fdaa233f083a0c1eab7cf076b022eec</text:p>
          </table:table-cell>
          <table:table-cell office:value-type="float" office:value="99.82" calcext:value-type="float">
            <text:p>99.82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81.43" calcext:value-type="float">
            <text:p>81.43</text:p>
          </table:table-cell>
          <table:table-cell office:value-type="float" office:value="57.86" calcext:value-type="float">
            <text:p>57.86</text:p>
          </table:table-cell>
          <table:table-cell office:value-type="float" office:value="66.15" calcext:value-type="float">
            <text:p>66.15</text:p>
          </table:table-cell>
          <table:table-cell office:value-type="float" office:value="75.57" calcext:value-type="float">
            <text:p>75.57</text:p>
          </table:table-cell>
          <table:table-cell office:value-type="float" office:value="72.91" calcext:value-type="float">
            <text:p>72.91</text:p>
          </table:table-cell>
          <table:table-cell office:value-type="float" office:value="33.89" calcext:value-type="float">
            <text:p>33.89</text:p>
          </table:table-cell>
          <table:table-cell office:value-type="float" office:value="158320" calcext:value-type="float">
            <text:p>158320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73" calcext:value-type="float">
            <text:p>0.73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17720" calcext:value-type="float">
            <text:p>17720</text:p>
          </table:table-cell>
          <table:table-cell office:value-type="float" office:value="360.443" calcext:value-type="float">
            <text:p>360.443</text:p>
          </table:table-cell>
          <table:table-cell office:value-type="string" calcext:value-type="string">
            <text:p>("ced4d6f1d9a8430194363f9a56f1d036659d2e3926adb48d767ddf8d0cab81f9", "c0c39c30717012eae939ed290ab27268570536b10c2f311b4328aa8be3f0ea7b", "4b83cd100de297855dc76f5e20b469658a93fa1ca0209ea6aad1978a6529ce49", "17eac9730c6128bfc04de39241a939bea5123407589d849fb03d9b55d25a4fe1", "dd2c057b5234a180feb64a0b32321b6e4728393aa9d17ddb9a835ca00fd4c540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46" calcext:value-type="float">
            <text:p>96.46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1.61" calcext:value-type="float">
            <text:p>51.61</text:p>
          </table:table-cell>
          <table:table-cell office:value-type="float" office:value="52" calcext:value-type="float">
            <text:p>52</text:p>
          </table:table-cell>
          <table:table-cell office:value-type="float" office:value="54.24" calcext:value-type="float">
            <text:p>54.24</text:p>
          </table:table-cell>
          <table:table-cell office:value-type="float" office:value="39" calcext:value-type="float">
            <text:p>39</text:p>
          </table:table-cell>
          <table:table-cell office:value-type="float" office:value="19.474" calcext:value-type="float">
            <text:p>19.474</text:p>
          </table:table-cell>
          <table:table-cell office:value-type="string" calcext:value-type="string">
            <text:p>b4376bfa7f4f418f54d9b8ae4116673bdb5c167e6578f6e5f31d2562f8f3e3ed</text:p>
          </table:table-cell>
          <table:table-cell office:value-type="float" office:value="88.94" calcext:value-type="float">
            <text:p>88.94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23" calcext:value-type="float">
            <text:p>23</text:p>
          </table:table-cell>
          <table:table-cell office:value-type="float" office:value="17.158" calcext:value-type="float">
            <text:p>17.158</text:p>
          </table:table-cell>
          <table:table-cell office:value-type="string" calcext:value-type="string">
            <text:p>1e947cab783fb42fc7dd5c19a1a01bcfd5155013a3577bf747ad34486a4da3c2</text:p>
          </table:table-cell>
          <table:table-cell office:value-type="float" office:value="88.94" calcext:value-type="float">
            <text:p>88.94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23" calcext:value-type="float">
            <text:p>23</text:p>
          </table:table-cell>
          <table:table-cell office:value-type="float" office:value="17.056" calcext:value-type="float">
            <text:p>17.056</text:p>
          </table:table-cell>
          <table:table-cell office:value-type="string" calcext:value-type="string">
            <text:p>1e947cab783fb42fc7dd5c19a1a01bcfd5155013a3577bf747ad34486a4da3c2</text:p>
          </table:table-cell>
          <table:table-cell office:value-type="float" office:value="94.69" calcext:value-type="float">
            <text:p>94.69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64.29" calcext:value-type="float">
            <text:p>64.29</text:p>
          </table:table-cell>
          <table:table-cell office:value-type="float" office:value="39.29" calcext:value-type="float">
            <text:p>39.29</text:p>
          </table:table-cell>
          <table:table-cell office:value-type="float" office:value="51.43" calcext:value-type="float">
            <text:p>51.43</text:p>
          </table:table-cell>
          <table:table-cell office:value-type="float" office:value="52.38" calcext:value-type="float">
            <text:p>52.38</text:p>
          </table:table-cell>
          <table:table-cell office:value-type="float" office:value="57.14" calcext:value-type="float">
            <text:p>57.14</text:p>
          </table:table-cell>
          <table:table-cell office:value-type="float" office:value="37" calcext:value-type="float">
            <text:p>37</text:p>
          </table:table-cell>
          <table:table-cell office:value-type="float" office:value="17.627" calcext:value-type="float">
            <text:p>17.627</text:p>
          </table:table-cell>
          <table:table-cell office:value-type="string" calcext:value-type="string">
            <text:p>c641a407c42dec74933dbe84a493b90d667d0f4d42655fb16fc508d1cf9396b3</text:p>
          </table:table-cell>
          <table:table-cell office:value-type="float" office:value="88.5" calcext:value-type="float">
            <text:p>88.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23" calcext:value-type="float">
            <text:p>23</text:p>
          </table:table-cell>
          <table:table-cell office:value-type="float" office:value="16.432" calcext:value-type="float">
            <text:p>16.432</text:p>
          </table:table-cell>
          <table:table-cell office:value-type="string" calcext:value-type="string">
            <text:p>3aaf458c51636d9f737e4d50080bc9b0f61cd3ebc15108ada33911e8d823767e</text:p>
          </table:table-cell>
          <table:table-cell office:value-type="float" office:value="88.5" calcext:value-type="float">
            <text:p>88.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23" calcext:value-type="float">
            <text:p>23</text:p>
          </table:table-cell>
          <table:table-cell office:value-type="float" office:value="15.767" calcext:value-type="float">
            <text:p>15.767</text:p>
          </table:table-cell>
          <table:table-cell office:value-type="string" calcext:value-type="string">
            <text:p>3aaf458c51636d9f737e4d50080bc9b0f61cd3ebc15108ada33911e8d823767e</text:p>
          </table:table-cell>
          <table:table-cell office:value-type="float" office:value="99.82" calcext:value-type="float">
            <text:p>99.82</text:p>
          </table:table-cell>
          <table:table-cell office:value-type="float" office:value="26.43" calcext:value-type="float">
            <text:p>26.43</text:p>
          </table:table-cell>
          <table:table-cell table:number-columns-repeated="2" office:value-type="float" office:value="63.21" calcext:value-type="float">
            <text:p>63.21</text:p>
          </table:table-cell>
          <table:table-cell office:value-type="float" office:value="54.29" calcext:value-type="float">
            <text:p>5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66.44" calcext:value-type="float">
            <text:p>66.44</text:p>
          </table:table-cell>
          <table:table-cell office:value-type="float" office:value="61.14" calcext:value-type="float">
            <text:p>61.14</text:p>
          </table:table-cell>
          <table:table-cell office:value-type="float" office:value="59.65" calcext:value-type="float">
            <text:p>59.65</text:p>
          </table:table-cell>
          <table:table-cell office:value-type="float" office:value="30.88" calcext:value-type="float">
            <text:p>30.88</text:p>
          </table:table-cell>
          <table:table-cell office:value-type="float" office:value="157920" calcext:value-type="float">
            <text:p>15792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0.47" calcext:value-type="float">
            <text:p>0.47</text:p>
          </table:table-cell>
          <table:table-cell office:value-type="float" office:value="0.37" calcext:value-type="float">
            <text:p>0.37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24920" calcext:value-type="float">
            <text:p>24920</text:p>
          </table:table-cell>
          <table:table-cell office:value-type="float" office:value="389.049" calcext:value-type="float">
            <text:p>389.049</text:p>
          </table:table-cell>
          <table:table-cell office:value-type="string" calcext:value-type="string">
            <text:p>("97db2c45295a4065cf9c09057b39854839c8d3c6371a4dead0df3ff310e4eeab", "382ef0969d7401afc02706e0d813a626e381e4121410cb7b73dab0633ec31f05", "93d04085b5d7c4f077ef38416e88b60f586e63e5cee887c644c80784135e3486", "e1839ac2c3b13afc801a459563102c585113e4486bd6405eb722e9a53cc02937", "6f3a88692295fb5ec288ebbdb221e1a16893e0b38a2dadca5b373e4fcfa52b8b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27" calcext:value-type="float">
            <text:p>90.27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25" calcext:value-type="float">
            <text:p>25</text:p>
          </table:table-cell>
          <table:table-cell office:value-type="float" office:value="14.581" calcext:value-type="float">
            <text:p>14.581</text:p>
          </table:table-cell>
          <table:table-cell office:value-type="string" calcext:value-type="string">
            <text:p>720c3fcdd9e031e86467a96bdd58de2c1959a8ea64395c133af8cc405f197e92</text:p>
          </table:table-cell>
          <table:table-cell office:value-type="float" office:value="88.5" calcext:value-type="float">
            <text:p>88.5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82.14" calcext:value-type="float">
            <text:p>8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67.65" calcext:value-type="float">
            <text:p>67.65</text:p>
          </table:table-cell>
          <table:table-cell office:value-type="float" office:value="77.27" calcext:value-type="float">
            <text:p>77.27</text:p>
          </table:table-cell>
          <table:table-cell office:value-type="float" office:value="74.19" calcext:value-type="float">
            <text:p>74.19</text:p>
          </table:table-cell>
          <table:table-cell office:value-type="float" office:value="21" calcext:value-type="float">
            <text:p>21</text:p>
          </table:table-cell>
          <table:table-cell office:value-type="float" office:value="12.768" calcext:value-type="float">
            <text:p>12.768</text:p>
          </table:table-cell>
          <table:table-cell office:value-type="string" calcext:value-type="string">
            <text:p>f17ebe6388215a9c939566bad76c9e8c6f2db1ee65d0e34a82cb58b7ab86d364</text:p>
          </table:table-cell>
          <table:table-cell office:value-type="float" office:value="76.55" calcext:value-type="float">
            <text:p>76.55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7" calcext:value-type="float">
            <text:p>7</text:p>
          </table:table-cell>
          <table:table-cell office:value-type="float" office:value="9.804" calcext:value-type="float">
            <text:p>9.804</text:p>
          </table:table-cell>
          <table:table-cell office:value-type="string" calcext:value-type="string">
            <text:p>fc918fca927fcadbc7d76b7728d7bb5e61e2a5bb284d771c63088983163fe377</text:p>
          </table:table-cell>
          <table:table-cell office:value-type="float" office:value="91.59" calcext:value-type="float">
            <text:p>91.59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5" calcext:value-type="float">
            <text:p>75</text:p>
          </table:table-cell>
          <table:table-cell office:value-type="float" office:value="73.33" calcext:value-type="float">
            <text:p>73.33</text:p>
          </table:table-cell>
          <table:table-cell office:value-type="float" office:value="27" calcext:value-type="float">
            <text:p>27</text:p>
          </table:table-cell>
          <table:table-cell office:value-type="float" office:value="13.385" calcext:value-type="float">
            <text:p>13.385</text:p>
          </table:table-cell>
          <table:table-cell office:value-type="string" calcext:value-type="string">
            <text:p>e4da3f49aa2d73e06c6521c7e423008df34139dc545dfcf4657abe12f1f7fbb0</text:p>
          </table:table-cell>
          <table:table-cell office:value-type="float" office:value="88.94" calcext:value-type="float">
            <text:p>88.94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82.14" calcext:value-type="float">
            <text:p>8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67.65" calcext:value-type="float">
            <text:p>67.65</text:p>
          </table:table-cell>
          <table:table-cell office:value-type="float" office:value="77.27" calcext:value-type="float">
            <text:p>77.27</text:p>
          </table:table-cell>
          <table:table-cell office:value-type="float" office:value="74.19" calcext:value-type="float">
            <text:p>74.19</text:p>
          </table:table-cell>
          <table:table-cell office:value-type="float" office:value="23" calcext:value-type="float">
            <text:p>23</text:p>
          </table:table-cell>
          <table:table-cell office:value-type="float" office:value="13.098" calcext:value-type="float">
            <text:p>13.098</text:p>
          </table:table-cell>
          <table:table-cell office:value-type="string" calcext:value-type="string">
            <text:p>bbafdc2253570c5ff53e4ee85bce475f2f197a50d64d0d5d9eba690cef3832c7</text:p>
          </table:table-cell>
          <table:table-cell office:value-type="float" office:value="76.55" calcext:value-type="float">
            <text:p>76.55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7" calcext:value-type="float">
            <text:p>7</text:p>
          </table:table-cell>
          <table:table-cell office:value-type="float" office:value="10.527" calcext:value-type="float">
            <text:p>10.527</text:p>
          </table:table-cell>
          <table:table-cell office:value-type="string" calcext:value-type="string">
            <text:p>fc918fca927fcadbc7d76b7728d7bb5e61e2a5bb284d771c63088983163fe377</text:p>
          </table:table-cell>
          <table:table-cell office:value-type="float" office:value="99.82" calcext:value-type="float">
            <text:p>99.82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8.57" calcext:value-type="float">
            <text:p>68.57</text:p>
          </table:table-cell>
          <table:table-cell office:value-type="float" office:value="67.14" calcext:value-type="float">
            <text:p>67.14</text:p>
          </table:table-cell>
          <table:table-cell office:value-type="float" office:value="67.57" calcext:value-type="float">
            <text:p>67.57</text:p>
          </table:table-cell>
          <table:table-cell office:value-type="float" office:value="68.19" calcext:value-type="float">
            <text:p>68.19</text:p>
          </table:table-cell>
          <table:table-cell office:value-type="float" office:value="68.05" calcext:value-type="float">
            <text:p>68.05</text:p>
          </table:table-cell>
          <table:table-cell office:value-type="float" office:value="31.29" calcext:value-type="float">
            <text:p>31.29</text:p>
          </table:table-cell>
          <table:table-cell office:value-type="float" office:value="154440" calcext:value-type="float">
            <text:p>154440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43880" calcext:value-type="float">
            <text:p>43880</text:p>
          </table:table-cell>
          <table:table-cell office:value-type="float" office:value="355.952" calcext:value-type="float">
            <text:p>355.952</text:p>
          </table:table-cell>
          <table:table-cell office:value-type="string" calcext:value-type="string">
            <text:p>("c7e8b0559994f615cb0df6f310b3f4d6e2a66cf0dc3fe7c4494e2ae74d485be0", "eb68a4447362b37f0df98c996663f896502da134f7d62720bdc254d9d6bfd2c9", "79a01195c18ec53da8d69461dcd0de935c4431ef4f042b98ac8bda07eb119aa2", "0358a6005b80abf7733ecd7095a30b96fb92f013a54dd24f3e98f3654be4678a", "aeb033b67b84b0f02c8c53f99b172642cfacb12a777a06533c40d5b76e769f4d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48" calcext:value-type="float">
            <text:p>92.48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31" calcext:value-type="float">
            <text:p>31</text:p>
          </table:table-cell>
          <table:table-cell office:value-type="float" office:value="8.57" calcext:value-type="float">
            <text:p>8.57</text:p>
          </table:table-cell>
          <table:table-cell office:value-type="string" calcext:value-type="string">
            <text:p>695d1b7ddd50fff7256de302ad8ef0829f6932bb9efd00537ad772ac859637cd</text:p>
          </table:table-cell>
          <table:table-cell office:value-type="float" office:value="92.48" calcext:value-type="float">
            <text:p>92.48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31" calcext:value-type="float">
            <text:p>31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695d1b7ddd50fff7256de302ad8ef0829f6932bb9efd00537ad772ac859637cd</text:p>
          </table:table-cell>
          <table:table-cell office:value-type="float" office:value="84.07" calcext:value-type="float">
            <text:p>84.0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15" calcext:value-type="float">
            <text:p>15</text:p>
          </table:table-cell>
          <table:table-cell office:value-type="float" office:value="7.698" calcext:value-type="float">
            <text:p>7.698</text:p>
          </table:table-cell>
          <table:table-cell office:value-type="string" calcext:value-type="string">
            <text:p>3472939377384916d68f7150df23748caa1b21da5b5edaa0cf72ade7b3a9b0dc</text:p>
          </table:table-cell>
          <table:table-cell office:value-type="float" office:value="90.71" calcext:value-type="float">
            <text:p>90.71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51.85" calcext:value-type="float">
            <text:p>5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1" calcext:value-type="float">
            <text:p>50.91</text:p>
          </table:table-cell>
          <table:table-cell office:value-type="float" office:value="31" calcext:value-type="float">
            <text:p>31</text:p>
          </table:table-cell>
          <table:table-cell office:value-type="float" office:value="7.999" calcext:value-type="float">
            <text:p>7.999</text:p>
          </table:table-cell>
          <table:table-cell office:value-type="string" calcext:value-type="string">
            <text:p>09a3c121e26164e2db4116b4e89c9e4f4d27eb02d282fa79c1fcb26c048b11f1</text:p>
          </table:table-cell>
          <table:table-cell office:value-type="float" office:value="89.38" calcext:value-type="float">
            <text:p>89.38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0" calcext:value-type="float">
            <text:p>50</text:p>
          </table:table-cell>
          <table:table-cell office:value-type="float" office:value="60.71" calcext:value-type="float">
            <text:p>60.71</text:p>
          </table:table-cell>
          <table:table-cell office:value-type="float" office:value="56" calcext:value-type="float">
            <text:p>56</text:p>
          </table:table-cell>
          <table:table-cell office:value-type="float" office:value="54.84" calcext:value-type="float">
            <text:p>54.84</text:p>
          </table:table-cell>
          <table:table-cell office:value-type="float" office:value="52.83" calcext:value-type="float">
            <text:p>52.83</text:p>
          </table:table-cell>
          <table:table-cell office:value-type="float" office:value="27" calcext:value-type="float">
            <text:p>27</text:p>
          </table:table-cell>
          <table:table-cell office:value-type="float" office:value="7.988" calcext:value-type="float">
            <text:p>7.988</text:p>
          </table:table-cell>
          <table:table-cell office:value-type="string" calcext:value-type="string">
            <text:p>46259366f3fda0025e5fe38b3a83648e7c69119fb037c10d91cba126cea13bef</text:p>
          </table:table-cell>
          <table:table-cell office:value-type="float" office:value="84.07" calcext:value-type="float">
            <text:p>84.0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15" calcext:value-type="float">
            <text:p>15</text:p>
          </table:table-cell>
          <table:table-cell office:value-type="float" office:value="7.659" calcext:value-type="float">
            <text:p>7.659</text:p>
          </table:table-cell>
          <table:table-cell office:value-type="string" calcext:value-type="string">
            <text:p>3472939377384916d68f7150df23748caa1b21da5b5edaa0cf72ade7b3a9b0dc</text:p>
          </table:table-cell>
          <table:table-cell office:value-type="float" office:value="99.65" calcext:value-type="float">
            <text:p>99.65</text:p>
          </table:table-cell>
          <table:table-cell office:value-type="float" office:value="49.29" calcext:value-type="float">
            <text:p>49.29</text:p>
          </table:table-cell>
          <table:table-cell table:number-columns-repeated="2" office:value-type="float" office:value="74.64" calcext:value-type="float">
            <text:p>74.64</text:p>
          </table:table-cell>
          <table:table-cell office:value-type="float" office:value="60.71" calcext:value-type="float">
            <text:p>60.71</text:p>
          </table:table-cell>
          <table:table-cell office:value-type="float" office:value="88.57" calcext:value-type="float">
            <text:p>88.57</text:p>
          </table:table-cell>
          <table:table-cell office:value-type="float" office:value="84.31" calcext:value-type="float">
            <text:p>84.31</text:p>
          </table:table-cell>
          <table:table-cell office:value-type="float" office:value="69.32" calcext:value-type="float">
            <text:p>69.32</text:p>
          </table:table-cell>
          <table:table-cell office:value-type="float" office:value="70.5" calcext:value-type="float">
            <text:p>70.5</text:p>
          </table:table-cell>
          <table:table-cell office:value-type="float" office:value="35.93" calcext:value-type="float">
            <text:p>35.93</text:p>
          </table:table-cell>
          <table:table-cell office:value-type="float" office:value="160720" calcext:value-type="float">
            <text:p>16072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108920" calcext:value-type="float">
            <text:p>108920</text:p>
          </table:table-cell>
          <table:table-cell office:value-type="float" office:value="378.174" calcext:value-type="float">
            <text:p>378.174</text:p>
          </table:table-cell>
          <table:table-cell office:value-type="string" calcext:value-type="string">
            <text:p>("79e6ae88f0c5784d3b64d399196b59c79efe9711c75c353db80fe430292f60cd", "1bc157ecb8f390cd61207cd2d92e0132163bb05d2fd9d2d452e489db1c820b71", "0bcf4fb5d7378e2702f3f94e57937738803289b34f18571bfeb664ea4b02fafa", "d3e9484a25a19d76954214e7d9eefe5decf87c1292b555513b2a65fc296b1ac5", "02c2bade8d788fccbe34aac2626d5cee7f7f9f295286c669e1777a816217827d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54.755" calcext:value-type="float">
            <text:p>54.755</text:p>
          </table:table-cell>
          <table:table-cell office:value-type="string" calcext:value-type="string">
            <text:p>9bbf513769636249fcb6be50009a1a09f75b585d9f91215a434783d88621f32d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6.792" calcext:value-type="float">
            <text:p>6.792</text:p>
          </table:table-cell>
          <table:table-cell office:value-type="string" calcext:value-type="string">
            <text:p>9bbf513769636249fcb6be50009a1a09f75b585d9f91215a434783d88621f32d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11" calcext:value-type="float">
            <text:p>11</text:p>
          </table:table-cell>
          <table:table-cell office:value-type="float" office:value="6.547" calcext:value-type="float">
            <text:p>6.547</text:p>
          </table:table-cell>
          <table:table-cell office:value-type="string" calcext:value-type="string">
            <text:p>7429f859ee0db8d1f781c1cf56bdb34d573ecf0cdf35459a1433b269e5912ca2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13" calcext:value-type="float">
            <text:p>13</text:p>
          </table:table-cell>
          <table:table-cell office:value-type="float" office:value="6.773" calcext:value-type="float">
            <text:p>6.773</text:p>
          </table:table-cell>
          <table:table-cell office:value-type="string" calcext:value-type="string">
            <text:p>c292354526056112d44f1e69742553b85fedba5992154dfd95877caa37dfe028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13" calcext:value-type="float">
            <text:p>13</text:p>
          </table:table-cell>
          <table:table-cell office:value-type="float" office:value="6.748" calcext:value-type="float">
            <text:p>6.748</text:p>
          </table:table-cell>
          <table:table-cell office:value-type="string" calcext:value-type="string">
            <text:p>c292354526056112d44f1e69742553b85fedba5992154dfd95877caa37dfe028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11" calcext:value-type="float">
            <text:p>11</text:p>
          </table:table-cell>
          <table:table-cell office:value-type="float" office:value="6.441" calcext:value-type="float">
            <text:p>6.441</text:p>
          </table:table-cell>
          <table:table-cell office:value-type="string" calcext:value-type="string">
            <text:p>7429f859ee0db8d1f781c1cf56bdb34d573ecf0cdf35459a1433b269e5912ca2</text:p>
          </table:table-cell>
          <table:table-cell office:value-type="float" office:value="98.6" calcext:value-type="float">
            <text:p>98.6</text:p>
          </table:table-cell>
          <table:table-cell office:value-type="float" office:value="76.36" calcext:value-type="float">
            <text:p>76.36</text:p>
          </table:table-cell>
          <table:table-cell table:number-columns-repeated="2" office:value-type="float" office:value="88.18" calcext:value-type="float">
            <text:p>88.18</text:p>
          </table:table-cell>
          <table:table-cell office:value-type="float" office:value="85.45" calcext:value-type="float">
            <text:p>8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90.56" calcext:value-type="float">
            <text:p>90.56</text:p>
          </table:table-cell>
          <table:table-cell office:value-type="float" office:value="87.1" calcext:value-type="float">
            <text:p>87.1</text:p>
          </table:table-cell>
          <table:table-cell office:value-type="float" office:value="87.57" calcext:value-type="float">
            <text:p>87.57</text:p>
          </table:table-cell>
          <table:table-cell office:value-type="float" office:value="19.85" calcext:value-type="float">
            <text:p>19.85</text:p>
          </table:table-cell>
          <table:table-cell office:value-type="float" office:value="59160" calcext:value-type="float">
            <text:p>59160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.49" calcext:value-type="float">
            <text:p>1.49</text:p>
          </table:table-cell>
          <table:table-cell office:value-type="float" office:value="0.41" calcext:value-type="float">
            <text:p>0.41</text:p>
          </table:table-cell>
          <table:table-cell office:value-type="float" office:value="0.37" calcext:value-type="float">
            <text:p>0.37</text:p>
          </table:table-cell>
          <table:table-cell office:value-type="float" office:value="1.01" calcext:value-type="float">
            <text:p>1.01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77480" calcext:value-type="float">
            <text:p>77480</text:p>
          </table:table-cell>
          <table:table-cell office:value-type="float" office:value="258.346" calcext:value-type="float">
            <text:p>258.346</text:p>
          </table:table-cell>
          <table:table-cell office:value-type="string" calcext:value-type="string">
            <text:p>("950ef9f75994f1990a25da6bd5d043725ad45c4e299ae972f5952d50ebfae98f", "232849a1b5d6729a53ebd53c723e5917ec32f86bff55c716d87cef409aa04cfc", "167f2ba7cb6e7e07e391921135e0c84fed732a4f2d7b051feb5b9e30bda7a74b", "02db9ff1cddb3badbac9b06edfc78d93d740cf43d565dab1c1ffb6cccf753d6c", "c80d95a1f67ebf88cada75dea91047ddb5312701c6b42b6c85c9d4b55c2ecf6b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67" calcext:value-type="float">
            <text:p>97.67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44.585" calcext:value-type="float">
            <text:p>44.585</text:p>
          </table:table-cell>
          <table:table-cell office:value-type="string" calcext:value-type="string">
            <text:p>a9b47e9dc103981571f3435d5a522376ea807dc8ef8bb5497fe79808293d9c04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5.92" calcext:value-type="float">
            <text:p>5.92</text:p>
          </table:table-cell>
          <table:table-cell office:value-type="string" calcext:value-type="string">
            <text:p>a32594c7e8f012666c48bcd1214e0d61bd661943d5b9d4b33142bcacdad3dfd0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5.886" calcext:value-type="float">
            <text:p>5.886</text:p>
          </table:table-cell>
          <table:table-cell office:value-type="string" calcext:value-type="string">
            <text:p>a32594c7e8f012666c48bcd1214e0d61bd661943d5b9d4b33142bcacdad3dfd0</text:p>
          </table:table-cell>
          <table:table-cell office:value-type="float" office:value="97.67" calcext:value-type="float">
            <text:p>97.67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7.449" calcext:value-type="float">
            <text:p>7.449</text:p>
          </table:table-cell>
          <table:table-cell office:value-type="string" calcext:value-type="string">
            <text:p>a9b47e9dc103981571f3435d5a522376ea807dc8ef8bb5497fe79808293d9c04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5.896" calcext:value-type="float">
            <text:p>5.896</text:p>
          </table:table-cell>
          <table:table-cell office:value-type="string" calcext:value-type="string">
            <text:p>a32594c7e8f012666c48bcd1214e0d61bd661943d5b9d4b33142bcacdad3dfd0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5.875" calcext:value-type="float">
            <text:p>5.875</text:p>
          </table:table-cell>
          <table:table-cell office:value-type="string" calcext:value-type="string">
            <text:p>a32594c7e8f012666c48bcd1214e0d61bd661943d5b9d4b33142bcacdad3dfd0</text:p>
          </table:table-cell>
          <table:table-cell office:value-type="float" office:value="99.07" calcext:value-type="float">
            <text:p>99.07</text:p>
          </table:table-cell>
          <table:table-cell office:value-type="float" office:value="74.55" calcext:value-type="float">
            <text:p>74.55</text:p>
          </table:table-cell>
          <table:table-cell table:number-columns-repeated="2" office:value-type="float" office:value="87.27" calcext:value-type="float">
            <text:p>8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90.18" calcext:value-type="float">
            <text:p>90.18</text:p>
          </table:table-cell>
          <table:table-cell office:value-type="float" office:value="84.85" calcext:value-type="float">
            <text:p>84.85</text:p>
          </table:table-cell>
          <table:table-cell office:value-type="float" office:value="86.75" calcext:value-type="float">
            <text:p>86.75</text:p>
          </table:table-cell>
          <table:table-cell office:value-type="float" office:value="16.51" calcext:value-type="float">
            <text:p>16.51</text:p>
          </table:table-cell>
          <table:table-cell office:value-type="float" office:value="61360" calcext:value-type="float">
            <text:p>6136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3880" calcext:value-type="float">
            <text:p>23880</text:p>
          </table:table-cell>
          <table:table-cell office:value-type="float" office:value="203.979" calcext:value-type="float">
            <text:p>203.979</text:p>
          </table:table-cell>
          <table:table-cell office:value-type="string" calcext:value-type="string">
            <text:p>("33d06e82bf0c9d8e62986718f2b7b5e7a79fdb29da46eafc08b27196a6d241fc", "1e0779055a5cc38fbd834c10955d781234d01d49231f1ba444ecbe06df2e5a33", "226ab80201cd1edd9144c995749e97fb1fb5df037e9001acd1846394068f5f10", "f7400bfeb17ad80ddd838ad588360f0f397a208e22de333251c11c93734d3fa6", "886ea0dd3ea4ed6f1bef06b974f2a9a075223cd0048b45a2e07cecfa4c62baa3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9.158" calcext:value-type="float">
            <text:p>9.158</text:p>
          </table:table-cell>
          <table:table-cell office:value-type="string" calcext:value-type="string">
            <text:p>f1d677680ffb2e5091287352a2536e3ab46ae9a4c3173f6971c4eaed9a7caa71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.597" calcext:value-type="float">
            <text:p>2.597</text:p>
          </table:table-cell>
          <table:table-cell office:value-type="string" calcext:value-type="string">
            <text:p>f1d677680ffb2e5091287352a2536e3ab46ae9a4c3173f6971c4eaed9a7caa71</text:p>
          </table:table-cell>
          <table:table-cell office:value-type="float" office:value="80.23" calcext:value-type="float">
            <text:p>80.23</text:p>
          </table:table-cell>
          <table:table-cell office:value-type="float" office:value="9.09" calcext:value-type="float">
            <text:p>9.09</text:p>
          </table:table-cell>
          <table:table-cell table:number-columns-repeated="7" office:value-type="float" office:value="54.55" calcext:value-type="float">
            <text:p>54.55</text:p>
          </table:table-cell>
          <table:table-cell office:value-type="float" office:value="3" calcext:value-type="float">
            <text:p>3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901564f69b7b79bd10b05cfe047565726bb2d45a73b514d6cf8b32e9e360823c</text:p>
          </table:table-cell>
          <table:table-cell office:value-type="float" office:value="90.7" calcext:value-type="float">
            <text:p>90.7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.591" calcext:value-type="float">
            <text:p>2.591</text:p>
          </table:table-cell>
          <table:table-cell office:value-type="string" calcext:value-type="string">
            <text:p>1d1f322c66a8a3fc0928b72f249387cf5d16ee46eafd40a6eda827eb3e31aa1f</text:p>
          </table:table-cell>
          <table:table-cell office:value-type="float" office:value="90.7" calcext:value-type="float">
            <text:p>90.7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.588" calcext:value-type="float">
            <text:p>2.588</text:p>
          </table:table-cell>
          <table:table-cell office:value-type="string" calcext:value-type="string">
            <text:p>1d1f322c66a8a3fc0928b72f249387cf5d16ee46eafd40a6eda827eb3e31aa1f</text:p>
          </table:table-cell>
          <table:table-cell office:value-type="float" office:value="80.23" calcext:value-type="float">
            <text:p>80.23</text:p>
          </table:table-cell>
          <table:table-cell office:value-type="float" office:value="9.09" calcext:value-type="float">
            <text:p>9.09</text:p>
          </table:table-cell>
          <table:table-cell table:number-columns-repeated="7" office:value-type="float" office:value="54.55" calcext:value-type="float">
            <text:p>54.55</text:p>
          </table:table-cell>
          <table:table-cell office:value-type="float" office:value="3" calcext:value-type="float">
            <text:p>3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901564f69b7b79bd10b05cfe047565726bb2d45a73b514d6cf8b32e9e360823c</text:p>
          </table:table-cell>
          <table:table-cell office:value-type="float" office:value="99.3" calcext:value-type="float">
            <text:p>99.3</text:p>
          </table:table-cell>
          <table:table-cell office:value-type="float" office:value="41.82" calcext:value-type="float">
            <text:p>41.82</text:p>
          </table:table-cell>
          <table:table-cell table:number-columns-repeated="2" office:value-type="float" office:value="70.91" calcext:value-type="float">
            <text:p>70.91</text:p>
          </table:table-cell>
          <table:table-cell office:value-type="float" office:value="56.36" calcext:value-type="float">
            <text:p>56.36</text:p>
          </table:table-cell>
          <table:table-cell office:value-type="float" office:value="85.45" calcext:value-type="float">
            <text:p>85.45</text:p>
          </table:table-cell>
          <table:table-cell office:value-type="float" office:value="79.29" calcext:value-type="float">
            <text:p>79.29</text:p>
          </table:table-cell>
          <table:table-cell office:value-type="float" office:value="66.29" calcext:value-type="float">
            <text:p>66.29</text:p>
          </table:table-cell>
          <table:table-cell office:value-type="float" office:value="65.85" calcext:value-type="float">
            <text:p>65.85</text:p>
          </table:table-cell>
          <table:table-cell office:value-type="float" office:value="19.77" calcext:value-type="float">
            <text:p>19.77</text:p>
          </table:table-cell>
          <table:table-cell office:value-type="float" office:value="56600" calcext:value-type="float">
            <text:p>56600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58" calcext:value-type="float">
            <text:p>0.58</text:p>
          </table:table-cell>
          <table:table-cell office:value-type="float" office:value="0.25" calcext:value-type="float">
            <text:p>0.25</text:p>
          </table:table-cell>
          <table:table-cell office:value-type="float" office:value="0.58" calcext:value-type="float">
            <text:p>0.58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29800" calcext:value-type="float">
            <text:p>29800</text:p>
          </table:table-cell>
          <table:table-cell office:value-type="float" office:value="244.137" calcext:value-type="float">
            <text:p>244.137</text:p>
          </table:table-cell>
          <table:table-cell office:value-type="string" calcext:value-type="string">
            <text:p>("329e2a91bff136ad4c8f9f8b3138a0e4e48163ba1e1da47c1254b6b452ecd23b", "e9d7c65d1b61ad78f6dd85eed5e73fd9d19bfefec53999f4d8bb15225fe327b2", "16f8b05c7bbc12d79302b0bf125c1f0e4a51caa92f2515f1e02082086ee622d7", "ac3ce7301216114712eb01cc7ff77103d324989a8594dc1b6926d754f5b947a4", "efcdcc9edb5635e90b829c556e93fc9321a1d2b1b0266d3596ad7c883882d0de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8.784" calcext:value-type="float">
            <text:p>18.784</text:p>
          </table:table-cell>
          <table:table-cell office:value-type="string" calcext:value-type="string">
            <text:p>edc137a1c7d4453039433505d1a379d85ddfe23825ce9ec4dd1a3cf0c246fa3e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257" calcext:value-type="float">
            <text:p>3.257</text:p>
          </table:table-cell>
          <table:table-cell office:value-type="string" calcext:value-type="string">
            <text:p>1d9c5b8ad73d001660362a178d29021745f7719f2406875edf0f8cb5c129b360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267" calcext:value-type="float">
            <text:p>3.267</text:p>
          </table:table-cell>
          <table:table-cell office:value-type="string" calcext:value-type="string">
            <text:p>1d9c5b8ad73d001660362a178d29021745f7719f2406875edf0f8cb5c129b360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.477" calcext:value-type="float">
            <text:p>6.477</text:p>
          </table:table-cell>
          <table:table-cell office:value-type="string" calcext:value-type="string">
            <text:p>ff79f543b936bf93c2ff8a1a7fe2b34f665401209e23e9a6204043cfbfd47c3d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342" calcext:value-type="float">
            <text:p>3.342</text:p>
          </table:table-cell>
          <table:table-cell office:value-type="string" calcext:value-type="string">
            <text:p>1d9c5b8ad73d001660362a178d29021745f7719f2406875edf0f8cb5c129b360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318" calcext:value-type="float">
            <text:p>3.318</text:p>
          </table:table-cell>
          <table:table-cell office:value-type="string" calcext:value-type="string">
            <text:p>1d9c5b8ad73d001660362a178d29021745f7719f2406875edf0f8cb5c129b360</text:p>
          </table:table-cell>
          <table:table-cell office:value-type="float" office:value="99.3" calcext:value-type="float">
            <text:p>99.3</text:p>
          </table:table-cell>
          <table:table-cell office:value-type="float" office:value="69.09" calcext:value-type="float">
            <text:p>69.09</text:p>
          </table:table-cell>
          <table:table-cell table:number-columns-repeated="2" office:value-type="float" office:value="84.55" calcext:value-type="float">
            <text:p>84.55</text:p>
          </table:table-cell>
          <table:table-cell office:value-type="float" office:value="78.18" calcext:value-type="float">
            <text:p>78.18</text:p>
          </table:table-cell>
          <table:table-cell office:value-type="float" office:value="90.91" calcext:value-type="float">
            <text:p>90.91</text:p>
          </table:table-cell>
          <table:table-cell office:value-type="float" office:value="89.56" calcext:value-type="float">
            <text:p>89.56</text:p>
          </table:table-cell>
          <table:table-cell office:value-type="float" office:value="80.77" calcext:value-type="float">
            <text:p>80.77</text:p>
          </table:table-cell>
          <table:table-cell office:value-type="float" office:value="83.43" calcext:value-type="float">
            <text:p>83.43</text:p>
          </table:table-cell>
          <table:table-cell office:value-type="float" office:value="16.74" calcext:value-type="float">
            <text:p>16.74</text:p>
          </table:table-cell>
          <table:table-cell office:value-type="float" office:value="60760" calcext:value-type="float">
            <text:p>6076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50280" calcext:value-type="float">
            <text:p>50280</text:p>
          </table:table-cell>
          <table:table-cell office:value-type="float" office:value="189.283" calcext:value-type="float">
            <text:p>189.283</text:p>
          </table:table-cell>
          <table:table-cell office:value-type="string" calcext:value-type="string">
            <text:p>("58ca4dec32cce4a08db96da6f7c1e19b85a363812f69f2ff3889c1b3694bae87", "9d27103fb27ff5c8ab15700091e382a0453c1783e10e2d19365ae53e9c8e9c56", "07999c5e131ed21a8dcb475b82c5551c123b1721686a3a4eaa7bec3e7c28f4df", "78e2020733a917b30030e4339d60ea56abeb6d804ebcca47c2862620e28d140e", "4bdd13bea0f180e7d64b22b0ec1f76a9e5474abd796407a2391aa7f4c40668fb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.03" calcext:value-type="float">
            <text:p>23.03</text:p>
          </table:table-cell>
          <table:table-cell office:value-type="string" calcext:value-type="string">
            <text:p>c6022bc341d1c3b3838a55430e8d10957a44db781ed38337c4f2a60f7a064056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6.255" calcext:value-type="float">
            <text:p>6.255</text:p>
          </table:table-cell>
          <table:table-cell office:value-type="string" calcext:value-type="string">
            <text:p>3786685a904bc0611b4bb663d66ac18d51c76f6b72265995466218a2d87761ef</text:p>
          </table:table-cell>
          <table:table-cell office:value-type="float" office:value="83.72" calcext:value-type="float">
            <text:p>83.72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5" calcext:value-type="float">
            <text:p>5</text:p>
          </table:table-cell>
          <table:table-cell office:value-type="float" office:value="2.847" calcext:value-type="float">
            <text:p>2.847</text:p>
          </table:table-cell>
          <table:table-cell office:value-type="string" calcext:value-type="string">
            <text:p>039e92bd78707a72f437e3c20f1e2333f5efdc6bea917e02f48426abbf4b69d1</text:p>
          </table:table-cell>
          <table:table-cell office:value-type="float" office:value="95.35" calcext:value-type="float">
            <text:p>95.35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6.958" calcext:value-type="float">
            <text:p>6.958</text:p>
          </table:table-cell>
          <table:table-cell office:value-type="string" calcext:value-type="string">
            <text:p>bb4c1a8ba874a8b3e0b88e51dd4a41dafcf4c7069662a92d3545fad4b3d31f24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6.277" calcext:value-type="float">
            <text:p>6.277</text:p>
          </table:table-cell>
          <table:table-cell office:value-type="string" calcext:value-type="string">
            <text:p>3786685a904bc0611b4bb663d66ac18d51c76f6b72265995466218a2d87761ef</text:p>
          </table:table-cell>
          <table:table-cell office:value-type="float" office:value="83.72" calcext:value-type="float">
            <text:p>83.72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5" calcext:value-type="float">
            <text:p>5</text:p>
          </table:table-cell>
          <table:table-cell office:value-type="float" office:value="2.845" calcext:value-type="float">
            <text:p>2.845</text:p>
          </table:table-cell>
          <table:table-cell office:value-type="string" calcext:value-type="string">
            <text:p>039e92bd78707a72f437e3c20f1e2333f5efdc6bea917e02f48426abbf4b69d1</text:p>
          </table:table-cell>
          <table:table-cell office:value-type="float" office:value="100" calcext:value-type="float">
            <text:p>100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89.09" calcext:value-type="float">
            <text:p>89.09</text:p>
          </table:table-cell>
          <table:table-cell office:value-type="float" office:value="87.27" calcext:value-type="float">
            <text:p>8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90.52" calcext:value-type="float">
            <text:p>90.52</text:p>
          </table:table-cell>
          <table:table-cell office:value-type="float" office:value="88.18" calcext:value-type="float">
            <text:p>88.18</text:p>
          </table:table-cell>
          <table:table-cell office:value-type="float" office:value="88.74" calcext:value-type="float">
            <text:p>88.74</text:p>
          </table:table-cell>
          <table:table-cell office:value-type="float" office:value="23.26" calcext:value-type="float">
            <text:p>23.26</text:p>
          </table:table-cell>
          <table:table-cell office:value-type="float" office:value="62040" calcext:value-type="float">
            <text:p>6204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54" calcext:value-type="float">
            <text:p>0.54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40680" calcext:value-type="float">
            <text:p>40680</text:p>
          </table:table-cell>
          <table:table-cell office:value-type="float" office:value="186.142" calcext:value-type="float">
            <text:p>186.142</text:p>
          </table:table-cell>
          <table:table-cell office:value-type="string" calcext:value-type="string">
            <text:p>("e359e534a0f57ce09e6edc3794fb5ad2e252e1bb5e59a33029660d08c4730390", "3f39d7ef72f6a10f7b8b73b698ff3d46819c3793b549630aa538f4fe1ae06f73", "de4c33f1b5b4a9a4cabc19cf025040d16959159cc91d4f5d862d4285eff1926a", "e771627fc996fb819c9cc13cdb9a3dca470c5b5bb2370902a49397c221f0d40b", "0bc05a99dcad0946c4b13040b56d7a096214ef42229de419728c1a32a34f868a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2" calcext:value-type="float">
            <text:p>93.02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9" calcext:value-type="float">
            <text:p>9</text:p>
          </table:table-cell>
          <table:table-cell office:value-type="float" office:value="7.861" calcext:value-type="float">
            <text:p>7.861</text:p>
          </table:table-cell>
          <table:table-cell office:value-type="string" calcext:value-type="string">
            <text:p>24a8c9ea0ba7525845f3deff5826723d91295d4c76e8318ac4bfb3d205e9f8b3</text:p>
          </table:table-cell>
          <table:table-cell office:value-type="float" office:value="93.02" calcext:value-type="float">
            <text:p>93.02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9" calcext:value-type="float">
            <text:p>9</text:p>
          </table:table-cell>
          <table:table-cell office:value-type="float" office:value="3.757" calcext:value-type="float">
            <text:p>3.757</text:p>
          </table:table-cell>
          <table:table-cell office:value-type="string" calcext:value-type="string">
            <text:p>24a8c9ea0ba7525845f3deff5826723d91295d4c76e8318ac4bfb3d205e9f8b3</text:p>
          </table:table-cell>
          <table:table-cell office:value-type="float" office:value="89.53" calcext:value-type="float">
            <text:p>89.53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52.63" calcext:value-type="float">
            <text:p>52.63</text:p>
          </table:table-cell>
          <table:table-cell office:value-type="float" office:value="7" calcext:value-type="float">
            <text:p>7</text:p>
          </table:table-cell>
          <table:table-cell office:value-type="float" office:value="3.673" calcext:value-type="float">
            <text:p>3.673</text:p>
          </table:table-cell>
          <table:table-cell office:value-type="string" calcext:value-type="string">
            <text:p>99ff70f2eb0db3265a3d63e63ae11df048a98cd440caa1b34fc7b46d4416f8c5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9" calcext:value-type="float">
            <text:p>9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94a9ad9662d24f3da016ce36b5f0bae2d822cc35f72047c9678749e2980635d8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9" calcext:value-type="float">
            <text:p>9</text:p>
          </table:table-cell>
          <table:table-cell office:value-type="float" office:value="3.754" calcext:value-type="float">
            <text:p>3.754</text:p>
          </table:table-cell>
          <table:table-cell office:value-type="string" calcext:value-type="string">
            <text:p>94a9ad9662d24f3da016ce36b5f0bae2d822cc35f72047c9678749e2980635d8</text:p>
          </table:table-cell>
          <table:table-cell office:value-type="float" office:value="89.53" calcext:value-type="float">
            <text:p>89.53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52.63" calcext:value-type="float">
            <text:p>52.63</text:p>
          </table:table-cell>
          <table:table-cell office:value-type="float" office:value="7" calcext:value-type="float">
            <text:p>7</text:p>
          </table:table-cell>
          <table:table-cell office:value-type="float" office:value="3.666" calcext:value-type="float">
            <text:p>3.666</text:p>
          </table:table-cell>
          <table:table-cell office:value-type="string" calcext:value-type="string">
            <text:p>99ff70f2eb0db3265a3d63e63ae11df048a98cd440caa1b34fc7b46d4416f8c5</text:p>
          </table:table-cell>
          <table:table-cell office:value-type="float" office:value="99.53" calcext:value-type="float">
            <text:p>99.53</text:p>
          </table:table-cell>
          <table:table-cell office:value-type="float" office:value="76.36" calcext:value-type="float">
            <text:p>76.36</text:p>
          </table:table-cell>
          <table:table-cell table:number-columns-repeated="2" office:value-type="float" office:value="88.18" calcext:value-type="float">
            <text:p>88.18</text:p>
          </table:table-cell>
          <table:table-cell office:value-type="float" office:value="78.18" calcext:value-type="float">
            <text:p>78.18</text:p>
          </table:table-cell>
          <table:table-cell office:value-type="float" office:value="98.18" calcext:value-type="float">
            <text:p>98.18</text:p>
          </table:table-cell>
          <table:table-cell office:value-type="float" office:value="98" calcext:value-type="float">
            <text:p>98</text:p>
          </table:table-cell>
          <table:table-cell office:value-type="float" office:value="81.94" calcext:value-type="float">
            <text:p>81.94</text:p>
          </table:table-cell>
          <table:table-cell office:value-type="float" office:value="86.83" calcext:value-type="float">
            <text:p>86.83</text:p>
          </table:table-cell>
          <table:table-cell office:value-type="float" office:value="21.16" calcext:value-type="float">
            <text:p>21.16</text:p>
          </table:table-cell>
          <table:table-cell office:value-type="float" office:value="61040" calcext:value-type="float">
            <text:p>610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44680" calcext:value-type="float">
            <text:p>44680</text:p>
          </table:table-cell>
          <table:table-cell office:value-type="float" office:value="308.193" calcext:value-type="float">
            <text:p>308.193</text:p>
          </table:table-cell>
          <table:table-cell office:value-type="string" calcext:value-type="string">
            <text:p>("ab3d155fb83fee7a9b35acbf3a5b80eec77585828b9fcc8e82ae7b45eaa86461", "c767f82407e01b234a4d5a7e834c69fe6585b94e52cf0580c661876ea0a8e453", "3a4b2e7e3c9f02e0c6b3585e06aa6d863fb89e4a1e978f7bb033aa5b7171a4cd", "10a47913018e554bb4a67f8fb4885e4e95457d4c95bf9f2239043eb32f388840", "44fed54cab8319bc86e6a54f9d9c7815bed6038205d83a5e4e8efe8e637922dd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51" calcext:value-type="float">
            <text:p>96.5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7" calcext:value-type="float">
            <text:p>17</text:p>
          </table:table-cell>
          <table:table-cell office:value-type="float" office:value="11.562" calcext:value-type="float">
            <text:p>11.562</text:p>
          </table:table-cell>
          <table:table-cell office:value-type="string" calcext:value-type="string">
            <text:p>ccb6ab474248e37793ed4915b1128661c2aa2b71ec23fda60a5d4827d1abc2d9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5.877" calcext:value-type="float">
            <text:p>5.877</text:p>
          </table:table-cell>
          <table:table-cell office:value-type="string" calcext:value-type="string">
            <text:p>cd7ade5d420b37fb2956269b557d80973ffa9b743e44d3dc3aa68b921af6aa21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3.008" calcext:value-type="float">
            <text:p>3.008</text:p>
          </table:table-cell>
          <table:table-cell office:value-type="string" calcext:value-type="string">
            <text:p>3ac18877ae05b3fda1c41ac4134b8a66acbd07e16cbb051a8720742b615e785f</text:p>
          </table:table-cell>
          <table:table-cell office:value-type="float" office:value="96.51" calcext:value-type="float">
            <text:p>96.5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3" calcext:value-type="float">
            <text:p>13</text:p>
          </table:table-cell>
          <table:table-cell office:value-type="float" office:value="6.343" calcext:value-type="float">
            <text:p>6.343</text:p>
          </table:table-cell>
          <table:table-cell office:value-type="string" calcext:value-type="string">
            <text:p>0c896e5360d9ba05bc0a92ec514e7838f666a9bcdf1a1beccf277cd429431ffc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5.865" calcext:value-type="float">
            <text:p>5.865</text:p>
          </table:table-cell>
          <table:table-cell office:value-type="string" calcext:value-type="string">
            <text:p>fc3f9ace1f8946dc4f8ce304c0b67631dda068f0a1ae16da0ae140e4680ae81c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3.004" calcext:value-type="float">
            <text:p>3.004</text:p>
          </table:table-cell>
          <table:table-cell office:value-type="string" calcext:value-type="string">
            <text:p>3ac18877ae05b3fda1c41ac4134b8a66acbd07e16cbb051a8720742b615e785f</text:p>
          </table:table-cell>
          <table:table-cell office:value-type="float" office:value="99.53" calcext:value-type="float">
            <text:p>99.53</text:p>
          </table:table-cell>
          <table:table-cell office:value-type="float" office:value="76.36" calcext:value-type="float">
            <text:p>76.36</text:p>
          </table:table-cell>
          <table:table-cell table:number-columns-repeated="2" office:value-type="float" office:value="88.18" calcext:value-type="float">
            <text:p>88.18</text:p>
          </table:table-cell>
          <table:table-cell office:value-type="float" office:value="85.45" calcext:value-type="float">
            <text:p>8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90.29" calcext:value-type="float">
            <text:p>90.29</text:p>
          </table:table-cell>
          <table:table-cell office:value-type="float" office:value="86.9" calcext:value-type="float">
            <text:p>86.9</text:p>
          </table:table-cell>
          <table:table-cell office:value-type="float" office:value="87.6" calcext:value-type="float">
            <text:p>87.6</text:p>
          </table:table-cell>
          <table:table-cell office:value-type="float" office:value="25.35" calcext:value-type="float">
            <text:p>25.35</text:p>
          </table:table-cell>
          <table:table-cell office:value-type="float" office:value="61040" calcext:value-type="float">
            <text:p>6104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  <table:table-cell office:value-type="float" office:value="43080" calcext:value-type="float">
            <text:p>43080</text:p>
          </table:table-cell>
          <table:table-cell office:value-type="float" office:value="200.1" calcext:value-type="float">
            <text:p>200.1</text:p>
          </table:table-cell>
          <table:table-cell office:value-type="string" calcext:value-type="string">
            <text:p>("a0d23483fc4e29626a865b65ca292317369f87098e6d016d16c56a6979c6cbdd", "2f8a12d13809a16db589008d12cf824b1029aaec1c948dc02c76d5a031a3aae4", "e03b7110913a883ea47997a1e40ad2466682d4c92dd3fcfe6b29a34795ca1610", "6c152d5202b027c76d31246f554f15762220ce417a8b7dbcf848bfc337ab50f4", "834da4f14c9eaab15c7c9ba42b82ef75448dfa5dacbeb01d107ded59c79ac923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3.308" calcext:value-type="float">
            <text:p>13.308</text:p>
          </table:table-cell>
          <table:table-cell office:value-type="string" calcext:value-type="string">
            <text:p>8a38283e38459002d28487e44068cb597dbf9eecc4e85538fc95d79281623d35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7.203" calcext:value-type="float">
            <text:p>7.203</text:p>
          </table:table-cell>
          <table:table-cell office:value-type="string" calcext:value-type="string">
            <text:p>f3471b45abf7c6c8751fabae78e778753db2539e5ac1f212e4c44355cb87b613</text:p>
          </table:table-cell>
          <table:table-cell office:value-type="float" office:value="83.72" calcext:value-type="float">
            <text:p>83.7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office:value-type="float" office:value="73.33" calcext:value-type="float">
            <text:p>73.33</text:p>
          </table:table-cell>
          <table:table-cell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5" calcext:value-type="float">
            <text:p>5</text:p>
          </table:table-cell>
          <table:table-cell office:value-type="float" office:value="2.801" calcext:value-type="float">
            <text:p>2.801</text:p>
          </table:table-cell>
          <table:table-cell office:value-type="string" calcext:value-type="string">
            <text:p>42de3380b64b7922c07505584a010f00d9f2bca7ab5c6568d255e7e51f2a19d8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7.665" calcext:value-type="float">
            <text:p>7.665</text:p>
          </table:table-cell>
          <table:table-cell office:value-type="string" calcext:value-type="string">
            <text:p>30f93d396aad64f52838f0c41c16dcfffdf02b7beac44d09aede1a9d2523a5f0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7.207" calcext:value-type="float">
            <text:p>7.207</text:p>
          </table:table-cell>
          <table:table-cell office:value-type="string" calcext:value-type="string">
            <text:p>f3471b45abf7c6c8751fabae78e778753db2539e5ac1f212e4c44355cb87b613</text:p>
          </table:table-cell>
          <table:table-cell office:value-type="float" office:value="83.72" calcext:value-type="float">
            <text:p>83.7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office:value-type="float" office:value="73.33" calcext:value-type="float">
            <text:p>73.33</text:p>
          </table:table-cell>
          <table:table-cell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5" calcext:value-type="float">
            <text:p>5</text:p>
          </table:table-cell>
          <table:table-cell office:value-type="float" office:value="2.797" calcext:value-type="float">
            <text:p>2.797</text:p>
          </table:table-cell>
          <table:table-cell office:value-type="string" calcext:value-type="string">
            <text:p>42de3380b64b7922c07505584a010f00d9f2bca7ab5c6568d255e7e51f2a19d8</text:p>
          </table:table-cell>
          <table:table-cell office:value-type="float" office:value="99.3" calcext:value-type="float">
            <text:p>99.3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7.27" calcext:value-type="float">
            <text:p>87.27</text:p>
          </table:table-cell>
          <table:table-cell office:value-type="float" office:value="94.55" calcext:value-type="float">
            <text:p>94.55</text:p>
          </table:table-cell>
          <table:table-cell office:value-type="float" office:value="94.36" calcext:value-type="float">
            <text:p>94.36</text:p>
          </table:table-cell>
          <table:table-cell office:value-type="float" office:value="88.29" calcext:value-type="float">
            <text:p>88.29</text:p>
          </table:table-cell>
          <table:table-cell office:value-type="float" office:value="90.55" calcext:value-type="float">
            <text:p>90.55</text:p>
          </table:table-cell>
          <table:table-cell office:value-type="float" office:value="18.65" calcext:value-type="float">
            <text:p>18.65</text:p>
          </table:table-cell>
          <table:table-cell office:value-type="float" office:value="59920" calcext:value-type="float">
            <text:p>59920</text:p>
          </table:table-cell>
          <table:table-cell office:value-type="float" office:value="0.01" calcext:value-type="float">
            <text:p>0.0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19520" calcext:value-type="float">
            <text:p>19520</text:p>
          </table:table-cell>
          <table:table-cell office:value-type="float" office:value="168.103" calcext:value-type="float">
            <text:p>168.103</text:p>
          </table:table-cell>
          <table:table-cell office:value-type="string" calcext:value-type="string">
            <text:p>("c58d3ff7d9b9d6381be143a48a5fc14d1ced8cf22dcb29db26fd66ef6cf51513", "8f75db26230c141cbaffb8c80456af4cfa401ecb9c741df40d474506fbb47e5e", "1d9ffbde5150df4914e8399c48b13260dcc3206f8fb8d833484275c7e6317b44", "1960a2779d0c7aafa0fbbff52e31b80bf2d5d779583d3a9db82eac88e86477dd", "8456225d8d797a042ac1c7a2bb1c9a0194afb07a436aa4503e1b6ce4d46009de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3" calcext:value-type="float">
            <text:p>13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4f93c4912b27be6bfcbd5049143c2c46483aacfe7554bf23440e380628139e5f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7.401" calcext:value-type="float">
            <text:p>7.401</text:p>
          </table:table-cell>
          <table:table-cell office:value-type="string" calcext:value-type="string">
            <text:p>3a8cc7a0f3dd119e0e77982f95493606f8426139235d493277b84c2c8f546c16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7.386" calcext:value-type="float">
            <text:p>7.386</text:p>
          </table:table-cell>
          <table:table-cell office:value-type="string" calcext:value-type="string">
            <text:p>3a8cc7a0f3dd119e0e77982f95493606f8426139235d493277b84c2c8f546c16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1" calcext:value-type="float">
            <text:p>11</text:p>
          </table:table-cell>
          <table:table-cell office:value-type="float" office:value="7.544" calcext:value-type="float">
            <text:p>7.544</text:p>
          </table:table-cell>
          <table:table-cell office:value-type="string" calcext:value-type="string">
            <text:p>340dfbdd44849e410d05a5eccd6df69d02793ae346feb3828c6750d37c3021ba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7.41" calcext:value-type="float">
            <text:p>7.41</text:p>
          </table:table-cell>
          <table:table-cell office:value-type="string" calcext:value-type="string">
            <text:p>3a8cc7a0f3dd119e0e77982f95493606f8426139235d493277b84c2c8f546c16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7.446" calcext:value-type="float">
            <text:p>7.446</text:p>
          </table:table-cell>
          <table:table-cell office:value-type="string" calcext:value-type="string">
            <text:p>3a8cc7a0f3dd119e0e77982f95493606f8426139235d493277b84c2c8f546c16</text:p>
          </table:table-cell>
          <table:table-cell office:value-type="float" office:value="99.77" calcext:value-type="float">
            <text:p>99.77</text:p>
          </table:table-cell>
          <table:table-cell office:value-type="float" office:value="56.36" calcext:value-type="float">
            <text:p>56.36</text:p>
          </table:table-cell>
          <table:table-cell table:number-columns-repeated="2" office:value-type="float" office:value="78.18" calcext:value-type="float">
            <text:p>7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83.64" calcext:value-type="float">
            <text:p>83.64</text:p>
          </table:table-cell>
          <table:table-cell office:value-type="float" office:value="82.28" calcext:value-type="float">
            <text:p>82.28</text:p>
          </table:table-cell>
          <table:table-cell office:value-type="float" office:value="75.67" calcext:value-type="float">
            <text:p>75.67</text:p>
          </table:table-cell>
          <table:table-cell office:value-type="float" office:value="76.87" calcext:value-type="float">
            <text:p>76.87</text:p>
          </table:table-cell>
          <table:table-cell office:value-type="float" office:value="25.35" calcext:value-type="float">
            <text:p>25.35</text:p>
          </table:table-cell>
          <table:table-cell office:value-type="float" office:value="62720" calcext:value-type="float">
            <text:p>627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41" calcext:value-type="float">
            <text:p>0.41</text:p>
          </table:table-cell>
          <table:table-cell office:value-type="float" office:value="0.58" calcext:value-type="float">
            <text:p>0.58</text:p>
          </table:table-cell>
          <table:table-cell office:value-type="float" office:value="0.34" calcext:value-type="float">
            <text:p>0.3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49120" calcext:value-type="float">
            <text:p>49120</text:p>
          </table:table-cell>
          <table:table-cell office:value-type="float" office:value="161.56" calcext:value-type="float">
            <text:p>161.56</text:p>
          </table:table-cell>
          <table:table-cell office:value-type="string" calcext:value-type="string">
            <text:p>("7f4529f095c83e39f08d139ea06ca27dc1aca3fb0451b6db39d7762fa1e23f82", "7b87564a590289433a987ce7ef397db52ecd02927dca7d657b7b5542a28b7156", "4e3d2918ad1ff4fd1b493d0fd8fbb716a0c310cbba0b41f93fa88aa23d1877a3", "58a145a7ff9bd08c5c545b135fbebf9556ea60233ee6bf4885ff16cc9d18bbae", "d2d30d570699ee5acc0b2f72a9ec98454cc77f3022086a74e8443f7eaa8dd121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51" calcext:value-type="float">
            <text:p>96.51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7.194" calcext:value-type="float">
            <text:p>7.194</text:p>
          </table:table-cell>
          <table:table-cell office:value-type="string" calcext:value-type="string">
            <text:p>0cea8ec111d1de41ee320cd7e19964dbe2ba64c43d3986c7bd48f6fc035d0474</text:p>
          </table:table-cell>
          <table:table-cell office:value-type="float" office:value="96.51" calcext:value-type="float">
            <text:p>96.51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0cea8ec111d1de41ee320cd7e19964dbe2ba64c43d3986c7bd48f6fc035d0474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2.898" calcext:value-type="float">
            <text:p>2.898</text:p>
          </table:table-cell>
          <table:table-cell office:value-type="string" calcext:value-type="string">
            <text:p>3a807ed68cb7952296ac3a7f0f6419df84629cf36a6a17ca24490cbe56060a21</text:p>
          </table:table-cell>
          <table:table-cell office:value-type="float" office:value="94.19" calcext:value-type="float">
            <text:p>94.19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54.55" calcext:value-type="float">
            <text:p>5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11" calcext:value-type="float">
            <text:p>11</text:p>
          </table:table-cell>
          <table:table-cell office:value-type="float" office:value="4.576" calcext:value-type="float">
            <text:p>4.576</text:p>
          </table:table-cell>
          <table:table-cell office:value-type="string" calcext:value-type="string">
            <text:p>f57e77da85f2631e854075882b1e41e2b3ed2d23c0b8a891dbc52074a15df350</text:p>
          </table:table-cell>
          <table:table-cell office:value-type="float" office:value="94.19" calcext:value-type="float">
            <text:p>94.19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54.55" calcext:value-type="float">
            <text:p>5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11" calcext:value-type="float">
            <text:p>11</text:p>
          </table:table-cell>
          <table:table-cell office:value-type="float" office:value="4.642" calcext:value-type="float">
            <text:p>4.642</text:p>
          </table:table-cell>
          <table:table-cell office:value-type="string" calcext:value-type="string">
            <text:p>f57e77da85f2631e854075882b1e41e2b3ed2d23c0b8a891dbc52074a15df350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2.843" calcext:value-type="float">
            <text:p>2.843</text:p>
          </table:table-cell>
          <table:table-cell office:value-type="string" calcext:value-type="string">
            <text:p>3a807ed68cb7952296ac3a7f0f6419df84629cf36a6a17ca24490cbe56060a21</text:p>
          </table:table-cell>
          <table:table-cell office:value-type="float" office:value="99.07" calcext:value-type="float">
            <text:p>99.07</text:p>
          </table:table-cell>
          <table:table-cell office:value-type="float" office:value="56.36" calcext:value-type="float">
            <text:p>56.36</text:p>
          </table:table-cell>
          <table:table-cell table:number-columns-repeated="2" office:value-type="float" office:value="78.18" calcext:value-type="float">
            <text:p>78.18</text:p>
          </table:table-cell>
          <table:table-cell office:value-type="float" office:value="65.45" calcext:value-type="float">
            <text:p>6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7.78" calcext:value-type="float">
            <text:p>87.78</text:p>
          </table:table-cell>
          <table:table-cell office:value-type="float" office:value="72.53" calcext:value-type="float">
            <text:p>72.53</text:p>
          </table:table-cell>
          <table:table-cell office:value-type="float" office:value="74.95" calcext:value-type="float">
            <text:p>74.95</text:p>
          </table:table-cell>
          <table:table-cell office:value-type="float" office:value="25.35" calcext:value-type="float">
            <text:p>25.35</text:p>
          </table:table-cell>
          <table:table-cell office:value-type="float" office:value="63280" calcext:value-type="float">
            <text:p>63280</text:p>
          </table:table-cell>
          <table:table-cell office:value-type="float" office:value="0.01" calcext:value-type="float">
            <text:p>0.01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8" calcext:value-type="float">
            <text:p>0.58</text:p>
          </table:table-cell>
          <table:table-cell office:value-type="float" office:value="0.41" calcext:value-type="float">
            <text:p>0.41</text:p>
          </table:table-cell>
          <table:table-cell office:value-type="float" office:value="0.79" calcext:value-type="float">
            <text:p>0.79</text:p>
          </table:table-cell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 office:value-type="float" office:value="0.03" calcext:value-type="float">
            <text:p>0.03</text:p>
          </table:table-cell>
          <table:table-cell office:value-type="float" office:value="63520" calcext:value-type="float">
            <text:p>63520</text:p>
          </table:table-cell>
          <table:table-cell office:value-type="float" office:value="181.333" calcext:value-type="float">
            <text:p>181.333</text:p>
          </table:table-cell>
          <table:table-cell office:value-type="string" calcext:value-type="string">
            <text:p>("41938aa6e7eea5b77906a8d91366537fca27d85a61b03b4ec0b0a9ebce400320", "460fc8d7d8a61e4f859939f451a41c34ca4b1c526b2fd1f61d322aeb11257f31", "70fc898d5169fa15955147797ef32bee64c6475aab35649d4984f5d64ab64923", "6e3e6d36425ea1f27f3849e4073e6bd9c2f7a57f4353ffdbc818c3141af7919e", "c1270cf417c2d0bc322b237b0e8d57df438751441e9729979c0254cdc6b16ca7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35" calcext:value-type="float">
            <text:p>95.3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57.099" calcext:value-type="float">
            <text:p>57.099</text:p>
          </table:table-cell>
          <table:table-cell office:value-type="string" calcext:value-type="string">
            <text:p>d4360785ef0542052d4dcf37094cc0a6ba9846bb96e39f2260caf8219d8f828e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.501" calcext:value-type="float">
            <text:p>3.501</text:p>
          </table:table-cell>
          <table:table-cell office:value-type="string" calcext:value-type="string">
            <text:p>35b40dc95545e9f0e924e8be977c061ea928cb41c01d091e1e916ae1edceec8f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61df5256caf3a8020239a49e455ea312e861a2629f7ee1934debf46593815c7d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3" calcext:value-type="float">
            <text:p>13</text:p>
          </table:table-cell>
          <table:table-cell office:value-type="float" office:value="3.245" calcext:value-type="float">
            <text:p>3.245</text:p>
          </table:table-cell>
          <table:table-cell office:value-type="string" calcext:value-type="string">
            <text:p>07d8948ab6ed65ef3e8cf314f9e3d74f764f978720986aa106d5b864a57b2593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1" calcext:value-type="float">
            <text:p>11</text:p>
          </table:table-cell>
          <table:table-cell office:value-type="float" office:value="3.208" calcext:value-type="float">
            <text:p>3.208</text:p>
          </table:table-cell>
          <table:table-cell office:value-type="string" calcext:value-type="string">
            <text:p>b975c0f7163eb4f68f8005c5808c678ee4cc7525705339d1cea0eb760ed2d4c0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61df5256caf3a8020239a49e455ea312e861a2629f7ee1934debf46593815c7d</text:p>
          </table:table-cell>
          <table:table-cell office:value-type="float" office:value="99.77" calcext:value-type="float">
            <text:p>99.77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89.09" calcext:value-type="float">
            <text:p>89.09</text:p>
          </table:table-cell>
          <table:table-cell office:value-type="float" office:value="80" calcext:value-type="float">
            <text:p>80</text:p>
          </table:table-cell>
          <table:table-cell office:value-type="float" office:value="98.18" calcext:value-type="float">
            <text:p>98.18</text:p>
          </table:table-cell>
          <table:table-cell office:value-type="float" office:value="97.78" calcext:value-type="float">
            <text:p>97.78</text:p>
          </table:table-cell>
          <table:table-cell office:value-type="float" office:value="83.28" calcext:value-type="float">
            <text:p>83.28</text:p>
          </table:table-cell>
          <table:table-cell office:value-type="float" office:value="87.89" calcext:value-type="float">
            <text:p>87.89</text:p>
          </table:table-cell>
          <table:table-cell office:value-type="float" office:value="19.07" calcext:value-type="float">
            <text:p>19.07</text:p>
          </table:table-cell>
          <table:table-cell office:value-type="float" office:value="66200" calcext:value-type="float">
            <text:p>6620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06" calcext:value-type="float">
            <text:p>0.06</text:p>
          </table:table-cell>
          <table:table-cell office:value-type="float" office:value="32600" calcext:value-type="float">
            <text:p>32600</text:p>
          </table:table-cell>
          <table:table-cell office:value-type="float" office:value="277.081" calcext:value-type="float">
            <text:p>277.081</text:p>
          </table:table-cell>
          <table:table-cell office:value-type="string" calcext:value-type="string">
            <text:p>("3cc90281eb99438b07594ae2c31c49c669f8da4e299295e52e596f95e028f6a5", "898dc3dc3e0f9183ab6f3d927adfaee838931d6c2706a9374fba8f41089926d6", "dfb9006926b826c6ff80dff7fc47fdf7622682a1cf9423d63f1e2c87ad90fe9b", "1a1dd87f0bf1379ee9a7642df90a45e4fbc4d0920905e5e32b083a594855c456", "ca4c73ec32da6ec2c2dd3a87cfa6c0cbbc5fbdb0d9db1530c4efa583d8aaf639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11" calcext:value-type="float">
            <text:p>11</text:p>
          </table:table-cell>
          <table:table-cell office:value-type="float" office:value="4.163" calcext:value-type="float">
            <text:p>4.163</text:p>
          </table:table-cell>
          <table:table-cell office:value-type="string" calcext:value-type="string">
            <text:p>eef2d11222308ea7a36658aabc041347ab179b95604520ede54e930ee2b09d76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7" calcext:value-type="float">
            <text:p>7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1b89d790036e0fb53c1c2f97ee919e2af9011e93c4a744ca69975f9dd1209371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4155f65f46e0578462e6faf8013266623fe3ff34d67ea62b91273c91642c54f3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11" calcext:value-type="float">
            <text:p>11</text:p>
          </table:table-cell>
          <table:table-cell office:value-type="float" office:value="0.932" calcext:value-type="float">
            <text:p>0.932</text:p>
          </table:table-cell>
          <table:table-cell office:value-type="string" calcext:value-type="string">
            <text:p>eef2d11222308ea7a36658aabc041347ab179b95604520ede54e930ee2b09d76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7" calcext:value-type="float">
            <text:p>7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1b89d790036e0fb53c1c2f97ee919e2af9011e93c4a744ca69975f9dd1209371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4155f65f46e0578462e6faf8013266623fe3ff34d67ea62b91273c91642c54f3</text:p>
          </table:table-cell>
          <table:table-cell office:value-type="float" office:value="99.07" calcext:value-type="float">
            <text:p>99.07</text:p>
          </table:table-cell>
          <table:table-cell office:value-type="float" office:value="67.27" calcext:value-type="float">
            <text:p>67.27</text:p>
          </table:table-cell>
          <table:table-cell table:number-columns-repeated="2" office:value-type="float" office:value="83.64" calcext:value-type="float">
            <text:p>83.64</text:p>
          </table:table-cell>
          <table:table-cell office:value-type="float" office:value="85.45" calcext:value-type="float">
            <text:p>8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82.42" calcext:value-type="float">
            <text:p>82.42</text:p>
          </table:table-cell>
          <table:table-cell office:value-type="float" office:value="85.09" calcext:value-type="float">
            <text:p>85.09</text:p>
          </table:table-cell>
          <table:table-cell office:value-type="float" office:value="83.87" calcext:value-type="float">
            <text:p>83.87</text:p>
          </table:table-cell>
          <table:table-cell office:value-type="float" office:value="16.74" calcext:value-type="float">
            <text:p>16.74</text:p>
          </table:table-cell>
          <table:table-cell office:value-type="float" office:value="61320" calcext:value-type="float">
            <text:p>6132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24120" calcext:value-type="float">
            <text:p>24120</text:p>
          </table:table-cell>
          <table:table-cell office:value-type="float" office:value="182.078" calcext:value-type="float">
            <text:p>182.078</text:p>
          </table:table-cell>
          <table:table-cell office:value-type="string" calcext:value-type="string">
            <text:p>("18b8c301cf6c8aec5e74994fa0b07d900983076a1e83f9bdb5c696ebdbc6449e", "2d79182192e96d66306e67bff3cb6689699a594183f5f401898ade98cee91d8f", "041c7fc4adb21661d5234c7ebae54809391b32e80d6283af8f72d2f1557560ee", "372e37af21a7523e54da0843708a87f65b65008527ff072b9ba521e038ad9f66", "52184659cdf3f3370b86a51cb58cca36c1d9912e161ba02ffcf2a1115bf2481b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7" calcext:value-type="float">
            <text:p>17</text:p>
          </table:table-cell>
          <table:table-cell office:value-type="float" office:value="20.221" calcext:value-type="float">
            <text:p>20.221</text:p>
          </table:table-cell>
          <table:table-cell office:value-type="string" calcext:value-type="string">
            <text:p>28b8829dac626d872264b485abab95da62de2cc6f48b7c92fd772fe6fb1b7d95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4.272" calcext:value-type="float">
            <text:p>4.272</text:p>
          </table:table-cell>
          <table:table-cell office:value-type="string" calcext:value-type="string">
            <text:p>affdbe9402aa26cfbef571ad7d6d4365eae6f84036a50295262f4028ecdd78e8</text:p>
          </table:table-cell>
          <table:table-cell office:value-type="float" office:value="84.88" calcext:value-type="float">
            <text:p>84.88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.444" calcext:value-type="float">
            <text:p>4.444</text:p>
          </table:table-cell>
          <table:table-cell office:value-type="string" calcext:value-type="string">
            <text:p>b2dfe5985d72bc15299cfcef70960fabf753543d7a8d32c4ac480d7ee4b0ba97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8.538" calcext:value-type="float">
            <text:p>8.538</text:p>
          </table:table-cell>
          <table:table-cell office:value-type="string" calcext:value-type="string">
            <text:p>427a9c144cd196269f0cfaa72692b30e4134c446a35d743f4ea774660eedcf68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4.271" calcext:value-type="float">
            <text:p>4.271</text:p>
          </table:table-cell>
          <table:table-cell office:value-type="string" calcext:value-type="string">
            <text:p>affdbe9402aa26cfbef571ad7d6d4365eae6f84036a50295262f4028ecdd78e8</text:p>
          </table:table-cell>
          <table:table-cell office:value-type="float" office:value="84.88" calcext:value-type="float">
            <text:p>84.88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.462" calcext:value-type="float">
            <text:p>4.462</text:p>
          </table:table-cell>
          <table:table-cell office:value-type="string" calcext:value-type="string">
            <text:p>b2dfe5985d72bc15299cfcef70960fabf753543d7a8d32c4ac480d7ee4b0ba97</text:p>
          </table:table-cell>
          <table:table-cell office:value-type="float" office:value="100" calcext:value-type="float">
            <text:p>100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42" calcext:value-type="float">
            <text:p>87.42</text:p>
          </table:table-cell>
          <table:table-cell office:value-type="float" office:value="71.58" calcext:value-type="float">
            <text:p>71.58</text:p>
          </table:table-cell>
          <table:table-cell office:value-type="float" office:value="73.54" calcext:value-type="float">
            <text:p>73.54</text:p>
          </table:table-cell>
          <table:table-cell office:value-type="float" office:value="23.72" calcext:value-type="float">
            <text:p>23.72</text:p>
          </table:table-cell>
          <table:table-cell office:value-type="float" office:value="63800" calcext:value-type="float">
            <text:p>6380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13000" calcext:value-type="float">
            <text:p>13000</text:p>
          </table:table-cell>
          <table:table-cell office:value-type="float" office:value="205.581" calcext:value-type="float">
            <text:p>205.581</text:p>
          </table:table-cell>
          <table:table-cell office:value-type="string" calcext:value-type="string">
            <text:p>("ebde4a632fd14a0a348375e0aa9b7fceb49627275cedbb5de859fa6631cd7bf1", "b1ff51bfd31ea0535d42bd2639feb314395a12cc0141a14ef09f7b2ef779dd43", "a8ec4ddd281ac3715b60c72e759a2e4200598660c8a8ff10451b826aa6faaaed", "a3a4f0cef13d52657950622af2a9e153282ae1fcd8218958d7c61e4eea37f481", "5222c46f0d302f609434ccecb26b5d6e1ba98f08d1f96631cbc2d76dfa080b91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1" calcext:value-type="float">
            <text:p>1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e7456a41095626ff8e34f38efbdd36bdb042080bc086609343538ce6907b001b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341" calcext:value-type="float">
            <text:p>0.341</text:p>
          </table:table-cell>
          <table:table-cell office:value-type="string" calcext:value-type="string">
            <text:p>c3e1a9a035a361cd37ba2e590be15c8bcd42666ace5c56eac7407beef15abb8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346" calcext:value-type="float">
            <text:p>0.346</text:p>
          </table:table-cell>
          <table:table-cell office:value-type="string" calcext:value-type="string">
            <text:p>c3e1a9a035a361cd37ba2e590be15c8bcd42666ace5c56eac7407beef15abb8f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11" calcext:value-type="float">
            <text:p>11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5d4f4cf0326732ecae1a475f4da617e60bab5e68c8d94e1774396b1a7916fdb1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345" calcext:value-type="float">
            <text:p>0.345</text:p>
          </table:table-cell>
          <table:table-cell office:value-type="string" calcext:value-type="string">
            <text:p>c3e1a9a035a361cd37ba2e590be15c8bcd42666ace5c56eac7407beef15abb8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c3e1a9a035a361cd37ba2e590be15c8bcd42666ace5c56eac7407beef15abb8f</text:p>
          </table:table-cell>
          <table:table-cell office:value-type="float" office:value="99.77" calcext:value-type="float">
            <text:p>99.77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82.73" calcext:value-type="float">
            <text:p>82.73</text:p>
          </table:table-cell>
          <table:table-cell office:value-type="float" office:value="67.27" calcext:value-type="float">
            <text:p>67.27</text:p>
          </table:table-cell>
          <table:table-cell office:value-type="float" office:value="98.18" calcext:value-type="float">
            <text:p>98.18</text:p>
          </table:table-cell>
          <table:table-cell office:value-type="float" office:value="97.78" calcext:value-type="float">
            <text:p>97.78</text:p>
          </table:table-cell>
          <table:table-cell office:value-type="float" office:value="75.1" calcext:value-type="float">
            <text:p>75.1</text:p>
          </table:table-cell>
          <table:table-cell office:value-type="float" office:value="79.51" calcext:value-type="float">
            <text:p>79.51</text:p>
          </table:table-cell>
          <table:table-cell office:value-type="float" office:value="18.84" calcext:value-type="float">
            <text:p>18.84</text:p>
          </table:table-cell>
          <table:table-cell office:value-type="float" office:value="64560" calcext:value-type="float">
            <text:p>6456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18080" calcext:value-type="float">
            <text:p>18080</text:p>
          </table:table-cell>
          <table:table-cell office:value-type="float" office:value="124.572" calcext:value-type="float">
            <text:p>124.572</text:p>
          </table:table-cell>
          <table:table-cell office:value-type="string" calcext:value-type="string">
            <text:p>("0fffdfcb06471509fe1a425b1401f97f12efd631044f46861423c2baf31ac94e", "bed06502a9bda12c9bde41de90748a06561d6248c2df8cfbc9eee14bb97528d6", "8cb4be654e8d9e665869fd341816449933806c7ecd12993aa512d0314074675d", "41128132843398be05f85aa627825e9e5c8a17ba65ad9d96445bcd11b775bd8c", "24e2faeaa8fd7b96a833e076afffa4f18d05181668aed64f839a77eca7a3b878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5.078" calcext:value-type="float">
            <text:p>5.078</text:p>
          </table:table-cell>
          <table:table-cell office:value-type="string" calcext:value-type="string">
            <text:p>f1bcde7a2050dd2d910f8239a0b445ba3fc012dba5d8798df4071951054a4102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106" calcext:value-type="float">
            <text:p>2.106</text:p>
          </table:table-cell>
          <table:table-cell office:value-type="string" calcext:value-type="string">
            <text:p>48b68e771fb284ffdccb55805b6685b66ef3b57ee14db72f0aa4a15732d5c37f</text:p>
          </table:table-cell>
          <table:table-cell office:value-type="float" office:value="79.07" calcext:value-type="float">
            <text:p>79.07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5" calcext:value-type="float">
            <text:p>5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98985b22a800036906b0a24933f38116e33dae0eefc2d5bd83fa714fea01b983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.058" calcext:value-type="float">
            <text:p>2.058</text:p>
          </table:table-cell>
          <table:table-cell office:value-type="string" calcext:value-type="string">
            <text:p>5b9379b89a6bc7e877e5d05bb0229675d197af4167a4cfc63ca6bb9571d9ebc7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107" calcext:value-type="float">
            <text:p>2.107</text:p>
          </table:table-cell>
          <table:table-cell office:value-type="string" calcext:value-type="string">
            <text:p>48b68e771fb284ffdccb55805b6685b66ef3b57ee14db72f0aa4a15732d5c37f</text:p>
          </table:table-cell>
          <table:table-cell office:value-type="float" office:value="79.07" calcext:value-type="float">
            <text:p>79.07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5" calcext:value-type="float">
            <text:p>5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98985b22a800036906b0a24933f38116e33dae0eefc2d5bd83fa714fea01b983</text:p>
          </table:table-cell>
          <table:table-cell office:value-type="float" office:value="99.53" calcext:value-type="float">
            <text:p>99.53</text:p>
          </table:table-cell>
          <table:table-cell office:value-type="float" office:value="52.73" calcext:value-type="float">
            <text:p>52.73</text:p>
          </table:table-cell>
          <table:table-cell table:number-columns-repeated="2" office:value-type="float" office:value="76.36" calcext:value-type="float">
            <text:p>76.36</text:p>
          </table:table-cell>
          <table:table-cell office:value-type="float" office:value="69.09" calcext:value-type="float">
            <text:p>69.09</text:p>
          </table:table-cell>
          <table:table-cell office:value-type="float" office:value="83.64" calcext:value-type="float">
            <text:p>83.64</text:p>
          </table:table-cell>
          <table:table-cell office:value-type="float" office:value="81.06" calcext:value-type="float">
            <text:p>81.06</text:p>
          </table:table-cell>
          <table:table-cell office:value-type="float" office:value="73.13" calcext:value-type="float">
            <text:p>73.13</text:p>
          </table:table-cell>
          <table:table-cell office:value-type="float" office:value="74.45" calcext:value-type="float">
            <text:p>74.45</text:p>
          </table:table-cell>
          <table:table-cell office:value-type="float" office:value="21.16" calcext:value-type="float">
            <text:p>21.16</text:p>
          </table:table-cell>
          <table:table-cell office:value-type="float" office:value="61720" calcext:value-type="float">
            <text:p>617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13520" calcext:value-type="float">
            <text:p>13520</text:p>
          </table:table-cell>
          <table:table-cell office:value-type="float" office:value="136.481" calcext:value-type="float">
            <text:p>136.481</text:p>
          </table:table-cell>
          <table:table-cell office:value-type="string" calcext:value-type="string">
            <text:p>("331de33d26d46a6f5a83b79cfefafdf802c9642ed87e2d0c08ad3a698e8169ef", "5a04efd60de1d4c777fbcc842f720ad231994ef69b136ed81f138d7b0eab8fa6", "1614c6eab9c68d78808d35c25e74793fd01db1bfe6d97843236febadaf314dee", "6c44f0a5c09852956e07a6b33466dfed98c4c05a74d267bf138932c1b1b3cce1", "ec99ba7aaee2c8c4702c487880142f2efbc374b70dc22c060d75497dff0c2dde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3.355" calcext:value-type="float">
            <text:p>3.355</text:p>
          </table:table-cell>
          <table:table-cell office:value-type="string" calcext:value-type="string">
            <text:p>d0f1afc129a16a9ab7377287818169ee5ffe362786b17ba855608441ceace87b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29715ad70a91b20032674dc76298d2e7ff5dbb71dc3f4fc7b20282b11c050162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29715ad70a91b20032674dc76298d2e7ff5dbb71dc3f4fc7b20282b11c050162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2.315" calcext:value-type="float">
            <text:p>2.315</text:p>
          </table:table-cell>
          <table:table-cell office:value-type="string" calcext:value-type="string">
            <text:p>0a5d9a301114fccf50e671617aa4067ae7f18632c2b4c579e9e63fa248436acb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29715ad70a91b20032674dc76298d2e7ff5dbb71dc3f4fc7b20282b11c050162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29715ad70a91b20032674dc76298d2e7ff5dbb71dc3f4fc7b20282b11c050162</text:p>
          </table:table-cell>
          <table:table-cell office:value-type="float" office:value="99.3" calcext:value-type="float">
            <text:p>99.3</text:p>
          </table:table-cell>
          <table:table-cell office:value-type="float" office:value="89.09" calcext:value-type="float">
            <text:p>89.09</text:p>
          </table:table-cell>
          <table:table-cell table:number-columns-repeated="2" office:value-type="float" office:value="94.55" calcext:value-type="float">
            <text:p>94.5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8.18" calcext:value-type="float">
            <text:p>98.18</text:p>
          </table:table-cell>
          <table:table-cell office:value-type="float" office:value="91.52" calcext:value-type="float">
            <text:p>91.52</text:p>
          </table:table-cell>
          <table:table-cell office:value-type="float" office:value="94.37" calcext:value-type="float">
            <text:p>94.37</text:p>
          </table:table-cell>
          <table:table-cell office:value-type="float" office:value="20" calcext:value-type="float">
            <text:p>20</text:p>
          </table:table-cell>
          <table:table-cell office:value-type="float" office:value="64080" calcext:value-type="float">
            <text:p>6408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4120" calcext:value-type="float">
            <text:p>4120</text:p>
          </table:table-cell>
          <table:table-cell office:value-type="float" office:value="167.555" calcext:value-type="float">
            <text:p>167.555</text:p>
          </table:table-cell>
          <table:table-cell office:value-type="string" calcext:value-type="string">
            <text:p>("78dd4a3d2af31bfaf1b10b1517bc9953840905b446165948137ba3a9fa7b7d87", "67f6b59010a8a605ee44cd1671a9343162a7ccfaf9e25ca81e23e633044acf40", "b612525b8aae261ee7e1576aa4a2735d67369ccf068054453a7a49232233173f", "0cdf41afd32b564690c5ea33a96371ef986dbb9a57f87f8a2a5a630b1bf8e467", "9c40dce83e47a1f3b7b4ec4857099ed97a1042153ab74ff0e0fe722b568dffac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7" calcext:value-type="float">
            <text:p>7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60c6816f4de27e1cc8820d6b6993fa4d7dad6c4b56324ddedda5e33c331ebb11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7" calcext:value-type="float">
            <text:p>7</text:p>
          </table:table-cell>
          <table:table-cell office:value-type="float" office:value="3.471" calcext:value-type="float">
            <text:p>3.471</text:p>
          </table:table-cell>
          <table:table-cell office:value-type="string" calcext:value-type="string">
            <text:p>60c6816f4de27e1cc8820d6b6993fa4d7dad6c4b56324ddedda5e33c331ebb11</text:p>
          </table:table-cell>
          <table:table-cell office:value-type="float" office:value="86.05" calcext:value-type="float">
            <text:p>86.05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5e6c1467ef472a138b2fccf8314f8014e9b87356b27dabe9494af90e1b86378f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7" calcext:value-type="float">
            <text:p>7</text:p>
          </table:table-cell>
          <table:table-cell office:value-type="float" office:value="3.172" calcext:value-type="float">
            <text:p>3.172</text:p>
          </table:table-cell>
          <table:table-cell office:value-type="string" calcext:value-type="string">
            <text:p>60c6816f4de27e1cc8820d6b6993fa4d7dad6c4b56324ddedda5e33c331ebb11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7" calcext:value-type="float">
            <text:p>7</text:p>
          </table:table-cell>
          <table:table-cell office:value-type="float" office:value="3.808" calcext:value-type="float">
            <text:p>3.808</text:p>
          </table:table-cell>
          <table:table-cell office:value-type="string" calcext:value-type="string">
            <text:p>60c6816f4de27e1cc8820d6b6993fa4d7dad6c4b56324ddedda5e33c331ebb11</text:p>
          </table:table-cell>
          <table:table-cell office:value-type="float" office:value="86.05" calcext:value-type="float">
            <text:p>86.05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5e6c1467ef472a138b2fccf8314f8014e9b87356b27dabe9494af90e1b86378f</text:p>
          </table:table-cell>
          <table:table-cell office:value-type="float" office:value="99.77" calcext:value-type="float">
            <text:p>99.77</text:p>
          </table:table-cell>
          <table:table-cell office:value-type="float" office:value="70.91" calcext:value-type="float">
            <text:p>70.91</text:p>
          </table:table-cell>
          <table:table-cell table:number-columns-repeated="2" office:value-type="float" office:value="85.45" calcext:value-type="float">
            <text:p>85.45</text:p>
          </table:table-cell>
          <table:table-cell office:value-type="float" office:value="89.09" calcext:value-type="float">
            <text:p>89.09</text:p>
          </table:table-cell>
          <table:table-cell office:value-type="float" office:value="81.82" calcext:value-type="float">
            <text:p>81.82</text:p>
          </table:table-cell>
          <table:table-cell office:value-type="float" office:value="83.03" calcext:value-type="float">
            <text:p>83.03</text:p>
          </table:table-cell>
          <table:table-cell office:value-type="float" office:value="88.36" calcext:value-type="float">
            <text:p>88.36</text:p>
          </table:table-cell>
          <table:table-cell office:value-type="float" office:value="85.93" calcext:value-type="float">
            <text:p>85.93</text:p>
          </table:table-cell>
          <table:table-cell office:value-type="float" office:value="16.74" calcext:value-type="float">
            <text:p>16.74</text:p>
          </table:table-cell>
          <table:table-cell office:value-type="float" office:value="56960" calcext:value-type="float">
            <text:p>5696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53880" calcext:value-type="float">
            <text:p>53880</text:p>
          </table:table-cell>
          <table:table-cell office:value-type="float" office:value="166.606" calcext:value-type="float">
            <text:p>166.606</text:p>
          </table:table-cell>
          <table:table-cell office:value-type="string" calcext:value-type="string">
            <text:p>("f38b470abdb685e5e3dc13b960f855716aee3f179b0b254571f48a6ff31e67c3", "76995b332b0223d8c3f8b079bb0744b2504a7d7894610a9218ba472680201f8f", "8df27e1ff2e2272b4e973b5e20586d455bddcfc8236ceab573bba4b0353caba5", "a7ee4b19b3287465897bddc74739a98ba9c538477daccfcc20abb76335a671e7", "48200a48e1e20cbece2f138a8e9dbfa63c01e1464d28b8d967addf36037ac224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3.861" calcext:value-type="float">
            <text:p>3.861</text:p>
          </table:table-cell>
          <table:table-cell office:value-type="string" calcext:value-type="string">
            <text:p>c453c26f2b56c8b9c382190571259e6f248e64a01173b73a3e1384f7de1ec2fe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c453c26f2b56c8b9c382190571259e6f248e64a01173b73a3e1384f7de1ec2fe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3.357" calcext:value-type="float">
            <text:p>3.357</text:p>
          </table:table-cell>
          <table:table-cell office:value-type="string" calcext:value-type="string">
            <text:p>c453c26f2b56c8b9c382190571259e6f248e64a01173b73a3e1384f7de1ec2fe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3.623" calcext:value-type="float">
            <text:p>3.623</text:p>
          </table:table-cell>
          <table:table-cell office:value-type="string" calcext:value-type="string">
            <text:p>c453c26f2b56c8b9c382190571259e6f248e64a01173b73a3e1384f7de1ec2fe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3.647" calcext:value-type="float">
            <text:p>3.647</text:p>
          </table:table-cell>
          <table:table-cell office:value-type="string" calcext:value-type="string">
            <text:p>c453c26f2b56c8b9c382190571259e6f248e64a01173b73a3e1384f7de1ec2fe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c453c26f2b56c8b9c382190571259e6f248e64a01173b73a3e1384f7de1ec2fe</text:p>
          </table:table-cell>
          <table:table-cell office:value-type="float" office:value="99.77" calcext:value-type="float">
            <text:p>99.77</text:p>
          </table:table-cell>
          <table:table-cell office:value-type="float" office:value="92.73" calcext:value-type="float">
            <text:p>92.73</text:p>
          </table:table-cell>
          <table:table-cell table:number-columns-repeated="2" office:value-type="float" office:value="96.36" calcext:value-type="float">
            <text:p>96.36</text:p>
          </table:table-cell>
          <table:table-cell office:value-type="float" office:value="92.73" calcext:value-type="float">
            <text:p>9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59" calcext:value-type="float">
            <text:p>93.59</text:p>
          </table:table-cell>
          <table:table-cell office:value-type="float" office:value="96.1" calcext:value-type="float">
            <text:p>96.1</text:p>
          </table:table-cell>
          <table:table-cell office:value-type="float" office:value="23.78" calcext:value-type="float">
            <text:p>23.78</text:p>
          </table:table-cell>
          <table:table-cell office:value-type="float" office:value="65760" calcext:value-type="float">
            <text:p>6576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35680" calcext:value-type="float">
            <text:p>35680</text:p>
          </table:table-cell>
          <table:table-cell office:value-type="float" office:value="133.678" calcext:value-type="float">
            <text:p>133.678</text:p>
          </table:table-cell>
          <table:table-cell office:value-type="string" calcext:value-type="string">
            <text:p>("edff60464417b6692b4c1e6095f6e0e747ab4f8106c924a6d5058baf198f69e3", "043a0bb2eedec2d6b8d178a97fdf1b31446301513bacdd828d4f6084a9cf46cb", "96f5ea6361c9e5d415834907add56503d9c0511022c350f193be275957c6908f", "ad04ba990d173399e6f9951f1cf9406034a33213c4f2e732ca331d48044856e5", "31d50decb613718531d2e3e13e47e36e90ba97e938909906908a31dbd38bc835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35" calcext:value-type="float">
            <text:p>95.35</text:p>
          </table:table-cell>
          <table:table-cell office:value-type="float" office:value="9.09" calcext:value-type="float">
            <text:p>9.09</text:p>
          </table:table-cell>
          <table:table-cell table:number-columns-repeated="2" office:value-type="float" office:value="54.55" calcext:value-type="float">
            <text:p>54.55</text:p>
          </table:table-cell>
          <table:table-cell office:value-type="float" office:value="9.09" calcext:value-type="float">
            <text:p>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.38" calcext:value-type="float">
            <text:p>52.38</text:p>
          </table:table-cell>
          <table:table-cell office:value-type="float" office:value="16.67" calcext:value-type="float">
            <text:p>16.67</text:p>
          </table:table-cell>
          <table:table-cell office:value-type="float" office:value="13" calcext:value-type="float">
            <text:p>13</text:p>
          </table:table-cell>
          <table:table-cell office:value-type="float" office:value="5.576" calcext:value-type="float">
            <text:p>5.576</text:p>
          </table:table-cell>
          <table:table-cell office:value-type="string" calcext:value-type="string">
            <text:p>e8aa0471f4ee024e44016e8d5256680afc1250b992533007f08bd7a10419e8f2</text:p>
          </table:table-cell>
          <table:table-cell office:value-type="float" office:value="89.53" calcext:value-type="float">
            <text:p>89.5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2.751" calcext:value-type="float">
            <text:p>2.751</text:p>
          </table:table-cell>
          <table:table-cell office:value-type="string" calcext:value-type="string">
            <text:p>9bbd4b39a3c23dcfb5e565f9feef376ff90f575a4931540561599d4c0ac6adc8</text:p>
          </table:table-cell>
          <table:table-cell office:value-type="float" office:value="80.23" calcext:value-type="float">
            <text:p>80.2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ec2ee4f38fb4db0b8b07cc55d0403c6b50ea8f03a392db6b5c5645bece098d17</text:p>
          </table:table-cell>
          <table:table-cell office:value-type="float" office:value="95.35" calcext:value-type="float">
            <text:p>95.35</text:p>
          </table:table-cell>
          <table:table-cell office:value-type="float" office:value="9.09" calcext:value-type="float">
            <text:p>9.09</text:p>
          </table:table-cell>
          <table:table-cell table:number-columns-repeated="2" office:value-type="float" office:value="54.55" calcext:value-type="float">
            <text:p>54.55</text:p>
          </table:table-cell>
          <table:table-cell office:value-type="float" office:value="9.09" calcext:value-type="float">
            <text:p>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.38" calcext:value-type="float">
            <text:p>52.38</text:p>
          </table:table-cell>
          <table:table-cell office:value-type="float" office:value="16.67" calcext:value-type="float">
            <text:p>16.67</text:p>
          </table:table-cell>
          <table:table-cell office:value-type="float" office:value="11" calcext:value-type="float">
            <text:p>11</text:p>
          </table:table-cell>
          <table:table-cell office:value-type="float" office:value="5.674" calcext:value-type="float">
            <text:p>5.674</text:p>
          </table:table-cell>
          <table:table-cell office:value-type="string" calcext:value-type="string">
            <text:p>fc86ebfdc0ee9158e6a636bb614eb6bc031eb2c29b4fb2edbe9e3dad5e4745f4</text:p>
          </table:table-cell>
          <table:table-cell office:value-type="float" office:value="89.53" calcext:value-type="float">
            <text:p>89.5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3.055" calcext:value-type="float">
            <text:p>3.055</text:p>
          </table:table-cell>
          <table:table-cell office:value-type="string" calcext:value-type="string">
            <text:p>9bbd4b39a3c23dcfb5e565f9feef376ff90f575a4931540561599d4c0ac6adc8</text:p>
          </table:table-cell>
          <table:table-cell office:value-type="float" office:value="80.23" calcext:value-type="float">
            <text:p>80.2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ec2ee4f38fb4db0b8b07cc55d0403c6b50ea8f03a392db6b5c5645bece098d17</text:p>
          </table:table-cell>
          <table:table-cell office:value-type="float" office:value="99.3" calcext:value-type="float">
            <text:p>99.3</text:p>
          </table:table-cell>
          <table:table-cell office:value-type="float" office:value="67.27" calcext:value-type="float">
            <text:p>67.27</text:p>
          </table:table-cell>
          <table:table-cell table:number-columns-repeated="2" office:value-type="float" office:value="83.64" calcext:value-type="float">
            <text:p>83.64</text:p>
          </table:table-cell>
          <table:table-cell office:value-type="float" office:value="67.27" calcext:value-type="float">
            <text:p>67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43" calcext:value-type="float">
            <text:p>75.43</text:p>
          </table:table-cell>
          <table:table-cell office:value-type="float" office:value="80.35" calcext:value-type="float">
            <text:p>80.35</text:p>
          </table:table-cell>
          <table:table-cell office:value-type="float" office:value="17.02" calcext:value-type="float">
            <text:p>17.02</text:p>
          </table:table-cell>
          <table:table-cell office:value-type="float" office:value="62240" calcext:value-type="float">
            <text:p>622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9080" calcext:value-type="float">
            <text:p>19080</text:p>
          </table:table-cell>
          <table:table-cell office:value-type="float" office:value="131.224" calcext:value-type="float">
            <text:p>131.224</text:p>
          </table:table-cell>
          <table:table-cell office:value-type="string" calcext:value-type="string">
            <text:p>("4066f243f1325dc10d375d681e137addc990fdedd4397a73df913c86e8156396", "d0cbda4aef9b5ff98e1a7b2ea9525cfb61e7780ea25b089688c21941e3bb76ec", "45a0ff3546c3a6012032dac873a18f5eb5f332edc5ffc39c654df3ead71da4c4", "fdf74de4653563537f78cdf7719d906bb6455dbc39d64599569769688fcc95e6", "13eb46dfdc1687a0885dbeaba92927aec1ebf0d17904a42c94fa915a3f909a46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9" calcext:value-type="float">
            <text:p>94.19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11" calcext:value-type="float">
            <text:p>11</text:p>
          </table:table-cell>
          <table:table-cell office:value-type="float" office:value="7.706" calcext:value-type="float">
            <text:p>7.706</text:p>
          </table:table-cell>
          <table:table-cell office:value-type="string" calcext:value-type="string">
            <text:p>277dd3f08501a57488b90ea08010d6bd79d7ec108da317068913fa705f47fe66</text:p>
          </table:table-cell>
          <table:table-cell office:value-type="float" office:value="94.19" calcext:value-type="float">
            <text:p>94.19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11" calcext:value-type="float">
            <text:p>11</text:p>
          </table:table-cell>
          <table:table-cell office:value-type="float" office:value="5.549" calcext:value-type="float">
            <text:p>5.549</text:p>
          </table:table-cell>
          <table:table-cell office:value-type="string" calcext:value-type="string">
            <text:p>277dd3f08501a57488b90ea08010d6bd79d7ec108da317068913fa705f47fe66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c5a348999fcb322fbee1bb2c6d4447be2d73e3e8d7aba48eab4645a2ab6787be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11" calcext:value-type="float">
            <text:p>11</text:p>
          </table:table-cell>
          <table:table-cell office:value-type="float" office:value="5.623" calcext:value-type="float">
            <text:p>5.623</text:p>
          </table:table-cell>
          <table:table-cell office:value-type="string" calcext:value-type="string">
            <text:p>f734563ffebfd1819e104f2809a8e48fee110d13b65292ed27c4bd1020935ac5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11" calcext:value-type="float">
            <text:p>11</text:p>
          </table:table-cell>
          <table:table-cell office:value-type="float" office:value="5.528" calcext:value-type="float">
            <text:p>5.528</text:p>
          </table:table-cell>
          <table:table-cell office:value-type="string" calcext:value-type="string">
            <text:p>f734563ffebfd1819e104f2809a8e48fee110d13b65292ed27c4bd1020935ac5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c5a348999fcb322fbee1bb2c6d4447be2d73e3e8d7aba48eab4645a2ab6787be</text:p>
          </table:table-cell>
          <table:table-cell office:value-type="float" office:value="99.3" calcext:value-type="float">
            <text:p>99.3</text:p>
          </table:table-cell>
          <table:table-cell office:value-type="float" office:value="56.36" calcext:value-type="float">
            <text:p>56.36</text:p>
          </table:table-cell>
          <table:table-cell table:number-columns-repeated="2" office:value-type="float" office:value="78.18" calcext:value-type="float">
            <text:p>78.18</text:p>
          </table:table-cell>
          <table:table-cell office:value-type="float" office:value="69.09" calcext:value-type="float">
            <text:p>69.09</text:p>
          </table:table-cell>
          <table:table-cell office:value-type="float" office:value="87.27" calcext:value-type="float">
            <text:p>87.27</text:p>
          </table:table-cell>
          <table:table-cell office:value-type="float" office:value="84.7" calcext:value-type="float">
            <text:p>84.7</text:p>
          </table:table-cell>
          <table:table-cell office:value-type="float" office:value="74.17" calcext:value-type="float">
            <text:p>74.17</text:p>
          </table:table-cell>
          <table:table-cell office:value-type="float" office:value="75.84" calcext:value-type="float">
            <text:p>75.84</text:p>
          </table:table-cell>
          <table:table-cell office:value-type="float" office:value="20.28" calcext:value-type="float">
            <text:p>20.28</text:p>
          </table:table-cell>
          <table:table-cell office:value-type="float" office:value="59240" calcext:value-type="float">
            <text:p>59240</text:p>
          </table:table-cell>
          <table:table-cell office:value-type="float" office:value="0.01" calcext:value-type="float">
            <text:p>0.0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66" calcext:value-type="float">
            <text:p>0.66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01" calcext:value-type="float">
            <text:p>0.01</text:p>
          </table:table-cell>
          <table:table-cell office:value-type="float" office:value="26680" calcext:value-type="float">
            <text:p>26680</text:p>
          </table:table-cell>
          <table:table-cell office:value-type="float" office:value="132.898" calcext:value-type="float">
            <text:p>132.898</text:p>
          </table:table-cell>
          <table:table-cell office:value-type="string" calcext:value-type="string">
            <text:p>("1097991f7f4a23c2b17336aa2a45ebce7bc73e6b92b934280d061a1acc5520b3", "7f560d87d2fa7dbe3530588d41bfeef082df0a436207f511798fb541d1a93c8a", "c174242fcf979d347bb482653a1d9cb57ed7f4547293bad8b31ff8d3014fe818", "363545b3434a742f1fd22db0448a5e92b840ed7949a67122e6425b646053a36a", "443ab0d46e99a6a468686db7f4f6c6ade15af17895e908d5a630df45ced6a99f")</text:p>
          </table:table-cell>
        </table:table-row>
        <table:table-row table:style-name="ro1" table:number-rows-repeated="1048484">
          <table:table-cell table:number-columns-repeated="106"/>
        </table:table-row>
        <table:table-row table:style-name="ro1">
          <table:table-cell table:number-columns-repeated="106"/>
        </table:table-row>
        <calcext:conditional-formats>
          <calcext:conditional-format calcext:target-range-address="full_columns.CG1:full_columns.CG1048576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ull_columns.A2:full_columns.AMJ9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5:15:47.582982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1T15:18:28.996864125</dc:date>
    <meta:editing-duration>PT9M50S</meta:editing-duration>
    <meta:editing-cycles>3</meta:editing-cycles>
    <meta:generator>LibreOffice/6.4.7.2$Linux_X86_64 LibreOffice_project/40$Build-2</meta:generator>
    <meta:document-statistic meta:table-count="1" meta:cell-count="9646" meta:object-count="0"/>
  </office:meta>
</office:document-meta>
</file>